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spreadsheet"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25cm" draw:marker-start-width="0.237cm" draw:marker-end-width="0.237cm" draw:fill="none" draw:textarea-horizontal-align="center" draw:textarea-vertical-align="middle" fo:padding-top="0.012cm" fo:padding-bottom="0.012cm" fo:padding-left="0.012cm" fo:padding-right="0.012cm"/>
    </style:style>
    <style:style style:name="gr2" style:family="graphic" style:parent-style-name="standard">
      <style:graphic-properties draw:stroke="none" svg:stroke-width="0.025cm" svg:stroke-color="#000000" draw:marker-start-width="0.237cm" draw:marker-end-width="0.237cm" draw:fill="none" draw:fill-color="#ffffff" fo:min-height="0.668cm"/>
    </style:style>
    <style:style style:name="gr3" style:family="graphic" style:parent-style-name="standard">
      <style:graphic-properties draw:stroke="none" svg:stroke-width="0.025cm" svg:stroke-color="#000000" draw:marker-start-width="0.237cm" draw:marker-end-width="0.237cm" draw:fill="none" draw:fill-color="#ffffff" fo:min-height="0.332cm"/>
    </style:style>
    <style:style style:name="gr4" style:family="graphic" style:parent-style-name="standard">
      <style:graphic-properties draw:stroke="none" svg:stroke-width="0.025cm" svg:stroke-color="#000000" draw:marker-start-width="0.237cm" draw:marker-end-width="0.237cm" draw:fill="none" draw:fill-color="#ffffff" fo:min-height="0.354cm"/>
    </style:style>
    <style:style style:name="gr5" style:family="graphic" style:parent-style-name="standard">
      <style:graphic-properties svg:stroke-width="0.025cm" draw:marker-start-width="0.237cm" draw:marker-end-width="0.237cm" draw:textarea-horizontal-align="center" draw:textarea-vertical-align="middle" fo:padding-top="0.012cm" fo:padding-bottom="0.012cm" fo:padding-left="0.012cm" fo:padding-right="0.012cm"/>
    </style:style>
    <style:style style:name="gr6"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 style:family="graphic" style:parent-style-name="standard">
      <style:graphic-properties draw:stroke="none" svg:stroke-color="#000000" draw:fill="none" draw:fill-color="#ffffff" fo:min-height="0.852cm"/>
    </style:style>
    <style:style style:name="gr8"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2.298cm"/>
    </style:style>
    <style:style style:name="gr9"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2.197cm"/>
    </style:style>
    <style:style style:name="gr10" style:family="graphic" style:parent-style-name="standard">
      <style:graphic-properties draw:stroke="none" svg:stroke-width="0.025cm" svg:stroke-color="#000000" draw:marker-start-width="0.237cm" draw:marker-end-width="0.237cm" draw:fill="none" draw:fill-color="#ffffff" fo:min-height="0.503cm"/>
    </style:style>
    <style:style style:name="gr11" style:family="graphic" style:parent-style-name="standard">
      <style:graphic-properties draw:stroke="none" svg:stroke-width="0.025cm" svg:stroke-color="#000000" draw:marker-start-width="0.237cm" draw:marker-end-width="0.237cm" draw:fill="none" draw:fill-color="#ffffff" fo:min-height="0.234cm"/>
    </style:style>
    <style:style style:name="gr12" style:family="graphic" style:parent-style-name="standard">
      <style:graphic-properties draw:stroke="none" svg:stroke-width="0.025cm" svg:stroke-color="#000000" draw:marker-start-width="0.237cm" draw:marker-end-width="0.237cm" draw:fill="none" draw:fill-color="#ffffff" fo:min-height="0.169cm"/>
    </style:style>
    <style:style style:name="gr13" style:family="graphic" style:parent-style-name="standard">
      <style:graphic-properties draw:stroke="none" svg:stroke-width="0.025cm" svg:stroke-color="#000000" draw:marker-start-width="0.237cm" draw:marker-end-width="0.237cm" draw:fill="none" draw:fill-color="#ffffff" fo:min-height="0.153cm"/>
    </style:style>
    <style:style style:name="gr14" style:family="graphic" style:parent-style-name="standard">
      <style:graphic-properties draw:stroke="none" svg:stroke-width="0.025cm" svg:stroke-color="#000000" draw:marker-start-width="0.237cm" draw:marker-end-width="0.237cm" draw:fill="none" draw:fill-color="#ffffff" fo:min-height="0.217cm"/>
    </style:style>
    <style:style style:name="gr15" style:family="graphic" style:parent-style-name="standard">
      <style:graphic-properties draw:stroke="none" svg:stroke-width="0.025cm" svg:stroke-color="#000000" draw:marker-start-width="0.237cm" draw:marker-end-width="0.237cm" draw:fill="none" draw:fill-color="#ffffff" fo:min-height="0.221cm"/>
    </style:style>
    <style:style style:name="gr16" style:family="graphic" style:parent-style-name="standard">
      <style:graphic-properties draw:stroke="none" svg:stroke-width="0.025cm" svg:stroke-color="#000000" draw:marker-start-width="0.237cm" draw:marker-end-width="0.237cm" draw:fill="none" draw:fill-color="#ffffff" fo:min-height="0.168cm"/>
    </style:style>
    <style:style style:name="gr17" style:family="graphic" style:parent-style-name="standard">
      <style:graphic-properties draw:stroke="none" svg:stroke-width="0.025cm" svg:stroke-color="#000000" draw:marker-start-width="0.237cm" draw:marker-end-width="0.237cm" draw:fill="none" draw:fill-color="#ffffff" fo:min-height="0.239cm"/>
    </style:style>
    <style:style style:name="gr18"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192cm" fo:min-width="2.305cm"/>
    </style:style>
    <style:style style:name="gr19" style:family="graphic" style:parent-style-name="standard">
      <style:graphic-properties svg:stroke-width="0.025cm" draw:marker-start-width="0.237cm" draw:marker-end="Arrow" draw:marker-end-width="0.139cm" draw:textarea-horizontal-align="center" draw:textarea-vertical-align="middle" fo:padding-top="0.012cm" fo:padding-bottom="0.012cm" fo:padding-left="0.012cm" fo:padding-right="0.012cm"/>
    </style:style>
    <style:style style:name="gr20"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cm" fo:min-width="0cm"/>
    </style:style>
    <style:style style:name="gr24" style:family="graphic" style:parent-style-name="standard">
      <style:graphic-properties draw:stroke="dash" draw:stroke-dash="Fine_20_Dashed" svg:stroke-width="0.025cm" draw:marker-start-width="0.237cm" draw:marker-end-width="0.237cm" draw:textarea-horizontal-align="center" draw:textarea-vertical-align="middle" fo:padding-top="0.012cm" fo:padding-bottom="0.012cm" fo:padding-left="0.012cm" fo:padding-right="0.012cm"/>
    </style:style>
    <style:style style:name="gr25" style:family="graphic" style:parent-style-name="standard">
      <style:graphic-properties draw:stroke="none" svg:stroke-color="#000000" draw:fill="none" draw:fill-color="#ffffff" draw:textarea-horizontal-align="left" draw:auto-grow-height="true" draw:auto-grow-width="false" fo:min-height="3.085cm" fo:min-width="8.39cm"/>
    </style:style>
    <style:style style:name="gr26" style:family="graphic" style:parent-style-name="standard">
      <style:graphic-properties draw:stroke="none" svg:stroke-width="0.025cm" svg:stroke-color="#000000" draw:marker-start-width="0.237cm" draw:marker-end-width="0.237cm" draw:fill="none" draw:fill-color="#ffffff" fo:min-height="0.242cm"/>
    </style:style>
    <style:style style:name="gr27" style:family="graphic" style:parent-style-name="standard">
      <style:graphic-properties draw:stroke="none" svg:stroke-width="0.025cm" svg:stroke-color="#000000" draw:marker-start-width="0.237cm" draw:marker-end-width="0.237cm" draw:fill="none" draw:fill-color="#ffffff" fo:min-height="0.165cm"/>
    </style:style>
    <style:style style:name="gr28" style:family="graphic" style:parent-style-name="standard">
      <style:graphic-properties draw:stroke="solid" svg:stroke-color="#000000" draw:fill="none" draw:fill-color="#ffffff" draw:textarea-horizontal-align="left" draw:auto-grow-height="true" draw:auto-grow-width="true" fo:min-height="0cm" fo:min-width="6.096cm"/>
    </style:style>
    <style:style style:name="gr29"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2" style:family="graphic" style:parent-style-name="standard">
      <style:graphic-properties svg:stroke-width="0.025cm" draw:textarea-horizontal-align="center" draw:textarea-vertical-align="middle" fo:padding-top="0.012cm" fo:padding-bottom="0.012cm" fo:padding-left="0.012cm" fo:padding-right="0.012cm"/>
    </style:style>
    <style:style style:name="gr3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2.078cm"/>
    </style:style>
    <style:style style:name="gr3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6"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7"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8"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2.224cm"/>
    </style:style>
    <style:style style:name="gr39"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2"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 style:family="graphic" style:parent-style-name="standard">
      <style:graphic-properties draw:stroke="none" svg:stroke-color="#000000" draw:fill="none" draw:fill-color="#ffffff" fo:min-height="0.597cm"/>
    </style:style>
    <style:style style:name="gr44" style:family="graphic" style:parent-style-name="standard">
      <style:graphic-properties draw:textarea-horizontal-align="center" draw:textarea-vertical-align="middle"/>
    </style:style>
    <style:style style:name="gr45"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2.854cm"/>
    </style:style>
    <style:style style:name="gr46"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3.058cm"/>
    </style:style>
    <style:style style:name="gr47"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3.068cm"/>
    </style:style>
    <style:style style:name="gr48"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92cm" fo:min-width="3.162cm"/>
    </style:style>
    <style:style style:name="gr49"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4"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6"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 style:family="graphic" style:parent-style-name="standard">
      <style:graphic-properties draw:stroke="none" svg:stroke-width="0.025cm" svg:stroke-color="#000000" draw:marker-start-width="0.237cm" draw:marker-end-width="0.237cm" draw:fill="none" draw:fill-color="#ffffff" fo:min-height="0.91cm"/>
    </style:style>
    <style:style style:name="gr60" style:family="graphic" style:parent-style-name="standard">
      <style:graphic-properties draw:ole-draw-aspect="1"/>
    </style:style>
    <style:style style:name="gr61" style:family="graphic" style:parent-style-name="standard">
      <style:graphic-properties draw:stroke="none" svg:stroke-color="#000000" draw:fill="none" draw:fill-color="#ffffff" fo:min-height="1.258cm"/>
    </style:style>
    <style:style style:name="gr62" style:family="graphic" style:parent-style-name="standard">
      <style:graphic-properties draw:stroke="none" svg:stroke-width="0.025cm" svg:stroke-color="#000000" draw:marker-start-width="0.237cm" draw:marker-end-width="0.237cm" draw:fill="none" draw:fill-color="#ffffff" fo:min-height="0.279cm"/>
    </style:style>
    <style:style style:name="gr63" style:family="graphic" style:parent-style-name="standard">
      <style:graphic-properties svg:stroke-width="0.025cm" draw:marker-start-width="0.025cm" draw:marker-end-width="0.025cm" draw:fill="none" draw:textarea-horizontal-align="center" draw:textarea-vertical-align="middle" fo:padding-top="0.012cm" fo:padding-bottom="0.012cm" fo:padding-left="0.012cm" fo:padding-right="0.012cm"/>
    </style:style>
    <style:style style:name="gr64" style:family="graphic" style:parent-style-name="standard">
      <style:graphic-properties draw:stroke="none" svg:stroke-color="#000000" draw:marker-start-width="0.178cm" draw:marker-end-width="0.178cm" draw:fill="none" draw:fill-color="#ffffff" fo:min-height="1.725cm"/>
    </style:style>
    <style:style style:name="gr65" style:family="graphic" style:parent-style-name="standard">
      <style:graphic-properties draw:stroke="none" svg:stroke-color="#000000" draw:fill="none" draw:fill-color="#ffffff" draw:textarea-horizontal-align="left" draw:auto-grow-height="true" draw:auto-grow-width="false" fo:min-height="0cm" fo:min-width="8.39cm"/>
    </style:style>
    <style:style style:name="gr66" style:family="graphic" style:parent-style-name="standard">
      <style:graphic-properties draw:stroke="none" svg:stroke-width="0.025cm" svg:stroke-color="#000000" draw:marker-start-width="0.237cm" draw:marker-end-width="0.237cm" draw:fill="none" draw:fill-color="#ffffff" fo:min-height="0.23cm"/>
    </style:style>
    <style:style style:name="gr67" style:family="graphic" style:parent-style-name="standard">
      <style:graphic-properties svg:stroke-width="0.025cm" draw:marker-start-width="0.025cm" draw:marker-end-width="0.025cm" draw:textarea-horizontal-align="center" draw:textarea-vertical-align="middle" fo:padding-top="0.012cm" fo:padding-bottom="0.012cm" fo:padding-left="0.012cm" fo:padding-right="0.012cm"/>
    </style:style>
    <style:style style:name="gr6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69" style:family="graphic" style:parent-style-name="standard">
      <style:graphic-properties draw:stroke="none" svg:stroke-width="0.025cm" svg:stroke-color="#000000" draw:marker-start-width="0.025cm" draw:marker-end-width="0.025cm" draw:fill="none" draw:fill-color="#ffffff" fo:min-height="0.241cm"/>
    </style:style>
    <style:style style:name="gr70" style:family="graphic" style:parent-style-name="standard">
      <style:graphic-properties draw:stroke="none" svg:stroke-width="0.025cm" svg:stroke-color="#000000" draw:marker-start-width="0.025cm" draw:marker-end-width="0.025cm" draw:fill="none" draw:fill-color="#ffffff" fo:min-height="0.094cm"/>
    </style:style>
    <style:style style:name="gr71" style:family="graphic" style:parent-style-name="standard">
      <style:graphic-properties draw:stroke="none" svg:stroke-width="0.025cm" svg:stroke-color="#000000" draw:marker-start-width="0.025cm" draw:marker-end-width="0.025cm" draw:fill="none" draw:fill-color="#ffffff" fo:min-height="0.242cm"/>
    </style:style>
    <style:style style:name="gr72" style:family="graphic" style:parent-style-name="standard" style:list-style-name="L1">
      <style:graphic-properties draw:stroke="solid" draw:stroke-dash="Dash_20_2" svg:stroke-width="0.025cm" svg:stroke-color="#000000" draw:marker-start="" draw:marker-start-width="0.025cm" draw:marker-start-center="false" draw:marker-end="" draw:marker-end-width="0.02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3" style:family="graphic" style:parent-style-name="standard" style:list-style-name="L1">
      <style:graphic-properties draw:stroke="none" draw:stroke-dash="Dash_20_2" svg:stroke-width="0.025cm" svg:stroke-color="#000000" draw:marker-start="" draw:marker-start-width="0.025cm" draw:marker-start-center="false" draw:marker-end="" draw:marker-end-width="0.02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4" style:family="graphic" style:parent-style-name="standard" style:list-style-name="L1">
      <style:graphic-properties draw:stroke="none" draw:stroke-dash="Dash_20_2" svg:stroke-width="0.025cm" svg:stroke-color="#000000" draw:marker-start="" draw:marker-start-width="0.025cm" draw:marker-start-center="false" draw:marker-end="" draw:marker-end-width="0.02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5" style:family="graphic" style:parent-style-name="standard">
      <style:graphic-properties svg:stroke-width="0.025cm" draw:marker-start-width="0.025cm" draw:marker-end-width="0.025cm" draw:fill="solid" draw:fill-color="#000000" draw:textarea-horizontal-align="center" draw:textarea-vertical-align="middle" draw:auto-grow-height="false" fo:min-height="0.749cm" fo:min-width="0.499cm" fo:padding-top="0.012cm" fo:padding-bottom="0.012cm" fo:padding-left="0.012cm" fo:padding-right="0.012cm"/>
    </style:style>
    <style:style style:name="gr76" style:family="graphic" style:parent-style-name="standard" style:list-style-name="L1">
      <style:graphic-properties draw:stroke="solid" draw:stroke-dash="Dash_20_2" svg:stroke-width="0.025cm" svg:stroke-color="#000000" draw:marker-start="" draw:marker-start-width="0.025cm" draw:marker-start-center="false" draw:marker-end="" draw:marker-end-width="0.02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7" style:family="graphic" style:parent-style-name="standard" style:list-style-name="L1">
      <style:graphic-properties draw:stroke="none" draw:stroke-dash="Dash_20_2" svg:stroke-width="0.025cm" svg:stroke-color="#000000" draw:marker-start="" draw:marker-start-width="0.025cm" draw:marker-start-center="false" draw:marker-end="" draw:marker-end-width="0.02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8" style:family="graphic" style:parent-style-name="standard" style:list-style-name="L1">
      <style:graphic-properties draw:stroke="none" draw:stroke-dash="Dash_20_2" svg:stroke-width="0.025cm" svg:stroke-color="#000000" draw:marker-start="" draw:marker-start-width="0.025cm" draw:marker-start-center="false" draw:marker-end="" draw:marker-end-width="0.02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79" style:family="graphic" style:parent-style-name="standard" style:list-style-name="L1">
      <style:graphic-properties draw:stroke="solid" draw:stroke-dash="Dash_20_2" svg:stroke-width="0.025cm" svg:stroke-color="#000000" draw:marker-start="" draw:marker-start-width="0.025cm" draw:marker-start-center="false" draw:marker-end="" draw:marker-end-width="0.02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0" style:family="graphic" style:parent-style-name="standard" style:list-style-name="L1">
      <style:graphic-properties draw:stroke="none" draw:stroke-dash="Dash_20_2" svg:stroke-width="0.025cm" svg:stroke-color="#000000" draw:marker-start="" draw:marker-start-width="0.025cm" draw:marker-start-center="false" draw:marker-end="" draw:marker-end-width="0.02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1" style:family="graphic" style:parent-style-name="standard" style:list-style-name="L1">
      <style:graphic-properties draw:stroke="none" draw:stroke-dash="Dash_20_2" svg:stroke-width="0.025cm" svg:stroke-color="#000000" draw:marker-start="" draw:marker-start-width="0.025cm" draw:marker-start-center="false" draw:marker-end="" draw:marker-end-width="0.02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2" style:family="graphic" style:parent-style-name="standard">
      <style:graphic-properties svg:stroke-width="0.025cm" draw:marker-start-width="0.33cm" draw:marker-end-width="0.33cm" draw:textarea-horizontal-align="center" draw:textarea-vertical-align="middle" fo:padding-top="0.012cm" fo:padding-bottom="0.012cm" fo:padding-left="0.012cm" fo:padding-right="0.012cm"/>
    </style:style>
    <style:style style:name="gr83" style:family="graphic" style:parent-style-name="standard">
      <style:graphic-properties svg:stroke-width="0.025cm" draw:marker-start-width="0.33cm" draw:marker-end="Arrow" draw:marker-end-width="0.127cm" draw:textarea-horizontal-align="center" draw:textarea-vertical-align="middle" fo:padding-top="0.012cm" fo:padding-bottom="0.012cm" fo:padding-left="0.012cm" fo:padding-right="0.012cm"/>
    </style:style>
    <style:style style:name="gr8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6"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7" style:family="graphic" style:parent-style-name="objectwithoutfill">
      <style:graphic-properties svg:stroke-width="0.025cm" draw:marker-start-width="0.189cm" draw:marker-end-width="0.189cm" draw:fill="solid" draw:fill-color="#cccccc" draw:textarea-horizontal-align="center" draw:textarea-vertical-align="middle" fo:padding-top="0.012cm" fo:padding-bottom="0.012cm" fo:padding-left="0.012cm" fo:padding-right="0.012cm"/>
    </style:style>
    <style:style style:name="gr88" style:family="graphic" style:parent-style-name="standard">
      <style:graphic-properties svg:stroke-width="0.025cm" draw:marker-start-width="0.2cm" draw:marker-end-width="0.2cm" draw:fill="none" draw:fill-color="#ffffff" draw:textarea-horizontal-align="center" draw:textarea-vertical-align="middle" fo:padding-top="0.012cm" fo:padding-bottom="0.012cm" fo:padding-left="0.012cm" fo:padding-right="0.012cm"/>
    </style:style>
    <style:style style:name="gr89"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483cm" fo:min-width="2.542cm"/>
    </style:style>
    <style:style style:name="gr90" style:family="graphic" style:parent-style-name="standard">
      <style:graphic-properties draw:stroke="dash" draw:stroke-dash="Fine_20_Dashed" svg:stroke-width="0.025cm" draw:marker-start-width="0.237cm" draw:marker-end-width="0.237cm" draw:fill="none" draw:fill-color="#ffffff" draw:textarea-horizontal-align="center" draw:textarea-vertical-align="middle" fo:padding-top="0.012cm" fo:padding-bottom="0.012cm" fo:padding-left="0.012cm" fo:padding-right="0.012cm"/>
    </style:style>
    <style:style style:name="gr91"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1.23cm"/>
    </style:style>
    <style:style style:name="gr92"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323cm" fo:min-width="1.723cm"/>
    </style:style>
    <style:style style:name="gr93"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474cm" fo:min-width="1.723cm"/>
    </style:style>
    <style:style style:name="gr94"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0.751cm"/>
    </style:style>
    <style:style style:name="gr95"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9.702cm" fo:min-width="0.786cm"/>
    </style:style>
    <style:style style:name="gr96" style:family="graphic" style:parent-style-name="standard">
      <style:graphic-properties svg:stroke-width="0.025cm" draw:marker-start-width="0.33cm" draw:marker-end-width="0.33cm" draw:fill="none" draw:fill-color="#ffffff" draw:textarea-horizontal-align="center" draw:textarea-vertical-align="middle" fo:padding-top="0.012cm" fo:padding-bottom="0.012cm" fo:padding-left="0.012cm" fo:padding-right="0.012cm"/>
    </style:style>
    <style:style style:name="gr97"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137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6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1.357cm"/>
    </style:style>
    <style:style style:name="gr10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1.153cm"/>
    </style:style>
    <style:style style:name="gr10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137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3cm" fo:min-width="2.184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none" draw:stroke-dash="Dash_20_2" svg:stroke-width="0.025cm" svg:stroke-color="#000000" draw:marker-start-width="0.237cm" draw:marker-start-center="false" draw:marker-end-width="0.237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13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117" style:family="graphic" style:parent-style-name="standard">
      <style:graphic-properties svg:stroke-width="0.025cm" draw:marker-start-width="0.189cm" draw:marker-end-width="0.189cm" draw:fill="none" draw:fill-color="#ffffff" draw:textarea-horizontal-align="center" draw:textarea-vertical-align="middle" fo:padding-top="0.012cm" fo:padding-bottom="0.012cm" fo:padding-left="0.012cm" fo:padding-right="0.012cm"/>
    </style:style>
    <style:style style:name="gr118"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485cm" fo:min-width="2.97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87cm" fo:min-width="1.98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245cm" fo:min-width="1.723cm"/>
    </style:style>
    <style:style style:name="gr124"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6" style:family="graphic" style:parent-style-name="standard">
      <style:graphic-properties draw:stroke="none" svg:stroke-color="#000000" draw:fill="none" draw:fill-color="#ffffff" fo:min-height="0.496cm"/>
    </style:style>
    <style:style style:name="gr127"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398cm" fo:min-width="1.723cm"/>
    </style:style>
    <style:style style:name="gr130" style:family="graphic" style:parent-style-name="standard">
      <style:graphic-properties svg:stroke-width="0.025cm" draw:marker-start-width="0.237cm" draw:marker-end-width="0.237cm" draw:fill="none" draw:fill-color="#ffffff" draw:textarea-horizontal-align="center" draw:textarea-vertical-align="middle" fo:padding-top="0.012cm" fo:padding-bottom="0.012cm" fo:padding-left="0.012cm" fo:padding-right="0.012cm"/>
    </style:style>
    <style:style style:name="gr131"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4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2.453cm"/>
    </style:style>
    <style:style style:name="gr13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1.56cm"/>
    </style:style>
    <style:style style:name="gr134"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208cm" fo:min-width="1.723cm"/>
    </style:style>
    <style:style style:name="gr138" style:family="graphic" style:parent-style-name="standard">
      <style:graphic-properties draw:stroke="none" svg:stroke-color="#000000" draw:fill="none" draw:fill-color="#ffffff" fo:min-height="2.35cm"/>
    </style:style>
    <style:style style:name="gr139"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266cm" fo:min-width="1.723cm"/>
    </style:style>
    <style:style style:name="gr140"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234cm" fo:min-width="1.723cm"/>
    </style:style>
    <style:style style:name="gr141"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412cm" fo:min-width="1.723cm"/>
    </style:style>
    <style:style style:name="gr142" style:family="graphic" style:parent-style-name="standard">
      <style:graphic-properties draw:textarea-horizontal-align="justify" draw:textarea-vertical-align="middle" draw:auto-grow-height="false"/>
    </style:style>
    <style:style style:name="gr14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8cm" fo:min-width="3.249cm"/>
    </style:style>
    <style:style style:name="gr144" style:family="graphic" style:parent-style-name="standard">
      <style:graphic-properties draw:fill="solid" draw:fill-color="#000000" draw:textarea-horizontal-align="justify" draw:textarea-vertical-align="middle" draw:auto-grow-height="false"/>
    </style:style>
    <style:style style:name="gr145"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54cm" fo:min-width="1.723cm"/>
    </style:style>
    <style:style style:name="gr146" style:family="graphic" style:parent-style-name="standard">
      <style:graphic-properties svg:stroke-width="0.025cm" draw:marker-start-width="0.237cm" draw:marker-end-width="0.237cm" draw:textarea-horizontal-align="center" draw:textarea-vertical-align="middle" fo:padding-top="0.137cm" fo:padding-bottom="0.137cm" fo:padding-left="0.262cm" fo:padding-right="0.262cm"/>
    </style:style>
    <style:style style:name="gr147"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137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6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7"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8"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137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3cm" fo:min-width="2.184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list-style-name="L1">
      <style:graphic-properties draw:stroke="none" draw:stroke-dash="Dash_20_2" svg:stroke-width="0.025cm" svg:stroke-color="#000000" draw:marker-start-width="0.237cm" draw:marker-start-center="false" draw:marker-end-width="0.237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1.13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165"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485cm" fo:min-width="2.97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6"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7"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87cm" fo:min-width="1.98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8"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0"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147cm" fo:min-width="1.631cm"/>
    </style:style>
    <style:style style:name="gr171"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208cm" fo:min-width="1.546cm"/>
    </style:style>
    <style:style style:name="gr172"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174"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5"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6"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7"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4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8"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9"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2.2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solid" draw:fill-color="#cccccc"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2"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417cm" fo:min-width="1.15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3" style:family="graphic" style:parent-style-name="standard" style:list-style-name="L1">
      <style:graphic-properties draw:stroke="none" draw:stroke-dash="Dash_20_2" svg:stroke-width="0.025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418cm" fo:min-width="1.54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4"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5"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395cm" fo:min-width="0.988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6" style:family="graphic" style:parent-style-name="objectwithoutfill">
      <style:graphic-properties svg:stroke-width="0.025cm" draw:marker-start-width="0.189cm" draw:marker-end-width="0.189cm" draw:fill="solid" draw:fill-color="#cccccc" draw:textarea-horizontal-align="center" draw:textarea-vertical-align="middle" fo:padding-top="0.012cm" fo:padding-bottom="0.012cm" fo:padding-left="0.012cm" fo:padding-right="0.012cm"/>
    </style:style>
    <style:style style:name="gr187"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0"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395cm" fo:min-width="7.622cm"/>
    </style:style>
    <style:style style:name="gr191"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1.899cm" fo:min-width="11.766cm"/>
    </style:style>
    <style:style style:name="gr192" style:family="graphic" style:parent-style-name="standard" style:list-style-name="L1">
      <style:graphic-properties draw:stroke="none" draw:stroke-dash="Dash_20_2" svg:stroke-width="0.025cm" svg:stroke-color="#000000" draw:marker-start-width="0.237cm" draw:marker-start-center="false" draw:marker-end-width="0.237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666cm" fo:min-width="1.65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193" style:family="graphic" style:parent-style-name="standard">
      <style:graphic-properties draw:stroke="none" svg:stroke-color="#000000" draw:fill="none" draw:fill-color="#ffffff" fo:min-height="1.104cm"/>
    </style:style>
    <style:style style:name="gr194" style:family="graphic" style:parent-style-name="standard">
      <style:graphic-properties draw:stroke="none" svg:stroke-color="#000000" draw:fill="none" draw:fill-color="#ffffff" fo:min-height="0.459cm"/>
    </style:style>
    <style:style style:name="gr195"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95cm" fo:min-width="8.826cm"/>
    </style:style>
    <style:style style:name="gr196" style:family="graphic" style:parent-style-name="standard">
      <style:graphic-properties draw:stroke="none" draw:fill="none" draw:fill-color="#ffffff" fo:min-height="0.352cm"/>
    </style:style>
    <style:style style:name="gr197" style:family="graphic" style:parent-style-name="standard" style:list-style-name="L1">
      <style:graphic-properties draw:stroke="none" draw:stroke-dash="Dash_20_2" svg:stroke-width="0.025cm" svg:stroke-color="#000000" draw:marker-start-width="0.189cm" draw:marker-start-center="false" draw:marker-end-width="0.189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395cm" fo:min-width="0.67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198"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268cm" fo:min-width="1.723cm"/>
    </style:style>
    <style:style style:name="gr199"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1.211cm" fo:min-width="15.458cm"/>
    </style:style>
    <style:style style:name="gr200" style:family="graphic" style:parent-style-name="standard">
      <style:graphic-properties draw:stroke="none" svg:stroke-color="#000000" draw:fill="none" draw:fill-color="#ffffff" fo:min-height="1.504cm"/>
    </style:style>
    <style:style style:name="gr201" style:family="graphic" style:parent-style-name="standard">
      <style:graphic-properties draw:stroke="none" svg:stroke-color="#000000" draw:fill="none" draw:fill-color="#ffffff" fo:min-height="2.896cm"/>
    </style:style>
    <style:style style:name="gr202" style:family="graphic" style:parent-style-name="standard">
      <style:graphic-properties draw:stroke="none" svg:stroke-width="0.025cm" svg:stroke-color="#000000" draw:marker-start-width="0.237cm" draw:marker-end-width="0.237cm" draw:fill="none" draw:fill-color="#ffffff" fo:min-height="0.549cm"/>
    </style:style>
    <style:style style:name="gr203" style:family="graphic" style:parent-style-name="standard">
      <style:graphic-properties draw:stroke="none" svg:stroke-width="0.025cm" svg:stroke-color="#000000" draw:marker-start-width="0.237cm" draw:marker-end-width="0.237cm" draw:fill="none" draw:fill-color="#ffffff" fo:min-height="0.548cm"/>
    </style:style>
    <style:style style:name="gr20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0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0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07" style:family="graphic" style:parent-style-name="standard">
      <style:graphic-properties draw:stroke="none" svg:stroke-width="0.025cm" svg:stroke-color="#000000" draw:fill="none" draw:fill-color="#ffffff" draw:textarea-horizontal-align="left" draw:auto-grow-height="true" draw:auto-grow-width="true" fo:min-height="0cm" fo:min-width="0cm" fo:padding-top="0.137cm" fo:padding-bottom="0.137cm" fo:padding-left="0.262cm" fo:padding-right="0.262cm"/>
    </style:style>
    <style:style style:name="gr208"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0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15" style:family="graphic" style:parent-style-name="objectwithoutfill">
      <style:graphic-properties svg:stroke-width="0.025cm" draw:marker-start-width="0.189cm" draw:marker-end-width="0.189cm" draw:fill="none" draw:textarea-horizontal-align="center" draw:textarea-vertical-align="middle" fo:padding-top="0.012cm" fo:padding-bottom="0.012cm" fo:padding-left="0.012cm" fo:padding-right="0.012cm"/>
    </style:style>
    <style:style style:name="gr216" style:family="graphic" style:parent-style-name="standard">
      <style:graphic-properties svg:stroke-width="0.025cm" draw:marker-start-width="0.161cm" draw:marker-end-width="0.161cm" draw:fill="none" draw:textarea-horizontal-align="center" draw:textarea-vertical-align="middle" fo:padding-top="0.012cm" fo:padding-bottom="0.012cm" fo:padding-left="0.012cm" fo:padding-right="0.012cm"/>
    </style:style>
    <style:style style:name="gr217" style:family="graphic" style:parent-style-name="standard">
      <style:graphic-properties draw:stroke="none" svg:stroke-width="0.051cm" svg:stroke-color="#000000" draw:fill="none" draw:fill-color="#ffffff" draw:textarea-horizontal-align="left" draw:auto-grow-height="true" draw:auto-grow-width="true" fo:min-height="0.429cm" fo:min-width="0.963cm" fo:padding-top="0.025cm" fo:padding-bottom="0.025cm" fo:padding-left="0.025cm" fo:padding-right="0.025cm"/>
    </style:style>
    <style:style style:name="gr218" style:family="graphic" style:parent-style-name="standard">
      <style:graphic-properties draw:stroke="none" svg:stroke-width="0.051cm" svg:stroke-color="#000000" draw:fill="none" draw:fill-color="#ffffff" draw:textarea-horizontal-align="left" draw:auto-grow-height="true" draw:auto-grow-width="true" fo:min-height="0.429cm" fo:min-width="1.075cm" fo:padding-top="0.025cm" fo:padding-bottom="0.025cm" fo:padding-left="0.025cm" fo:padding-right="0.025cm"/>
    </style:style>
    <style:style style:name="gr219" style:family="graphic" style:parent-style-name="standard">
      <style:graphic-properties draw:stroke="none" svg:stroke-width="0.051cm" svg:stroke-color="#000000" draw:fill="none" draw:fill-color="#ffffff" draw:textarea-horizontal-align="left" draw:auto-grow-height="true" draw:auto-grow-width="true" fo:min-height="0.429cm" fo:min-width="1.103cm" fo:padding-top="0.025cm" fo:padding-bottom="0.025cm" fo:padding-left="0.025cm" fo:padding-right="0.025cm"/>
    </style:style>
    <style:style style:name="gr220" style:family="graphic" style:parent-style-name="standard">
      <style:graphic-properties draw:stroke="none" svg:stroke-width="0.025cm" svg:stroke-color="#000000" draw:marker-start-width="0.161cm" draw:marker-end-width="0.161cm" draw:fill="none" draw:fill-color="#ffffff" draw:textarea-horizontal-align="left" draw:auto-grow-height="true" draw:auto-grow-width="true" fo:min-height="0.428cm" fo:min-width="0.709cm" fo:padding-top="0.025cm" fo:padding-bottom="0.025cm" fo:padding-left="0.025cm" fo:padding-right="0.025cm"/>
    </style:style>
    <style:style style:name="gr221" style:family="graphic" style:parent-style-name="standard">
      <style:graphic-properties draw:stroke="none" svg:stroke-color="#000000" draw:fill="none" draw:fill-color="#ffffff" fo:min-height="1.97cm"/>
    </style:style>
    <style:style style:name="gr222" style:family="graphic" style:parent-style-name="objectwithoutfill">
      <style:graphic-properties svg:stroke-width="0.025cm" draw:marker-start-width="0.237cm" draw:marker-end-width="0.237cm" draw:fill="none" draw:textarea-horizontal-align="center" draw:textarea-vertical-align="middle" fo:padding-top="0.012cm" fo:padding-bottom="0.012cm" fo:padding-left="0.012cm" fo:padding-right="0.012cm"/>
    </style:style>
    <style:style style:name="gr223"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5" style:family="graphic" style:parent-style-name="objectwithoutfill"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6"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0.231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7"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fit-to-size="false" draw:fit-to-contour="false" fo:max-height="0cm" fo:max-width="0cm" fo:min-height="0.507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8"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666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29"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0"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1" style:family="graphic" style:parent-style-name="objectwithoutfill"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2"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3"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4"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35" style:family="graphic" style:parent-style-name="standard">
      <style:graphic-properties draw:stroke="none" svg:stroke-color="#000000" draw:fill="none" draw:fill-color="#ffffff" fo:min-height="0.647cm"/>
    </style:style>
    <style:style style:name="gr236" style:family="graphic" style:parent-style-name="standard">
      <style:graphic-properties draw:stroke="none" svg:stroke-color="#000000" draw:fill="none" draw:fill-color="#ffffff" fo:min-height="3.828cm"/>
    </style:style>
    <style:style style:name="gr237" style:family="graphic" style:parent-style-name="standard">
      <style:graphic-properties draw:stroke="none" svg:stroke-width="0.025cm" svg:stroke-color="#000000" draw:marker-start-width="0.189cm" draw:marker-end-width="0.189cm" draw:fill="none" draw:fill-color="#ffffff" draw:textarea-horizontal-align="left" draw:auto-grow-height="true" draw:auto-grow-width="false" fo:min-height="0.331cm" fo:min-width="0.679cm"/>
    </style:style>
    <style:style style:name="gr238" style:family="graphic" style:parent-style-name="standard">
      <style:graphic-properties svg:stroke-width="0.025cm" draw:marker-start-width="0.2cm" draw:marker-end-width="0.2cm" draw:fill="none" draw:textarea-horizontal-align="center" draw:textarea-vertical-align="middle" fo:padding-top="0.137cm" fo:padding-bottom="0.137cm" fo:padding-left="0.262cm" fo:padding-right="0.262cm"/>
    </style:style>
    <style:style style:name="gr239"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0"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1"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2"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3"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4"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5"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6"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7"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8"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9"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0" style:family="graphic" style:parent-style-name="standard" style:list-style-name="L1">
      <style:graphic-properties svg:stroke-width="0.025cm" svg:stroke-color="#000000" draw:marker-start="" draw:marker-start-width="0.237cm" draw:marker-start-center="false" draw:marker-end="" draw:marker-end-width="0.237cm" draw:marker-end-center="false" svg:stroke-opacity="100%" draw:stroke-linejoin="round" draw:secondary-fill-color="#99ccff"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1"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3"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4"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5" style:family="graphic" style:parent-style-name="standard">
      <style:graphic-properties draw:stroke="none" svg:stroke-color="#000000" draw:fill="none" draw:fill-color="#ffffff" fo:min-height="1.208cm"/>
    </style:style>
    <style:style style:name="gr256" style:family="graphic" style:parent-style-name="standard">
      <style:graphic-properties svg:stroke-width="0.025cm" draw:marker-start-width="0.237cm" draw:marker-end-width="0.237cm" draw:fill="none" draw:textarea-horizontal-align="center" draw:textarea-vertical-align="middle" fo:padding-top="0.012cm" fo:padding-bottom="0.012cm" fo:padding-left="0.012cm" fo:padding-right="0.012cm"/>
    </style:style>
    <style:style style:name="gr257" style:family="graphic" style:parent-style-name="standard">
      <style:graphic-properties draw:stroke="none" svg:stroke-width="0.051cm" svg:stroke-color="#000000" draw:fill="none" draw:fill-color="#ffffff" draw:textarea-horizontal-align="left" draw:auto-grow-height="true" draw:auto-grow-width="true" fo:min-height="0.429cm" fo:min-width="1.779cm" fo:padding-top="0.025cm" fo:padding-bottom="0.025cm" fo:padding-left="0.025cm" fo:padding-right="0.025cm"/>
    </style:style>
    <style:style style:name="gr258" style:family="graphic" style:parent-style-name="standard">
      <style:graphic-properties draw:stroke="none" svg:stroke-width="0.051cm" svg:stroke-color="#000000" draw:fill="none" draw:fill-color="#ffffff" draw:textarea-horizontal-align="left" draw:auto-grow-height="true" draw:auto-grow-width="true" fo:min-height="0.428cm" fo:min-width="0.344cm" fo:padding-top="0.025cm" fo:padding-bottom="0.025cm" fo:padding-left="0.025cm" fo:padding-right="0.025cm"/>
    </style:style>
    <style:style style:name="gr259" style:family="graphic" style:parent-style-name="standard">
      <style:graphic-properties draw:stroke="none" svg:stroke-width="0.051cm" svg:stroke-color="#000000" draw:fill="none" draw:fill-color="#ffffff" draw:textarea-horizontal-align="left" draw:auto-grow-height="true" draw:auto-grow-width="true" fo:min-height="0.429cm" fo:min-width="0.399cm" fo:padding-top="0.025cm" fo:padding-bottom="0.025cm" fo:padding-left="0.025cm" fo:padding-right="0.025cm"/>
    </style:style>
    <style:style style:name="gr260" style:family="graphic" style:parent-style-name="standard">
      <style:graphic-properties draw:stroke="none" svg:stroke-width="0.051cm" svg:stroke-color="#000000" draw:fill="none" draw:fill-color="#ffffff" draw:textarea-horizontal-align="left" draw:auto-grow-height="true" draw:auto-grow-width="true" fo:min-height="0.428cm" fo:min-width="1.357cm" fo:padding-top="0.025cm" fo:padding-bottom="0.025cm" fo:padding-left="0.025cm" fo:padding-right="0.025cm"/>
    </style:style>
    <style:style style:name="gr261" style:family="graphic" style:parent-style-name="standard">
      <style:graphic-properties draw:stroke="none" svg:stroke-width="0.051cm" svg:stroke-color="#000000" draw:fill="none" draw:fill-color="#ffffff" draw:textarea-horizontal-align="left" draw:auto-grow-height="true" draw:auto-grow-width="true" fo:min-height="0.429cm" fo:min-width="1.413cm" fo:padding-top="0.025cm" fo:padding-bottom="0.025cm" fo:padding-left="0.025cm" fo:padding-right="0.025cm"/>
    </style:style>
    <style:style style:name="gr262" style:family="graphic" style:parent-style-name="standard">
      <style:graphic-properties draw:stroke="none" svg:stroke-width="0.051cm" svg:stroke-color="#000000" draw:fill="none" draw:fill-color="#ffffff" draw:textarea-horizontal-align="left" draw:auto-grow-height="true" draw:auto-grow-width="true" fo:min-height="0.429cm" fo:min-width="1.273cm" fo:padding-top="0.025cm" fo:padding-bottom="0.025cm" fo:padding-left="0.025cm" fo:padding-right="0.025cm"/>
    </style:style>
    <style:style style:name="gr263" style:family="graphic" style:parent-style-name="standard">
      <style:graphic-properties draw:stroke="none" svg:stroke-color="#000000" draw:fill="none" draw:fill-color="#ffffff" draw:textarea-horizontal-align="left" draw:auto-grow-height="true" draw:auto-grow-width="true" fo:min-height="5.653cm" fo:min-width="12.759cm"/>
    </style:style>
    <style:style style:name="gr264" style:family="graphic" style:parent-style-name="objectwithoutfill">
      <style:graphic-properties svg:stroke-width="0.025cm" draw:marker-start-width="0.189cm" draw:marker-end-width="0.189cm" draw:fill="none" draw:textarea-horizontal-align="center" draw:textarea-vertical-align="middle" fo:padding-top="0.012cm" fo:padding-bottom="0.012cm" fo:padding-left="0.012cm" fo:padding-right="0.012cm"/>
    </style:style>
    <style:style style:name="gr265" style:family="graphic" style:parent-style-name="standard">
      <style:graphic-properties draw:stroke="none" svg:stroke-width="0.025cm" svg:stroke-color="#000000" draw:marker-start-width="0.161cm" draw:marker-end-width="0.161cm" draw:fill="none" draw:fill-color="#ffffff" draw:textarea-horizontal-align="left" draw:auto-grow-height="true" draw:auto-grow-width="true" fo:min-height="0.519cm" fo:min-width="1.431cm" fo:padding-top="0.025cm" fo:padding-bottom="0.025cm" fo:padding-left="0.025cm" fo:padding-right="0.025cm"/>
    </style:style>
    <style:style style:name="gr26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7"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8" style:family="graphic" style:parent-style-name="standard">
      <style:graphic-properties draw:stroke="none" svg:stroke-color="#000000" draw:fill="none" draw:fill-color="#ffffff" fo:min-height="1.345cm"/>
    </style:style>
    <style:style style:name="gr269"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013cm" fo:padding-bottom="-0.013cm" fo:padding-left="-0.013cm" fo:padding-right="-0.013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70" style:family="graphic" style:parent-style-name="standard">
      <style:graphic-properties svg:stroke-width="0.025cm" draw:marker-start="" draw:marker-start-width="0.237cm" draw:marker-end="" draw:marker-end-width="0.237cm" draw:textarea-horizontal-align="center" draw:textarea-vertical-align="middle" fo:padding-top="0.012cm" fo:padding-bottom="0.012cm" fo:padding-left="0.012cm" fo:padding-right="0.012cm"/>
    </style:style>
    <style:style style:name="gr271" style:family="graphic" style:parent-style-name="standard">
      <style:graphic-properties draw:stroke="none" svg:stroke-width="0.025cm" svg:stroke-color="#000000" draw:marker-start-width="0.237cm" draw:marker-end-width="0.237cm" draw:fill="none" draw:fill-color="#ffffff" fo:min-height="0.135cm"/>
    </style:style>
    <style:style style:name="gr272" style:family="graphic" style:parent-style-name="standard">
      <style:graphic-properties draw:stroke="none" svg:stroke-width="0.025cm" svg:stroke-color="#000000" draw:marker-start-width="0.237cm" draw:marker-end-width="0.237cm" draw:fill="none" draw:fill-color="#ffffff" fo:min-height="0.259cm"/>
    </style:style>
    <style:style style:name="gr273"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53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74"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75"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484cm" fo:min-width="0.59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76" style:family="graphic" style:parent-style-name="standard">
      <style:graphic-properties draw:stroke="none" svg:stroke-width="0.025cm" svg:stroke-color="#000000" draw:marker-start-width="0.237cm" draw:marker-end-width="0.237cm" draw:fill="none" draw:fill-color="#ffffff" fo:min-height="0.258cm"/>
    </style:style>
    <style:style style:name="gr277" style:family="graphic" style:parent-style-name="standard">
      <style:graphic-properties draw:stroke="none" svg:stroke-width="0.025cm" svg:stroke-color="#000000" draw:marker-start-width="0.237cm" draw:marker-end-width="0.237cm" draw:fill="none" draw:fill-color="#ffffff" fo:min-height="0.735cm"/>
    </style:style>
    <style:style style:name="gr278"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7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8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81"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282" style:family="graphic" style:parent-style-name="standard">
      <style:graphic-properties draw:stroke="solid" svg:stroke-color="#000000" draw:fill="none" draw:fill-color="#ffffff" draw:textarea-horizontal-align="left" draw:auto-grow-height="true" draw:auto-grow-width="true" fo:min-height="0.735cm" fo:min-width="7.776cm"/>
    </style:style>
    <style:style style:name="gr283" style:family="graphic" style:parent-style-name="standard">
      <style:graphic-properties draw:stroke="none" svg:stroke-width="0.025cm" svg:stroke-color="#000000" draw:marker-start-width="0.237cm" draw:marker-end-width="0.237cm" draw:fill="none" draw:fill-color="#ffffff" fo:min-height="0.164cm"/>
    </style:style>
    <style:style style:name="gr284" style:family="graphic" style:parent-style-name="standard">
      <style:graphic-properties draw:stroke="none" svg:stroke-color="#000000" draw:fill="none" draw:fill-color="#ffffff" fo:min-height="0.63cm"/>
    </style:style>
    <style:style style:name="gr285" style:family="graphic" style:parent-style-name="standard">
      <style:graphic-properties draw:stroke="none" svg:stroke-color="#000000" draw:fill="none" draw:fill-color="#ffffff" fo:min-height="0.673cm"/>
    </style:style>
    <style:style style:name="gr286" style:family="graphic" style:parent-style-name="standard">
      <style:graphic-properties svg:stroke-width="0.025cm" draw:fill="none" draw:textarea-horizontal-align="center" draw:textarea-vertical-align="middle" fo:padding-top="0.137cm" fo:padding-bottom="0.137cm" fo:padding-left="0.262cm" fo:padding-right="0.262cm"/>
    </style:style>
    <style:style style:name="gr287" style:family="graphic" style:parent-style-name="standard">
      <style:graphic-properties svg:stroke-width="0.025cm" draw:fill="none" draw:textarea-horizontal-align="center" draw:textarea-vertical-align="middle" fo:padding-top="0.137cm" fo:padding-bottom="0.137cm" fo:padding-left="0.262cm" fo:padding-right="0.262cm"/>
    </style:style>
    <style:style style:name="gr288" style:family="graphic" style:parent-style-name="standard">
      <style:graphic-properties draw:stroke="none" svg:stroke-width="0.025cm" svg:stroke-color="#000000" draw:fill="none" draw:fill-color="#ffffff" draw:textarea-horizontal-align="left" draw:auto-grow-height="true" draw:auto-grow-width="false" fo:min-height="0.431cm" fo:min-width="2.651cm" fo:padding-top="0.137cm" fo:padding-bottom="0.137cm" fo:padding-left="0.262cm" fo:padding-right="0.262cm"/>
    </style:style>
    <style:style style:name="gr289" style:family="graphic" style:parent-style-name="standard">
      <style:graphic-properties draw:stroke="none" svg:stroke-width="0.025cm" svg:stroke-color="#000000" draw:fill="none" draw:fill-color="#ffffff" draw:textarea-horizontal-align="left" draw:auto-grow-height="true" draw:auto-grow-width="false" fo:min-height="0cm" fo:min-width="2.651cm" fo:padding-top="0.137cm" fo:padding-bottom="0.137cm" fo:padding-left="0.262cm" fo:padding-right="0.262cm"/>
    </style:style>
    <style:style style:name="gr290" style:family="graphic" style:parent-style-name="standard">
      <style:graphic-properties draw:stroke="none" svg:stroke-width="0.025cm" svg:stroke-color="#000000" draw:fill="none" draw:fill-color="#ffffff" draw:textarea-horizontal-align="left" draw:auto-grow-height="true" draw:auto-grow-width="false" fo:min-height="0.401cm" fo:min-width="2.651cm" fo:padding-top="0.137cm" fo:padding-bottom="0.137cm" fo:padding-left="0.262cm" fo:padding-right="0.262cm"/>
    </style:style>
    <style:style style:name="gr291" style:family="graphic" style:parent-style-name="standard">
      <style:graphic-properties draw:stroke="none" svg:stroke-width="0.025cm" svg:stroke-color="#000000" draw:fill="none" draw:fill-color="#ffffff" draw:textarea-horizontal-align="left" draw:auto-grow-height="true" draw:auto-grow-width="false" fo:min-height="0.366cm" fo:min-width="2.651cm" fo:padding-top="0.137cm" fo:padding-bottom="0.137cm" fo:padding-left="0.262cm" fo:padding-right="0.262cm"/>
    </style:style>
    <style:style style:name="gr292" style:family="graphic" style:parent-style-name="standard">
      <style:graphic-properties svg:stroke-width="0.025cm" draw:marker-start-width="0.237cm" draw:marker-end-width="0.237cm" draw:fill="none" draw:textarea-horizontal-align="justify" draw:textarea-vertical-align="middle" draw:auto-grow-height="false" fo:min-height="0cm" fo:min-width="0cm" fo:padding-top="0.137cm" fo:padding-bottom="0.137cm" fo:padding-left="0.262cm" fo:padding-right="0.262cm"/>
    </style:style>
    <style:style style:name="gr293" style:family="graphic" style:parent-style-name="standard">
      <style:graphic-properties draw:stroke="none" svg:stroke-color="#000000" draw:fill="none" draw:fill-color="#ffffff" fo:min-height="1.111cm"/>
    </style:style>
    <style:style style:name="gr294" style:family="graphic" style:parent-style-name="standard">
      <style:graphic-properties draw:stroke="none" svg:stroke-color="#000000" draw:fill="none" draw:fill-color="#ffffff" fo:min-height="0.316cm"/>
    </style:style>
    <style:style style:name="gr295" style:family="graphic" style:parent-style-name="standard">
      <style:graphic-properties draw:stroke="none" svg:stroke-width="0.025cm" svg:stroke-color="#000000" draw:marker-start-width="0.237cm" draw:marker-end-width="0.237cm" draw:fill="none" draw:fill-color="#ffffff" fo:min-height="0.316cm"/>
    </style:style>
    <style:style style:name="gr296"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7"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8" style:family="graphic" style:parent-style-name="standard">
      <style:graphic-properties svg:stroke-width="0.025cm" draw:marker-start-width="0.237cm" draw:marker-end-width="0.237cm" draw:fill="none" draw:textarea-horizontal-align="center" draw:textarea-vertical-align="middle" fo:padding-top="0.137cm" fo:padding-bottom="0.137cm" fo:padding-left="0.262cm" fo:padding-right="0.262cm"/>
    </style:style>
    <style:style style:name="gr299"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0"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1"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2"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3"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4"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5"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6"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7"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8"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09"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0"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1"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2"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3"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4"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5"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6"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7"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8"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19"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20"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21" style:family="graphic" style:parent-style-name="standard" style:list-style-name="L1">
      <style:graphic-properties draw:stroke="none" draw:stroke-dash="Dash_20_2" svg:stroke-width="0.025cm" svg:stroke-color="#000000" draw:marker-start="" draw:marker-start-width="0.237cm" draw:marker-start-center="false"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322"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3"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4"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5"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6"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7"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8"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9"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0"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1"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2"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3"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4"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5"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6"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7"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8"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9"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0"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1"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2"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3"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4"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139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5" style:family="graphic" style:parent-style-name="standard">
      <style:graphic-properties draw:stroke="none" svg:stroke-color="#000000" draw:fill="none" draw:fill-color="#ffffff" fo:min-height="0.864cm"/>
    </style:style>
    <style:style style:name="gr346"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6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7"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6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8"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187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9"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39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0"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39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1"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2"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3"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4"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39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5"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6"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7"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8" style:family="graphic" style:parent-style-name="standard">
      <style:graphic-properties svg:stroke-width="0.025cm" draw:marker-start-width="0.237cm" draw:marker-end-width="0.037cm" draw:fill="none" draw:textarea-horizontal-align="center" draw:textarea-vertical-align="middle" fo:padding-top="0.137cm" fo:padding-bottom="0.137cm" fo:padding-left="0.262cm" fo:padding-right="0.262cm"/>
    </style:style>
    <style:style style:name="gr359"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1.981cm"/>
    </style:style>
    <style:style style:name="gr360"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8cm" fo:min-width="0.731cm"/>
    </style:style>
    <style:style style:name="gr361"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1.209cm"/>
    </style:style>
    <style:style style:name="gr362"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1.044cm"/>
    </style:style>
    <style:style style:name="gr363"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0.96cm"/>
    </style:style>
    <style:style style:name="gr364"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859cm" fo:min-width="1.099cm"/>
    </style:style>
    <style:style style:name="gr365"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033cm" fo:min-width="1.099cm"/>
    </style:style>
    <style:style style:name="gr366"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2.315cm" fo:min-width="1.264cm"/>
    </style:style>
    <style:style style:name="gr367"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1.099cm"/>
    </style:style>
    <style:style style:name="gr368"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552cm" fo:min-width="1.264cm"/>
    </style:style>
    <style:style style:name="gr369"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62cm" fo:min-width="1.099cm"/>
    </style:style>
    <style:style style:name="gr370"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1.319cm"/>
    </style:style>
    <style:style style:name="gr371"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0.988cm"/>
    </style:style>
    <style:style style:name="gr372" style:family="graphic" style:parent-style-name="standard">
      <style:graphic-properties draw:stroke="none" svg:stroke-width="0.025cm" svg:stroke-color="#000000" draw:marker-start-width="0.237cm" draw:marker-end-width="0.037cm" draw:fill="none" draw:fill-color="#ffffff" draw:textarea-horizontal-align="left" draw:auto-grow-height="true" draw:auto-grow-width="true" fo:min-height="0.774cm" fo:min-width="2.202cm"/>
    </style:style>
    <style:style style:name="gr373" style:family="graphic" style:parent-style-name="standard">
      <style:graphic-properties draw:stroke="none" svg:stroke-color="#000000" draw:fill="none" draw:fill-color="#ffffff" fo:min-height="1.488cm"/>
    </style:style>
    <style:style style:name="gr374"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5"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6"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7"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8"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9"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0"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1"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2"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3"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4"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5"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6" style:family="graphic" style:parent-style-name="standard">
      <style:graphic-properties svg:stroke-width="0.025cm" draw:marker-start-width="0.237cm" draw:marker-end="Arrow" draw:marker-end-width="0.037cm" draw:fill="none" draw:textarea-horizontal-align="center" draw:textarea-vertical-align="middle" fo:padding-top="0.137cm" fo:padding-bottom="0.137cm" fo:padding-left="0.262cm" fo:padding-right="0.262cm"/>
    </style:style>
    <style:style style:name="gr387"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8" style:family="graphic" style:parent-style-name="standard" style:list-style-name="L1">
      <style:graphic-properties draw:stroke="solid" draw:stroke-dash="Dash_20_2" svg:stroke-width="0.025cm" svg:stroke-color="#000000" draw:marker-start="" draw:marker-start-width="0.237cm" draw:marker-start-center="false" draw:marker-end="Arrow" draw:marker-end-width="0.037cm" draw:marker-end-center="false" svg:stroke-opacity="100%" draw:stroke-linejoin="round" draw:fill="none" draw:fill-color="#000000"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9" style:family="graphic" style:parent-style-name="standard">
      <style:graphic-properties draw:stroke="none" svg:stroke-color="#000000" draw:fill="none" draw:fill-color="#ffffff" draw:textarea-horizontal-align="left" draw:auto-grow-height="true" draw:auto-grow-width="true" fo:min-height="0.738cm" fo:min-width="10.385cm"/>
    </style:style>
    <style:style style:name="gr39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2" style:family="graphic" style:parent-style-name="standard">
      <style:graphic-properties draw:stroke="dash" draw:stroke-dash="Dashed_20__28_var_29_" svg:stroke-width="0.025cm" draw:marker-start-width="0.237cm" draw:marker-end-width="0.237cm" draw:fill="none" draw:textarea-horizontal-align="center" draw:textarea-vertical-align="middle" fo:padding-top="0.137cm" fo:padding-bottom="0.137cm" fo:padding-left="0.262cm" fo:padding-right="0.262cm"/>
    </style:style>
    <style:style style:name="gr39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31cm" fo:min-width="0.751cm"/>
    </style:style>
    <style:style style:name="gr394"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31cm" fo:min-width="0.679cm"/>
    </style:style>
    <style:style style:name="gr395" style:family="graphic" style:parent-style-name="standard">
      <style:graphic-properties draw:stroke="none" svg:stroke-color="#000000" draw:fill="none" draw:fill-color="#ffffff" draw:textarea-horizontal-align="left" draw:auto-grow-height="true" draw:auto-grow-width="true" fo:min-height="0.738cm" fo:min-width="2.131cm"/>
    </style:style>
    <style:style style:name="gr396" style:family="graphic" style:parent-style-name="standard">
      <style:graphic-properties svg:stroke-width="0.025cm" draw:marker-start-width="0.237cm" draw:marker-end-width="0.237cm" draw:fill="none" draw:textarea-horizontal-align="center" draw:textarea-vertical-align="middle" fo:padding-top="0.137cm" fo:padding-bottom="0.137cm" fo:padding-left="0.262cm" fo:padding-right="0.262cm"/>
    </style:style>
    <style:style style:name="gr397" style:family="graphic" style:parent-style-name="standard">
      <style:graphic-properties draw:stroke="none" svg:stroke-color="#000000" draw:fill="none" draw:fill-color="#ffffff" fo:min-height="1.187cm"/>
    </style:style>
    <style:style style:name="gr398" style:family="graphic" style:parent-style-name="standard">
      <style:graphic-properties draw:stroke="none" svg:stroke-width="0.025cm" svg:stroke-color="#000000" draw:marker-start-width="0.237cm" draw:marker-end-width="0.237cm" draw:fill="none" draw:fill-color="#ffffff" fo:min-height="0.261cm"/>
    </style:style>
    <style:style style:name="gr399" style:family="graphic" style:parent-style-name="standard">
      <style:graphic-properties draw:stroke="none" svg:stroke-width="0.025cm" svg:stroke-color="#000000" draw:marker-start-width="0.237cm" draw:marker-end-width="0.237cm" draw:fill="none" draw:fill-color="#ffffff" fo:min-height="0.26cm"/>
    </style:style>
    <style:style style:name="gr400" style:family="graphic" style:parent-style-name="standard">
      <style:graphic-properties draw:stroke="none" svg:stroke-width="0.025cm" svg:stroke-color="#000000" draw:marker-start-width="0.237cm" draw:marker-end-width="0.237cm" draw:fill="none" draw:fill-color="#ffffff" fo:min-height="0.274cm"/>
    </style:style>
    <style:style style:name="gr401" style:family="graphic" style:parent-style-name="standard">
      <style:graphic-properties draw:stroke="none" svg:stroke-width="0.025cm" svg:stroke-color="#000000" draw:marker-start-width="0.237cm" draw:marker-end-width="0.237cm" draw:fill="none" draw:fill-color="#ffffff" fo:min-height="0.13cm"/>
    </style:style>
    <style:style style:name="gr402"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3"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4" style:family="graphic" style:parent-style-name="standard">
      <style:graphic-properties draw:stroke="none" svg:stroke-color="#000000" draw:fill="none" draw:fill-color="#ffffff" fo:min-height="2.153cm"/>
    </style:style>
    <style:style style:name="gr405"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493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6"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493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7"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8"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09"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493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0"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493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1" style:family="graphic" style:parent-style-name="standard">
      <style:graphic-properties draw:stroke="none" svg:stroke-color="#000000" draw:fill="none" draw:fill-color="#ffffff" fo:min-height="1.087cm"/>
    </style:style>
    <style:style style:name="gr412"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3"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4" style:family="graphic" style:parent-style-name="objectwithoutfill">
      <style:graphic-properties draw:stroke="solid" draw:stroke-dash="Dash_20_2" svg:stroke-width="0.051cm" svg:stroke-color="#000000" draw:marker-start-width="0.376cm" draw:marker-start-center="false" draw:marker-end-width="0.376cm" draw:marker-end-center="false" svg:stroke-opacity="100%" draw:stroke-linejoin="round" draw:fill="none" draw:fill-color="#00b8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5" style:family="graphic" style:parent-style-name="standard">
      <style:graphic-properties draw:stroke="solid" draw:stroke-dash="Dash_20_2" svg:stroke-width="0.051cm" svg:stroke-color="#000000" draw:marker-start-width="0.376cm" draw:marker-start-center="false" draw:marker-end-width="0.376cm" draw:marker-end-center="false" svg:stroke-opacity="100%" draw:stroke-linejoin="round" draw:fill-color="#00b8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16" style:family="graphic" style:parent-style-name="standard">
      <style:graphic-properties draw:stroke="none" svg:stroke-width="0.051cm" svg:stroke-color="#000000" draw:marker-start-width="0.276cm" draw:marker-end-width="0.276cm" draw:fill="none" draw:fill-color="#ffffff" fo:min-height="0.262cm"/>
    </style:style>
    <style:style style:name="gr417" style:family="graphic" style:parent-style-name="standard">
      <style:graphic-properties draw:stroke="none" svg:stroke-width="0.051cm" svg:stroke-color="#000000" draw:marker-start-width="0.276cm" draw:marker-end-width="0.276cm" draw:fill="none" draw:fill-color="#ffffff" fo:min-height="0.509cm"/>
    </style:style>
    <style:style style:name="gr418" style:family="graphic" style:parent-style-name="standard">
      <style:graphic-properties draw:stroke="none" svg:stroke-width="0.051cm" svg:stroke-color="#000000" draw:marker-start-width="0.276cm" draw:marker-end-width="0.276cm" draw:fill="none" draw:fill-color="#ffffff" fo:min-height="0.362cm"/>
    </style:style>
    <style:style style:name="gr419" style:family="graphic" style:parent-style-name="standard">
      <style:graphic-properties draw:stroke="none" svg:stroke-width="0.051cm" svg:stroke-color="#000000" draw:marker-start-width="0.276cm" draw:marker-end-width="0.276cm" draw:fill="none" draw:fill-color="#ffffff" fo:min-height="0.518cm"/>
    </style:style>
    <style:style style:name="gr420" style:family="graphic" style:parent-style-name="standard">
      <style:graphic-properties draw:stroke="none" svg:stroke-width="0.051cm" svg:stroke-color="#000000" draw:marker-start-width="0.276cm" draw:marker-end-width="0.276cm" draw:fill="none" draw:fill-color="#ffffff" fo:min-height="0.284cm"/>
    </style:style>
    <style:style style:name="gr421" style:family="graphic" style:parent-style-name="standard">
      <style:graphic-properties draw:stroke="none" svg:stroke-color="#000000" draw:fill="none" draw:fill-color="#ffffff" fo:min-height="0.784cm"/>
    </style:style>
    <style:style style:name="gr422" style:family="graphic" style:parent-style-name="standard">
      <style:graphic-properties draw:stroke="none" svg:stroke-width="0.051cm" svg:stroke-color="#000000" draw:marker-start-width="0.276cm" draw:marker-end-width="0.276cm" draw:fill="none" draw:fill-color="#ffffff" fo:min-height="0.375cm"/>
    </style:style>
    <style:style style:name="gr423" style:family="graphic" style:parent-style-name="standard">
      <style:graphic-properties draw:stroke="solid" svg:stroke-color="#000000" draw:fill="none" draw:fill-color="#ffffff" draw:textarea-horizontal-align="left" draw:auto-grow-height="true" draw:auto-grow-width="true" fo:min-height="3.459cm" fo:min-width="7.902cm"/>
    </style:style>
    <style:style style:name="gr424" style:family="graphic" style:parent-style-name="standard">
      <style:graphic-properties draw:stroke="none" svg:stroke-color="#000000" draw:fill="none" draw:fill-color="#ffffff" fo:min-height="1.428cm"/>
    </style:style>
    <style:style style:name="gr425" style:family="graphic" style:parent-style-name="standard">
      <style:graphic-properties draw:stroke="none" svg:stroke-color="#000000" draw:fill="none" draw:fill-color="#ffffff" fo:min-height="1.227cm"/>
    </style:style>
    <style:style style:name="gr426" style:family="graphic" style:parent-style-name="standard">
      <style:graphic-properties draw:stroke="none" svg:stroke-width="0.025cm" svg:stroke-color="#000000" draw:marker-start-width="0.237cm" draw:marker-end-width="0.237cm" draw:fill="none" draw:fill-color="#ffffff" fo:min-height="0.482cm"/>
    </style:style>
    <style:style style:name="gr427" style:family="graphic" style:parent-style-name="standard">
      <style:graphic-properties draw:stroke="none" svg:stroke-width="0.025cm" svg:stroke-color="#000000" draw:marker-start-width="0.237cm" draw:marker-end-width="0.237cm" draw:fill="none" draw:fill-color="#ffffff" fo:min-height="0.745cm"/>
    </style:style>
    <style:style style:name="gr428" style:family="graphic" style:parent-style-name="standard">
      <style:graphic-properties draw:stroke="none" svg:stroke-width="0.025cm" svg:stroke-color="#000000" draw:marker-start-width="0.237cm" draw:marker-end-width="0.237cm" draw:fill="none" draw:fill-color="#ffffff" fo:min-height="0.483cm"/>
    </style:style>
    <style:style style:name="gr429" style:family="graphic" style:parent-style-name="standard">
      <style:graphic-properties draw:stroke="solid" svg:stroke-width="0.025cm" svg:stroke-color="#000000" draw:marker-start-width="0.237cm" draw:marker-end-width="0.237cm" draw:fill="none" draw:fill-color="#ffffff" fo:min-height="0.695cm" fo:padding-top="0.012cm" fo:padding-bottom="0.012cm" fo:padding-left="0.012cm" fo:padding-right="0.012cm"/>
    </style:style>
    <style:style style:name="gr430" style:family="graphic" style:parent-style-name="standard">
      <style:graphic-properties draw:stroke="none" svg:stroke-width="0.025cm" svg:stroke-color="#000000" draw:marker-start-width="0.237cm" draw:marker-end-width="0.237cm" draw:fill="none" draw:fill-color="#ffffff" fo:min-height="0.664cm"/>
    </style:style>
    <style:style style:name="gr431"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3"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6"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7" style:family="graphic" style:parent-style-name="standard">
      <style:graphic-properties draw:stroke="none" svg:stroke-width="0.025cm" svg:stroke-color="#000000" draw:marker-start-width="0.237cm" draw:marker-end-width="0.237cm" draw:fill="none" draw:fill-color="#ffffff" fo:min-height="0.416cm"/>
    </style:style>
    <style:style style:name="gr438"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3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7" style:family="graphic" style:parent-style-name="standard" style:list-style-name="L1">
      <style:graphic-properties draw:stroke="solid" draw:stroke-dash="Dash_20_2" svg:stroke-width="0.025cm" svg:stroke-color="#000000" draw:marker-start="" draw:marker-start-width="0.161cm" draw:marker-start-center="false" draw:marker-end="" draw:marker-end-width="0.161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8" style:family="graphic" style:parent-style-name="standard" style:list-style-name="L1">
      <style:graphic-properties draw:stroke="solid" draw:stroke-dash="Dash_20_2" svg:stroke-width="0.025cm" svg:stroke-color="#000000" draw:marker-start="" draw:marker-start-width="0.161cm" draw:marker-start-center="false" draw:marker-end="" draw:marker-end-width="0.161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49" style:family="graphic" style:parent-style-name="standard" style:list-style-name="L1">
      <style:graphic-properties draw:stroke="solid" draw:stroke-dash="Dash_20_2" svg:stroke-width="0.025cm" svg:stroke-color="#000000" draw:marker-start="" draw:marker-start-width="0.161cm" draw:marker-start-center="false" draw:marker-end="" draw:marker-end-width="0.161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0" style:family="graphic" style:parent-style-name="standard" style:list-style-name="L1">
      <style:graphic-properties draw:stroke="solid" draw:stroke-dash="Dash_20_2" svg:stroke-width="0.025cm" svg:stroke-color="#000000" draw:marker-start="" draw:marker-start-width="0.161cm" draw:marker-start-center="false" draw:marker-end="" draw:marker-end-width="0.161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1" style:family="graphic" style:parent-style-name="standard" style:list-style-name="L1">
      <style:graphic-properties draw:stroke="solid" draw:stroke-dash="Dash_20_2" svg:stroke-width="0.025cm" svg:stroke-color="#000000" draw:marker-start="" draw:marker-start-width="0.161cm" draw:marker-start-center="false" draw:marker-end="" draw:marker-end-width="0.161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2"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3"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4"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5"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6"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7"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8"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59"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0"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1"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3"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6"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cm" fo:min-width="2.132cm"/>
    </style:style>
    <style:style style:name="gr467"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cm" fo:min-width="0.823cm"/>
    </style:style>
    <style:style style:name="gr468"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69"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0"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1"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2"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3"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6"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7"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8"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79"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0"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fit-to-size="false" draw:fit-to-contour="false" fo:max-height="0cm" fo:max-width="0cm" fo:min-height="0.507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1"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3"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756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6"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7"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8" style:family="graphic" style:parent-style-name="objectwithoutfill"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89"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0.231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0"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fit-to-size="false" draw:fit-to-contour="false" fo:max-height="0cm" fo:max-width="0cm" fo:min-height="0.507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1"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666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3"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6"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7"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8" style:family="graphic" style:parent-style-name="objectwithoutfill"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499" style:family="graphic" style:parent-style-name="standard" style:list-style-name="L1">
      <style:graphic-properties draw:stroke-dash="Dash_20_2" svg:stroke-width="0.025cm" svg:stroke-color="#000000" draw:marker-start="" draw:marker-start-width="0.237cm" draw:marker-start-center="false" draw:marker-end="" draw:marker-end-width="0.2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0"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1"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2"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3"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4"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6"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fit-to-size="false" draw:fit-to-contour="false" fo:max-height="0cm" fo:max-width="0cm" fo:min-height="0.507cm" fo:min-width="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7"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8"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09" style:family="graphic" style:parent-style-name="standard" style:list-style-name="L1">
      <style:graphic-properties draw:stroke="none" draw:stroke-dash="Dash_20_2" svg:stroke-width="0.025cm" svg:stroke-color="#000000" draw:marker-start="" draw:marker-start-width="0.237cm" draw:marker-start-center="false" draw:marker-end="" draw:marker-end-width="0.2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591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4"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5"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6"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7"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8" style:family="graphic" style:parent-style-name="objectwithoutfill"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19" style:family="graphic" style:parent-style-name="standard">
      <style:graphic-properties draw:stroke="dash" draw:stroke-dash="Fine_20_Dashed" draw:textarea-horizontal-align="center" draw:textarea-vertical-align="middle"/>
    </style:style>
    <style:style style:name="gr520"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21" style:family="graphic" style:parent-style-name="standard" style:list-style-name="L1">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22"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15cm" fo:min-width="0cm"/>
    </style:style>
    <style:style style:name="gr52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2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2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26" style:family="graphic" style:parent-style-name="standard">
      <style:graphic-properties draw:stroke="none" svg:stroke-color="#000000" draw:fill="none" draw:fill-color="#ffffff" fo:min-height="1.829cm"/>
    </style:style>
    <style:style style:name="gr527" style:family="graphic" style:parent-style-name="standard">
      <style:graphic-properties draw:stroke="none" svg:stroke-color="#000000" draw:fill="none" draw:fill-color="#ffffff" draw:textarea-horizontal-align="left" draw:auto-grow-height="true" draw:auto-grow-width="true" fo:min-height="0cm" fo:min-width="12.2cm"/>
    </style:style>
    <style:style style:name="gr528"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217cm" fo:min-width="0cm"/>
    </style:style>
    <style:style style:name="gr52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34cm" fo:min-width="0.281cm"/>
    </style:style>
    <style:style style:name="gr534"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434cm" fo:min-width="0.287cm"/>
    </style:style>
    <style:style style:name="gr53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7"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8"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39"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4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4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4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43" style:family="graphic" style:parent-style-name="standard">
      <style:graphic-properties draw:stroke="none" svg:stroke-color="#000000" draw:fill="none" draw:fill-color="#ffffff" fo:min-height="0.843cm"/>
    </style:style>
    <style:style style:name="gr544" style:family="graphic" style:parent-style-name="objectwithoutfill">
      <style:graphic-properties svg:stroke-width="0.025cm" draw:marker-start-width="0.237cm" draw:marker-end-width="0.237cm" draw:fill="none" draw:textarea-horizontal-align="center" draw:textarea-vertical-align="middle" fo:padding-top="0.012cm" fo:padding-bottom="0.012cm" fo:padding-left="0.012cm" fo:padding-right="0.012cm"/>
    </style:style>
    <style:style style:name="gr545" style:family="graphic" style:parent-style-name="standard">
      <style:graphic-properties svg:stroke-width="0.025cm" draw:marker-start-width="0.139cm" draw:marker-end-width="0.237cm" draw:fill="none" draw:textarea-horizontal-align="center" draw:textarea-vertical-align="middle" fo:padding-top="0.012cm" fo:padding-bottom="0.012cm" fo:padding-left="0.012cm" fo:padding-right="0.012cm"/>
    </style:style>
    <style:style style:name="gr546" style:family="graphic" style:parent-style-name="standard">
      <style:graphic-properties svg:stroke-width="0.025cm" draw:marker-start-width="0.139cm" draw:marker-end="Arrow" draw:marker-end-width="0.139cm" draw:textarea-horizontal-align="center" draw:textarea-vertical-align="middle" fo:padding-top="0.012cm" fo:padding-bottom="0.012cm" fo:padding-left="0.012cm" fo:padding-right="0.012cm"/>
    </style:style>
    <style:style style:name="gr547" style:family="graphic" style:parent-style-name="standard">
      <style:graphic-properties draw:stroke="none" svg:stroke-width="0.025cm" svg:stroke-color="#000000" draw:marker-start-width="0.139cm" draw:marker-end-width="0.237cm" draw:fill="none" draw:fill-color="#ffffff" fo:min-height="0.719cm"/>
    </style:style>
    <style:style style:name="gr548" style:family="graphic" style:parent-style-name="standard">
      <style:graphic-properties draw:stroke="none" svg:stroke-width="0.025cm" svg:stroke-color="#000000" draw:marker-start-width="0.139cm" draw:marker-end-width="0.237cm" draw:fill="none" draw:fill-color="#ffffff" fo:min-height="1.075cm"/>
    </style:style>
    <style:style style:name="gr549" style:family="graphic" style:parent-style-name="standard">
      <style:graphic-properties svg:stroke-width="0.025cm" draw:marker-start-width="0.342cm" draw:marker-end="Arrow" draw:marker-end-width="0.139cm" draw:textarea-horizontal-align="center" draw:textarea-vertical-align="middle" fo:padding-top="0.012cm" fo:padding-bottom="0.012cm" fo:padding-left="0.012cm" fo:padding-right="0.012cm"/>
    </style:style>
    <style:style style:name="gr550" style:family="graphic" style:parent-style-name="standard">
      <style:graphic-properties svg:stroke-width="0.025cm" draw:marker-start-width="0.342cm" draw:marker-end-width="0.342cm" draw:textarea-horizontal-align="center" draw:textarea-vertical-align="middle" fo:padding-top="0.012cm" fo:padding-bottom="0.012cm" fo:padding-left="0.012cm" fo:padding-right="0.012cm"/>
    </style:style>
    <style:style style:name="gr551" style:family="graphic" style:parent-style-name="standard">
      <style:graphic-properties draw:stroke="none" svg:stroke-color="#000000" draw:fill="none" draw:fill-color="#ffffff" fo:min-height="1.32cm"/>
    </style:style>
    <style:style style:name="gr552" style:family="graphic" style:parent-style-name="standard">
      <style:graphic-properties draw:stroke="none" svg:stroke-color="#000000" draw:fill="none" draw:fill-color="#ffffff" draw:textarea-horizontal-align="left" draw:auto-grow-height="true" draw:auto-grow-width="false" fo:min-height="0.299cm" fo:min-width="0.594cm"/>
    </style:style>
    <style:style style:name="gr55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4"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55"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56"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57" style:family="graphic" style:parent-style-name="standard">
      <style:graphic-properties draw:stroke="none" svg:stroke-color="#000000" draw:fill="none" draw:fill-color="#ffffff" fo:min-height="1.252cm"/>
    </style:style>
    <style:style style:name="gr558" style:family="graphic" style:parent-style-name="objectwithoutfill">
      <style:graphic-properties svg:stroke-width="0.025cm" draw:marker-start-width="0.161cm" draw:marker-end-width="0.161cm" draw:fill="none" draw:textarea-horizontal-align="center" draw:textarea-vertical-align="middle" fo:padding-top="0.012cm" fo:padding-bottom="0.012cm" fo:padding-left="0.012cm" fo:padding-right="0.012cm"/>
    </style:style>
    <style:style style:name="gr559" style:family="graphic" style:parent-style-name="standard">
      <style:graphic-properties svg:stroke-width="0.025cm" draw:marker-start-width="0.161cm" draw:marker-end-width="0.161cm" draw:textarea-horizontal-align="center" draw:textarea-vertical-align="middle" fo:padding-top="0.012cm" fo:padding-bottom="0.012cm" fo:padding-left="0.012cm" fo:padding-right="0.012cm"/>
    </style:style>
    <style:style style:name="gr560" style:family="graphic" style:parent-style-name="objectwithoutfill">
      <style:graphic-properties svg:stroke-width="0.025cm" draw:marker-start-width="0.161cm" draw:marker-end-width="0.161cm" draw:fill="none" draw:textarea-horizontal-align="center" draw:textarea-vertical-align="middle" fo:padding-top="0.012cm" fo:padding-bottom="0.012cm" fo:padding-left="0.012cm" fo:padding-right="0.012cm"/>
    </style:style>
    <style:style style:name="gr561"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64cm" fo:min-width="0.712cm"/>
    </style:style>
    <style:style style:name="gr562"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64cm" fo:min-width="0.519cm"/>
    </style:style>
    <style:style style:name="gr563"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64cm" fo:min-width="2.505cm"/>
    </style:style>
    <style:style style:name="gr564"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64cm" fo:min-width="2.644cm"/>
    </style:style>
    <style:style style:name="gr565" style:family="graphic" style:parent-style-name="standard" style:list-style-name="L1">
      <style:graphic-properties draw:stroke-dash="Dash_20_2" svg:stroke-width="0.025cm" svg:stroke-color="#000000" draw:marker-start="" draw:marker-start-width="0.261cm" draw:marker-start-center="false" draw:marker-end="" draw:marker-end-width="0.261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66" style:family="graphic" style:parent-style-name="standard" style:list-style-name="L1">
      <style:graphic-properties draw:stroke="none" draw:stroke-dash="Dash_20_2" svg:stroke-width="0.025cm" svg:stroke-color="#000000" draw:marker-start="" draw:marker-start-width="0.261cm" draw:marker-start-center="false" draw:marker-end="" draw:marker-end-width="0.26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401cm" fo:min-width="0.556cm" fo:padding-top="0.025cm" fo:padding-bottom="0.025cm" fo:padding-left="0.025cm" fo:padding-right="0.025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67" style:family="graphic" style:parent-style-name="standard">
      <style:graphic-properties draw:stroke="none" svg:stroke-width="0.025cm" svg:stroke-color="#000000" draw:marker-start-width="0.161cm" draw:marker-end-width="0.161cm" draw:fill="none" draw:fill-color="#ffffff" draw:textarea-horizontal-align="left" draw:auto-grow-height="true" draw:auto-grow-width="true" fo:min-height="0.358cm" fo:min-width="0.584cm" fo:padding-top="0.025cm" fo:padding-bottom="0.025cm" fo:padding-left="0.025cm" fo:padding-right="0.025cm"/>
    </style:style>
    <style:style style:name="gr568"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64cm" fo:min-width="0.658cm"/>
    </style:style>
    <style:style style:name="gr569" style:family="graphic" style:parent-style-name="standard">
      <style:graphic-properties draw:stroke="none" svg:stroke-width="0.025cm" svg:stroke-color="#000000" draw:marker-start-width="0.237cm" draw:marker-end-width="0.237cm" draw:fill="none" draw:fill-color="#ffffff" draw:textarea-horizontal-align="left" draw:auto-grow-height="true" draw:auto-grow-width="true" fo:min-height="0.364cm" fo:min-width="0.189cm"/>
    </style:style>
    <style:style style:name="gr570" style:family="graphic" style:parent-style-name="standard">
      <style:graphic-properties draw:stroke="none" svg:stroke-color="#000000" draw:fill="none" draw:fill-color="#ffffff" fo:min-height="0.909cm"/>
    </style:style>
    <style:style style:name="gr571" style:family="graphic" style:parent-style-name="standard">
      <style:graphic-properties draw:stroke="none" svg:stroke-color="#000000" draw:fill="none" draw:fill-color="#ffffff" fo:min-height="0.801cm"/>
    </style:style>
    <style:style style:name="gr572" style:family="graphic" style:parent-style-name="standard">
      <style:graphic-properties draw:stroke="none" svg:stroke-width="0.025cm" svg:stroke-color="#000000" draw:marker-start-width="0.237cm" draw:marker-end-width="0.237cm" draw:fill="none" draw:fill-color="#ffffff" fo:min-height="0.445cm"/>
    </style:style>
    <style:style style:name="gr573"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4"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5"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6"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7"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8"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79"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0"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1"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2"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3"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4"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5"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6"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7"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8"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89"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0"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1"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2"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3"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4"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5"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6"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7"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8"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599"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0"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1"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2"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3"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4"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5"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6"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7"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8"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09"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10"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11"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12"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13"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14" style:family="graphic" style:parent-style-name="standard" style:list-style-name="L1">
      <style:graphic-properties draw:stroke="solid" draw:stroke-dash="Dash_20_2" svg:stroke-width="0.025cm" svg:stroke-color="#000000" draw:marker-start="" draw:marker-start-width="0.261cm" draw:marker-start-center="false" draw:marker-end="" draw:marker-end-width="0.261cm" draw:marker-end-center="false" svg:stroke-opacity="100%" draw:stroke-linejoin="round" draw:fill="solid" draw:fill-color="#00b8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2cm" fo:padding-bottom="0.012cm" fo:padding-left="0.012cm" fo:padding-right="0.01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15" style:family="graphic" style:parent-style-name="standard">
      <style:graphic-properties draw:stroke="none" svg:stroke-width="0.025cm" svg:stroke-color="#000000" draw:fill="none" draw:fill-color="#ffffff" draw:textarea-horizontal-align="left" draw:auto-grow-height="true" draw:auto-grow-width="false" fo:min-height="0cm" fo:min-width="2.016cm" fo:padding-top="0.137cm" fo:padding-bottom="0.137cm" fo:padding-left="0.262cm" fo:padding-right="0.262cm"/>
    </style:style>
    <style:style style:name="gr616" style:family="graphic" style:parent-style-name="standard">
      <style:graphic-properties svg:stroke-width="0.025cm" draw:marker-start-width="0.127cm" draw:marker-end="Arrow" draw:marker-end-width="0.127cm" draw:textarea-horizontal-align="center" draw:textarea-vertical-align="middle" fo:padding-top="0.137cm" fo:padding-bottom="0.137cm" fo:padding-left="0.262cm" fo:padding-right="0.262cm"/>
    </style:style>
    <style:style style:name="gr617" style:family="graphic" style:parent-style-name="standard">
      <style:graphic-properties svg:stroke-width="0.025cm" draw:marker-start-width="0.237cm" draw:marker-end="Arrow" draw:marker-end-width="0cm" draw:textarea-horizontal-align="center" draw:textarea-vertical-align="middle" fo:padding-top="0.012cm" fo:padding-bottom="0.012cm" fo:padding-left="0.012cm" fo:padding-right="0.012cm"/>
    </style:style>
    <style:style style:name="gr618" style:family="graphic" style:parent-style-name="standard">
      <style:graphic-properties draw:stroke="none" svg:stroke-width="0.025cm" svg:stroke-color="#000000" draw:fill="none" draw:fill-color="#ffffff" draw:textarea-horizontal-align="left" draw:auto-grow-height="true" draw:auto-grow-width="false" fo:min-height="0.234cm" fo:min-width="2.016cm" fo:padding-top="0.137cm" fo:padding-bottom="0.137cm" fo:padding-left="0.262cm" fo:padding-right="0.262cm"/>
    </style:style>
    <style:style style:name="gr619" style:family="graphic" style:parent-style-name="standard">
      <style:graphic-properties draw:stroke="dash" draw:stroke-dash="Ultrafine_20_2_20_Dots_20_3_20_Dashes" draw:fill="none" draw:textarea-horizontal-align="center" draw:textarea-vertical-align="middle"/>
    </style:style>
    <style:style style:name="gr620"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21"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22"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23" style:family="graphic" style:parent-style-name="standard" style:list-style-name="L1">
      <style:graphic-properties draw:stroke="solid" draw:stroke-dash="Dash_20_2" svg:stroke-width="0.025cm" svg:stroke-color="#000000" draw:marker-start="" draw:marker-start-width="0.337cm" draw:marker-start-center="false" draw:marker-end="" draw:marker-end-width="0.33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7cm" fo:padding-bottom="0.137cm" fo:padding-left="0.262cm" fo:padding-right="0.262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24" style:family="graphic" style:parent-style-name="standard">
      <style:graphic-properties svg:stroke-width="0.025cm" draw:marker-start-width="0.237cm" draw:marker-end-width="0.237cm" draw:textarea-horizontal-align="center" draw:textarea-vertical-align="middle" fo:padding-top="0.137cm" fo:padding-bottom="0.137cm" fo:padding-left="0.262cm" fo:padding-right="0.262cm"/>
    </style:style>
    <style:style style:name="gr625" style:family="graphic" style:parent-style-name="standard">
      <style:graphic-properties draw:stroke="solid" svg:stroke-color="#000000" draw:fill="none" draw:fill-color="#ffffff" fo:min-height="4.306cm"/>
    </style:style>
    <style:style style:name="gr626" style:family="graphic" style:parent-style-name="standard">
      <style:graphic-properties svg:stroke-width="0.025cm" draw:marker-start-width="0.237cm" draw:marker-end="Arrow" draw:marker-end-width="0.237cm" draw:textarea-horizontal-align="center" draw:textarea-vertical-align="middle" fo:padding-top="0.012cm" fo:padding-bottom="0.012cm" fo:padding-left="0.012cm" fo:padding-right="0.012cm"/>
    </style:style>
    <style:style style:name="gr627" style:family="graphic" style:parent-style-name="standard">
      <style:graphic-properties draw:stroke="none" svg:stroke-width="0.051cm" svg:stroke-color="#000000" draw:marker-start-width="0.276cm" draw:marker-end-width="0.276cm" draw:fill="none" draw:fill-color="#ffffff" fo:min-height="1.345cm"/>
    </style:style>
    <style:style style:name="gr628" style:family="graphic" style:parent-style-name="standard">
      <style:graphic-properties draw:stroke="none" svg:stroke-width="0.051cm" svg:stroke-color="#000000" draw:marker-start-width="0.276cm" draw:marker-end-width="0.276cm" draw:fill="none" draw:fill-color="#ffffff" fo:min-height="0.735cm"/>
    </style:style>
    <style:style style:name="gr629" style:family="graphic" style:parent-style-name="standard">
      <style:graphic-properties draw:stroke="none" svg:stroke-width="0.025cm" svg:stroke-color="#000000" draw:marker-start-width="0.237cm" draw:marker-end-width="0.237cm" draw:fill="none" draw:fill-color="#ffffff" fo:min-height="0.629cm"/>
    </style:style>
    <style:style style:name="gr630" style:family="graphic" style:parent-style-name="objectwithoutfill"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013cm" fo:padding-bottom="-0.013cm" fo:padding-left="-0.013cm" fo:padding-right="-0.013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1"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013cm" fo:padding-bottom="-0.013cm" fo:padding-left="-0.013cm" fo:padding-right="-0.013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2" style:family="graphic" style:parent-style-name="standard"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013cm" fo:padding-bottom="-0.013cm" fo:padding-left="-0.013cm" fo:padding-right="-0.013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3"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617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4"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616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5"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616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6" style:family="graphic" style:parent-style-name="objectwithoutfill" style:list-style-name="L1">
      <style:graphic-properties draw:stroke-dash="Dash_20_2" svg:stroke-width="0.025cm" svg:stroke-color="#000000" draw:marker-start="" draw:marker-start-width="0.337cm" draw:marker-start-center="false" draw:marker-end="" draw:marker-end-width="0.337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013cm" fo:padding-bottom="-0.013cm" fo:padding-left="-0.013cm" fo:padding-right="-0.013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7" style:family="graphic" style:parent-style-name="standard" style:list-style-name="L1">
      <style:graphic-properties draw:stroke="none" draw:stroke-dash="Dash_20_2" svg:stroke-width="0.025cm" svg:stroke-color="#000000" draw:marker-start="" draw:marker-start-width="0.337cm" draw:marker-start-center="false" draw:marker-end="" draw:marker-end-width="0.337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722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638" style:family="graphic" style:parent-style-name="standard">
      <style:graphic-properties draw:stroke="none" svg:stroke-width="0.025cm" svg:stroke-color="#000000" draw:marker-start-width="0.237cm" draw:marker-end-width="0.237cm" draw:fill="none" draw:fill-color="#ffffff" fo:min-height="0.628cm"/>
    </style:style>
    <style:style style:name="gr639" style:family="graphic" style:parent-style-name="standard">
      <style:graphic-properties svg:stroke-width="0.025cm" draw:marker-start-width="0.237cm" draw:marker-end="Arrow" draw:marker-end-width="0.178cm" draw:textarea-horizontal-align="center" draw:textarea-vertical-align="middle" fo:padding-top="0.012cm" fo:padding-bottom="0.012cm" fo:padding-left="0.012cm" fo:padding-right="0.01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8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Bitstream Vera Sans'" style:font-family-generic="swiss" style:font-pitch="variable" fo:font-size="8pt"/>
    </style:style>
    <style:style style:name="P5" style:family="paragraph">
      <style:paragraph-properties fo:text-align="center"/>
    </style:style>
    <style:style style:name="P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8" style:family="paragraph">
      <style:paragraph-properties fo:margin-left="0cm" fo:margin-right="0cm" fo:text-indent="0cm"/>
      <style:text-properties fo:font-family="'Bitstream Vera Sans'" style:font-family-generic="swiss" style:font-pitch="variable"/>
    </style:style>
    <style:style style:name="P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10"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12" style:family="paragraph">
      <style:paragraph-properties fo:margin-left="0cm" fo:margin-right="0cm" fo:text-align="center" fo:text-indent="0cm"/>
      <style:text-properties fo:font-size="8pt"/>
    </style:style>
    <style:style style:name="P13" style:family="paragraph">
      <style:paragraph-properties fo:margin-left="0cm" fo:margin-right="0cm" fo:text-indent="0cm"/>
      <style:text-properties fo:font-size="8pt" style:font-size-asian="24pt" style:font-size-complex="24pt"/>
    </style:style>
    <style:style style:name="P14" style:family="paragraph">
      <style:paragraph-properties fo:margin-left="0cm" fo:margin-right="0cm" fo:text-indent="0cm"/>
      <style:text-properties fo:font-size="8pt"/>
    </style:style>
    <style:style style:name="P15" style:family="paragraph">
      <style:paragraph-properties fo:margin-left="0cm" fo:margin-right="0cm" fo:text-align="center" fo:text-indent="0cm"/>
      <style:text-properties fo:font-family="'Bitstream Vera Sans'" style:font-family-generic="swiss" style:font-pitch="variable" fo:font-size="8pt" style:font-size-asian="24pt" style:font-size-complex="24pt"/>
    </style:style>
    <style:style style:name="P16" style:family="paragraph">
      <style:paragraph-properties fo:margin-left="0cm" fo:margin-right="0cm" fo:text-indent="0cm"/>
      <style:text-properties fo:font-family="Arial" style:font-family-generic="swiss" style:font-pitch="variable" fo:font-size="16pt" style:font-size-asian="24pt" style:font-size-complex="24pt"/>
    </style:style>
    <style:style style:name="P17" style:family="paragraph">
      <style:paragraph-properties fo:text-align="center"/>
      <style:text-properties fo:font-size="10pt"/>
    </style:style>
    <style:style style:name="P18" style:family="paragraph">
      <style:paragraph-properties fo:margin-left="0cm" fo:margin-right="0cm" fo:text-indent="0cm"/>
      <style:text-properties fo:font-family="'Bitstream Vera Sans'" style:font-family-generic="swiss" style:font-pitch="variable" fo:font-size="10pt" fo:font-weight="bold"/>
    </style:style>
    <style:style style:name="P19" style:family="paragraph">
      <style:paragraph-properties fo:margin-left="0cm" fo:margin-right="0cm" fo:text-indent="0cm"/>
      <style:text-properties fo:font-family="'Bitstream Vera Sans'" style:font-family-generic="swiss" style:font-pitch="variable" fo:font-size="8pt" style:font-size-asian="24pt" style:font-size-complex="24pt"/>
    </style:style>
    <style:style style:name="P20"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22"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2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2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2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2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27" style:family="paragraph">
      <style:paragraph-properties fo:margin-left="0cm" fo:margin-right="0cm" fo:margin-top="0cm" fo:margin-bottom="0cm" fo:line-height="100%" fo:text-align="end" text:enable-numbering="false" fo:text-indent="0cm" style:text-autospace="ideograph-alpha" style:punctuation-wrap="simple"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end"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29" style:family="paragraph">
      <style:paragraph-properties fo:text-align="center"/>
      <style:text-properties fo:font-size="8pt" style:font-size-asian="24pt" style:font-size-complex="24pt"/>
    </style:style>
    <style:style style:name="P30" style:family="paragraph">
      <style:paragraph-properties fo:margin-left="0cm" fo:margin-right="0cm" style:line-height-at-least="0.494cm" fo:text-indent="0cm" style:text-autospace="none"/>
    </style:style>
    <style:style style:name="P31" style:family="paragraph">
      <style:paragraph-properties fo:margin-left="0cm" fo:margin-right="0cm" style:line-height-at-least="0.494cm" fo:text-indent="0cm" style:text-autospace="none"/>
      <style:text-properties fo:font-family="'Bitstream Vera Sans'" style:font-family-generic="swiss" style:font-pitch="variable" fo:font-size="8pt"/>
    </style:style>
    <style:style style:name="P32" style:family="paragraph">
      <style:paragraph-properties fo:margin-left="0cm" fo:margin-right="0cm" fo:text-indent="0cm"/>
      <style:text-properties fo:font-family="'Al Bayan Plain'" style:font-family-generic="swiss" style:font-pitch="variable" fo:font-size="8pt"/>
    </style:style>
    <style:style style:name="P33" style:family="paragraph">
      <style:paragraph-properties fo:margin-left="0cm" fo:margin-right="0cm" fo:text-indent="0cm"/>
      <style:text-properties fo:font-size="12pt"/>
    </style:style>
    <style:style style:name="P34" style:family="paragraph">
      <style:paragraph-properties fo:text-align="center"/>
      <style:text-properties fo:font-size="8pt"/>
    </style:style>
    <style:style style:name="P35" style:family="paragraph">
      <style:text-properties fo:font-size="16pt"/>
    </style:style>
    <style:style style:name="P36" style:family="paragraph">
      <style:text-properties fo:font-size="8pt"/>
    </style:style>
    <style:style style:name="P37" style:family="paragraph">
      <style:paragraph-properties fo:margin-left="0cm" fo:margin-right="0cm" fo:text-align="end" fo:text-indent="0cm"/>
    </style:style>
    <style:style style:name="P38" style:family="paragraph">
      <style:paragraph-properties fo:margin-left="0cm" fo:margin-right="0cm" fo:text-align="center" fo:text-indent="0cm"/>
      <style:text-properties fo:font-size="8.39999961853027pt" style:font-size-asian="24pt" style:font-size-complex="24pt"/>
    </style:style>
    <style:style style:name="P39" style:family="paragraph">
      <style:paragraph-properties fo:margin-left="0cm" fo:margin-right="0cm" fo:text-indent="0cm"/>
      <style:text-properties fo:font-family="'Bitstream Vera Sans'" style:font-family-generic="swiss" style:font-pitch="variable" fo:font-size="8.39999961853027pt"/>
    </style:style>
    <style:style style:name="P40" style:family="paragraph">
      <style:paragraph-properties fo:margin-left="0cm" fo:margin-right="0cm" fo:text-indent="0cm"/>
      <style:text-properties fo:font-size="8.39999961853027pt"/>
    </style:style>
    <style:style style:name="P41" style:family="paragraph">
      <style:paragraph-properties fo:margin-left="0cm" fo:margin-right="0cm" fo:text-align="center" fo:text-indent="0cm"/>
      <style:text-properties fo:font-size="10pt"/>
    </style:style>
    <style:style style:name="P4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4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44"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45" style:family="paragraph">
      <style:paragraph-properties fo:margin-left="0cm" fo:margin-right="0cm" fo:text-indent="0cm"/>
      <style:text-properties fo:font-size="10pt"/>
    </style:style>
    <style:style style:name="P46" style:family="paragraph">
      <style:paragraph-properties fo:margin-left="0cm" fo:margin-right="0cm" fo:text-indent="0cm"/>
      <style:text-properties fo:font-size="10pt" fo:font-weight="normal"/>
    </style:style>
    <style:style style:name="P4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letter-spacing="normal" fo:language="en" fo:country="US" fo:font-style="normal" fo:text-shadow="none" style:text-underline-style="none" fo:font-weight="normal" style:text-underline-mode="continuous" style:text-line-through-mode="continuous" style:letter-kerning="false" style:language-asian="en" style:country-asian="US" style:font-style-asian="normal" style:font-weight-asian="normal" style:language-complex="en" style:country-complex="US" style:font-style-complex="normal" style:font-weight-complex="normal" style:text-emphasize="none" style:text-scale="100%" style:font-relief="none" fo:hyphenate="false"/>
    </style:style>
    <style:style style:name="P48" style:family="paragraph">
      <style:paragraph-properties fo:margin-left="0cm" fo:margin-right="0cm" fo:text-indent="0cm"/>
      <style:text-properties fo:font-family="'Bitstream Vera Sans'" style:font-family-generic="swiss" style:font-pitch="variable" fo:font-size="16.7999992370605pt"/>
    </style:style>
    <style:style style:name="P49" style:family="paragraph">
      <style:paragraph-properties fo:margin-left="0cm" fo:margin-right="0cm" fo:text-align="center" fo:text-indent="0cm"/>
      <style:text-properties fo:font-size="8.39999961853027pt"/>
    </style:style>
    <style:style style:name="P50" style:family="paragraph">
      <style:paragraph-properties fo:text-align="center"/>
      <style:text-properties fo:font-size="16pt"/>
    </style:style>
    <style:style style:name="P51" style:family="paragraph">
      <style:paragraph-properties fo:margin-left="0cm" fo:margin-right="0cm" fo:text-indent="0cm"/>
      <style:text-properties fo:font-size="8pt" style:font-size-asian="18pt" style:font-size-complex="18pt"/>
    </style:style>
    <style:style style:name="P52" style:family="paragraph">
      <style:paragraph-properties fo:margin-left="0cm" fo:margin-right="0cm" fo:text-indent="0cm"/>
      <style:text-properties fo:font-size="16pt"/>
    </style:style>
    <style:style style:name="P53"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4" style:family="paragraph">
      <style:paragraph-properties fo:margin-left="0cm" fo:margin-right="0cm" fo:text-align="center" fo:text-indent="0cm"/>
      <style:text-properties fo:font-family="'Bitstream Vera Sans'" style:font-family-generic="swiss" style:font-pitch="variable" fo:font-size="18.6000003814697pt"/>
    </style:style>
    <style:style style:name="P55" style:family="paragraph">
      <style:paragraph-properties fo:margin-left="0cm" fo:margin-right="0cm" fo:text-indent="0cm"/>
      <style:text-properties fo:font-size="18.6000003814697pt"/>
    </style:style>
    <style:style style:name="P56" style:family="paragraph">
      <style:paragraph-properties fo:margin-left="0cm" fo:margin-right="0cm" fo:text-indent="0cm"/>
      <style:text-properties fo:font-family="'Bitstream Vera Sans'" style:font-family-generic="swiss" style:font-pitch="variable" fo:font-size="18.6000003814697pt"/>
    </style:style>
    <style:style style:name="P57" style:family="paragraph">
      <style:paragraph-properties fo:margin-left="0cm" fo:margin-right="0cm" fo:text-align="center" fo:text-indent="0cm"/>
      <style:text-properties fo:font-family="'Bitstream Vera Sans'" style:font-family-generic="swiss" style:font-pitch="variable" fo:font-size="8.30000019073486pt"/>
    </style:style>
    <style:style style:name="P58" style:family="paragraph">
      <style:paragraph-properties fo:margin-left="0cm" fo:margin-right="0cm" fo:text-indent="0cm"/>
      <style:text-properties fo:font-family="'Bitstream Vera Sans'" style:font-family-generic="swiss" style:font-pitch="variable" fo:font-size="16.5pt"/>
    </style:style>
    <style:style style:name="P59" style:family="paragraph">
      <style:paragraph-properties fo:margin-left="0cm" fo:margin-right="0cm" fo:text-align="end" fo:text-indent="0cm"/>
      <style:text-properties fo:font-size="8pt"/>
    </style:style>
    <style:style style:name="P6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1" style:family="paragraph">
      <style:paragraph-properties fo:margin-left="0cm" fo:margin-right="0cm" fo:text-indent="0cm"/>
      <style:text-properties fo:font-family="'Bitstream Vera Sans'" style:font-family-generic="swiss" style:font-pitch="variable" fo:font-size="16pt"/>
    </style:style>
    <style:style style:name="P62" style:family="paragraph">
      <style:paragraph-properties fo:margin-left="0cm" fo:margin-right="0cm" fo:text-indent="0cm"/>
      <style:text-properties fo:font-family="'Bitstream Vera Sans'" style:font-family-generic="swiss" style:font-pitch="variable" fo:font-size="8pt" fo:font-weight="bold"/>
    </style:style>
    <style:style style:name="P63" style:family="paragraph">
      <style:paragraph-properties fo:margin-left="0cm" fo:margin-right="0cm" fo:text-align="center" fo:text-indent="0cm"/>
      <style:text-properties fo:font-family="'Bitstream Vera Sans'" style:font-family-generic="swiss" style:font-pitch="variable" fo:font-size="8.39999961853027pt"/>
    </style:style>
    <style:style style:name="P64" style:family="paragraph">
      <style:paragraph-properties fo:margin-left="0cm" fo:margin-right="0cm" fo:text-indent="0cm"/>
      <style:text-properties fo:font-family="'Bitstream Vera Sans'" style:font-family-generic="swiss" style:font-pitch="variable" fo:font-size="8.30000019073486pt"/>
    </style:style>
    <style:style style:name="P65" style:family="paragraph">
      <style:paragraph-properties fo:text-align="center"/>
      <style:text-properties fo:font-size="12pt"/>
    </style:style>
    <style:style style:name="P6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fo:hyphenate="false"/>
    </style:style>
    <style:style style:name="P67" style:family="paragraph">
      <style:paragraph-properties fo:margin-left="0cm" fo:margin-right="0cm" fo:text-indent="0cm"/>
      <style:text-properties fo:font-family="'Bitstream Vera Sans Mono'" style:font-family-generic="swiss" style:font-pitch="fixed" fo:font-size="8.30000019073486pt"/>
    </style:style>
    <style:style style:name="P68" style:family="paragraph">
      <style:paragraph-properties fo:margin-left="0cm" fo:margin-right="0cm" fo:text-align="center" fo:text-indent="0cm"/>
      <style:text-properties fo:font-family="'Bitstream Vera Sans'" style:font-family-generic="swiss" style:font-pitch="variable" fo:font-size="10.5pt"/>
    </style:style>
    <style:style style:name="P69" style:family="paragraph">
      <style:paragraph-properties fo:margin-left="0cm" fo:margin-right="0cm" fo:text-align="center" fo:text-indent="0cm"/>
      <style:text-properties fo:font-size="10.5pt"/>
    </style:style>
    <style:style style:name="T1" style:family="text">
      <style:text-properties fo:font-family="'Bitstream Vera Sans'" style:font-family-generic="swiss" style:font-pitch="variable" fo:font-size="8pt"/>
    </style:style>
    <style:style style:name="T2" style:family="text">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style>
    <style:style style:name="T3" style:family="text">
      <style:text-properties fo:font-family="'Bitstream Vera Sans'" style:font-family-generic="swiss" style:font-pitch="variable" fo:font-size="16pt"/>
    </style:style>
    <style:style style:name="T4" style:family="text">
      <style:text-properties style:use-window-font-color="true" style:text-outline="false" style:text-line-through-style="none" style:text-position="0% 100%" fo:font-family="'Nimbus Roman No9 L'"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style>
    <style:style style:name="T5" style:family="text">
      <style:text-properties fo:font-family="'Bitstream Vera Sans'" style:font-family-generic="swiss" style:font-pitch="variable" fo:font-size="8pt" style:font-size-asian="24pt" style:font-size-complex="24pt"/>
    </style:style>
    <style:style style:name="T6" style:family="text">
      <style:text-properties fo:font-size="8pt"/>
    </style:style>
    <style:style style:name="T7" style:family="text">
      <style:text-properties fo:font-size="8pt" style:font-size-asian="24pt" style:font-size-complex="24pt"/>
    </style:style>
    <style:style style:name="T8" style:family="text">
      <style:text-properties fo:font-family="Arial" style:font-family-generic="swiss" style:font-pitch="variable" fo:font-size="16pt" style:font-size-asian="24pt" style:font-size-complex="24pt"/>
    </style:style>
    <style:style style:name="T9" style:family="text">
      <style:text-properties fo:font-family="'Bitstream Vera Sans'" style:font-family-generic="swiss" style:font-pitch="variable" fo:font-size="10pt" fo:font-weight="bold"/>
    </style:style>
    <style:style style:name="T10" style:family="text">
      <style:text-properties fo:color="#000000"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fo:font-family="'Bitstream Vera Sans'"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style>
    <style:style style:name="T14" style:family="text">
      <style:text-properties fo:color="#141414" style:text-outline="false" style:text-line-through-style="none" fo:font-family="'Bitstream Vera Sans'" style:font-family-generic="swiss" style:font-pitch="variable" fo:font-size="8pt" fo:font-style="normal" fo:text-shadow="none" style:text-underline-style="none" fo:font-weight="normal" style:font-family-asian="LucidaGrande" style:font-size-asian="11pt" style:font-style-asian="normal" style:font-weight-asian="normal" style:font-family-complex="LucidaGrande" style:font-size-complex="6.30000019073486pt" style:font-style-complex="normal" style:font-weight-complex="normal" style:text-emphasize="none" style:font-relief="none"/>
    </style:style>
    <style:style style:name="T15" style:family="text">
      <style:text-properties fo:font-family="'Al Bayan Plain'" style:font-family-generic="swiss" style:font-pitch="variable" fo:font-size="8pt"/>
    </style:style>
    <style:style style:name="T16" style:family="text">
      <style:text-properties fo:font-family="'Al Bayan Plain'" style:font-family-generic="swiss" style:font-pitch="variable" fo:font-size="8pt" style:font-size-asian="24pt" style:font-size-complex="24pt"/>
    </style:style>
    <style:style style:name="T17" style:family="text">
      <style:text-properties fo:font-size="12pt"/>
    </style:style>
    <style:style style:name="T18" style:family="text">
      <style:text-properties fo:font-size="16pt"/>
    </style:style>
    <style:style style:name="T19" style:family="text">
      <style:text-properties fo:font-size="10pt"/>
    </style:style>
    <style:style style:name="T20" style:family="text">
      <style:text-properties style:use-window-font-color="true" style:text-outline="false" style:text-line-through-style="none" style:text-position="0% 100%" fo:font-family="'Nimbus Roman No9 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style>
    <style:style style:name="T21" style:family="text">
      <style:text-properties fo:color="#000000" style:text-outline="false" style:text-line-through-style="none" style:text-position="0% 100%" fo:font-family="'Bitstream Vera Sans'" style:font-family-generic="swiss" style:font-pitch="variable" fo:font-size="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style>
    <style:style style:name="T22" style:family="text">
      <style:text-properties fo:font-size="10pt" fo:font-weight="normal"/>
    </style:style>
    <style:style style:name="T23" style:family="text">
      <style:text-properties fo:font-size="8pt" style:font-size-asian="18pt" style:font-size-complex="18pt"/>
    </style:style>
    <style:style style:name="T24" style:family="text">
      <style:text-properties fo:font-size="18.6000003814697pt"/>
    </style:style>
    <style:style style:name="T25" style:family="text">
      <style:text-properties fo:font-family="'Bitstream Vera Sans'" style:font-family-generic="swiss" style:font-pitch="variable" fo:font-size="18.6000003814697pt"/>
    </style:style>
    <style:style style:name="T26" style:family="text">
      <style:text-properties style:use-window-font-color="true" style:text-outline="false" style:text-line-through-style="none" style:text-position="0% 100%" fo:font-family="'Nimbus Roman No9 L'" style:font-family-generic="roman" style:font-pitch="variable"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style>
    <style:style style:name="T27" style:family="text">
      <style:text-properties fo:font-family="'Bitstream Vera Sans'" style:font-family-generic="swiss" style:font-pitch="variable" fo:font-size="8pt" fo:font-weight="bold"/>
    </style:style>
    <style:style style:name="T28" style:family="text">
      <style:text-properties fo:font-family="'Bitstream Vera Sans Mono'" style:font-family-generic="swiss" style:font-pitch="fixed"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bla">
        <office:forms form:automatic-focus="false" form:apply-design-mode="false"/>
      </draw:page>
      <draw:page draw:name="page2" draw:style-name="dp1" draw:master-page-name="bla">
        <office:forms form:automatic-focus="false" form:apply-design-mode="false"/>
        <draw:rect draw:style-name="gr1" draw:text-style-name="P2" draw:layer="layout" svg:width="2.471cm" svg:height="1.057cm" svg:x="4.158cm" svg:y="3.861cm">
          <text:p text:style-name="P1"><text:span text:style-name="T1">pie</text:span></text:p>
          <text:p text:style-name="P1"><text:span text:style-name="T1"><text:s text:c="15"/></text:span><text:span text:style-name="T1">rn2</text:span></text:p>
        </draw:rect>
        <draw:rect draw:style-name="gr1" draw:text-style-name="P2" draw:layer="layout" svg:width="2.469cm" svg:height="1.036cm" svg:x="9.421cm" svg:y="4.24cm">
          <text:p text:style-name="P1"><text:span text:style-name="T1">pie</text:span></text:p>
          <text:p text:style-name="P1"><text:span text:style-name="T1"><text:s text:c="15"/></text:span><text:span text:style-name="T1">rn9</text:span></text:p>
        </draw:rect>
        <draw:rect draw:style-name="gr1" draw:text-style-name="P2" draw:layer="layout" svg:width="2.469cm" svg:height="1.036cm" svg:x="9.421cm" svg:y="6.445cm">
          <text:p text:style-name="P1"><text:span text:style-name="T1">pie</text:span></text:p>
          <text:p text:style-name="P1"><text:span text:style-name="T1"><text:s text:c="15"/></text:span><text:span text:style-name="T1">rn8</text:span></text:p>
        </draw:rect>
        <draw:rect draw:style-name="gr1" draw:text-style-name="P2" draw:layer="layout" svg:width="0.832cm" svg:height="2.799cm" svg:x="18.329cm" svg:y="4cm">
          <text:p text:style-name="P1"><text:span text:style-name="T1">MAC</text:span></text:p>
        </draw:rect>
        <draw:rect draw:style-name="gr1" draw:text-style-name="P2" draw:layer="layout" svg:width="2.47cm" svg:height="1.059cm" svg:x="4.183cm" svg:y="5.72cm">
          <text:p text:style-name="P1"><text:span text:style-name="T1">pie</text:span></text:p>
          <text:p text:style-name="P1"><text:span text:style-name="T1"><text:s text:c="15"/></text:span><text:span text:style-name="T1">rn3</text:span></text:p>
        </draw:rect>
        <draw:rect draw:style-name="gr1" draw:text-style-name="P2" draw:layer="layout" svg:width="2.47cm" svg:height="1.058cm" svg:x="4.183cm" svg:y="7.574cm">
          <text:p text:style-name="P1"><text:span text:style-name="T1">pie</text:span></text:p>
          <text:p text:style-name="P1"><text:span text:style-name="T1"><text:s text:c="15"/></text:span><text:span text:style-name="T1">rn4</text:span></text:p>
        </draw:rect>
        <draw:rect draw:style-name="gr1" draw:text-style-name="P2" draw:layer="layout" svg:width="2.471cm" svg:height="1.058cm" svg:x="4.181cm" svg:y="9.445cm">
          <text:p text:style-name="P1"><text:span text:style-name="T1">pie</text:span></text:p>
          <text:p text:style-name="P1"><text:span text:style-name="T1"><text:s text:c="15"/></text:span><text:span text:style-name="T1">rn5</text:span></text:p>
        </draw:rect>
        <draw:frame draw:style-name="gr2" draw:text-style-name="P4" draw:layer="layout" svg:width="2.678cm" svg:height="0.918cm" svg:x="1.373cm" svg:y="5.82cm">
          <draw:text-box>
            <text:p text:style-name="P3"><text:span text:style-name="T1">H.264 <text:s/>DECODER</text:span></text:p>
          </draw:text-box>
        </draw:frame>
        <draw:frame draw:style-name="gr3" draw:text-style-name="P4" draw:layer="layout" svg:width="1.84cm" svg:height="0.582cm" svg:x="1.72cm" svg:y="7.832cm">
          <draw:text-box>
            <text:p text:style-name="P3"><text:span text:style-name="T1"><text:s text:c="2"/></text:span><text:span text:style-name="T1">AUDIO</text:span></text:p>
          </draw:text-box>
        </draw:frame>
        <draw:frame draw:style-name="gr4" draw:text-style-name="P4" draw:layer="layout" svg:width="1.787cm" svg:height="0.604cm" svg:x="1.714cm" svg:y="9.68cm">
          <draw:text-box>
            <text:p text:style-name="P3"><text:span text:style-name="T1"><text:s text:c="2"/></text:span><text:span text:style-name="T1">AUDIO</text:span></text:p>
          </draw:text-box>
        </draw:frame>
        <draw:line draw:style-name="gr5" draw:text-style-name="P5" draw:layer="layout" svg:x1="5.421cm" svg:y1="10.518cm" svg:x2="5.421cm" svg:y2="11.701cm">
          <text:p text:style-name="P3"/>
        </draw:line>
        <draw:rect draw:style-name="gr1" draw:text-style-name="P2" draw:layer="layout" svg:width="2.47cm" svg:height="1.057cm" svg:x="9.447cm" svg:y="8.742cm">
          <text:p text:style-name="P1"><text:span text:style-name="T1">pie</text:span></text:p>
          <text:p text:style-name="P1"><text:span text:style-name="T1"><text:s text:c="15"/></text:span><text:span text:style-name="T1">rn7</text:span></text:p>
        </draw:rect>
        <draw:rect draw:style-name="gr6" draw:text-style-name="P7" draw:layer="layout" svg:width="1.384cm" svg:height="0.992cm" svg:x="13.441cm" svg:y="8.755cm">
          <text:p text:style-name="P6"><text:span text:style-name="T2">lc</text:span></text:p>
        </draw:rect>
        <draw:line draw:style-name="gr5" draw:text-style-name="P5" draw:layer="layout" svg:x1="5.45cm" svg:y1="2.776cm" svg:x2="6.998cm" svg:y2="2.776cm">
          <text:p text:style-name="P3"/>
        </draw:line>
        <draw:frame draw:style-name="gr7" draw:text-style-name="P8" draw:layer="layout" svg:width="12.692cm" svg:height="1.555cm" svg:x="4.538cm" svg:y="0.22cm">
          <draw:text-box>
            <text:p text:style-name="P3"><text:span text:style-name="T3">Processor Ring – System Level (SL)</text:span></text:p>
            <text:p text:style-name="P3"><text:span text:style-name="T3">PRODUCTION</text:span></text:p>
          </draw:text-box>
        </draw:frame>
        <draw:line draw:style-name="gr5" draw:text-style-name="P5" draw:layer="layout" svg:x1="14.626cm" svg:y1="4.318cm" svg:x2="14.626cm" svg:y2="6.064cm">
          <text:p text:style-name="P3"/>
        </draw:line>
        <draw:frame draw:style-name="gr8" draw:text-style-name="P4" draw:layer="layout" svg:width="3.135cm" svg:height="0.742cm" svg:x="14.039cm" svg:y="7.408cm">
          <draw:text-box>
            <text:p text:style-name="P3"><text:span text:style-name="T1">mac_ext_loopback</text:span></text:p>
          </draw:text-box>
        </draw:frame>
        <draw:line draw:style-name="gr5" draw:text-style-name="P5" draw:layer="layout" svg:x1="23.278cm" svg:y1="6.505cm" svg:x2="23.278cm" svg:y2="5.116cm">
          <text:p text:style-name="P3"/>
        </draw:line>
        <draw:frame draw:style-name="gr9" draw:text-style-name="P4" draw:layer="layout" svg:width="3.05cm" svg:height="0.742cm" svg:x="20.647cm" svg:y="3.294cm">
          <draw:text-box>
            <text:p text:style-name="P3"><text:span text:style-name="T1">mac_int_loopback</text:span></text:p>
          </draw:text-box>
        </draw:frame>
        <draw:line draw:style-name="gr5" draw:text-style-name="P5" draw:layer="layout" svg:x1="10.677cm" svg:y1="4.231cm" svg:x2="10.677cm" svg:y2="2.772cm">
          <text:p text:style-name="P3"/>
        </draw:line>
        <draw:frame draw:style-name="gr10" draw:text-style-name="P4" draw:layer="layout" svg:width="2.603cm" svg:height="0.753cm" svg:x="3.033cm" svg:y="5.029cm">
          <draw:text-box>
            <text:p text:style-name="P3"><text:span text:style-name="T1">rn1_rn2_bus</text:span></text:p>
          </draw:text-box>
        </draw:frame>
        <draw:frame draw:style-name="gr11" draw:text-style-name="P4" draw:layer="layout" svg:width="2.558cm" svg:height="0.581cm" svg:x="10.495cm" svg:y="10.188cm">
          <draw:text-box>
            <text:p text:style-name="P3"><text:span text:style-name="T1">rn5_rn6_bus</text:span></text:p>
          </draw:text-box>
        </draw:frame>
        <draw:frame draw:style-name="gr12" draw:text-style-name="P4" draw:layer="layout" svg:width="2.646cm" svg:height="0.581cm" svg:x="10.513cm" svg:y="7.93cm">
          <draw:text-box>
            <text:p text:style-name="P3"><text:span text:style-name="T1">rn6_rn7_bus</text:span></text:p>
          </draw:text-box>
        </draw:frame>
        <draw:frame draw:style-name="gr13" draw:text-style-name="P4" draw:layer="layout" svg:width="2.563cm" svg:height="0.581cm" svg:x="10.507cm" svg:y="5.683cm">
          <draw:text-box>
            <text:p text:style-name="P3"><text:span text:style-name="T1">rn7_rn8_bus</text:span></text:p>
          </draw:text-box>
        </draw:frame>
        <draw:frame draw:style-name="gr14" draw:text-style-name="P4" draw:layer="layout" svg:width="3.059cm" svg:height="0.581cm" svg:x="10.495cm" svg:y="2.691cm">
          <draw:text-box>
            <text:p text:style-name="P3"><text:span text:style-name="T1">rn8_rn_mas_bus</text:span></text:p>
          </draw:text-box>
        </draw:frame>
        <draw:frame draw:style-name="gr15" draw:text-style-name="P4" draw:layer="layout" svg:width="3.222cm" svg:height="0.581cm" svg:x="14.928cm" svg:y="3.817cm">
          <draw:text-box>
            <text:p text:style-name="P3"><text:span text:style-name="T1">mac_mux_macbus</text:span></text:p>
          </draw:text-box>
        </draw:frame>
        <draw:frame draw:style-name="gr16" draw:text-style-name="P4" draw:layer="layout" svg:width="2.851cm" svg:height="0.581cm" svg:x="11.671cm" svg:y="6.46cm">
          <draw:text-box>
            <text:p text:style-name="P3"><text:span text:style-name="T1">rn_mac_macbus</text:span></text:p>
          </draw:text-box>
        </draw:frame>
        <draw:frame draw:style-name="gr17" draw:text-style-name="P4" draw:layer="layout" svg:width="3.157cm" svg:height="0.581cm" svg:x="15.405cm" svg:y="6.016cm">
          <draw:text-box>
            <text:p text:style-name="P3"><text:span text:style-name="T1">mux_mac_macbus</text:span></text:p>
          </draw:text-box>
        </draw:frame>
        <draw:rect draw:style-name="gr1" draw:text-style-name="P2" draw:layer="layout" svg:width="0.784cm" svg:height="3.029cm" svg:x="25.358cm" svg:y="3.717cm">
          <text:p text:style-name="P1"><text:span text:style-name="T1">PHY</text:span></text:p>
        </draw:rect>
        <draw:frame draw:style-name="gr18" draw:text-style-name="P4" draw:layer="layout" svg:width="3.055cm" svg:height="0.581cm" svg:x="18.95cm" svg:y="4.276cm">
          <draw:text-box>
            <text:p text:style-name="P3"><text:span text:style-name="T1">mux_mac_phybus</text:span></text:p>
          </draw:text-box>
        </draw:frame>
        <draw:line draw:style-name="gr5" draw:text-style-name="P5" draw:layer="layout" svg:x1="13.441cm" svg:y1="9.261cm" svg:x2="11.906cm" svg:y2="9.261cm">
          <text:p text:style-name="P3"/>
        </draw:line>
        <draw:rect draw:style-name="gr1" draw:text-style-name="P2" draw:layer="layout" svg:width="2.469cm" svg:height="1.036cm" svg:x="7.027cm" svg:y="2.245cm">
          <text:p text:style-name="P1"><text:span text:style-name="T1">rn1</text:span></text:p>
        </draw:rect>
        <draw:rect draw:style-name="gr1" draw:text-style-name="P2" draw:layer="layout" svg:width="2.472cm" svg:height="1.036cm" svg:x="6.894cm" svg:y="11.2cm">
          <draw:glue-point draw:id="4" svg:x="5.052cm" svg:y="-1.92cm"/>
          <draw:glue-point draw:id="5" svg:x="5.052cm" svg:y="2.673cm"/>
          <text:p text:style-name="P1"><text:span text:style-name="T1">fpc</text:span></text:p>
          <text:p text:style-name="P1"><text:span text:style-name="T1"><text:s text:c="16"/></text:span><text:span text:style-name="T1">rn6</text:span></text:p>
        </draw:rect>
        <draw:rect draw:style-name="gr1" draw:text-style-name="P2" draw:layer="layout" svg:width="2.469cm" svg:height="1.036cm" svg:x="7.149cm" svg:y="15.193cm">
          <text:p text:style-name="P1"><text:span text:style-name="T1">ppc</text:span></text:p>
        </draw:rect>
        <draw:rect draw:style-name="gr1" draw:text-style-name="P2" draw:layer="layout" svg:width="2.469cm" svg:height="1.036cm" svg:x="24.18cm" svg:y="11.601cm">
          <text:p text:style-name="P1"><text:span text:style-name="T1">FLASH</text:span></text:p>
        </draw:rect>
        <draw:line draw:style-name="gr19" draw:text-style-name="P5" draw:layer="layout" svg:x1="5.441cm" svg:y1="2.772cm" svg:x2="5.442cm" svg:y2="3.857cm">
          <text:p text:style-name="P3"/>
        </draw:line>
        <draw:line draw:style-name="gr19" draw:text-style-name="P5" draw:layer="layout" svg:x1="5.442cm" svg:y1="4.912cm" svg:x2="5.442cm" svg:y2="5.735cm">
          <text:p text:style-name="P3"/>
        </draw:line>
        <draw:line draw:style-name="gr19" draw:text-style-name="P5" draw:layer="layout" svg:x1="5.442cm" svg:y1="6.781cm" svg:x2="5.442cm" svg:y2="7.584cm">
          <text:p text:style-name="P3"/>
        </draw:line>
        <draw:line draw:style-name="gr19" draw:text-style-name="P5" draw:layer="layout" svg:x1="5.442cm" svg:y1="8.659cm" svg:x2="5.442cm" svg:y2="9.446cm">
          <text:p text:style-name="P3"/>
        </draw:line>
        <draw:line draw:style-name="gr19" draw:text-style-name="P5" draw:layer="layout" svg:x1="5.423cm" svg:y1="11.721cm" svg:x2="6.892cm" svg:y2="11.721cm">
          <text:p text:style-name="P3"/>
        </draw:line>
        <draw:line draw:style-name="gr19" draw:text-style-name="P5" draw:layer="layout" svg:x1="10.689cm" svg:y1="8.712cm" svg:x2="10.689cm" svg:y2="7.479cm">
          <text:p text:style-name="P3"/>
        </draw:line>
        <draw:line draw:style-name="gr19" draw:text-style-name="P5" draw:layer="layout" svg:x1="10.689cm" svg:y1="6.437cm" svg:x2="10.689cm" svg:y2="5.267cm">
          <text:p text:style-name="P3"/>
        </draw:line>
        <draw:line draw:style-name="gr19" draw:text-style-name="P5" draw:layer="layout" svg:x1="10.675cm" svg:y1="2.765cm" svg:x2="9.498cm" svg:y2="2.765cm">
          <text:p text:style-name="P3"/>
        </draw:line>
        <draw:line draw:style-name="gr19" draw:text-style-name="P5" draw:layer="layout" svg:x1="3.347cm" svg:y1="8.1cm" svg:x2="4.165cm" svg:y2="8.1cm">
          <text:p text:style-name="P3"/>
        </draw:line>
        <draw:line draw:style-name="gr19" draw:text-style-name="P5" draw:layer="layout" svg:x1="4.162cm" svg:y1="9.976cm" svg:x2="3.347cm" svg:y2="9.976cm">
          <text:p text:style-name="P3"/>
        </draw:line>
        <draw:line draw:style-name="gr19" draw:text-style-name="P5" draw:layer="layout" svg:x1="4.162cm" svg:y1="6.256cm" svg:x2="3.346cm" svg:y2="6.256cm">
          <text:p text:style-name="P3"/>
        </draw:line>
        <draw:line draw:style-name="gr19" draw:text-style-name="P5" draw:layer="layout" svg:x1="3.347cm" svg:y1="4.387cm" svg:x2="4.165cm" svg:y2="4.387cm">
          <text:p text:style-name="P3"/>
        </draw:line>
        <draw:line draw:style-name="gr19" draw:text-style-name="P5" draw:layer="layout" svg:x1="11.877cm" svg:y1="6.964cm" svg:x2="15.236cm" svg:y2="6.964cm">
          <text:p text:style-name="P3"/>
        </draw:line>
        <draw:line draw:style-name="gr19" draw:text-style-name="P5" draw:layer="layout" svg:x1="14.63cm" svg:y1="6.066cm" svg:x2="15.246cm" svg:y2="6.066cm">
          <text:p text:style-name="P3"/>
        </draw:line>
        <draw:line draw:style-name="gr19" draw:text-style-name="P5" draw:layer="layout" svg:x1="15.649cm" svg:y1="6.503cm" svg:x2="18.335cm" svg:y2="6.507cm">
          <text:p text:style-name="P3"/>
        </draw:line>
        <draw:line draw:style-name="gr19" draw:text-style-name="P5" draw:layer="layout" svg:x1="21.908cm" svg:y1="4.755cm" svg:x2="19.158cm" svg:y2="4.755cm">
          <text:p text:style-name="P3"/>
        </draw:line>
        <draw:line draw:style-name="gr19" draw:text-style-name="P5" draw:layer="layout" svg:x1="23.265cm" svg:y1="5.107cm" svg:x2="22.246cm" svg:y2="5.107cm">
          <text:p text:style-name="P3"/>
        </draw:line>
        <draw:line draw:style-name="gr19" draw:text-style-name="P5" draw:layer="layout" svg:x1="25.327cm" svg:y1="4.393cm" svg:x2="22.258cm" svg:y2="4.393cm">
          <text:p text:style-name="P3"/>
        </draw:line>
        <draw:g>
          <draw:polygon draw:style-name="gr20" draw:text-style-name="P9" draw:layer="layout" svg:width="1.225cm" svg:height="0.386cm" draw:transform="rotate (1.5707963267946) translate (15.231cm 7.118cm)" svg:viewBox="0 0 1226 387" draw:points="0,30462 1226,30462 990,30849 235,30849">
            <text:p text:style-name="P3"/>
          </draw:polygon>
          <draw:frame draw:style-name="gr21" draw:text-style-name="P11" draw:layer="layout" svg:width="-0.146cm" svg:height="-0.395cm" svg:x="15.468cm" svg:y="6.959cm">
            <draw:text-box>
              <text:p text:style-name="P10"><text:span text:style-name="T4">0</text:span></text:p>
            </draw:text-box>
          </draw:frame>
          <draw:frame draw:style-name="gr22" draw:text-style-name="P11" draw:layer="layout" svg:width="0.146cm" svg:height="0.395cm" svg:x="15.327cm" svg:y="6.072cm">
            <draw:text-box>
              <text:p text:style-name="P10"><text:span text:style-name="T4">1</text:span></text:p>
            </draw:text-box>
          </draw:frame>
        </draw:g>
        <draw:frame draw:style-name="gr23" draw:text-style-name="P4" draw:layer="layout" svg:width="2.979cm" svg:height="0.581cm" svg:x="22.537cm" svg:y="3.89cm">
          <draw:text-box>
            <text:p text:style-name="P3"><text:span text:style-name="T1">phy_mux_phybus</text:span></text:p>
          </draw:text-box>
        </draw:frame>
        <draw:frame draw:style-name="gr23" draw:text-style-name="P4" draw:layer="layout" svg:width="3.055cm" svg:height="0.581cm" svg:x="19.385cm" svg:y="6.014cm">
          <draw:text-box>
            <text:p text:style-name="P3"><text:span text:style-name="T1">mac_mux_phybus</text:span></text:p>
          </draw:text-box>
        </draw:frame>
        <draw:line draw:style-name="gr24" draw:text-style-name="P5" draw:layer="layout" svg:x1="23.883cm" svg:y1="2.318cm" svg:x2="23.88cm" svg:y2="15.482cm">
          <text:p text:style-name="P3"/>
        </draw:line>
        <draw:g>
          <draw:frame draw:style-name="gr25" draw:text-style-name="P4" draw:layer="layout" svg:width="23.42cm" svg:height="3.335cm" svg:x="1.258cm" svg:y="16.446cm">
            <draw:text-box>
              <text:p text:style-name="P3"><text:span text:style-name="T5">rb = ringbus = {data[31:0], address, command, valid, age, burst}</text:span></text:p>
              <text:p text:style-name="P3"><text:span text:style-name="T5">rxd = received data</text:span></text:p>
              <text:p text:style-name="P3"><text:span text:style-name="T5">txd = transmitted data</text:span></text:p>
              <text:p text:style-name="P3"><text:span text:style-name="T1">mux_mac_phybus = {tx_er, rx_er, rx_dv, rxd[7:0], crs, col}</text:span></text:p>
              <text:p text:style-name="P3"><text:span text:style-name="T1">mac_mux_phybus = {gtx_clk, tx_en, txd[7:0], rx_clk}</text:span></text:p>
              <text:p text:style-name="P3"><text:span text:style-name="T1">mac_mux_macbus = {rx_mac_ro, rx_mac_data[31:0], rx_mac_BE[1:0], rx_mac_pa, rx_mac_sop, rx_mac_eop, tx_mac_wa, tx_mac_wr}</text:span></text:p>
              <text:p text:style-name="P3"><text:span text:style-name="T1">mux_mac_macbus = {rx_mac_rd, tx_mac_data[31:0], tx_mac_BE[1:0], tx_mac_sop, tx_mac_eop}</text:span></text:p>
              <text:p text:style-name="P3"><text:span text:style-name="T1">rn_flash={flash_ifc0_data[31:0] }</text:span></text:p>
              <text:p text:style-name="P3"><text:span text:style-name="T1">flash_rn={flash_ifc0_address[15:0], flash_ifc0_ce[0:0], flash_ifc0_oe[0:0], flash_ifc0_we[0:0]}</text:span></text:p>
            </draw:text-box>
          </draw:frame>
        </draw:g>
        <draw:frame draw:style-name="gr26" draw:text-style-name="P4" draw:layer="layout" svg:width="2.275cm" svg:height="0.581cm" svg:x="12.831cm" svg:y="11.647cm">
          <draw:text-box>
            <text:p text:style-name="P3"><text:span text:style-name="T1">flash_rn_bus</text:span></text:p>
          </draw:text-box>
        </draw:frame>
        <draw:frame draw:style-name="gr27" draw:text-style-name="P4" draw:layer="layout" svg:width="2.558cm" svg:height="0.581cm" svg:x="14.688cm" svg:y="11.653cm">
          <draw:text-box>
            <text:p text:style-name="P3"><text:span text:style-name="T1">/ <text:s/>rn_flash_bus</text:span></text:p>
          </draw:text-box>
        </draw:frame>
        <draw:line draw:style-name="gr5" draw:text-style-name="P5" draw:layer="layout" svg:x1="8.015cm" svg:y1="12.64cm" svg:x2="8.928cm" svg:y2="12.64cm">
          <text:p text:style-name="P3"/>
        </draw:line>
        <draw:frame draw:style-name="gr28" draw:text-style-name="P4" draw:layer="layout" svg:width="6.596cm" svg:height="0.581cm" svg:x="16.594cm" svg:y="12.586cm">
          <draw:text-box>
            <text:p text:style-name="P3"><text:span text:style-name="T1"><text:s/></text:span><text:span text:style-name="T1">Note: each ring node is a diferent module</text:span></text:p>
          </draw:text-box>
        </draw:frame>
        <draw:line draw:style-name="gr19" draw:text-style-name="P5" draw:layer="layout" svg:x1="18.324cm" svg:y1="4.306cm" svg:x2="13.702cm" svg:y2="4.306cm">
          <text:p text:style-name="P3"/>
        </draw:line>
        <draw:line draw:style-name="gr19" draw:text-style-name="P5" draw:layer="layout" svg:x1="14.28cm" svg:y1="5.204cm" svg:x2="13.892cm" svg:y2="5.204cm">
          <text:p text:style-name="P3"/>
        </draw:line>
        <draw:line draw:style-name="gr19" draw:text-style-name="P5" draw:layer="layout" svg:x1="13.489cm" svg:y1="4.767cm" svg:x2="11.906cm" svg:y2="4.767cm">
          <text:p text:style-name="P3"/>
        </draw:line>
        <draw:g>
          <draw:polygon draw:style-name="gr29" draw:text-style-name="P9" draw:layer="layout" svg:width="1.225cm" svg:height="0.386cm" draw:transform="rotate (-1.5707963267946) translate (13.907cm 4.152cm)" svg:viewBox="0 0 1226 387" draw:points="0,-27814 1226,-27814 990,-27427 235,-27427">
            <text:p text:style-name="P3"/>
          </draw:polygon>
          <draw:frame draw:style-name="gr30" draw:text-style-name="P11" draw:layer="layout" svg:width="0.146cm" svg:height="0.395cm" svg:x="13.67cm" svg:y="4.311cm">
            <draw:text-box>
              <text:p text:style-name="P10"><text:span text:style-name="T4">0</text:span></text:p>
            </draw:text-box>
          </draw:frame>
          <draw:frame draw:style-name="gr31" draw:text-style-name="P11" draw:layer="layout" svg:width="0.146cm" svg:height="0.395cm" svg:x="13.667cm" svg:y="4.792cm">
            <draw:text-box>
              <text:p text:style-name="P10"><text:span text:style-name="T4">1</text:span></text:p>
            </draw:text-box>
          </draw:frame>
        </draw:g>
        <draw:line draw:style-name="gr32" draw:text-style-name="P5" draw:layer="layout" svg:x1="14.297cm" svg:y1="5.2cm" svg:x2="14.297cm" svg:y2="6.964cm">
          <text:p text:style-name="P3"/>
        </draw:line>
        <draw:frame draw:style-name="gr33" draw:text-style-name="P4" draw:layer="layout" svg:width="2.881cm" svg:height="0.742cm" svg:x="12.856cm" svg:y="3.276cm">
          <draw:text-box>
            <text:p text:style-name="P3"><text:span text:style-name="T1">pie_int_loopback</text:span></text:p>
          </draw:text-box>
        </draw:frame>
        <draw:line draw:style-name="gr19" draw:text-style-name="P5" draw:layer="layout" svg:x1="19.158cm" svg:y1="6.521cm" svg:x2="24.421cm" svg:y2="6.521cm">
          <text:p text:style-name="P3"/>
        </draw:line>
        <draw:line draw:style-name="gr19" draw:text-style-name="P5" draw:layer="layout" svg:x1="23.687cm" svg:y1="5.623cm" svg:x2="24.457cm" svg:y2="5.623cm">
          <text:p text:style-name="P3"/>
        </draw:line>
        <draw:line draw:style-name="gr19" draw:text-style-name="P5" draw:layer="layout" svg:x1="24.86cm" svg:y1="6.06cm" svg:x2="25.367cm" svg:y2="6.06cm">
          <text:p text:style-name="P3"/>
        </draw:line>
        <draw:g>
          <draw:line draw:style-name="gr34" draw:text-style-name="P9" draw:layer="layout" svg:x1="24.632cm" svg:y1="7.237cm" svg:x2="24.632cm" svg:y2="6.574cm">
            <text:p text:style-name="P3"/>
          </draw:line>
          <draw:g>
            <draw:polygon draw:style-name="gr35" draw:text-style-name="P9" draw:layer="layout" svg:width="1.225cm" svg:height="0.386cm" draw:transform="rotate (1.5707963267946) translate (24.442cm 6.675cm)" svg:viewBox="0 0 1226 387" draw:points="0,48884 1226,48884 990,49271 235,49271">
              <text:p text:style-name="P3"/>
            </draw:polygon>
            <draw:frame draw:style-name="gr36" draw:text-style-name="P11" draw:layer="layout" svg:width="-0.146cm" svg:height="-0.395cm" svg:x="24.679cm" svg:y="6.516cm">
              <draw:text-box>
                <text:p text:style-name="P10"><text:span text:style-name="T4">0</text:span></text:p>
              </draw:text-box>
            </draw:frame>
            <draw:frame draw:style-name="gr37" draw:text-style-name="P11" draw:layer="layout" svg:width="0.146cm" svg:height="0.395cm" svg:x="24.538cm" svg:y="5.629cm">
              <draw:text-box>
                <text:p text:style-name="P10"><text:span text:style-name="T4">1</text:span></text:p>
              </draw:text-box>
            </draw:frame>
          </draw:g>
        </draw:g>
        <draw:line draw:style-name="gr32" draw:text-style-name="P5" draw:layer="layout" svg:x1="23.687cm" svg:y1="5.618cm" svg:x2="23.687cm" svg:y2="4.388cm">
          <text:p text:style-name="P3"/>
        </draw:line>
        <draw:frame draw:style-name="gr38" draw:text-style-name="P4" draw:layer="layout" svg:width="3.059cm" svg:height="0.742cm" svg:x="20.317cm" svg:y="6.806cm">
          <draw:text-box>
            <text:p text:style-name="P3"><text:span text:style-name="T1">phy_ext_loopback</text:span></text:p>
          </draw:text-box>
        </draw:frame>
        <draw:line draw:style-name="gr19" draw:text-style-name="P5" draw:layer="layout" svg:x1="9.4cm" svg:y1="15.18cm" svg:x2="9.4cm" svg:y2="14.305cm">
          <text:p text:style-name="P3"/>
        </draw:line>
        <draw:line draw:style-name="gr19" draw:text-style-name="P5" draw:layer="layout" svg:x1="8.502cm" svg:y1="14.77cm" svg:x2="8.502cm" svg:y2="14.295cm">
          <text:p text:style-name="P3"/>
        </draw:line>
        <draw:line draw:style-name="gr19" draw:text-style-name="P5" draw:layer="layout" svg:x1="8.946cm" svg:y1="13.935cm" svg:x2="8.942cm" svg:y2="12.241cm">
          <text:p text:style-name="P3"/>
        </draw:line>
        <draw:g>
          <draw:line draw:style-name="gr39" draw:text-style-name="P9" draw:layer="layout" svg:x1="9.895cm" svg:y1="14.12cm" svg:x2="9.453cm" svg:y2="14.12cm">
            <text:p text:style-name="P3"/>
          </draw:line>
          <draw:g>
            <draw:g>
              <draw:polygon draw:style-name="gr40" draw:text-style-name="P9" draw:layer="layout" svg:width="-1.225cm" svg:height="-0.386cm" svg:x="9.554cm" svg:y="14.31cm" svg:viewBox="0 0 -1226 -387" draw:points="0,-28620 1226,-28620 990,-28233 235,-28233">
                <text:p text:style-name="P3"/>
              </draw:polygon>
            </draw:g>
            <draw:frame draw:style-name="gr41" draw:text-style-name="P11" draw:layer="layout" svg:width="-0.146cm" svg:height="-0.395cm" svg:x="9.266cm" svg:y="14.377cm">
              <draw:text-box>
                <text:p text:style-name="P10"><text:span text:style-name="T4">0</text:span></text:p>
              </draw:text-box>
            </draw:frame>
            <draw:frame draw:style-name="gr42" draw:text-style-name="P11" draw:layer="layout" svg:width="0.146cm" svg:height="0.395cm" svg:x="8.643cm" svg:y="13.916cm">
              <draw:text-box>
                <text:p text:style-name="P10"><text:span text:style-name="T4">1</text:span></text:p>
              </draw:text-box>
            </draw:frame>
          </draw:g>
        </draw:g>
        <draw:line draw:style-name="gr19" draw:text-style-name="P5" draw:layer="layout" svg:x1="7.115cm" svg:y1="12.26cm" svg:x2="7.115cm" svg:y2="13.13cm">
          <text:p text:style-name="P3"/>
        </draw:line>
        <draw:line draw:style-name="gr19" draw:text-style-name="P5" draw:layer="layout" svg:x1="8.013cm" svg:y1="12.657cm" svg:x2="8.013cm" svg:y2="13.14cm">
          <text:p text:style-name="P3"/>
        </draw:line>
        <draw:line draw:style-name="gr5" draw:text-style-name="P5" draw:layer="layout" svg:x1="7.567cm" svg:y1="14.784cm" svg:x2="8.49cm" svg:y2="14.784cm">
          <text:p text:style-name="P3"/>
        </draw:line>
        <draw:frame draw:style-name="gr10" draw:text-style-name="P4" draw:layer="layout" svg:width="3.578cm" svg:height="0.753cm" svg:x="9.803cm" svg:y="13.671cm">
          <draw:text-box>
            <text:p text:style-name="P3"><text:span text:style-name="T1">ppc_fpc_int_loopback</text:span></text:p>
          </draw:text-box>
        </draw:frame>
        <draw:frame draw:style-name="gr10" draw:text-style-name="P4" draw:layer="layout" svg:width="3.639cm" svg:height="0.753cm" svg:x="3.104cm" svg:y="12.882cm">
          <draw:text-box>
            <text:p text:style-name="P3"><text:span text:style-name="T1">fpc_ppc_ext_loopback</text:span></text:p>
          </draw:text-box>
        </draw:frame>
        <draw:frame draw:style-name="gr43" draw:text-style-name="P4" draw:layer="layout" svg:width="2.58cm" svg:height="0.911cm" svg:x="1.397cm" svg:y="3.94cm">
          <draw:text-box>
            <text:p text:style-name="P3"><text:span text:style-name="T1">H.264 <text:s/>ENCODER <text:s text:c="4"/></text:span></text:p>
          </draw:text-box>
        </draw:frame>
        <draw:rect draw:style-name="gr1" draw:text-style-name="P12" draw:layer="layout" svg:width="2.086cm" svg:height="1.746cm" svg:x="16.121cm" svg:y="10.012cm">
          <text:p text:style-name="P1"><text:span text:style-name="T6"/></text:p>
          <text:p text:style-name="P1"><text:span text:style-name="T1">ltc</text:span></text:p>
          <text:p text:style-name="P1"><text:span text:style-name="T6"><text:s text:c="15"/></text:span></text:p>
        </draw:rect>
        <draw:line draw:style-name="gr5" draw:text-style-name="P5" draw:layer="layout" svg:x1="24.629cm" svg:y1="7.245cm" svg:x2="23.28cm" svg:y2="7.245cm">
          <text:p text:style-name="P3"/>
        </draw:line>
        <draw:g>
          <draw:line draw:style-name="gr44" draw:text-style-name="P5" draw:layer="layout" svg:x1="18.219cm" svg:y1="10.231cm" svg:x2="18.586cm" svg:y2="10.231cm">
            <text:p text:style-name="P3"/>
          </draw:line>
          <draw:line draw:style-name="gr44" draw:text-style-name="P5" draw:layer="layout" svg:x1="18.22cm" svg:y1="10.493cm" svg:x2="18.587cm" svg:y2="10.493cm">
            <text:p text:style-name="P3"/>
          </draw:line>
          <draw:line draw:style-name="gr44" draw:text-style-name="P5" draw:layer="layout" svg:x1="18.22cm" svg:y1="10.754cm" svg:x2="18.587cm" svg:y2="10.754cm">
            <text:p text:style-name="P3"/>
          </draw:line>
          <draw:line draw:style-name="gr44" draw:text-style-name="P5" draw:layer="layout" svg:x1="18.221cm" svg:y1="11.016cm" svg:x2="18.588cm" svg:y2="11.016cm">
            <text:p text:style-name="P3"/>
          </draw:line>
          <draw:line draw:style-name="gr44" draw:text-style-name="P5" draw:layer="layout" svg:x1="18.221cm" svg:y1="11.277cm" svg:x2="18.588cm" svg:y2="11.277cm">
            <text:p text:style-name="P3"/>
          </draw:line>
          <draw:line draw:style-name="gr44" draw:text-style-name="P5" draw:layer="layout" svg:x1="18.222cm" svg:y1="11.539cm" svg:x2="18.589cm" svg:y2="11.539cm">
            <text:p text:style-name="P3"/>
          </draw:line>
        </draw:g>
        <draw:g>
          <draw:frame draw:style-name="gr45" draw:text-style-name="P4" draw:layer="layout" svg:width="3.354cm" svg:height="0.742cm" svg:x="18.487cm" svg:y="10.746cm">
            <draw:text-box>
              <text:p text:style-name="P3"><text:span text:style-name="T1">pie_int_loopback</text:span></text:p>
            </draw:text-box>
          </draw:frame>
          <draw:frame draw:style-name="gr46" draw:text-style-name="P4" draw:layer="layout" svg:width="3.558cm" svg:height="0.742cm" svg:x="18.488cm" svg:y="10.212cm">
            <draw:text-box>
              <text:p text:style-name="P3"><text:span text:style-name="T1">mac_int_loopback</text:span></text:p>
            </draw:text-box>
          </draw:frame>
          <draw:frame draw:style-name="gr47" draw:text-style-name="P4" draw:layer="layout" svg:width="3.568cm" svg:height="0.742cm" svg:x="18.499cm" svg:y="9.933cm">
            <draw:text-box>
              <text:p text:style-name="P3"><text:span text:style-name="T1">phy_ext_loopback</text:span></text:p>
            </draw:text-box>
          </draw:frame>
          <draw:frame draw:style-name="gr48" draw:text-style-name="P4" draw:layer="layout" svg:width="3.662cm" svg:height="0.742cm" svg:x="18.476cm" svg:y="10.486cm">
            <draw:text-box>
              <text:p text:style-name="P3"><text:span text:style-name="T1">mac_ext_loopback</text:span></text:p>
            </draw:text-box>
          </draw:frame>
          <draw:frame draw:style-name="gr10" draw:text-style-name="P4" draw:layer="layout" svg:width="3.6cm" svg:height="0.753cm" svg:x="18.477cm" svg:y="11.281cm">
            <draw:text-box>
              <text:p text:style-name="P3"><text:span text:style-name="T1">ppc_fpc_int_loopback</text:span></text:p>
            </draw:text-box>
          </draw:frame>
          <draw:frame draw:style-name="gr10" draw:text-style-name="P4" draw:layer="layout" svg:width="3.672cm" svg:height="0.753cm" svg:x="18.5cm" svg:y="11.006cm">
            <draw:text-box>
              <text:p text:style-name="P3"><text:span text:style-name="T1">fpc_ppc_ext_loopback</text:span></text:p>
            </draw:text-box>
          </draw:frame>
        </draw:g>
        <draw:frame draw:style-name="gr10" draw:text-style-name="P4" draw:layer="layout" svg:width="2.603cm" svg:height="0.753cm" svg:x="3.034cm" svg:y="6.83cm">
          <draw:text-box>
            <text:p text:style-name="P3"><text:span text:style-name="T1">rn2_rn3_bus</text:span></text:p>
          </draw:text-box>
        </draw:frame>
        <draw:frame draw:style-name="gr10" draw:text-style-name="P4" draw:layer="layout" svg:width="2.603cm" svg:height="0.753cm" svg:x="3.034cm" svg:y="8.73cm">
          <draw:text-box>
            <text:p text:style-name="P3"><text:span text:style-name="T1">rn3_rn4_bus</text:span></text:p>
          </draw:text-box>
        </draw:frame>
        <draw:frame draw:style-name="gr10" draw:text-style-name="P4" draw:layer="layout" svg:width="2.603cm" svg:height="0.753cm" svg:x="3.034cm" svg:y="10.83cm">
          <draw:text-box>
            <text:p text:style-name="P3"><text:span text:style-name="T1">rn4_rn5_bus</text:span></text:p>
          </draw:text-box>
        </draw:frame>
        <draw:frame draw:style-name="gr10" draw:text-style-name="P4" draw:layer="layout" svg:width="2.946cm" svg:height="0.753cm" svg:x="2.76cm" svg:y="3.03cm">
          <draw:text-box>
            <text:p text:style-name="P3"><text:span text:style-name="T1">rn_mas_rn1_bus</text:span></text:p>
          </draw:text-box>
        </draw:frame>
        <draw:line draw:style-name="gr19" draw:text-style-name="P5" draw:layer="layout" svg:x1="7.547cm" svg:y1="13.52cm" svg:x2="7.554cm" svg:y2="15.187cm">
          <text:p text:style-name="P3"/>
        </draw:line>
        <draw:g>
          <draw:polygon draw:style-name="gr49" draw:text-style-name="P9" draw:layer="layout" svg:width="1.225cm" svg:height="0.386cm" draw:transform="rotate (-1.5707963267946) translate (22.308cm 4.152cm)" svg:viewBox="0 0 1226 387" draw:points="0,-44616 1226,-44616 990,-44229 235,-44229">
            <text:p text:style-name="P3"/>
          </draw:polygon>
          <draw:frame draw:style-name="gr50" draw:text-style-name="P11" draw:layer="layout" svg:width="0.146cm" svg:height="0.395cm" svg:x="22.071cm" svg:y="4.811cm">
            <draw:text-box>
              <text:p text:style-name="P10"><text:span text:style-name="T4">0</text:span></text:p>
            </draw:text-box>
          </draw:frame>
          <draw:frame draw:style-name="gr51" draw:text-style-name="P11" draw:layer="layout" svg:width="0.146cm" svg:height="0.395cm" svg:x="22.068cm" svg:y="4.292cm">
            <draw:text-box>
              <text:p text:style-name="P10"><text:span text:style-name="T4">1</text:span></text:p>
            </draw:text-box>
          </draw:frame>
        </draw:g>
        <draw:line draw:style-name="gr19" draw:text-style-name="P5" draw:layer="layout" svg:x1="9.392cm" svg:y1="11.476cm" svg:x2="16.108cm" svg:y2="11.476cm">
          <text:p text:style-name="P3"/>
        </draw:line>
        <draw:g>
          <draw:g>
            <draw:g>
              <draw:polygon draw:style-name="gr52" draw:text-style-name="P9" draw:layer="layout" svg:width="1.225cm" svg:height="0.386cm" svg:x="6.964cm" svg:y="13.122cm" svg:viewBox="0 0 1226 387" draw:points="1226,0 0,0 236,387 991,387">
                <text:p text:style-name="P3"/>
              </draw:polygon>
              <draw:frame draw:style-name="gr53" draw:text-style-name="P11" draw:layer="layout" svg:width="0.146cm" svg:height="0.395cm" svg:x="7.774cm" svg:y="13.105cm">
                <draw:text-box>
                  <text:p text:style-name="P10"><text:span text:style-name="T4">1</text:span></text:p>
                </draw:text-box>
              </draw:frame>
              <draw:frame draw:style-name="gr54" draw:text-style-name="P11" draw:layer="layout" svg:width="-0.146cm" svg:height="-0.395cm" svg:x="7.412cm" svg:y="13.554cm">
                <draw:text-box>
                  <text:p text:style-name="P10"><text:span text:style-name="T4">0</text:span></text:p>
                </draw:text-box>
              </draw:frame>
            </draw:g>
          </draw:g>
          <draw:line draw:style-name="gr55" draw:text-style-name="P9" draw:layer="layout" svg:x1="7.065cm" svg:y1="13.32cm" svg:x2="6.623cm" svg:y2="13.32cm">
            <text:p text:style-name="P3"/>
          </draw:line>
        </draw:g>
        <draw:line draw:style-name="gr56" draw:text-style-name="P9" draw:layer="layout" svg:x1="15.417cm" svg:y1="7.463cm" svg:x2="15.417cm" svg:y2="7.021cm">
          <text:p text:style-name="P3"/>
        </draw:line>
        <draw:line draw:style-name="gr57" draw:text-style-name="P9" draw:layer="layout" svg:x1="13.724cm" svg:y1="4.254cm" svg:x2="13.724cm" svg:y2="3.812cm">
          <text:p text:style-name="P3"/>
        </draw:line>
        <draw:line draw:style-name="gr58" draw:text-style-name="P9" draw:layer="layout" svg:x1="22.103cm" svg:y1="4.272cm" svg:x2="22.103cm" svg:y2="3.83cm">
          <text:p text:style-name="P3"/>
        </draw:line>
        <draw:frame draw:style-name="gr59" draw:text-style-name="P4" draw:layer="layout" svg:width="1.793cm" svg:height="1.16cm" svg:x="11.963cm" svg:y="3.987cm">
          <draw:text-box>
            <text:p text:style-name="P3"><text:span text:style-name="T1">rn_mac_macbus</text:span></text:p>
          </draw:text-box>
        </draw:frame>
        <draw:line draw:style-name="gr19" draw:text-style-name="P5" draw:layer="layout" svg:x1="10.689cm" svg:y1="11.297cm" svg:x2="10.689cm" svg:y2="9.78cm">
          <text:p text:style-name="P3"/>
        </draw:line>
        <draw:line draw:style-name="gr44" draw:text-style-name="P5" draw:layer="layout" svg:x1="9.366cm" svg:y1="11.299cm" svg:x2="10.689cm" svg:y2="11.299cm">
          <text:p text:style-name="P3"/>
        </draw:line>
        <draw:line draw:style-name="gr44" draw:text-style-name="P5" draw:layer="layout" svg:x1="9.368cm" svg:y1="12.107cm" svg:x2="24.156cm" svg:y2="12.107cm">
          <text:p text:style-name="P3"/>
        </draw:line>
        <draw:frame draw:style-name="gr60" draw:layer="layout" svg:width="2.901cm" svg:height="0.931cm" svg:x="1.054cm" svg:y="0.542cm">
          <draw:object xlink:href="./Object 10" xlink:type="simple" xlink:show="embed" xlink:actuate="onLoad"/>
          <draw:image xlink:href="./ObjectReplacements/Object 10" xlink:type="simple" xlink:show="embed" xlink:actuate="onLoad"/>
        </draw:frame>
        <draw:frame draw:style-name="gr11" draw:text-style-name="P4" draw:layer="layout" svg:width="1.243cm" svg:height="0.581cm" svg:x="24.146cm" svg:y="5.066cm">
          <draw:text-box>
            <text:p text:style-name="P3"><text:span text:style-name="T1">M1</text:span></text:p>
          </draw:text-box>
        </draw:frame>
        <draw:frame draw:style-name="gr11" draw:text-style-name="P4" draw:layer="layout" svg:width="1.243cm" svg:height="0.581cm" svg:x="21.445cm" svg:y="5.236cm">
          <draw:text-box>
            <text:p text:style-name="P3"><text:span text:style-name="T1">M2</text:span></text:p>
          </draw:text-box>
        </draw:frame>
        <draw:frame draw:style-name="gr11" draw:text-style-name="P4" draw:layer="layout" svg:width="1.243cm" svg:height="0.581cm" svg:x="14.999cm" svg:y="5.461cm">
          <draw:text-box>
            <text:p text:style-name="P3"><text:span text:style-name="T1">M3</text:span></text:p>
          </draw:text-box>
        </draw:frame>
        <draw:frame draw:style-name="gr11" draw:text-style-name="P4" draw:layer="layout" svg:width="1.243cm" svg:height="0.581cm" svg:x="12.972cm" svg:y="5.236cm">
          <draw:text-box>
            <text:p text:style-name="P3"><text:span text:style-name="T1">M4</text:span></text:p>
          </draw:text-box>
        </draw:frame>
      </draw:page>
      <draw:page draw:name="page3" draw:style-name="dp1" draw:master-page-name="bla">
        <office:forms form:automatic-focus="false" form:apply-design-mode="false"/>
        <draw:rect draw:style-name="gr1" draw:text-style-name="P2" draw:id="id11" draw:layer="layout" svg:width="2.471cm" svg:height="1.057cm" svg:x="3.876cm" svg:y="3.36cm">
          <text:p text:style-name="P1"><text:span text:style-name="T1">pie</text:span></text:p>
          <text:p text:style-name="P1"><text:span text:style-name="T1"><text:s text:c="15"/></text:span><text:span text:style-name="T1">rn2(rn)</text:span></text:p>
        </draw:rect>
        <draw:rect draw:style-name="gr1" draw:text-style-name="P2" draw:id="id12" draw:layer="layout" svg:width="2.469cm" svg:height="1.036cm" svg:x="9.139cm" svg:y="3.739cm">
          <text:p text:style-name="P1"><text:span text:style-name="T1">pie</text:span></text:p>
          <text:p text:style-name="P1"><text:span text:style-name="T1"><text:s text:c="15"/></text:span><text:span text:style-name="T1">rn9(rn)</text:span></text:p>
        </draw:rect>
        <draw:rect draw:style-name="gr1" draw:text-style-name="P2" draw:layer="layout" svg:width="2.469cm" svg:height="1.036cm" svg:x="9.139cm" svg:y="5.944cm">
          <text:p text:style-name="P1"><text:span text:style-name="T1">pie</text:span></text:p>
          <text:p text:style-name="P1"><text:span text:style-name="T1"><text:s text:c="15"/></text:span><text:span text:style-name="T1">rn8(rn)</text:span></text:p>
        </draw:rect>
        <draw:rect draw:style-name="gr1" draw:text-style-name="P2" draw:layer="layout" svg:width="2.47cm" svg:height="1.059cm" svg:x="3.901cm" svg:y="5.219cm">
          <text:p text:style-name="P1"><text:span text:style-name="T1">pie</text:span></text:p>
          <text:p text:style-name="P1"><text:span text:style-name="T1"><text:s text:c="15"/></text:span><text:span text:style-name="T1">rn3(rn)</text:span></text:p>
        </draw:rect>
        <draw:rect draw:style-name="gr1" draw:text-style-name="P2" draw:layer="layout" svg:width="2.47cm" svg:height="1.058cm" svg:x="3.901cm" svg:y="7.073cm">
          <text:p text:style-name="P1"><text:span text:style-name="T1">pie</text:span></text:p>
          <text:p text:style-name="P1"><text:span text:style-name="T1"><text:s text:c="15"/></text:span><text:span text:style-name="T1">rn4(rn)</text:span></text:p>
        </draw:rect>
        <draw:rect draw:style-name="gr1" draw:text-style-name="P2" draw:id="id8" draw:layer="layout" svg:width="2.471cm" svg:height="1.058cm" svg:x="3.899cm" svg:y="8.944cm">
          <text:p text:style-name="P1"><text:span text:style-name="T1">pie</text:span></text:p>
          <text:p text:style-name="P1"><text:span text:style-name="T1"><text:s text:c="15"/></text:span><text:span text:style-name="T1">rn5(rn)</text:span></text:p>
        </draw:rect>
        <draw:rect draw:style-name="gr1" draw:text-style-name="P2" draw:id="id13" draw:layer="layout" svg:width="2.47cm" svg:height="1.057cm" svg:x="9.165cm" svg:y="8.241cm">
          <text:p text:style-name="P1"><text:span text:style-name="T1">pie</text:span></text:p>
          <text:p text:style-name="P1"><text:span text:style-name="T1"><text:s text:c="15"/></text:span><text:span text:style-name="T1">rn7(rn)</text:span></text:p>
        </draw:rect>
        <draw:frame draw:style-name="gr61" draw:text-style-name="P8" draw:layer="layout" svg:width="13.026cm" svg:height="1.555cm" svg:x="4.517cm" svg:y="0.225cm">
          <draw:text-box>
            <text:p text:style-name="P3"><text:span text:style-name="T3">Processor Ring – System Level (SL)</text:span></text:p>
            <text:p text:style-name="P3"><text:span text:style-name="T3">Test</text:span></text:p>
          </draw:text-box>
        </draw:frame>
        <draw:frame draw:style-name="gr10" draw:text-style-name="P4" draw:layer="layout" svg:width="2.89cm" svg:height="0.753cm" svg:x="2.52cm" svg:y="2.485cm">
          <draw:text-box>
            <text:p text:style-name="P3"><text:span text:style-name="T1">rn_mas_rn1_bus</text:span></text:p>
          </draw:text-box>
        </draw:frame>
        <draw:frame draw:style-name="gr62" draw:text-style-name="P4" draw:layer="layout" svg:width="3.105cm" svg:height="0.581cm" svg:x="10.24cm" svg:y="2.779cm">
          <draw:text-box>
            <text:p text:style-name="P3"><text:span text:style-name="T1">rn8_rn_mas_bus</text:span></text:p>
          </draw:text-box>
        </draw:frame>
        <draw:rect draw:style-name="gr1" draw:text-style-name="P2" draw:id="id10" draw:layer="layout" svg:width="2.469cm" svg:height="1.036cm" svg:x="6.745cm" svg:y="1.744cm">
          <text:p text:style-name="P1"><text:span text:style-name="T1">rn1</text:span></text:p>
        </draw:rect>
        <draw:rect draw:style-name="gr1" draw:text-style-name="P2" draw:id="id9" draw:layer="layout" svg:width="2.469cm" svg:height="1.036cm" svg:x="6.615cm" svg:y="10.699cm">
          <text:p text:style-name="P1"><text:span text:style-name="T1">fpc</text:span></text:p>
          <text:p text:style-name="P1"><text:span text:style-name="T1"><text:s text:c="16"/></text:span><text:span text:style-name="T1">rn6(rn)</text:span></text:p>
        </draw:rect>
        <draw:rect draw:style-name="gr63" draw:text-style-name="P2" draw:id="id5" draw:layer="layout" svg:width="2.469cm" svg:height="1.036cm" svg:x="5.215cm" svg:y="15.946cm">
          <draw:glue-point draw:id="4" svg:x="3.321cm" svg:y="-5.048cm"/>
          <text:p text:style-name="P1"><text:span text:style-name="T1">ppc</text:span></text:p>
        </draw:rect>
        <draw:rect draw:style-name="gr1" draw:text-style-name="P2" draw:layer="layout" svg:width="2.469cm" svg:height="1.036cm" svg:x="16.939cm" svg:y="10.955cm">
          <text:p text:style-name="P1"><text:span text:style-name="T1">FLASH</text:span></text:p>
        </draw:rect>
        <draw:line draw:style-name="gr19" draw:text-style-name="P5" draw:layer="layout" svg:x1="5.16cm" svg:y1="4.411cm" svg:x2="5.16cm" svg:y2="5.234cm">
          <text:p text:style-name="P3"/>
        </draw:line>
        <draw:line draw:style-name="gr19" draw:text-style-name="P5" draw:layer="layout" svg:x1="5.16cm" svg:y1="6.28cm" svg:x2="5.16cm" svg:y2="7.083cm">
          <text:p text:style-name="P3"/>
        </draw:line>
        <draw:line draw:style-name="gr19" draw:text-style-name="P5" draw:layer="layout" svg:x1="5.16cm" svg:y1="8.158cm" svg:x2="5.16cm" svg:y2="8.945cm">
          <text:p text:style-name="P3"/>
        </draw:line>
        <draw:line draw:style-name="gr19" draw:text-style-name="P5" draw:layer="layout" svg:x1="10.407cm" svg:y1="8.211cm" svg:x2="10.407cm" svg:y2="6.978cm">
          <text:p text:style-name="P3"/>
        </draw:line>
        <draw:line draw:style-name="gr19" draw:text-style-name="P5" draw:layer="layout" svg:x1="10.407cm" svg:y1="5.936cm" svg:x2="10.407cm" svg:y2="4.766cm">
          <text:p text:style-name="P3"/>
        </draw:line>
        <draw:line draw:style-name="gr5" draw:text-style-name="P5" draw:layer="layout" svg:x1="9.11cm" svg:y1="11.478cm" svg:x2="16.925cm" svg:y2="11.478cm">
          <text:p text:style-name="P3"/>
        </draw:line>
        <draw:line draw:style-name="gr24" draw:text-style-name="P5" draw:layer="layout" svg:x1="16.285cm" svg:y1="1.494cm" svg:x2="16.282cm" svg:y2="14.256cm">
          <text:p text:style-name="P3"/>
        </draw:line>
        <draw:g>
          <draw:frame draw:style-name="gr64" draw:text-style-name="P13" draw:layer="layout" svg:width="8.673cm" svg:height="1.975cm" svg:x="15.26cm" svg:y="16.969cm">
            <draw:text-box>
              <text:p text:style-name="P3"><text:span text:style-name="T5">rb = ringbus = {data, address, command, valid, be}</text:span></text:p>
              <text:p text:style-name="P3"><text:span text:style-name="T5">rxd = received data</text:span></text:p>
              <text:p text:style-name="P3"><text:span text:style-name="T5">txd = transmitted data</text:span></text:p>
              <text:p text:style-name="P3"><text:span text:style-name="T7"/></text:p>
            </draw:text-box>
          </draw:frame>
          <draw:frame draw:style-name="gr65" draw:text-style-name="P4" draw:layer="layout" svg:width="14.735cm" svg:height="2.561cm" svg:x="1.179cm" svg:y="16.955cm">
            <draw:text-box>
              <text:p text:style-name="P3"><text:span text:style-name="T1">phy_mac_bus = {tx_er, rx_er, rx_dv, rxd[7:0], crs, col}</text:span></text:p>
              <text:p text:style-name="P3"><text:span text:style-name="T1">mac_phy_bus = {gtx_clk, tx_en, txd[7:0], rx_clk}</text:span></text:p>
              <text:p text:style-name="P3"><text:span text:style-name="T1">mac_rn_macbus = {rx_mac_ro, rx_mac_data[31:0], rx_mac_BE[1:0], rx_mac_pa, rx_mac_sop, rx_mac_eop, tx_mac_wa, tx_mac_wr}</text:span></text:p>
              <text:p text:style-name="P3"><text:span text:style-name="T1">rn_mac_macbus = {rx_mac_rd, tx_mac_data[31:0], tx_mac_BE[1:0], tx_mac_sop, tx_mac_eop}</text:span></text:p>
              <text:p text:style-name="P3"><text:span text:style-name="T1">rn_flash={flash_ifc0_data[31:0] }</text:span></text:p>
              <text:p text:style-name="P3"><text:span text:style-name="T1">flash_rn={flash_ifc0_address[15:0], flash_ifc0_ce[0:0], flash_ifc0_oe[0:0], flash_ifc0_we[0:0]}</text:span></text:p>
            </draw:text-box>
          </draw:frame>
        </draw:g>
        <draw:frame draw:style-name="gr26" draw:text-style-name="P4" draw:layer="layout" svg:width="2.328cm" svg:height="0.581cm" svg:x="10.451cm" svg:y="10.944cm">
          <draw:text-box>
            <text:p text:style-name="P3"><text:span text:style-name="T1">flash_rn_bus</text:span></text:p>
          </draw:text-box>
        </draw:frame>
        <draw:frame draw:style-name="gr66" draw:text-style-name="P4" draw:layer="layout" svg:width="2.527cm" svg:height="0.581cm" svg:x="12.313cm" svg:y="10.929cm">
          <draw:text-box>
            <text:p text:style-name="P3"><text:span text:style-name="T1">/ rn_flash_bus</text:span></text:p>
          </draw:text-box>
        </draw:frame>
        <draw:line draw:style-name="gr67" draw:text-style-name="P5" draw:layer="layout" svg:x1="6.958cm" svg:y1="12.465cm" svg:x2="6.958cm" svg:y2="11.756cm">
          <text:p text:style-name="P3"/>
        </draw:line>
        <draw:line draw:style-name="gr67" draw:text-style-name="P5" draw:id="id2" draw:layer="layout" svg:x1="8.864cm" svg:y1="13.397cm" svg:x2="8.864cm" svg:y2="11.741cm">
          <draw:glue-point draw:id="4" svg:x="-10cm" svg:y="-2.712cm"/>
          <text:p text:style-name="P3"/>
        </draw:line>
        <draw:rect draw:style-name="gr63" draw:text-style-name="P2" draw:id="id7" draw:layer="layout" svg:width="2.469cm" svg:height="1.036cm" svg:x="9.144cm" svg:y="15.942cm">
          <draw:glue-point draw:id="4" svg:x="3.252cm" svg:y="-4.903cm"/>
          <text:p text:style-name="P1"><text:span text:style-name="T1">Test Unit</text:span></text:p>
        </draw:rect>
        <draw:line draw:style-name="gr67" draw:text-style-name="P5" draw:id="id3" draw:layer="layout" svg:x1="7.218cm" svg:y1="12.85cm" svg:x2="7.218cm" svg:y2="15.396cm">
          <draw:glue-point draw:id="4" svg:x="170cm" svg:y="0.479cm"/>
          <text:p text:style-name="P3"/>
        </draw:line>
        <draw:line draw:style-name="gr67" draw:text-style-name="P5" draw:layer="layout" svg:x1="9.101cm" svg:y1="13.796cm" svg:x2="9.101cm" svg:y2="14.516cm">
          <text:p text:style-name="P3"/>
        </draw:line>
        <draw:frame draw:style-name="gr68" draw:text-style-name="P14" draw:layer="layout" svg:width="7.402cm" svg:height="2.561cm" svg:x="16.704cm" svg:y="3.874cm">
          <draw:text-box>
            <text:p text:style-name="P3"><text:span text:style-name="T6"><text:s/></text:span><text:span text:style-name="T1">Notes:</text:span></text:p>
            <text:p text:style-name="P3"><text:span text:style-name="T1"><text:s/></text:span><text:span text:style-name="T1">-IO instruction are not the same;</text:span></text:p>
            <text:p text:style-name="P3"><text:span text:style-name="T1"><text:s/></text:span><text:span text:style-name="T1">-All units have the flash, test and ppc custom</text:span></text:p>
            <text:p text:style-name="P3"><text:span text:style-name="T1"><text:s/></text:span><text:span text:style-name="T1">logic and interfaces; however, only rn6 is </text:span></text:p>
            <text:p text:style-name="P3"><text:span text:style-name="T1"><text:s/></text:span><text:span text:style-name="T1">connected to flash, test and ppc; all other units </text:span></text:p>
            <text:p text:style-name="P3"><text:span text:style-name="T1"><text:s/></text:span><text:span text:style-name="T1">their have custom logic block disable using a </text:span></text:p>
            <text:p text:style-name="P3"><text:span text:style-name="T1"><text:s/></text:span><text:span text:style-name="T1">module parameter: CL_EN=1`b1.</text:span></text:p>
          </draw:text-box>
        </draw:frame>
        <draw:frame draw:style-name="gr69" draw:text-style-name="P4" draw:layer="layout" svg:width="2.375cm" svg:height="0.581cm" svg:x="3.949cm" svg:y="12.189cm">
          <draw:text-box>
            <text:p text:style-name="P3"><text:span text:style-name="T1">ppc_ext_lpbk</text:span></text:p>
          </draw:text-box>
        </draw:frame>
        <draw:frame draw:style-name="gr70" draw:text-style-name="P4" draw:layer="layout" svg:width="2.196cm" svg:height="0.911cm" svg:x="9.836cm" svg:y="13.173cm">
          <draw:text-box>
            <text:p text:style-name="P3"><text:span text:style-name="T1">fpc_int_lpbk</text:span></text:p>
          </draw:text-box>
        </draw:frame>
        <draw:frame draw:style-name="gr71" draw:text-style-name="P4" draw:layer="layout" svg:width="2.031cm" svg:height="0.581cm" svg:x="9.836cm" svg:y="14.269cm">
          <draw:text-box>
            <text:p text:style-name="P3"><text:span text:style-name="T1">test_mode</text:span></text:p>
          </draw:text-box>
        </draw:frame>
        <draw:g draw:id="id1">
          <draw:glue-point draw:id="4" svg:x="3.082cm" svg:y="-4.498cm"/>
          <draw:g>
            <draw:polygon draw:style-name="gr72" draw:text-style-name="P9" draw:layer="layout" svg:width="1.225cm" svg:height="0.386cm" svg:x="6.602cm" svg:y="12.442cm" svg:viewBox="0 0 1226 387" draw:points="1226,0 0,0 236,387 991,387">
              <text:p text:style-name="P3"/>
            </draw:polygon>
            <draw:frame draw:style-name="gr73" draw:text-style-name="P11" draw:layer="layout" svg:width="0.146cm" svg:height="0.395cm" svg:x="7.412cm" svg:y="12.425cm">
              <draw:text-box>
                <text:p text:style-name="P10"><text:span text:style-name="T4">1</text:span></text:p>
              </draw:text-box>
            </draw:frame>
            <draw:frame draw:style-name="gr74" draw:text-style-name="P11" draw:layer="layout" svg:width="-0.146cm" svg:height="-0.395cm" svg:x="7.05cm" svg:y="12.874cm">
              <draw:text-box>
                <text:p text:style-name="P10"><text:span text:style-name="T4">0</text:span></text:p>
              </draw:text-box>
            </draw:frame>
          </draw:g>
        </draw:g>
        <draw:g>
          <draw:glue-point draw:id="4" svg:x="4.929cm" svg:y="0cm"/>
          <draw:glue-point draw:id="5" svg:x="1.408cm" svg:y="1.408cm"/>
          <draw:glue-point draw:id="6" svg:x="0cm" svg:y="4.929cm"/>
          <draw:glue-point draw:id="7" svg:x="1.408cm" svg:y="8.45cm"/>
          <draw:glue-point draw:id="8" svg:x="4.929cm" svg:y="10cm"/>
          <draw:glue-point draw:id="9" svg:x="8.45cm" svg:y="8.45cm"/>
          <draw:glue-point draw:id="10" svg:x="10cm" svg:y="4.929cm"/>
          <draw:glue-point draw:id="11" svg:x="8.45cm" svg:y="1.408cm"/>
          <draw:circle draw:style-name="gr75" draw:text-style-name="P5" draw:layer="layout" svg:width="0.07cm" svg:height="0.07cm" svg:x="7.175cm" svg:y="15.361cm">
            <text:p text:style-name="P3"/>
          </draw:circle>
        </draw:g>
        <draw:g draw:id="id4">
          <draw:glue-point draw:id="4" svg:x="-2.869cm" svg:y="3.449cm"/>
          <draw:g>
            <draw:g>
              <draw:polygon draw:style-name="gr76" draw:text-style-name="P9" draw:layer="layout" svg:width="-1.225cm" svg:height="-0.386cm" svg:x="9.459cm" svg:y="13.809cm" svg:viewBox="0 0 -1226 -387" draw:points="0,-27618 1226,-27618 990,-27231 235,-27231">
                <text:p text:style-name="P3"/>
              </draw:polygon>
            </draw:g>
            <draw:frame draw:style-name="gr77" draw:text-style-name="P11" draw:layer="layout" svg:width="-0.146cm" svg:height="-0.395cm" svg:x="9.171cm" svg:y="13.876cm">
              <draw:text-box>
                <text:p text:style-name="P10"><text:span text:style-name="T4">0</text:span></text:p>
              </draw:text-box>
            </draw:frame>
            <draw:frame draw:style-name="gr78" draw:text-style-name="P11" draw:layer="layout" svg:width="0.146cm" svg:height="0.395cm" svg:x="8.548cm" svg:y="13.415cm">
              <draw:text-box>
                <text:p text:style-name="P10"><text:span text:style-name="T4">1</text:span></text:p>
              </draw:text-box>
            </draw:frame>
          </draw:g>
        </draw:g>
        <draw:g draw:id="id6">
          <draw:glue-point draw:id="4" svg:x="-2.746cm" svg:y="4.298cm"/>
          <draw:glue-point draw:id="5" svg:x="0.033cm" svg:y="4.031cm"/>
          <draw:g>
            <draw:polygon draw:style-name="gr79" draw:text-style-name="P9" draw:layer="layout" svg:width="-1.225cm" svg:height="-0.386cm" svg:x="9.709cm" svg:y="14.898cm" svg:viewBox="0 0 -1226 -387" draw:points="0,-29796 1226,-29796 990,-29409 235,-29409">
              <text:p text:style-name="P3"/>
            </draw:polygon>
            <draw:frame draw:style-name="gr80" draw:text-style-name="P11" draw:layer="layout" svg:width="0.146cm" svg:height="0.395cm" svg:x="9.311cm" svg:y="14.495cm">
              <draw:text-box>
                <text:p text:style-name="P10"><text:span text:style-name="T4">1</text:span></text:p>
              </draw:text-box>
            </draw:frame>
            <draw:frame draw:style-name="gr81" draw:text-style-name="P11" draw:layer="layout" svg:width="-0.146cm" svg:height="-0.395cm" svg:x="8.949cm" svg:y="14.944cm">
              <draw:text-box>
                <text:p text:style-name="P10"><text:span text:style-name="T4">0</text:span></text:p>
              </draw:text-box>
            </draw:frame>
          </draw:g>
        </draw:g>
        <draw:connector draw:style-name="gr82" draw:text-style-name="P5" draw:layer="layout" draw:line-skew="0.903cm -1.137cm" svg:x1="7.592cm" svg:y1="12.448cm" svg:x2="8.864cm" svg:y2="12.12cm" draw:start-shape="id1" draw:start-glue-point="4" draw:end-shape="id2" draw:end-glue-point="4">
          <text:p text:style-name="P3"/>
        </draw:connector>
        <draw:connector draw:style-name="gr82" draw:text-style-name="P5" draw:layer="layout" draw:line-skew="0.949cm -1.676cm" svg:x1="7.218cm" svg:y1="14.244cm" svg:x2="8.495cm" svg:y2="13.803cm" draw:start-shape="id3" draw:start-glue-point="4" draw:end-shape="id4" draw:end-glue-point="4">
          <text:p text:style-name="P3"/>
        </draw:connector>
        <draw:connector draw:style-name="gr82" draw:text-style-name="P5" draw:layer="layout" draw:line-skew="1.774cm -1.473cm" svg:x1="7.268cm" svg:y1="15.946cm" svg:x2="8.76cm" svg:y2="14.911cm" draw:start-shape="id5" draw:start-glue-point="4" draw:end-shape="id6" draw:end-glue-point="4">
          <text:p text:style-name="P3"/>
        </draw:connector>
        <draw:connector draw:style-name="gr82" draw:text-style-name="P5" draw:layer="layout" svg:x1="6.449cm" svg:y1="15.946cm" svg:x2="10.378cm" svg:y2="15.942cm" draw:start-shape="id5" draw:start-glue-point="0" draw:end-shape="id7" draw:end-glue-point="0">
          <text:p text:style-name="P3"/>
        </draw:connector>
        <draw:connector draw:style-name="gr82" draw:text-style-name="P5" draw:layer="layout" draw:line-skew="-0.243cm" svg:x1="9.1cm" svg:y1="14.899cm" svg:x2="11.18cm" svg:y2="15.953cm" draw:start-shape="id6" draw:start-glue-point="5" draw:end-shape="id7" draw:end-glue-point="4">
          <text:p text:style-name="P3"/>
        </draw:connector>
        <draw:connector draw:style-name="gr82" draw:text-style-name="P5" draw:layer="layout" svg:x1="5.134cm" svg:y1="10.002cm" svg:x2="6.615cm" svg:y2="11.217cm" draw:start-shape="id8" draw:start-glue-point="2" draw:end-shape="id9">
          <text:p text:style-name="P3"/>
        </draw:connector>
        <draw:connector draw:style-name="gr83" draw:text-style-name="P5" draw:layer="layout" svg:x1="6.745cm" svg:y1="2.262cm" svg:x2="5.111cm" svg:y2="3.36cm" draw:start-shape="id10" draw:start-glue-point="3" draw:end-shape="id11" draw:end-glue-point="0">
          <text:p text:style-name="P3"/>
        </draw:connector>
        <draw:connector draw:style-name="gr83" draw:text-style-name="P5" draw:layer="layout" svg:x1="10.373cm" svg:y1="3.739cm" svg:x2="9.214cm" svg:y2="2.262cm" draw:start-shape="id12" draw:start-glue-point="0" draw:end-shape="id10">
          <text:p text:style-name="P3"/>
        </draw:connector>
        <draw:connector draw:style-name="gr83" draw:text-style-name="P5" draw:layer="layout" svg:x1="9.084cm" svg:y1="11.217cm" svg:x2="10.4cm" svg:y2="9.298cm" draw:start-shape="id9" draw:start-glue-point="1" draw:end-shape="id13">
          <text:p text:style-name="P3"/>
        </draw:connector>
        <draw:circle draw:style-name="gr44" draw:text-style-name="P5" draw:layer="layout" svg:width="-0.105cm" svg:height="-0.105cm" svg:x="7.275cm" svg:y="14.255cm">
          <text:p text:style-name="P3"/>
        </draw:circle>
        <draw:frame draw:style-name="gr10" draw:text-style-name="P4" draw:layer="layout" svg:width="2.582cm" svg:height="0.753cm" svg:x="2.756cm" svg:y="4.486cm">
          <draw:text-box>
            <text:p text:style-name="P3"><text:span text:style-name="T1">rn1_rn2_bus</text:span></text:p>
          </draw:text-box>
        </draw:frame>
        <draw:frame draw:style-name="gr10" draw:text-style-name="P4" draw:layer="layout" svg:width="2.582cm" svg:height="0.753cm" svg:x="2.756cm" svg:y="6.287cm">
          <draw:text-box>
            <text:p text:style-name="P3"><text:span text:style-name="T1">rn2_rn3_bus</text:span></text:p>
          </draw:text-box>
        </draw:frame>
        <draw:frame draw:style-name="gr10" draw:text-style-name="P4" draw:layer="layout" svg:width="2.582cm" svg:height="0.753cm" svg:x="2.756cm" svg:y="8.188cm">
          <draw:text-box>
            <text:p text:style-name="P3"><text:span text:style-name="T1">rn3_rn4_bus</text:span></text:p>
          </draw:text-box>
        </draw:frame>
        <draw:frame draw:style-name="gr10" draw:text-style-name="P4" draw:layer="layout" svg:width="2.582cm" svg:height="0.753cm" svg:x="2.704cm" svg:y="10.089cm">
          <draw:text-box>
            <text:p text:style-name="P3"><text:span text:style-name="T1">rn4_rn5_bus</text:span></text:p>
          </draw:text-box>
        </draw:frame>
        <draw:frame draw:style-name="gr62" draw:text-style-name="P4" draw:layer="layout" svg:width="2.593cm" svg:height="0.581cm" svg:x="10.241cm" svg:y="5.18cm">
          <draw:text-box>
            <text:p text:style-name="P3"><text:span text:style-name="T1">rn7_rn8_bus</text:span></text:p>
          </draw:text-box>
        </draw:frame>
        <draw:frame draw:style-name="gr62" draw:text-style-name="P4" draw:layer="layout" svg:width="2.593cm" svg:height="0.581cm" svg:x="10.242cm" svg:y="7.281cm">
          <draw:text-box>
            <text:p text:style-name="P3"><text:span text:style-name="T1">rn6_rn7_bus</text:span></text:p>
          </draw:text-box>
        </draw:frame>
        <draw:frame draw:style-name="gr62" draw:text-style-name="P4" draw:layer="layout" svg:width="2.593cm" svg:height="0.581cm" svg:x="10.243cm" svg:y="9.682cm">
          <draw:text-box>
            <text:p text:style-name="P3"><text:span text:style-name="T1">rn5_rn6_bus</text:span></text:p>
          </draw:text-box>
        </draw:frame>
        <draw:line draw:style-name="gr84" draw:text-style-name="P9" draw:layer="layout" svg:x1="9.816cm" svg:y1="13.619cm" svg:x2="9.374cm" svg:y2="13.619cm">
          <text:p text:style-name="P3"/>
        </draw:line>
        <draw:line draw:style-name="gr85" draw:text-style-name="P9" draw:layer="layout" svg:x1="10.039cm" svg:y1="14.713cm" svg:x2="9.597cm" svg:y2="14.713cm">
          <text:p text:style-name="P3"/>
        </draw:line>
        <draw:line draw:style-name="gr86" draw:text-style-name="P9" draw:layer="layout" svg:x1="6.701cm" svg:y1="12.631cm" svg:x2="6.259cm" svg:y2="12.631cm">
          <text:p text:style-name="P3"/>
        </draw:line>
        <draw:frame draw:style-name="gr60" draw:layer="layout" svg:width="2.901cm" svg:height="0.931cm" svg:x="1.054cm" svg:y="0.542cm">
          <draw:object xlink:href="./Object 1" xlink:type="simple" xlink:show="embed" xlink:actuate="onLoad"/>
          <draw:image xlink:href="./ObjectReplacements/Object 1" xlink:type="simple" xlink:show="embed" xlink:actuate="onLoad"/>
        </draw:frame>
      </draw:page>
      <draw:page draw:name="page4" draw:style-name="dp1" draw:master-page-name="bla">
        <office:forms form:automatic-focus="false" form:apply-design-mode="false"/>
        <draw:rect draw:style-name="gr87" draw:text-style-name="P15" draw:layer="layout" svg:width="3.711cm" svg:height="2.818cm" svg:x="16.972cm" svg:y="12.988cm">
          <text:p text:style-name="P1"><text:span text:style-name="T5">internal</text:span></text:p>
          <text:p text:style-name="P1"><text:span text:style-name="T5">custom</text:span></text:p>
          <text:p text:style-name="P1"><text:span text:style-name="T5">logic</text:span></text:p>
        </draw:rect>
        <draw:rect draw:style-name="gr87" draw:text-style-name="P15" draw:layer="layout" svg:width="3.931cm" svg:height="1.678cm" svg:x="17.524cm" svg:y="8.433cm">
          <text:p text:style-name="P1"><text:span text:style-name="T5">IM</text:span></text:p>
        </draw:rect>
        <draw:line draw:style-name="gr88" draw:text-style-name="P5" draw:layer="layout" svg:x1="20.127cm" svg:y1="13.229cm" svg:x2="20.127cm" svg:y2="12.267cm">
          <text:p text:style-name="P3"/>
        </draw:line>
        <draw:line draw:style-name="gr88" draw:text-style-name="P12" draw:layer="layout" svg:x1="15.566cm" svg:y1="9.415cm" svg:x2="17.556cm" svg:y2="9.423cm">
          <text:p text:style-name="P3"/>
        </draw:line>
        <draw:frame draw:style-name="gr89" draw:text-style-name="P16" draw:layer="layout" svg:width="10.398cm" svg:height="1.089cm" svg:x="4.463cm" svg:y="0.991cm">
          <draw:text-box>
            <text:p text:style-name="P3"><text:span text:style-name="T8">Processor Ring Node (prn) Pipeline</text:span></text:p>
          </draw:text-box>
        </draw:frame>
        <draw:line draw:style-name="gr90" draw:text-style-name="P17" draw:layer="layout" svg:x1="21.481cm" svg:y1="2.893cm" svg:x2="21.476cm" svg:y2="20.682cm">
          <text:p text:style-name="P3"/>
        </draw:line>
        <draw:frame draw:style-name="gr91" draw:text-style-name="P18" draw:layer="layout" svg:width="2.665cm" svg:height="0.662cm" svg:x="5.639cm" svg:y="2.492cm">
          <draw:text-box>
            <text:p text:style-name="P3"><text:span text:style-name="T9">pipestage0</text:span></text:p>
          </draw:text-box>
        </draw:frame>
        <draw:frame draw:style-name="gr91" draw:text-style-name="P18" draw:layer="layout" svg:width="2.784cm" svg:height="0.662cm" svg:x="12.63cm" svg:y="2.492cm">
          <draw:text-box>
            <text:p text:style-name="P3"><text:span text:style-name="T9">pipestage1 </text:span></text:p>
          </draw:text-box>
        </draw:frame>
        <draw:frame draw:style-name="gr92" draw:text-style-name="P19" draw:layer="layout" svg:width="2.459cm" svg:height="0.581cm" draw:transform="rotate (1.5707963267946) translate (26.671cm 9.857cm)">
          <draw:text-box>
            <text:p text:style-name="P3"><text:span text:style-name="T5">bo_msg_st2</text:span></text:p>
          </draw:text-box>
        </draw:frame>
        <draw:frame draw:style-name="gr93" draw:text-style-name="P19" draw:layer="layout" svg:width="2.372cm" svg:height="0.724cm" draw:transform="rotate (1.5707963267946) translate (28.026cm 9.925cm)">
          <draw:text-box>
            <text:p text:style-name="P3"><text:span text:style-name="T5">pr_msg_out</text:span></text:p>
          </draw:text-box>
        </draw:frame>
        <draw:frame draw:style-name="gr91" draw:text-style-name="P18" draw:layer="layout" svg:width="3.495cm" svg:height="0.662cm" svg:x="23.961cm" svg:y="2.492cm">
          <draw:text-box>
            <text:p text:style-name="P3"><text:span text:style-name="T9">pipestage2 <text:s text:c="6"/></text:span></text:p>
          </draw:text-box>
        </draw:frame>
        <draw:frame draw:style-name="gr94" draw:text-style-name="P4" draw:layer="layout" svg:width="1.425cm" svg:height="0.645cm" svg:x="8.973cm" svg:y="3.281cm">
          <draw:text-box>
            <text:p text:style-name="P3"><text:span text:style-name="T1">cp_st0</text:span></text:p>
          </draw:text-box>
        </draw:frame>
        <draw:frame draw:style-name="gr94" draw:text-style-name="P4" draw:layer="layout" svg:width="1.425cm" svg:height="0.645cm" svg:x="10.941cm" svg:y="3.281cm">
          <draw:text-box>
            <text:p text:style-name="P3"><text:span text:style-name="T1">cp_st1</text:span></text:p>
          </draw:text-box>
        </draw:frame>
        <draw:frame draw:style-name="gr94" draw:text-style-name="P4" draw:layer="layout" svg:width="1.425cm" svg:height="0.645cm" svg:x="21.482cm" svg:y="3.32cm">
          <draw:text-box>
            <text:p text:style-name="P3"><text:span text:style-name="T1">cp_st2</text:span></text:p>
          </draw:text-box>
        </draw:frame>
        <draw:frame draw:style-name="gr95" draw:text-style-name="P4" draw:layer="layout" svg:width="2.72cm" svg:height="9.952cm" draw:transform="rotate (-1.57079632679579) translate (3.441cm 7.797cm)">
          <draw:text-box>
            <text:p text:style-name="P3"><text:span text:style-name="T1">pr_msg_in +uid</text:span></text:p>
          </draw:text-box>
        </draw:frame>
        <draw:g>
          <draw:line draw:style-name="gr96" draw:text-style-name="P5" draw:layer="layout" svg:x1="3.471cm" svg:y1="3.94cm" svg:x2="22.861cm" svg:y2="3.94cm">
            <text:p text:style-name="P3"/>
          </draw:line>
          <draw:line draw:style-name="gr96" draw:text-style-name="P5" draw:layer="layout" svg:x1="3.471cm" svg:y1="5.853cm" svg:x2="22.861cm" svg:y2="5.853cm">
            <text:p text:style-name="P3"/>
          </draw:line>
        </draw:g>
        <draw:frame draw:style-name="gr97" draw:text-style-name="P21" draw:layer="layout" svg:width="2.965cm" svg:height="0.395cm" svg:x="3.734cm" svg:y="7.887cm">
          <draw:text-box>
            <text:p text:style-name="P20"><text:span text:style-name="T2">pr_msg_st0.addr(32)</text:span></text:p>
          </draw:text-box>
        </draw:frame>
        <draw:frame draw:style-name="gr98" draw:text-style-name="P22" draw:layer="layout" svg:width="2.17cm" svg:height="0.645cm" svg:x="8.256cm" svg:y="7.143cm">
          <draw:text-box>
            <text:p text:style-name="P20"><text:span text:style-name="T10">*_rd_en_</text:span><text:span text:style-name="T11">st0</text:span></text:p>
          </draw:text-box>
        </draw:frame>
        <draw:g>
          <draw:frame draw:style-name="gr99" draw:text-style-name="P22" draw:layer="layout" svg:width="2.221cm" svg:height="0.645cm" svg:x="8.242cm" svg:y="7.762cm">
            <draw:text-box>
              <text:p text:style-name="P20"><text:span text:style-name="T11">*_wr_en_st0</text:span></text:p>
            </draw:text-box>
          </draw:frame>
        </draw:g>
        <draw:g>
          <draw:line draw:style-name="gr100" draw:text-style-name="P23" draw:layer="layout" svg:x1="3.506cm" svg:y1="7.742cm" svg:x2="12.557cm" svg:y2="7.742cm">
            <text:p text:style-name="P3"/>
          </draw:line>
          <draw:line draw:style-name="gr101" draw:text-style-name="P23" draw:layer="layout" svg:x1="3.517cm" svg:y1="8.253cm" svg:x2="12.568cm" svg:y2="8.253cm">
            <text:p text:style-name="P3"/>
          </draw:line>
        </draw:g>
        <draw:frame draw:style-name="gr102" draw:text-style-name="P4" draw:layer="layout" svg:width="2.136cm" svg:height="0.645cm" svg:x="10.941cm" svg:y="5.269cm">
          <draw:text-box>
            <text:p text:style-name="P3"><text:span text:style-name="T1">pr_msg_st1</text:span></text:p>
          </draw:text-box>
        </draw:frame>
        <draw:g>
          <draw:g>
            <draw:g>
              <draw:rect draw:style-name="gr103" draw:text-style-name="P24" draw:layer="layout" svg:width="0.724cm" svg:height="1.447cm" svg:x="10.259cm" svg:y="4.982cm">
                <text:p text:style-name="P6"><text:span text:style-name="T11">st0</text:span></text:p>
              </draw:rect>
            </draw:g>
            <draw:g>
              <draw:glue-point draw:id="4" svg:x="4.957cm" svg:y="0cm"/>
              <draw:glue-point draw:id="5" svg:x="2.478cm" svg:y="4.957cm"/>
              <draw:glue-point draw:id="6" svg:x="4.957cm" svg:y="9.957cm"/>
              <draw:glue-point draw:id="7" svg:x="7.478cm" svg:y="4.957cm"/>
              <draw:polygon draw:style-name="gr104" draw:text-style-name="P25" draw:layer="layout" svg:width="0.236cm" svg:height="0.236cm" svg:x="10.503cm" svg:y="6.192cm" svg:viewBox="0 0 237 237" draw:points="119,0 0,237 237,237">
                <text:p text:style-name="P3"/>
              </draw:polygon>
            </draw:g>
          </draw:g>
        </draw:g>
        <draw:frame draw:style-name="gr105" draw:text-style-name="P4" draw:layer="layout" svg:width="1.954cm" svg:height="0.645cm" svg:x="0.77cm" svg:y="9.72cm">
          <draw:text-box>
            <text:p text:style-name="P3"><text:span text:style-name="T1">pr_msg_in</text:span></text:p>
          </draw:text-box>
        </draw:frame>
        <draw:g>
          <draw:g>
            <draw:g>
              <draw:rect draw:style-name="gr106" draw:text-style-name="P24" draw:layer="layout" svg:width="0.724cm" svg:height="1.447cm" svg:x="20.705cm" svg:y="4.969cm">
                <text:p text:style-name="P6"><text:span text:style-name="T11">st1</text:span></text:p>
              </draw:rect>
            </draw:g>
            <draw:g>
              <draw:glue-point draw:id="4" svg:x="4.957cm" svg:y="0cm"/>
              <draw:glue-point draw:id="5" svg:x="2.478cm" svg:y="4.957cm"/>
              <draw:glue-point draw:id="6" svg:x="4.957cm" svg:y="9.957cm"/>
              <draw:glue-point draw:id="7" svg:x="7.478cm" svg:y="4.957cm"/>
              <draw:polygon draw:style-name="gr107" draw:text-style-name="P25" draw:layer="layout" svg:width="0.236cm" svg:height="0.236cm" svg:x="20.949cm" svg:y="6.179cm" svg:viewBox="0 0 237 237" draw:points="119,0 0,237 237,237">
                <text:p text:style-name="P3"/>
              </draw:polygon>
            </draw:g>
          </draw:g>
        </draw:g>
        <draw:g>
          <draw:g>
            <draw:g>
              <draw:rect draw:style-name="gr108" draw:text-style-name="P24" draw:layer="layout" svg:width="0.724cm" svg:height="1.447cm" svg:x="10.259cm" svg:y="3.126cm">
                <text:p text:style-name="P6"><text:span text:style-name="T11">cp0</text:span></text:p>
              </draw:rect>
            </draw:g>
            <draw:g>
              <draw:glue-point draw:id="4" svg:x="4.957cm" svg:y="0cm"/>
              <draw:glue-point draw:id="5" svg:x="2.478cm" svg:y="4.957cm"/>
              <draw:glue-point draw:id="6" svg:x="4.957cm" svg:y="9.957cm"/>
              <draw:glue-point draw:id="7" svg:x="7.478cm" svg:y="4.957cm"/>
              <draw:polygon draw:style-name="gr109" draw:text-style-name="P25" draw:layer="layout" svg:width="0.236cm" svg:height="0.236cm" svg:x="10.503cm" svg:y="4.336cm" svg:viewBox="0 0 237 237" draw:points="119,0 0,237 237,237">
                <text:p text:style-name="P3"/>
              </draw:polygon>
            </draw:g>
          </draw:g>
        </draw:g>
        <draw:g>
          <draw:g>
            <draw:g>
              <draw:rect draw:style-name="gr110" draw:text-style-name="P24" draw:layer="layout" svg:width="0.724cm" svg:height="1.447cm" svg:x="20.723cm" svg:y="3.126cm">
                <text:p text:style-name="P6"><text:span text:style-name="T11">cp1</text:span></text:p>
              </draw:rect>
            </draw:g>
            <draw:g>
              <draw:glue-point draw:id="4" svg:x="4.957cm" svg:y="0cm"/>
              <draw:glue-point draw:id="5" svg:x="2.478cm" svg:y="4.957cm"/>
              <draw:glue-point draw:id="6" svg:x="4.957cm" svg:y="9.957cm"/>
              <draw:glue-point draw:id="7" svg:x="7.478cm" svg:y="4.957cm"/>
              <draw:polygon draw:style-name="gr111" draw:text-style-name="P25" draw:layer="layout" svg:width="0.236cm" svg:height="0.236cm" svg:x="20.967cm" svg:y="4.336cm" svg:viewBox="0 0 237 237" draw:points="119,0 0,237 237,237">
                <text:p text:style-name="P3"/>
              </draw:polygon>
            </draw:g>
          </draw:g>
        </draw:g>
        <draw:frame draw:style-name="gr102" draw:text-style-name="P4" draw:layer="layout" svg:width="2.136cm" svg:height="0.645cm" draw:transform="rotate (1.57725404502698) translate (21.765cm 6.029cm)">
          <draw:text-box>
            <text:p text:style-name="P3"><text:span text:style-name="T1">pr_msg_st2</text:span></text:p>
          </draw:text-box>
        </draw:frame>
        <draw:frame draw:style-name="gr60" draw:layer="layout" svg:width="2.901cm" svg:height="0.931cm" svg:x="1.056cm" svg:y="1.044cm">
          <draw:object xlink:href="./Object 35" xlink:type="simple" xlink:show="embed" xlink:actuate="onLoad"/>
          <draw:image xlink:href="./ObjectReplacements/Object 35" xlink:type="simple" xlink:show="embed" xlink:actuate="onLoad"/>
        </draw:frame>
        <draw:g>
          <draw:g>
            <draw:g>
              <draw:rect draw:style-name="gr112" draw:text-style-name="P26" draw:layer="layout" svg:width="0.724cm" svg:height="1.447cm" svg:x="10.259cm" svg:y="7.278cm">
                <text:p text:style-name="P6"><text:span text:style-name="T12">au0</text:span></text:p>
              </draw:rect>
            </draw:g>
            <draw:g>
              <draw:glue-point draw:id="4" svg:x="4.957cm" svg:y="0cm"/>
              <draw:glue-point draw:id="5" svg:x="2.478cm" svg:y="4.957cm"/>
              <draw:glue-point draw:id="6" svg:x="4.957cm" svg:y="9.957cm"/>
              <draw:glue-point draw:id="7" svg:x="7.478cm" svg:y="4.957cm"/>
              <draw:polygon draw:style-name="gr113" draw:text-style-name="P25" draw:layer="layout" svg:width="0.236cm" svg:height="0.236cm" svg:x="10.503cm" svg:y="8.488cm" svg:viewBox="0 0 237 237" draw:points="119,0 0,237 237,237">
                <text:p text:style-name="P3"/>
              </draw:polygon>
            </draw:g>
          </draw:g>
        </draw:g>
        <draw:frame draw:style-name="gr114" draw:text-style-name="P22" draw:layer="layout" svg:width="2.17cm" svg:height="0.645cm" svg:x="10.941cm" svg:y="7.227cm">
          <draw:text-box>
            <text:p text:style-name="P20"><text:span text:style-name="T11">*_rd_en_st1</text:span></text:p>
          </draw:text-box>
        </draw:frame>
        <draw:frame draw:style-name="gr115" draw:text-style-name="P22" draw:layer="layout" svg:width="2.684cm" svg:height="0.643cm" svg:x="10.941cm" svg:y="7.763cm">
          <draw:text-box>
            <text:p text:style-name="P20"><text:span text:style-name="T11">*_wr_en_st1</text:span></text:p>
          </draw:text-box>
        </draw:frame>
        <draw:frame draw:style-name="gr116" draw:text-style-name="P28" draw:layer="layout" svg:width="2.119cm" svg:height="0.395cm" svg:x="3.693cm" svg:y="6.876cm">
          <draw:text-box>
            <text:p text:style-name="P27"><text:span text:style-name="T2">cp_st0.{rd,wr}</text:span></text:p>
          </draw:text-box>
        </draw:frame>
        <draw:line draw:style-name="gr117" draw:text-style-name="P29" draw:layer="layout" svg:x1="3.481cm" svg:y1="3.958cm" svg:x2="3.47cm" svg:y2="11.683cm">
          <text:p text:style-name="P3"/>
        </draw:line>
        <draw:frame draw:style-name="gr118" draw:text-style-name="P22" draw:layer="layout" svg:width="3.47cm" svg:height="0.735cm" svg:x="3.534cm" svg:y="3.462cm">
          <draw:text-box>
            <text:p text:style-name="P20"><text:span text:style-name="T11">pr_msg_st0.cmd(4) </text:span></text:p>
          </draw:text-box>
        </draw:frame>
        <draw:frame draw:style-name="gr119" draw:text-style-name="P22" draw:layer="layout" svg:width="2.394cm" svg:height="0.645cm" svg:x="3.534cm" svg:y="7.171cm">
          <draw:text-box>
            <text:p text:style-name="P20"><text:span text:style-name="T11">pr_msg_st0.v</text:span></text:p>
          </draw:text-box>
        </draw:frame>
        <draw:frame draw:style-name="gr120" draw:text-style-name="P22" draw:layer="layout" svg:width="2.489cm" svg:height="0.637cm" svg:x="3.534cm" svg:y="5.273cm">
          <draw:text-box>
            <text:p text:style-name="P20"><text:span text:style-name="T11">pr_msg_st0</text:span></text:p>
          </draw:text-box>
        </draw:frame>
        <draw:frame draw:style-name="gr121" draw:text-style-name="P22" draw:layer="layout" svg:width="2.293cm" svg:height="0.645cm" svg:x="11.013cm" svg:y="9.726cm">
          <draw:text-box>
            <text:p text:style-name="P20"><text:span text:style-name="T11">mq_msg_st1</text:span></text:p>
          </draw:text-box>
        </draw:frame>
        <draw:line draw:style-name="gr122" draw:text-style-name="P23" draw:layer="layout" svg:x1="0.993cm" svg:y1="10.262cm" svg:x2="3.471cm" svg:y2="10.246cm">
          <text:p text:style-name="P3"/>
        </draw:line>
        <draw:line draw:style-name="gr88" draw:text-style-name="P5" draw:layer="layout" svg:x1="13.336cm" svg:y1="10.656cm" svg:x2="8.36cm" svg:y2="10.668cm">
          <text:p text:style-name="P3"/>
        </draw:line>
        <draw:frame draw:style-name="gr123" draw:text-style-name="P19" draw:layer="layout" svg:width="3.214cm" svg:height="0.581cm" svg:x="6.368cm" svg:y="11.081cm">
          <draw:text-box>
            <text:p text:style-name="P3"><text:span text:style-name="T5">au_rb*_wr_en_st0</text:span></text:p>
          </draw:text-box>
        </draw:frame>
        <draw:line draw:style-name="gr88" draw:text-style-name="P12" draw:layer="layout" svg:x1="9.256cm" svg:y1="11.423cm" svg:x2="10.355cm" svg:y2="11.422cm">
          <text:p text:style-name="P3"/>
        </draw:line>
        <draw:frame draw:style-name="gr124" draw:text-style-name="P21" draw:layer="layout" svg:width="2.219cm" svg:height="0.395cm" svg:x="3.734cm" svg:y="10.396cm">
          <draw:text-box>
            <text:p text:style-name="P20"><text:span text:style-name="T2">pr_msg_st0</text:span></text:p>
          </draw:text-box>
        </draw:frame>
        <draw:rect draw:style-name="gr87" draw:text-style-name="P15" draw:layer="layout" svg:width="0.444cm" svg:height="0.96cm" svg:x="2.484cm" svg:y="9.704cm">
          <text:p text:style-name="P1"><text:span text:style-name="T5">ud</text:span></text:p>
        </draw:rect>
        <draw:frame draw:style-name="gr125" draw:text-style-name="P21" draw:layer="layout" svg:width="2.974cm" svg:height="0.395cm" svg:x="3.734cm" svg:y="8.476cm">
          <draw:text-box>
            <text:p text:style-name="P20"><text:span text:style-name="T2">pr_msg_st0.dst_id(4)</text:span></text:p>
          </draw:text-box>
        </draw:frame>
        <draw:line draw:style-name="gr88" draw:text-style-name="P5" draw:layer="layout" svg:x1="7.22cm" svg:y1="8.848cm" svg:x2="3.506cm" svg:y2="8.837cm">
          <text:p text:style-name="P3"/>
        </draw:line>
        <draw:frame draw:style-name="gr126" draw:text-style-name="P14" draw:layer="layout" svg:width="0.827cm" svg:height="0.746cm" svg:x="22.549cm" svg:y="5.492cm">
          <draw:text-box>
            <text:p text:style-name="P3"><text:span text:style-name="T6">0</text:span></text:p>
          </draw:text-box>
        </draw:frame>
        <draw:line draw:style-name="gr127" draw:text-style-name="P23" draw:layer="layout" svg:x1="13.374cm" svg:y1="11.022cm" svg:x2="22.693cm" svg:y2="11.021cm">
          <text:p text:style-name="P3"/>
        </draw:line>
        <draw:frame draw:style-name="gr128" draw:text-style-name="P22" draw:layer="layout" svg:width="3.059cm" svg:height="0.645cm" draw:transform="rotate (-0.00104719755238338) translate (13.745cm 10.434cm)">
          <draw:text-box>
            <text:p text:style-name="P20"><text:span text:style-name="T11">mux_dm_msg_st1</text:span></text:p>
          </draw:text-box>
        </draw:frame>
        <draw:frame draw:style-name="gr129" draw:text-style-name="P19" draw:layer="layout" svg:width="3.515cm" svg:height="0.648cm" draw:transform="rotate (1.5707963267946) translate (23.271cm 9.858cm)">
          <draw:text-box>
            <text:p text:style-name="P3"><text:span text:style-name="T5">mux_bo_msg_st2</text:span></text:p>
          </draw:text-box>
        </draw:frame>
        <draw:line draw:style-name="gr90" draw:text-style-name="P17" draw:layer="layout" svg:x1="11.071cm" svg:y1="2.944cm" svg:x2="11.066cm" svg:y2="20.733cm">
          <text:p text:style-name="P3"/>
        </draw:line>
        <draw:line draw:style-name="gr90" draw:text-style-name="P17" draw:layer="layout" svg:x1="27.976cm" svg:y1="2.893cm" svg:x2="27.971cm" svg:y2="20.682cm">
          <text:p text:style-name="P3"/>
        </draw:line>
        <draw:line draw:style-name="gr88" draw:text-style-name="P12" draw:layer="layout" svg:x1="5.687cm" svg:y1="7.218cm" svg:x2="6.786cm" svg:y2="7.217cm">
          <text:p text:style-name="P3"/>
        </draw:line>
        <draw:line draw:style-name="gr130" draw:text-style-name="P17" draw:layer="layout" svg:x1="3.506cm" svg:y1="10.285cm" svg:x2="6.715cm" svg:y2="10.301cm">
          <text:p text:style-name="P3"/>
        </draw:line>
        <draw:frame draw:style-name="gr131" draw:text-style-name="P22" draw:layer="layout" svg:width="3.381cm" svg:height="0.645cm" svg:x="7.18cm" svg:y="9.502cm">
          <draw:text-box>
            <text:p text:style-name="P20"><text:span text:style-name="T11">qm_mq_{push,pop}</text:span></text:p>
          </draw:text-box>
        </draw:frame>
        <draw:frame draw:style-name="gr132" draw:text-style-name="P4" draw:layer="layout" svg:width="2.953cm" svg:height="0.645cm" draw:transform="rotate (0.005235987755982) translate (3.534cm 9.796cm)">
          <draw:text-box>
            <text:p text:style-name="P3"><text:span text:style-name="T1">pr_msg.cmd(4)</text:span></text:p>
          </draw:text-box>
        </draw:frame>
        <draw:g>
          <draw:line draw:style-name="gr130" draw:text-style-name="P5" draw:layer="layout" svg:x1="7.33cm" svg:y1="10.455cm" svg:x2="10.242cm" svg:y2="10.457cm">
            <text:p text:style-name="P3"/>
          </draw:line>
          <draw:line draw:style-name="gr130" draw:text-style-name="P5" draw:layer="layout" svg:x1="7.33cm" svg:y1="10.055cm" svg:x2="10.242cm" svg:y2="10.057cm">
            <text:p text:style-name="P3"/>
          </draw:line>
        </draw:g>
        <draw:frame draw:style-name="gr133" draw:text-style-name="P4" draw:layer="layout" svg:width="3.685cm" svg:height="0.645cm" svg:x="7.185cm" svg:y="9.916cm">
          <draw:text-box>
            <text:p text:style-name="P3"><text:span text:style-name="T1">mq_qm_{full,empty} <text:s/></text:span></text:p>
          </draw:text-box>
        </draw:frame>
        <draw:line draw:style-name="gr88" draw:text-style-name="P5" draw:layer="layout" svg:x1="13.26cm" svg:y1="11.642cm" svg:x2="3.505cm" svg:y2="11.652cm">
          <text:p text:style-name="P3"/>
        </draw:line>
        <draw:rect draw:style-name="gr87" draw:text-style-name="P15" draw:layer="layout" svg:width="0.773cm" svg:height="1.454cm" svg:x="10.235cm" svg:y="9.555cm">
          <text:p text:style-name="P1"><text:span text:style-name="T5">MQ</text:span></text:p>
        </draw:rect>
        <draw:frame draw:style-name="gr134" draw:text-style-name="P21" draw:layer="layout" svg:width="2.219cm" svg:height="0.395cm" svg:x="3.734cm" svg:y="11.269cm">
          <draw:text-box>
            <text:p text:style-name="P20"><text:span text:style-name="T2">pr_msg_st0</text:span></text:p>
          </draw:text-box>
        </draw:frame>
        <draw:rect draw:style-name="gr87" draw:text-style-name="P15" draw:layer="layout" svg:width="0.524cm" svg:height="2.136cm" svg:x="13.208cm" svg:y="9.988cm">
          <text:p text:style-name="P1"><text:span text:style-name="T5"/></text:p>
          <text:p text:style-name="P1"><text:span text:style-name="T5">0</text:span></text:p>
          <text:p text:style-name="P1"><text:span text:style-name="T5"/></text:p>
          <text:p text:style-name="P1"><text:span text:style-name="T5">m0</text:span></text:p>
          <text:p text:style-name="P1"><text:span text:style-name="T5"/></text:p>
          <text:p text:style-name="P1"><text:span text:style-name="T5">1</text:span></text:p>
          <text:p text:style-name="P1"><text:span text:style-name="T5"/></text:p>
        </draw:rect>
        <draw:g>
          <draw:line draw:style-name="gr130" draw:text-style-name="P5" draw:layer="layout" svg:x1="7.33cm" svg:y1="10.455cm" svg:x2="10.242cm" svg:y2="10.457cm">
            <text:p text:style-name="P3"/>
          </draw:line>
          <draw:line draw:style-name="gr130" draw:text-style-name="P5" draw:layer="layout" svg:x1="7.33cm" svg:y1="10.055cm" svg:x2="10.242cm" svg:y2="10.057cm">
            <text:p text:style-name="P3"/>
          </draw:line>
        </draw:g>
        <draw:rect draw:style-name="gr87" draw:text-style-name="P15" draw:layer="layout" svg:width="0.715cm" svg:height="1.429cm" svg:x="6.631cm" svg:y="3.135cm">
          <text:p text:style-name="P1"><text:span text:style-name="T5">CD</text:span></text:p>
        </draw:rect>
        <draw:rect draw:style-name="gr87" draw:text-style-name="P15" draw:layer="layout" svg:width="0.712cm" svg:height="2.122cm" svg:x="6.632cm" svg:y="6.925cm">
          <text:p text:style-name="P1"><text:span text:style-name="T5">AU</text:span></text:p>
        </draw:rect>
        <draw:rect draw:style-name="gr87" draw:text-style-name="P15" draw:layer="layout" svg:width="0.715cm" svg:height="1.429cm" svg:x="6.631cm" svg:y="5.036cm">
          <text:p text:style-name="P1"><text:span text:style-name="T5">N</text:span></text:p>
          <text:p text:style-name="P1"><text:span text:style-name="T5">A</text:span></text:p>
          <text:p text:style-name="P1"><text:span text:style-name="T5">C</text:span></text:p>
          <text:p text:style-name="P1"><text:span text:style-name="T5">K</text:span></text:p>
        </draw:rect>
        <draw:line draw:style-name="gr88" draw:text-style-name="P5" draw:layer="layout" svg:x1="6.948cm" svg:y1="10.408cm" svg:x2="6.96cm" svg:y2="9.299cm">
          <text:p text:style-name="P3"/>
        </draw:line>
        <draw:rect draw:style-name="gr87" draw:text-style-name="P15" draw:layer="layout" svg:width="0.715cm" svg:height="1.203cm" svg:x="6.631cm" svg:y="9.652cm">
          <text:p text:style-name="P1"><text:span text:style-name="T5">QM</text:span></text:p>
        </draw:rect>
        <draw:line draw:style-name="gr88" draw:text-style-name="P12" draw:layer="layout" svg:x1="23.299cm" svg:y1="9.8cm" svg:x2="28.71cm" svg:y2="9.81cm">
          <text:p text:style-name="P3"/>
        </draw:line>
        <draw:g>
          <draw:g>
            <draw:g>
              <draw:rect draw:style-name="gr135" draw:text-style-name="P24" draw:layer="layout" svg:width="0.724cm" svg:height="1.447cm" svg:x="27.217cm" svg:y="9.067cm">
                <text:p text:style-name="P6"><text:span text:style-name="T11">st2</text:span></text:p>
              </draw:rect>
            </draw:g>
            <draw:g>
              <draw:glue-point draw:id="4" svg:x="4.957cm" svg:y="0cm"/>
              <draw:glue-point draw:id="5" svg:x="2.478cm" svg:y="4.957cm"/>
              <draw:glue-point draw:id="6" svg:x="4.957cm" svg:y="9.957cm"/>
              <draw:glue-point draw:id="7" svg:x="7.478cm" svg:y="4.957cm"/>
              <draw:polygon draw:style-name="gr136" draw:text-style-name="P25" draw:layer="layout" svg:width="0.236cm" svg:height="0.236cm" svg:x="27.461cm" svg:y="10.277cm" svg:viewBox="0 0 237 237" draw:points="119,0 0,237 237,237">
                <text:p text:style-name="P3"/>
              </draw:polygon>
            </draw:g>
          </draw:g>
        </draw:g>
        <draw:rect draw:style-name="gr87" draw:text-style-name="P15" draw:layer="layout" svg:width="2.784cm" svg:height="9.199cm" svg:x="23.923cm" svg:y="5.486cm">
          <text:p text:style-name="P1"><text:span text:style-name="T5">BO</text:span></text:p>
        </draw:rect>
        <draw:rect draw:style-name="gr87" draw:text-style-name="P15" draw:layer="layout" svg:width="0.821cm" svg:height="9.926cm" svg:x="22.492cm" svg:y="5.468cm">
          <text:p text:style-name="P1"><text:span text:style-name="T5">0</text:span></text:p>
          <text:p text:style-name="P1"><text:span text:style-name="T5"/></text:p>
          <text:p text:style-name="P1"><text:span text:style-name="T5"/></text:p>
          <text:p text:style-name="P1"><text:span text:style-name="T5"/></text:p>
          <text:p text:style-name="P1"><text:span text:style-name="T5"/></text:p>
          <text:p text:style-name="P1"><text:span text:style-name="T5">m3</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1</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2</text:span></text:p>
        </draw:rect>
        <draw:line draw:style-name="gr88" draw:text-style-name="P5" draw:layer="layout" svg:x1="22.969cm" svg:y1="4.846cm" svg:x2="22.963cm" svg:y2="5.463cm">
          <text:p text:style-name="P3"/>
        </draw:line>
        <draw:frame draw:style-name="gr137" draw:text-style-name="P19" draw:layer="layout" svg:width="2.465cm" svg:height="0.581cm" draw:transform="rotate (-1.57079632679579) translate (23.53cm 3.492cm)">
          <draw:text-box>
            <text:p text:style-name="P3"><text:span text:style-name="T5">m3_sel_st2</text:span></text:p>
          </draw:text-box>
        </draw:frame>
        <draw:frame draw:style-name="gr137" draw:text-style-name="P19" draw:layer="layout" svg:width="3.062cm" svg:height="0.581cm" svg:x="4.902cm" svg:y="9.144cm">
          <draw:text-box>
            <text:p text:style-name="P3"><text:span text:style-name="T5">qm_cntl_st1</text:span></text:p>
          </draw:text-box>
        </draw:frame>
        <draw:rect draw:style-name="gr87" draw:text-style-name="P15" draw:layer="layout" svg:width="2.784cm" svg:height="3.012cm" svg:x="23.923cm" svg:y="11.714cm">
          <text:p text:style-name="P1"><text:span text:style-name="T5">msg</text:span></text:p>
          <text:p text:style-name="P1"><text:span text:style-name="T5">counter</text:span></text:p>
          <text:p text:style-name="P1"><text:span text:style-name="T5">(determines </text:span></text:p>
          <text:p text:style-name="P1"><text:span text:style-name="T5">when messages </text:span></text:p>
          <text:p text:style-name="P1"><text:span text:style-name="T5">are sent by this PR</text:span></text:p>
          <text:p text:style-name="P1"><text:span text:style-name="T5">node)</text:span></text:p>
        </draw:rect>
        <draw:frame draw:style-name="gr138" draw:text-style-name="P14" draw:layer="layout" svg:width="4.681cm" svg:height="2.6cm" svg:x="5.334cm" svg:y="12.248cm">
          <draw:text-box>
            <text:p text:style-name="P3"><text:span text:style-name="T6">The processor tells the control block to load the DMA descriptors in memory into the DMA controller. The control block then sends a start_dma_xfer to the DMA controller</text:span></text:p>
          </draw:text-box>
        </draw:frame>
        <draw:rect draw:style-name="gr87" draw:text-style-name="P15" draw:layer="layout" svg:width="3.852cm" svg:height="1.678cm" svg:x="17.557cm" svg:y="10.571cm">
          <text:p text:style-name="P1"><text:span text:style-name="T5">DM</text:span></text:p>
        </draw:rect>
        <draw:frame draw:style-name="gr139" draw:text-style-name="P19" draw:layer="layout" svg:width="3.976cm" svg:height="0.581cm" svg:x="17.553cm" svg:y="8.458cm">
          <draw:text-box>
            <text:p text:style-name="P3"><text:span text:style-name="T5">wr_ch_0 <text:s text:c="12"/>rd_ch_0</text:span></text:p>
          </draw:text-box>
        </draw:frame>
        <draw:frame draw:style-name="gr140" draw:text-style-name="P19" draw:layer="layout" svg:width="3.685cm" svg:height="0.581cm" svg:x="17.544cm" svg:y="11.663cm">
          <draw:text-box>
            <text:p text:style-name="P3"><text:span text:style-name="T5">wr_ch_1/rd_ch_1 <text:s/></text:span></text:p>
          </draw:text-box>
        </draw:frame>
        <draw:frame draw:style-name="gr94" draw:text-style-name="P4" draw:layer="layout" svg:width="4.405cm" svg:height="1.571cm" svg:x="5.333cm" svg:y="14.819cm">
          <draw:text-box>
            <text:p text:style-name="P3"><text:span text:style-name="T1">The message from the bus </text:span></text:p>
            <text:p text:style-name="P3"><text:span text:style-name="T1">can either write or read the</text:span></text:p>
            <text:p text:style-name="P3"><text:span text:style-name="T1">DM.</text:span></text:p>
            <text:p text:style-name="P3"><text:span text:style-name="T1"/></text:p>
          </draw:text-box>
        </draw:frame>
        <draw:frame draw:style-name="gr141" draw:text-style-name="P19" draw:layer="layout" svg:width="3.11cm" svg:height="0.662cm" draw:transform="rotate (1.5707963267946) translate (21.778cm 15.031cm)">
          <draw:text-box>
            <text:p text:style-name="P3"><text:span text:style-name="T5">sb_mux_msg_st2</text:span></text:p>
          </draw:text-box>
        </draw:frame>
        <draw:frame draw:style-name="gr137" draw:text-style-name="P19" draw:layer="layout" svg:width="4.163cm" svg:height="0.581cm" draw:transform="rotate (1.5707963267946) translate (20.809cm 19.709cm)">
          <draw:text-box>
            <text:p text:style-name="P3"><text:span text:style-name="T5">au_sb_*_{wr,rd}_en_st1</text:span></text:p>
          </draw:text-box>
        </draw:frame>
        <draw:line draw:style-name="gr88" draw:text-style-name="P12" draw:layer="layout" svg:x1="19.812cm" svg:y1="14.887cm" svg:x2="22.499cm" svg:y2="14.892cm">
          <text:p text:style-name="P3"/>
        </draw:line>
        <draw:rect draw:style-name="gr87" draw:text-style-name="P15" draw:layer="layout" svg:width="0.632cm" svg:height="1.131cm" svg:x="20.83cm" svg:y="14.349cm">
          <text:p text:style-name="P1"><text:span text:style-name="T5">sb1</text:span></text:p>
        </draw:rect>
        <draw:line draw:style-name="gr88" draw:text-style-name="P5" draw:layer="layout" svg:x1="17.922cm" svg:y1="17.47cm" svg:x2="17.937cm" svg:y2="12.232cm">
          <text:p text:style-name="P3"/>
        </draw:line>
        <draw:rect draw:style-name="gr87" draw:text-style-name="P15" draw:layer="layout" svg:width="0.753cm" svg:height="0.896cm" svg:x="10.245cm" svg:y="11.282cm">
          <text:p text:style-name="P1"><text:span text:style-name="T5">rb0</text:span></text:p>
        </draw:rect>
        <draw:custom-shape draw:style-name="gr142" draw:text-style-name="P5" draw:layer="layout" svg:width="3.872cm" svg:height="1.48cm" svg:x="16.491cm" svg:y="11.285cm">
          <text:p text:style-name="P3"/>
          <draw:enhanced-geometry svg:viewBox="0 0 21600 21600" draw:glue-points="10800 0 3160 3160 0 10800 3160 18440 10800 21600 18440 18440 21600 10800 18440 3160" draw:text-areas="3200 3200 18400 18400" draw:type="ellipse"/>
        </draw:custom-shape>
        <draw:frame draw:style-name="gr143" draw:text-style-name="P4" draw:layer="layout" svg:width="3.749cm" svg:height="0.911cm" svg:x="17.758cm" svg:y="12.158cm">
          <draw:text-box>
            <text:p text:style-name="P3"><text:span text:style-name="T1">shared rd/wr </text:span></text:p>
            <text:p text:style-name="P3"><text:span text:style-name="T1">interface to memory</text:span></text:p>
          </draw:text-box>
        </draw:frame>
        <draw:line draw:style-name="gr44" draw:text-style-name="P5" draw:layer="layout" svg:x1="2.783cm" svg:y1="15.99cm" svg:x2="29.379cm" svg:y2="15.984cm">
          <text:p text:style-name="P3"/>
        </draw:line>
        <draw:frame draw:style-name="gr141" draw:text-style-name="P19" draw:layer="layout" svg:width="3.11cm" svg:height="0.662cm" draw:transform="rotate (1.5707963267946) translate (21.749cm 11.077cm)">
          <draw:text-box>
            <text:p text:style-name="P3"><text:span text:style-name="T5">dm_mux_msg_st2</text:span></text:p>
          </draw:text-box>
        </draw:frame>
        <draw:line draw:style-name="gr88" draw:text-style-name="P5" draw:layer="layout" svg:x1="17.265cm" svg:y1="17.496cm" svg:x2="17.25cm" svg:y2="10.995cm">
          <text:p text:style-name="P3"/>
        </draw:line>
        <draw:line draw:style-name="gr88" draw:text-style-name="P5" draw:layer="layout" svg:x1="15.909cm" svg:y1="17.422cm" svg:x2="15.909cm" svg:y2="11.821cm">
          <text:p text:style-name="P3"/>
        </draw:line>
        <draw:frame draw:style-name="gr140" draw:text-style-name="P19" draw:layer="layout" svg:width="3.685cm" svg:height="0.581cm" svg:x="17.545cm" svg:y="9.563cm">
          <draw:text-box>
            <text:p text:style-name="P3"><text:span text:style-name="T5">wr_ch_1/rd_ch_1 <text:s/></text:span></text:p>
          </draw:text-box>
        </draw:frame>
        <draw:g>
          <draw:line draw:style-name="gr88" draw:text-style-name="P12" draw:layer="layout" svg:x1="16.807cm" svg:y1="8.728cm" svg:x2="17.524cm" svg:y2="8.723cm">
            <text:p text:style-name="P3"/>
          </draw:line>
          <draw:line draw:style-name="gr88" draw:text-style-name="P5" draw:layer="layout" svg:x1="16.767cm" svg:y1="10.996cm" svg:x2="16.758cm" svg:y2="8.742cm">
            <text:p text:style-name="P3"/>
          </draw:line>
        </draw:g>
        <draw:line draw:style-name="gr88" draw:text-style-name="P5" draw:layer="layout" svg:x1="16.287cm" svg:y1="18.074cm" svg:x2="16.975cm" svg:y2="18.074cm">
          <text:p text:style-name="P3"/>
        </draw:line>
        <draw:line draw:style-name="gr88" draw:text-style-name="P5" draw:layer="layout" svg:x1="15.575cm" svg:y1="17.423cm" svg:x2="15.566cm" svg:y2="9.415cm">
          <text:p text:style-name="P3"/>
        </draw:line>
        <draw:line draw:style-name="gr88" draw:text-style-name="P12" draw:layer="layout" svg:x1="15.944cm" svg:y1="11.82cm" svg:x2="17.557cm" svg:y2="11.823cm">
          <text:p text:style-name="P3"/>
        </draw:line>
        <draw:custom-shape draw:style-name="gr144" draw:text-style-name="P5" draw:layer="layout" svg:width="0.275cm" svg:height="0.275cm" svg:x="16.633cm" svg:y="10.858cm">
          <text:p text:style-name="P3"/>
          <draw:enhanced-geometry svg:viewBox="0 0 21600 21600" draw:glue-points="10800 0 3160 3160 0 10800 3160 18440 10800 21600 18440 18440 21600 10800 18440 3160" draw:text-areas="3200 3200 18400 18400" draw:type="ellipse"/>
        </draw:custom-shape>
        <draw:custom-shape draw:style-name="gr144" draw:text-style-name="P5" draw:layer="layout" svg:width="0.275cm" svg:height="0.275cm" svg:x="17.132cm" svg:y="10.859cm">
          <text:p text:style-name="P3"/>
          <draw:enhanced-geometry svg:viewBox="0 0 21600 21600" draw:glue-points="10800 0 3160 3160 0 10800 3160 18440 10800 21600 18440 18440 21600 10800 18440 3160" draw:text-areas="3200 3200 18400 18400" draw:type="ellipse"/>
        </draw:custom-shape>
        <draw:rect draw:style-name="gr87" draw:text-style-name="P15" draw:layer="layout" svg:width="1.094cm" svg:height="0.86cm" svg:x="19.552cm" svg:y="14.554cm">
          <text:p text:style-name="P1"><text:span text:style-name="T5">ext</text:span></text:p>
          <text:p text:style-name="P1"><text:span text:style-name="T5">DMA</text:span></text:p>
        </draw:rect>
        <draw:rect draw:style-name="gr87" draw:text-style-name="P15" draw:layer="layout" svg:width="1.183cm" svg:height="0.86cm" svg:x="19.494cm" svg:y="13.154cm">
          <text:p text:style-name="P1"><text:span text:style-name="T5">internal</text:span></text:p>
          <text:p text:style-name="P1"><text:span text:style-name="T5">DMA</text:span></text:p>
        </draw:rect>
        <draw:line draw:style-name="gr88" draw:text-style-name="P5" draw:layer="layout" svg:x1="21.198cm" svg:y1="15.447cm" svg:x2="21.21cm" svg:y2="15.97cm">
          <text:p text:style-name="P3"/>
        </draw:line>
        <draw:frame draw:style-name="gr137" draw:text-style-name="P19" draw:layer="layout" svg:width="3.062cm" svg:height="0.581cm" draw:transform="rotate (0.0137881010907526) translate (11.612cm 13.031cm)">
          <draw:text-box>
            <text:p text:style-name="P3"><text:span text:style-name="T5">mux[0-3]_sel_st1</text:span></text:p>
          </draw:text-box>
        </draw:frame>
        <draw:frame draw:style-name="gr137" draw:text-style-name="P19" draw:layer="layout" svg:width="3.062cm" svg:height="0.581cm" draw:transform="rotate (0.0137881010907526) translate (11.656cm 13.993cm)">
          <draw:text-box>
            <text:p text:style-name="P3"><text:span text:style-name="T5">qm_cntl_st1</text:span></text:p>
          </draw:text-box>
        </draw:frame>
        <draw:frame draw:style-name="gr145" draw:text-style-name="P19" draw:layer="layout" svg:width="2.981cm" svg:height="0.911cm" draw:transform="rotate (0.0137881010907526) translate (11.617cm 13.503cm)">
          <draw:text-box>
            <text:p text:style-name="P3"><text:span text:style-name="T5">dma_ext_cntl_st1</text:span></text:p>
          </draw:text-box>
        </draw:frame>
        <draw:g>
          <draw:line draw:style-name="gr88" draw:text-style-name="P5" draw:layer="layout" svg:x1="14.364cm" svg:y1="13.37cm" svg:x2="14.913cm" svg:y2="13.351cm">
            <text:p text:style-name="P3"/>
          </draw:line>
          <draw:line draw:style-name="gr88" draw:text-style-name="P5" draw:layer="layout" svg:x1="14.37cm" svg:y1="13.871cm" svg:x2="14.919cm" svg:y2="13.852cm">
            <text:p text:style-name="P3"/>
          </draw:line>
          <draw:line draw:style-name="gr88" draw:text-style-name="P5" draw:layer="layout" svg:x1="14.377cm" svg:y1="14.371cm" svg:x2="14.926cm" svg:y2="14.352cm">
            <text:p text:style-name="P3"/>
          </draw:line>
        </draw:g>
        <draw:g>
          <draw:line draw:style-name="gr88" draw:text-style-name="P5" draw:layer="layout" svg:x1="16.116cm" svg:y1="17.49cm" svg:x2="16.116cm" svg:y2="14.878cm">
            <text:p text:style-name="P3"/>
          </draw:line>
          <draw:line draw:style-name="gr88" draw:text-style-name="P5" draw:layer="layout" svg:x1="16.154cm" svg:y1="14.878cm" svg:x2="16.94cm" svg:y2="14.878cm">
            <text:p text:style-name="P3"/>
          </draw:line>
        </draw:g>
        <draw:rect draw:style-name="gr87" draw:text-style-name="P15" draw:layer="layout" svg:width="3.631cm" svg:height="2.818cm" svg:x="16.906cm" svg:y="16.115cm">
          <text:p text:style-name="P1"><text:span text:style-name="T5">external custom logic</text:span></text:p>
          <text:p text:style-name="P1"><text:span text:style-name="T5">additional DMA </text:span></text:p>
          <text:p text:style-name="P1"><text:span text:style-name="T5">controllers and custom</text:span></text:p>
          <text:p text:style-name="P1"><text:span text:style-name="T5"><text:s/></text:span><text:span text:style-name="T5">datapaths to support</text:span></text:p>
          <text:p text:style-name="P1"><text:span text:style-name="T5">custom NIOS </text:span></text:p>
          <text:p text:style-name="P1"><text:span text:style-name="T5">instructions </text:span></text:p>
        </draw:rect>
        <draw:rect draw:style-name="gr87" draw:text-style-name="P15" draw:layer="layout" svg:width="1.945cm" svg:height="1.511cm" svg:x="14.548cm" svg:y="17.422cm">
          <text:p text:style-name="P1"><text:span text:style-name="T5">NIOS II</text:span></text:p>
          <text:p text:style-name="P1"><text:span text:style-name="T5">or </text:span></text:p>
          <text:p text:style-name="P1"><text:span text:style-name="T5">pr_me</text:span></text:p>
        </draw:rect>
        <draw:frame draw:style-name="gr94" draw:text-style-name="P4" draw:layer="layout" svg:width="9.98cm" svg:height="1.571cm" svg:x="4.937cm" svg:y="16.952cm">
          <draw:text-box>
            <text:p text:style-name="P3"><text:span text:style-name="T1">The external custom logic DMA controllers are sent to the internal </text:span></text:p>
            <text:p text:style-name="P3"><text:span text:style-name="T1">custom logic block where they are muxed with the internal and </text:span></text:p>
            <text:p text:style-name="P3"><text:span text:style-name="T1">external DMA controller. The muxes in the internal custom logic</text:span></text:p>
            <text:p text:style-name="P3"><text:span text:style-name="T1">are not shown.</text:span></text:p>
          </draw:text-box>
        </draw:frame>
        <draw:line draw:style-name="gr88" draw:text-style-name="P5" draw:layer="layout" svg:x1="5.799cm" svg:y1="10.696cm" svg:x2="3.463cm" svg:y2="10.696cm">
          <text:p text:style-name="P3"/>
        </draw:line>
        <draw:line draw:style-name="gr146" draw:text-style-name="P5" draw:layer="layout" svg:x1="5.827cm" svg:y1="10.696cm" svg:x2="5.826cm" svg:y2="11.174cm">
          <text:p text:style-name="P3"/>
        </draw:line>
        <draw:line draw:style-name="gr146" draw:text-style-name="P5" draw:layer="layout" svg:x1="8.359cm" svg:y1="10.682cm" svg:x2="8.359cm" svg:y2="11.202cm">
          <text:p text:style-name="P3"/>
        </draw:line>
        <draw:line draw:style-name="gr88" draw:text-style-name="P5" draw:layer="layout" svg:x1="8.359cm" svg:y1="11.188cm" svg:x2="5.826cm" svg:y2="11.188cm">
          <text:p text:style-name="P3"/>
        </draw:line>
      </draw:page>
      <draw:page draw:name="page5" draw:style-name="dp1" draw:master-page-name="bla">
        <office:forms form:automatic-focus="false" form:apply-design-mode="false"/>
        <draw:frame draw:style-name="gr89" draw:text-style-name="P16" draw:layer="layout" svg:width="10.398cm" svg:height="1.927cm" svg:x="0.991cm" svg:y="14.845cm">
          <draw:text-box>
            <text:p text:style-name="P3"><text:span text:style-name="T8">Processor Ring Node</text:span></text:p>
            <text:p text:style-name="P3"><text:span text:style-name="T8">External DMA controller</text:span></text:p>
          </draw:text-box>
        </draw:frame>
        <draw:line draw:style-name="gr90" draw:text-style-name="P17" draw:layer="layout" svg:x1="21.48cm" svg:y1="1.392cm" svg:x2="21.475cm" svg:y2="19.181cm">
          <text:p text:style-name="P3"/>
        </draw:line>
        <draw:frame draw:style-name="gr91" draw:text-style-name="P18" draw:layer="layout" svg:width="2.665cm" svg:height="0.662cm" svg:x="5.638cm" svg:y="0.991cm">
          <draw:text-box>
            <text:p text:style-name="P3"><text:span text:style-name="T9">pipestage0</text:span></text:p>
          </draw:text-box>
        </draw:frame>
        <draw:frame draw:style-name="gr91" draw:text-style-name="P18" draw:layer="layout" svg:width="2.784cm" svg:height="0.662cm" svg:x="12.629cm" svg:y="0.991cm">
          <draw:text-box>
            <text:p text:style-name="P3"><text:span text:style-name="T9">pipestage1 </text:span></text:p>
          </draw:text-box>
        </draw:frame>
        <draw:frame draw:style-name="gr92" draw:text-style-name="P19" draw:layer="layout" svg:width="2.459cm" svg:height="0.581cm" draw:transform="rotate (-1.57079632679579) translate (27.288cm 6.153cm)">
          <draw:text-box>
            <text:p text:style-name="P3"><text:span text:style-name="T5">bo_msg_st2</text:span></text:p>
          </draw:text-box>
        </draw:frame>
        <draw:frame draw:style-name="gr93" draw:text-style-name="P19" draw:layer="layout" svg:width="2.372cm" svg:height="0.724cm" draw:transform="rotate (-1.57079632679579) translate (28.709cm 6.345cm)">
          <draw:text-box>
            <text:p text:style-name="P3"><text:span text:style-name="T5">pr_msg_out</text:span></text:p>
          </draw:text-box>
        </draw:frame>
        <draw:frame draw:style-name="gr91" draw:text-style-name="P18" draw:layer="layout" svg:width="3.495cm" svg:height="0.662cm" svg:x="23.96cm" svg:y="0.991cm">
          <draw:text-box>
            <text:p text:style-name="P3"><text:span text:style-name="T9">pipestage2 <text:s text:c="6"/></text:span></text:p>
          </draw:text-box>
        </draw:frame>
        <draw:frame draw:style-name="gr141" draw:text-style-name="P19" draw:layer="layout" svg:width="2.844cm" svg:height="0.662cm" draw:transform="rotate (-1.57079632679579) translate (22.398cm 9.7cm)">
          <draw:text-box>
            <text:p text:style-name="P3"><text:span text:style-name="T5">sb_bo_msg_st2</text:span></text:p>
          </draw:text-box>
        </draw:frame>
        <draw:frame draw:style-name="gr94" draw:text-style-name="P4" draw:layer="layout" svg:width="1.425cm" svg:height="0.645cm" svg:x="8.972cm" svg:y="1.78cm">
          <draw:text-box>
            <text:p text:style-name="P3"><text:span text:style-name="T1">cp_st0</text:span></text:p>
          </draw:text-box>
        </draw:frame>
        <draw:frame draw:style-name="gr94" draw:text-style-name="P4" draw:layer="layout" svg:width="1.425cm" svg:height="0.645cm" svg:x="10.94cm" svg:y="1.78cm">
          <draw:text-box>
            <text:p text:style-name="P3"><text:span text:style-name="T1">cp_st1</text:span></text:p>
          </draw:text-box>
        </draw:frame>
        <draw:frame draw:style-name="gr94" draw:text-style-name="P4" draw:layer="layout" svg:width="1.425cm" svg:height="0.645cm" svg:x="21.481cm" svg:y="1.819cm">
          <draw:text-box>
            <text:p text:style-name="P3"><text:span text:style-name="T1">cp_st2</text:span></text:p>
          </draw:text-box>
        </draw:frame>
        <draw:frame draw:style-name="gr95" draw:text-style-name="P4" draw:layer="layout" svg:width="2.72cm" svg:height="9.952cm" draw:transform="rotate (-1.57079632679579) translate (10.943cm 6.296cm)">
          <draw:text-box>
            <text:p text:style-name="P3"><text:span text:style-name="T1">pr_msg_in +uid</text:span></text:p>
          </draw:text-box>
        </draw:frame>
        <draw:g>
          <draw:line draw:style-name="gr96" draw:text-style-name="P5" draw:layer="layout" svg:x1="3.47cm" svg:y1="2.439cm" svg:x2="22.86cm" svg:y2="2.439cm">
            <text:p text:style-name="P3"/>
          </draw:line>
          <draw:line draw:style-name="gr96" draw:text-style-name="P5" draw:layer="layout" svg:x1="3.47cm" svg:y1="4.352cm" svg:x2="22.86cm" svg:y2="4.352cm">
            <text:p text:style-name="P3"/>
          </draw:line>
        </draw:g>
        <draw:frame draw:style-name="gr147" draw:text-style-name="P21" draw:layer="layout" svg:width="2.965cm" svg:height="0.395cm" svg:x="3.733cm" svg:y="6.386cm">
          <draw:text-box>
            <text:p text:style-name="P20"><text:span text:style-name="T2">pr_msg_st0.addr(32)</text:span></text:p>
          </draw:text-box>
        </draw:frame>
        <draw:frame draw:style-name="gr148" draw:text-style-name="P22" draw:layer="layout" svg:width="2.17cm" svg:height="0.645cm" svg:x="8.255cm" svg:y="5.642cm">
          <draw:text-box>
            <text:p text:style-name="P20"><text:span text:style-name="T10">*_rd_en_</text:span><text:span text:style-name="T11">st0</text:span></text:p>
          </draw:text-box>
        </draw:frame>
        <draw:g>
          <draw:frame draw:style-name="gr149" draw:text-style-name="P22" draw:layer="layout" svg:width="2.221cm" svg:height="0.645cm" svg:x="8.241cm" svg:y="6.261cm">
            <draw:text-box>
              <text:p text:style-name="P20"><text:span text:style-name="T11">*_wr_en_st0</text:span></text:p>
            </draw:text-box>
          </draw:frame>
        </draw:g>
        <draw:g>
          <draw:line draw:style-name="gr150" draw:text-style-name="P23" draw:layer="layout" svg:x1="3.505cm" svg:y1="6.241cm" svg:x2="12.556cm" svg:y2="6.241cm">
            <text:p text:style-name="P3"/>
          </draw:line>
          <draw:line draw:style-name="gr151" draw:text-style-name="P23" draw:layer="layout" svg:x1="3.516cm" svg:y1="6.752cm" svg:x2="12.567cm" svg:y2="6.752cm">
            <text:p text:style-name="P3"/>
          </draw:line>
        </draw:g>
        <draw:frame draw:style-name="gr102" draw:text-style-name="P4" draw:layer="layout" svg:width="2.136cm" svg:height="0.645cm" svg:x="10.94cm" svg:y="3.768cm">
          <draw:text-box>
            <text:p text:style-name="P3"><text:span text:style-name="T1">pr_msg_st1</text:span></text:p>
          </draw:text-box>
        </draw:frame>
        <draw:g>
          <draw:g>
            <draw:g>
              <draw:rect draw:style-name="gr152" draw:text-style-name="P24" draw:layer="layout" svg:width="0.724cm" svg:height="1.447cm" svg:x="10.258cm" svg:y="3.481cm">
                <text:p text:style-name="P6"><text:span text:style-name="T11">st0</text:span></text:p>
              </draw:rect>
            </draw:g>
            <draw:g>
              <draw:glue-point draw:id="4" svg:x="4.957cm" svg:y="0cm"/>
              <draw:glue-point draw:id="5" svg:x="2.478cm" svg:y="4.957cm"/>
              <draw:glue-point draw:id="6" svg:x="4.957cm" svg:y="9.957cm"/>
              <draw:glue-point draw:id="7" svg:x="7.478cm" svg:y="4.957cm"/>
              <draw:polygon draw:style-name="gr153" draw:text-style-name="P25" draw:layer="layout" svg:width="0.236cm" svg:height="0.236cm" svg:x="10.502cm" svg:y="4.691cm" svg:viewBox="0 0 237 237" draw:points="119,0 0,237 237,237">
                <text:p text:style-name="P3"/>
              </draw:polygon>
            </draw:g>
          </draw:g>
        </draw:g>
        <draw:frame draw:style-name="gr105" draw:text-style-name="P4" draw:layer="layout" svg:width="1.954cm" svg:height="0.645cm" svg:x="0.991cm" svg:y="8.219cm">
          <draw:text-box>
            <text:p text:style-name="P3"><text:span text:style-name="T1">pr_msg_in</text:span></text:p>
          </draw:text-box>
        </draw:frame>
        <draw:g>
          <draw:g>
            <draw:g>
              <draw:rect draw:style-name="gr154" draw:text-style-name="P24" draw:layer="layout" svg:width="0.724cm" svg:height="1.447cm" svg:x="20.704cm" svg:y="3.468cm">
                <text:p text:style-name="P6"><text:span text:style-name="T11">st1</text:span></text:p>
              </draw:rect>
            </draw:g>
            <draw:g>
              <draw:glue-point draw:id="4" svg:x="4.957cm" svg:y="0cm"/>
              <draw:glue-point draw:id="5" svg:x="2.478cm" svg:y="4.957cm"/>
              <draw:glue-point draw:id="6" svg:x="4.957cm" svg:y="9.957cm"/>
              <draw:glue-point draw:id="7" svg:x="7.478cm" svg:y="4.957cm"/>
              <draw:polygon draw:style-name="gr155" draw:text-style-name="P25" draw:layer="layout" svg:width="0.236cm" svg:height="0.236cm" svg:x="20.948cm" svg:y="4.678cm" svg:viewBox="0 0 237 237" draw:points="119,0 0,237 237,237">
                <text:p text:style-name="P3"/>
              </draw:polygon>
            </draw:g>
          </draw:g>
        </draw:g>
        <draw:g>
          <draw:g>
            <draw:g>
              <draw:rect draw:style-name="gr156" draw:text-style-name="P24" draw:layer="layout" svg:width="0.724cm" svg:height="1.447cm" svg:x="10.258cm" svg:y="1.625cm">
                <text:p text:style-name="P6"><text:span text:style-name="T11">cp0</text:span></text:p>
              </draw:rect>
            </draw:g>
            <draw:g>
              <draw:glue-point draw:id="4" svg:x="4.957cm" svg:y="0cm"/>
              <draw:glue-point draw:id="5" svg:x="2.478cm" svg:y="4.957cm"/>
              <draw:glue-point draw:id="6" svg:x="4.957cm" svg:y="9.957cm"/>
              <draw:glue-point draw:id="7" svg:x="7.478cm" svg:y="4.957cm"/>
              <draw:polygon draw:style-name="gr157" draw:text-style-name="P25" draw:layer="layout" svg:width="0.236cm" svg:height="0.236cm" svg:x="10.502cm" svg:y="2.835cm" svg:viewBox="0 0 237 237" draw:points="119,0 0,237 237,237">
                <text:p text:style-name="P3"/>
              </draw:polygon>
            </draw:g>
          </draw:g>
        </draw:g>
        <draw:g>
          <draw:g>
            <draw:g>
              <draw:rect draw:style-name="gr158" draw:text-style-name="P24" draw:layer="layout" svg:width="0.724cm" svg:height="1.447cm" svg:x="20.722cm" svg:y="1.625cm">
                <text:p text:style-name="P6"><text:span text:style-name="T11">cp1</text:span></text:p>
              </draw:rect>
            </draw:g>
            <draw:g>
              <draw:glue-point draw:id="4" svg:x="4.957cm" svg:y="0cm"/>
              <draw:glue-point draw:id="5" svg:x="2.478cm" svg:y="4.957cm"/>
              <draw:glue-point draw:id="6" svg:x="4.957cm" svg:y="9.957cm"/>
              <draw:glue-point draw:id="7" svg:x="7.478cm" svg:y="4.957cm"/>
              <draw:polygon draw:style-name="gr159" draw:text-style-name="P25" draw:layer="layout" svg:width="0.236cm" svg:height="0.236cm" svg:x="20.966cm" svg:y="2.835cm" svg:viewBox="0 0 237 237" draw:points="119,0 0,237 237,237">
                <text:p text:style-name="P3"/>
              </draw:polygon>
            </draw:g>
          </draw:g>
        </draw:g>
        <draw:frame draw:style-name="gr102" draw:text-style-name="P4" draw:layer="layout" svg:width="2.136cm" svg:height="0.645cm" draw:transform="rotate (-1.57079632679579) translate (22.418cm 2.471cm)">
          <draw:text-box>
            <text:p text:style-name="P3"><text:span text:style-name="T1">pr_msg_st2</text:span></text:p>
          </draw:text-box>
        </draw:frame>
        <draw:frame draw:style-name="gr60" draw:layer="layout" svg:width="2.901cm" svg:height="0.931cm" svg:x="1.055cm" svg:y="0.991cm">
          <draw:object xlink:href="./Object 36" xlink:type="simple" xlink:show="embed" xlink:actuate="onLoad"/>
          <draw:image xlink:href="./ObjectReplacements/Object 36" xlink:type="simple" xlink:show="embed" xlink:actuate="onLoad"/>
        </draw:frame>
        <draw:g>
          <draw:g>
            <draw:g>
              <draw:rect draw:style-name="gr160" draw:text-style-name="P26" draw:layer="layout" svg:width="0.724cm" svg:height="1.447cm" svg:x="10.258cm" svg:y="5.777cm">
                <text:p text:style-name="P6"><text:span text:style-name="T12">au0</text:span></text:p>
              </draw:rect>
            </draw:g>
            <draw:g>
              <draw:glue-point draw:id="4" svg:x="4.957cm" svg:y="0cm"/>
              <draw:glue-point draw:id="5" svg:x="2.478cm" svg:y="4.957cm"/>
              <draw:glue-point draw:id="6" svg:x="4.957cm" svg:y="9.957cm"/>
              <draw:glue-point draw:id="7" svg:x="7.478cm" svg:y="4.957cm"/>
              <draw:polygon draw:style-name="gr161" draw:text-style-name="P25" draw:layer="layout" svg:width="0.236cm" svg:height="0.236cm" svg:x="10.502cm" svg:y="6.987cm" svg:viewBox="0 0 237 237" draw:points="119,0 0,237 237,237">
                <text:p text:style-name="P3"/>
              </draw:polygon>
            </draw:g>
          </draw:g>
        </draw:g>
        <draw:frame draw:style-name="gr162" draw:text-style-name="P22" draw:layer="layout" svg:width="2.17cm" svg:height="0.645cm" svg:x="10.94cm" svg:y="5.726cm">
          <draw:text-box>
            <text:p text:style-name="P20"><text:span text:style-name="T11">*_rd_en_st1</text:span></text:p>
          </draw:text-box>
        </draw:frame>
        <draw:frame draw:style-name="gr163" draw:text-style-name="P22" draw:layer="layout" svg:width="2.684cm" svg:height="0.643cm" svg:x="10.94cm" svg:y="6.262cm">
          <draw:text-box>
            <text:p text:style-name="P20"><text:span text:style-name="T11">*_wr_en_st1</text:span></text:p>
          </draw:text-box>
        </draw:frame>
        <draw:frame draw:style-name="gr164" draw:text-style-name="P28" draw:layer="layout" svg:width="2.119cm" svg:height="0.395cm" svg:x="4.732cm" svg:y="5.375cm">
          <draw:text-box>
            <text:p text:style-name="P27"><text:span text:style-name="T2">cp_st0.{rd,wr}</text:span></text:p>
          </draw:text-box>
        </draw:frame>
        <draw:line draw:style-name="gr117" draw:text-style-name="P29" draw:layer="layout" svg:x1="3.48cm" svg:y1="2.457cm" svg:x2="3.46cm" svg:y2="12.655cm">
          <text:p text:style-name="P3"/>
        </draw:line>
        <draw:frame draw:style-name="gr165" draw:text-style-name="P22" draw:layer="layout" svg:width="3.47cm" svg:height="0.735cm" svg:x="3.533cm" svg:y="1.961cm">
          <draw:text-box>
            <text:p text:style-name="P20"><text:span text:style-name="T11">pr_msg_st0.cmd(4) </text:span></text:p>
          </draw:text-box>
        </draw:frame>
        <draw:frame draw:style-name="gr166" draw:text-style-name="P22" draw:layer="layout" svg:width="2.394cm" svg:height="0.645cm" svg:x="3.533cm" svg:y="5.642cm">
          <draw:text-box>
            <text:p text:style-name="P20"><text:span text:style-name="T11">pr_msg_st0.v</text:span></text:p>
          </draw:text-box>
        </draw:frame>
        <draw:frame draw:style-name="gr167" draw:text-style-name="P22" draw:layer="layout" svg:width="2.489cm" svg:height="0.637cm" svg:x="3.533cm" svg:y="3.772cm">
          <draw:text-box>
            <text:p text:style-name="P20"><text:span text:style-name="T11">pr_msg_st0</text:span></text:p>
          </draw:text-box>
        </draw:frame>
        <draw:frame draw:style-name="gr168" draw:text-style-name="P22" draw:layer="layout" svg:width="2.293cm" svg:height="0.645cm" draw:transform="rotate (-1.57079632679579) translate (11.855cm 12.459cm)">
          <draw:text-box>
            <text:p text:style-name="P20"><text:span text:style-name="T11">mq_msg_st1</text:span></text:p>
          </draw:text-box>
        </draw:frame>
        <draw:line draw:style-name="gr88" draw:text-style-name="P5" draw:layer="layout" svg:x1="18.195cm" svg:y1="19.398cm" svg:x2="18.195cm" svg:y2="12.333cm">
          <text:p text:style-name="P3"/>
        </draw:line>
        <draw:line draw:style-name="gr169" draw:text-style-name="P23" draw:layer="layout" svg:x1="1.016cm" svg:y1="8.761cm" svg:x2="3.494cm" svg:y2="8.745cm">
          <text:p text:style-name="P3"/>
        </draw:line>
        <draw:frame draw:style-name="gr170" draw:text-style-name="P4" draw:layer="layout" svg:width="2.131cm" svg:height="0.581cm" draw:transform="rotate (-1.57079632679579) translate (18.306cm 18.309cm)">
          <draw:text-box>
            <text:p text:style-name="P3"><text:span text:style-name="T1">m_ei_d</text:span></text:p>
          </draw:text-box>
        </draw:frame>
        <draw:frame draw:style-name="gr171" draw:text-style-name="P4" draw:layer="layout" svg:width="2.046cm" svg:height="0.581cm" draw:transform="rotate (-1.57079632679579) translate (17.225cm 18.262cm)">
          <draw:text-box>
            <text:p text:style-name="P3"><text:span text:style-name="T1">ei_m_d</text:span></text:p>
          </draw:text-box>
        </draw:frame>
        <draw:line draw:style-name="gr88" draw:text-style-name="P5" draw:layer="layout" svg:x1="12.014cm" svg:y1="12.667cm" svg:x2="3.505cm" svg:y2="12.663cm">
          <text:p text:style-name="P3"/>
        </draw:line>
        <draw:frame draw:style-name="gr123" draw:text-style-name="P19" draw:layer="layout" svg:width="3.214cm" svg:height="0.581cm" svg:x="7.492cm" svg:y="11.868cm">
          <draw:text-box>
            <text:p text:style-name="P3"><text:span text:style-name="T5">au_rb*_wr_en_st0</text:span></text:p>
          </draw:text-box>
        </draw:frame>
        <draw:line draw:style-name="gr88" draw:text-style-name="P12" draw:layer="layout" svg:x1="9.255cm" svg:y1="12.422cm" svg:x2="10.354cm" svg:y2="12.421cm">
          <text:p text:style-name="P3"/>
        </draw:line>
        <draw:rect draw:style-name="gr87" draw:text-style-name="P15" draw:layer="layout" svg:width="0.753cm" svg:height="0.896cm" svg:x="10.244cm" svg:y="12.281cm">
          <text:p text:style-name="P1"><text:span text:style-name="T5">rb0</text:span></text:p>
        </draw:rect>
        <draw:frame draw:style-name="gr172" draw:text-style-name="P21" draw:layer="layout" svg:width="2.219cm" svg:height="0.395cm" svg:x="3.733cm" svg:y="12.295cm">
          <draw:text-box>
            <text:p text:style-name="P20"><text:span text:style-name="T2">pr_msg_st0</text:span></text:p>
          </draw:text-box>
        </draw:frame>
        <draw:rect draw:style-name="gr87" draw:text-style-name="P15" draw:layer="layout" svg:width="0.444cm" svg:height="0.96cm" svg:x="2.483cm" svg:y="8.203cm">
          <text:p text:style-name="P1"><text:span text:style-name="T5">ud</text:span></text:p>
        </draw:rect>
        <draw:line draw:style-name="gr173" draw:text-style-name="P5" draw:layer="layout" svg:x1="22.885cm" svg:y1="4.257cm" svg:x2="22.887cm" svg:y2="5.524cm">
          <text:p text:style-name="P3"/>
        </draw:line>
        <draw:frame draw:style-name="gr174" draw:text-style-name="P21" draw:layer="layout" svg:width="2.974cm" svg:height="0.395cm" svg:x="3.733cm" svg:y="6.975cm">
          <draw:text-box>
            <text:p text:style-name="P20"><text:span text:style-name="T2">pr_msg_st0.dst_id(4)</text:span></text:p>
          </draw:text-box>
        </draw:frame>
        <draw:line draw:style-name="gr88" draw:text-style-name="P5" draw:layer="layout" svg:x1="7.219cm" svg:y1="7.347cm" svg:x2="3.505cm" svg:y2="7.336cm">
          <text:p text:style-name="P3"/>
        </draw:line>
        <draw:frame draw:style-name="gr137" draw:text-style-name="P19" draw:layer="layout" svg:width="4.163cm" svg:height="0.581cm" draw:transform="rotate (-1.57079632679579) translate (21.665cm 7.346cm)">
          <draw:text-box>
            <text:p text:style-name="P3"><text:span text:style-name="T5">au_sb_*_{wr,rd}_en_st1</text:span></text:p>
          </draw:text-box>
        </draw:frame>
        <draw:frame draw:style-name="gr126" draw:text-style-name="P14" draw:layer="layout" svg:width="0.827cm" svg:height="0.746cm" svg:x="22.548cm" svg:y="3.991cm">
          <draw:text-box>
            <text:p text:style-name="P3"><text:span text:style-name="T6">0</text:span></text:p>
          </draw:text-box>
        </draw:frame>
        <draw:line draw:style-name="gr146" draw:text-style-name="P5" draw:layer="layout" svg:x1="16.553cm" svg:y1="11.926cm" svg:x2="16.553cm" svg:y2="19.417cm">
          <text:p text:style-name="P3"/>
        </draw:line>
        <draw:line draw:style-name="gr175" draw:text-style-name="P23" draw:layer="layout" svg:x1="12.453cm" svg:y1="11.875cm" svg:x2="19.294cm" svg:y2="11.885cm">
          <text:p text:style-name="P3"/>
        </draw:line>
        <draw:frame draw:style-name="gr176" draw:text-style-name="P22" draw:layer="layout" svg:width="2.902cm" svg:height="0.645cm" draw:transform="rotate (0.013962634015952) translate (12.64cm 11.356cm)">
          <draw:text-box>
            <text:p text:style-name="P20"><text:span text:style-name="T11">pr_mux_msg_st1</text:span></text:p>
          </draw:text-box>
        </draw:frame>
        <draw:frame draw:style-name="gr129" draw:text-style-name="P19" draw:layer="layout" svg:width="3.515cm" svg:height="0.648cm" draw:transform="rotate (-1.57079632679579) translate (23.953cm 5.52cm)">
          <draw:text-box>
            <text:p text:style-name="P3"><text:span text:style-name="T5">mux_bo_msg_st2</text:span></text:p>
          </draw:text-box>
        </draw:frame>
        <draw:line draw:style-name="gr90" draw:text-style-name="P17" draw:layer="layout" svg:x1="11.07cm" svg:y1="1.443cm" svg:x2="11.065cm" svg:y2="19.232cm">
          <text:p text:style-name="P3"/>
        </draw:line>
        <draw:line draw:style-name="gr90" draw:text-style-name="P17" draw:layer="layout" svg:x1="27.975cm" svg:y1="1.392cm" svg:x2="27.97cm" svg:y2="19.181cm">
          <text:p text:style-name="P3"/>
        </draw:line>
        <draw:line draw:style-name="gr88" draw:text-style-name="P12" draw:layer="layout" svg:x1="5.686cm" svg:y1="5.717cm" svg:x2="6.785cm" svg:y2="5.716cm">
          <text:p text:style-name="P3"/>
        </draw:line>
        <draw:line draw:style-name="gr130" draw:text-style-name="P17" draw:layer="layout" svg:x1="3.505cm" svg:y1="10.684cm" svg:x2="6.714cm" svg:y2="10.7cm">
          <text:p text:style-name="P3"/>
        </draw:line>
        <draw:frame draw:style-name="gr177" draw:text-style-name="P22" draw:layer="layout" svg:width="3.381cm" svg:height="0.645cm" svg:x="7.179cm" svg:y="10.401cm">
          <draw:text-box>
            <text:p text:style-name="P20"><text:span text:style-name="T11">qm_mq_{push,pop}</text:span></text:p>
          </draw:text-box>
        </draw:frame>
        <draw:line draw:style-name="gr178" draw:text-style-name="P23" draw:layer="layout" svg:x1="10.983cm" svg:y1="11.235cm" svg:x2="12.014cm" svg:y2="11.236cm">
          <text:p text:style-name="P3"/>
        </draw:line>
        <draw:frame draw:style-name="gr132" draw:text-style-name="P4" draw:layer="layout" svg:width="2.953cm" svg:height="0.645cm" draw:transform="rotate (0.005235987755982) translate (3.533cm 10.195cm)">
          <draw:text-box>
            <text:p text:style-name="P3"><text:span text:style-name="T1">pr_msg.cmd(4)</text:span></text:p>
          </draw:text-box>
        </draw:frame>
        <draw:g>
          <draw:line draw:style-name="gr130" draw:text-style-name="P5" draw:layer="layout" svg:x1="7.329cm" svg:y1="11.354cm" svg:x2="10.241cm" svg:y2="11.356cm">
            <text:p text:style-name="P3"/>
          </draw:line>
          <draw:line draw:style-name="gr130" draw:text-style-name="P5" draw:layer="layout" svg:x1="7.329cm" svg:y1="10.954cm" svg:x2="10.241cm" svg:y2="10.956cm">
            <text:p text:style-name="P3"/>
          </draw:line>
        </draw:g>
        <draw:frame draw:style-name="gr133" draw:text-style-name="P4" draw:layer="layout" svg:width="3.685cm" svg:height="0.645cm" svg:x="7.184cm" svg:y="10.815cm">
          <draw:text-box>
            <text:p text:style-name="P3"><text:span text:style-name="T1">mq_qm_{full,empty} <text:s/></text:span></text:p>
          </draw:text-box>
        </draw:frame>
        <draw:line draw:style-name="gr88" draw:text-style-name="P5" draw:layer="layout" svg:x1="10.177cm" svg:y1="11.719cm" svg:x2="3.505cm" svg:y2="11.731cm">
          <text:p text:style-name="P3"/>
        </draw:line>
        <draw:rect draw:style-name="gr87" draw:text-style-name="P15" draw:layer="layout" svg:width="0.773cm" svg:height="1.454cm" svg:x="10.234cm" svg:y="10.454cm">
          <text:p text:style-name="P1"><text:span text:style-name="T5">MQ</text:span></text:p>
        </draw:rect>
        <draw:frame draw:style-name="gr179" draw:text-style-name="P21" draw:layer="layout" svg:width="2.948cm" svg:height="0.395cm" svg:x="3.733cm" svg:y="11.368cm">
          <draw:text-box>
            <text:p text:style-name="P20"><text:span text:style-name="T2">pr_msg_st0.data(32)</text:span></text:p>
          </draw:text-box>
        </draw:frame>
        <draw:rect draw:style-name="gr87" draw:text-style-name="P15" draw:layer="layout" svg:width="0.524cm" svg:height="2.136cm" svg:x="12.007cm" svg:y="10.887cm">
          <text:p text:style-name="P1"><text:span text:style-name="T5"/></text:p>
          <text:p text:style-name="P1"><text:span text:style-name="T5">0</text:span></text:p>
          <text:p text:style-name="P1"><text:span text:style-name="T5"/></text:p>
          <text:p text:style-name="P1"><text:span text:style-name="T5">m0</text:span></text:p>
          <text:p text:style-name="P1"><text:span text:style-name="T5"/></text:p>
          <text:p text:style-name="P1"><text:span text:style-name="T5">1</text:span></text:p>
          <text:p text:style-name="P1"><text:span text:style-name="T5"/></text:p>
        </draw:rect>
        <draw:g>
          <draw:line draw:style-name="gr130" draw:text-style-name="P5" draw:layer="layout" svg:x1="7.329cm" svg:y1="11.354cm" svg:x2="10.241cm" svg:y2="11.356cm">
            <text:p text:style-name="P3"/>
          </draw:line>
          <draw:line draw:style-name="gr130" draw:text-style-name="P5" draw:layer="layout" svg:x1="7.329cm" svg:y1="10.954cm" svg:x2="10.241cm" svg:y2="10.956cm">
            <text:p text:style-name="P3"/>
          </draw:line>
        </draw:g>
        <draw:line draw:style-name="gr88" draw:text-style-name="P5" draw:layer="layout" svg:x1="12.233cm" svg:y1="10.885cm" svg:x2="12.233cm" svg:y2="9.888cm">
          <text:p text:style-name="P3"/>
        </draw:line>
        <draw:rect draw:style-name="gr87" draw:text-style-name="P15" draw:layer="layout" svg:width="0.715cm" svg:height="1.429cm" svg:x="6.63cm" svg:y="1.634cm">
          <text:p text:style-name="P1"><text:span text:style-name="T5">CD</text:span></text:p>
        </draw:rect>
        <draw:rect draw:style-name="gr87" draw:text-style-name="P15" draw:layer="layout" svg:width="0.712cm" svg:height="2.122cm" svg:x="6.631cm" svg:y="5.424cm">
          <text:p text:style-name="P1"><text:span text:style-name="T5">AU</text:span></text:p>
        </draw:rect>
        <draw:rect draw:style-name="gr87" draw:text-style-name="P15" draw:layer="layout" svg:width="0.715cm" svg:height="1.429cm" svg:x="6.63cm" svg:y="3.535cm">
          <text:p text:style-name="P1"><text:span text:style-name="T5">N</text:span></text:p>
          <text:p text:style-name="P1"><text:span text:style-name="T5">A</text:span></text:p>
          <text:p text:style-name="P1"><text:span text:style-name="T5">C</text:span></text:p>
          <text:p text:style-name="P1"><text:span text:style-name="T5">K</text:span></text:p>
        </draw:rect>
        <draw:line draw:style-name="gr88" draw:text-style-name="P5" draw:layer="layout" svg:x1="6.947cm" svg:y1="10.507cm" svg:x2="6.959cm" svg:y2="9.398cm">
          <text:p text:style-name="P3"/>
        </draw:line>
        <draw:rect draw:style-name="gr87" draw:text-style-name="P15" draw:layer="layout" svg:width="0.715cm" svg:height="1.838cm" svg:x="6.63cm" svg:y="9.751cm">
          <text:p text:style-name="P1"><text:span text:style-name="T5">QM</text:span></text:p>
        </draw:rect>
        <draw:line draw:style-name="gr88" draw:text-style-name="P12" draw:layer="layout" svg:x1="18.195cm" svg:y1="12.281cm" svg:x2="22.51cm" svg:y2="12.281cm">
          <text:p text:style-name="P3"/>
        </draw:line>
        <draw:line draw:style-name="gr88" draw:text-style-name="P12" draw:layer="layout" svg:x1="23.272cm" svg:y1="8.299cm" svg:x2="28.683cm" svg:y2="8.309cm">
          <text:p text:style-name="P3"/>
        </draw:line>
        <draw:g>
          <draw:g>
            <draw:g>
              <draw:rect draw:style-name="gr180" draw:text-style-name="P24" draw:layer="layout" svg:width="0.724cm" svg:height="1.447cm" svg:x="27.216cm" svg:y="7.566cm">
                <text:p text:style-name="P6"><text:span text:style-name="T11">st2</text:span></text:p>
              </draw:rect>
            </draw:g>
            <draw:g>
              <draw:glue-point draw:id="4" svg:x="4.957cm" svg:y="0cm"/>
              <draw:glue-point draw:id="5" svg:x="2.478cm" svg:y="4.957cm"/>
              <draw:glue-point draw:id="6" svg:x="4.957cm" svg:y="9.957cm"/>
              <draw:glue-point draw:id="7" svg:x="7.478cm" svg:y="4.957cm"/>
              <draw:polygon draw:style-name="gr181" draw:text-style-name="P25" draw:layer="layout" svg:width="0.236cm" svg:height="0.236cm" svg:x="27.46cm" svg:y="8.776cm" svg:viewBox="0 0 237 237" draw:points="119,0 0,237 237,237">
                <text:p text:style-name="P3"/>
              </draw:polygon>
            </draw:g>
          </draw:g>
        </draw:g>
        <draw:rect draw:style-name="gr87" draw:text-style-name="P15" draw:layer="layout" svg:width="2.784cm" svg:height="9.199cm" svg:x="23.922cm" svg:y="3.985cm">
          <text:p text:style-name="P1"><text:span text:style-name="T5">BO</text:span></text:p>
        </draw:rect>
        <draw:rect draw:style-name="gr87" draw:text-style-name="P15" draw:layer="layout" svg:width="0.821cm" svg:height="8.488cm" svg:x="22.491cm" svg:y="3.967cm">
          <text:p text:style-name="P1"><text:span text:style-name="T5">0</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m3</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1</text:span></text:p>
        </draw:rect>
        <draw:line draw:style-name="gr88" draw:text-style-name="P5" draw:layer="layout" svg:x1="21.186cm" svg:y1="10.942cm" svg:x2="21.18cm" svg:y2="11.369cm">
          <text:p text:style-name="P3"/>
        </draw:line>
        <draw:line draw:style-name="gr88" draw:text-style-name="P5" draw:layer="layout" svg:x1="22.968cm" svg:y1="3.345cm" svg:x2="22.962cm" svg:y2="3.962cm">
          <text:p text:style-name="P3"/>
        </draw:line>
        <draw:frame draw:style-name="gr137" draw:text-style-name="P19" draw:layer="layout" svg:width="2.465cm" svg:height="0.581cm" draw:transform="rotate (-1.57079632679579) translate (23.529cm 1.991cm)">
          <draw:text-box>
            <text:p text:style-name="P3"><text:span text:style-name="T5">m3_sel_st2</text:span></text:p>
          </draw:text-box>
        </draw:frame>
        <draw:frame draw:style-name="gr137" draw:text-style-name="P19" draw:layer="layout" svg:width="3.062cm" svg:height="0.581cm" draw:transform="rotate (-1.57079632679579) translate (7.525cm 7.696cm)">
          <draw:text-box>
            <text:p text:style-name="P3"><text:span text:style-name="T5">qm_cntl_st1</text:span></text:p>
          </draw:text-box>
        </draw:frame>
        <draw:rect draw:style-name="gr87" draw:text-style-name="P15" draw:layer="layout" svg:width="2.784cm" svg:height="3.012cm" svg:x="23.922cm" svg:y="10.213cm">
          <text:p text:style-name="P1"><text:span text:style-name="T5">msg</text:span></text:p>
          <text:p text:style-name="P1"><text:span text:style-name="T5">counter</text:span></text:p>
          <text:p text:style-name="P1"><text:span text:style-name="T5">(determines </text:span></text:p>
          <text:p text:style-name="P1"><text:span text:style-name="T5">when messages </text:span></text:p>
          <text:p text:style-name="P1"><text:span text:style-name="T5">are sent by this PR</text:span></text:p>
          <text:p text:style-name="P1"><text:span text:style-name="T5">node)</text:span></text:p>
        </draw:rect>
        <draw:frame draw:style-name="gr138" draw:text-style-name="P14" draw:layer="layout" svg:width="4.681cm" svg:height="2.6cm" svg:x="6.714cm" svg:y="15.737cm">
          <draw:text-box>
            <text:p text:style-name="P3"><text:span text:style-name="T6">The processor tells the control block to load the DMA descriptors in memory into the DMA controller. The control block then sends a start_dma_xfer to the DMA controller</text:span></text:p>
          </draw:text-box>
        </draw:frame>
        <draw:rect draw:style-name="gr87" draw:text-style-name="P15" draw:layer="layout" svg:width="2.32cm" svg:height="1.067cm" svg:x="16.242cm" svg:y="17.381cm">
          <text:p text:style-name="P1"><text:span text:style-name="T5">EXT</text:span></text:p>
          <text:p text:style-name="P1"><text:span text:style-name="T5">IFC</text:span></text:p>
        </draw:rect>
        <draw:frame draw:style-name="gr182" draw:text-style-name="P21" draw:layer="layout" svg:width="1.158cm" svg:height="0.417cm" draw:transform="rotate (-1.57079632679579) translate (16.738cm 17.526cm)">
          <draw:text-box>
            <text:p text:style-name="P20"><text:span text:style-name="T13">wr_ch</text:span></text:p>
          </draw:text-box>
        </draw:frame>
        <draw:frame draw:style-name="gr183" draw:text-style-name="P21" draw:layer="layout" svg:width="1.546cm" svg:height="0.418cm" draw:transform="rotate (1.5707963267946) translate (18.096cm 18.413cm)">
          <draw:text-box>
            <text:p text:style-name="P20"><text:span text:style-name="T13">rd_ch</text:span></text:p>
          </draw:text-box>
        </draw:frame>
        <draw:line draw:style-name="gr88" draw:text-style-name="P12" draw:layer="layout" svg:x1="21.493cm" svg:y1="12.937cm" svg:x2="23.93cm" svg:y2="12.957cm">
          <text:p text:style-name="P3"/>
        </draw:line>
        <draw:frame draw:style-name="gr184" draw:text-style-name="P22" draw:layer="layout" svg:width="1.488cm" svg:height="0.645cm" draw:transform="rotate (0.013962634015952) translate (22.044cm 12.374cm)">
          <draw:text-box>
            <text:p text:style-name="P20"><text:span text:style-name="T11">pop</text:span></text:p>
          </draw:text-box>
        </draw:frame>
        <draw:frame draw:style-name="gr185" draw:text-style-name="P22" draw:layer="layout" svg:width="1.488cm" svg:height="0.645cm" draw:transform="rotate (0.013962634015952) translate (17.745cm 11.374cm)">
          <draw:text-box>
            <text:p text:style-name="P20"><text:span text:style-name="T11">push</text:span></text:p>
          </draw:text-box>
        </draw:frame>
        <draw:rect draw:style-name="gr87" draw:text-style-name="P15" draw:layer="layout" svg:width="2.178cm" svg:height="1.921cm" svg:x="19.254cm" svg:y="11.348cm">
          <text:p text:style-name="P1"><text:span text:style-name="T5">send</text:span></text:p>
          <text:p text:style-name="P1"><text:span text:style-name="T5">queue</text:span></text:p>
        </draw:rect>
        <draw:rect draw:style-name="gr87" draw:text-style-name="P15" draw:layer="layout" svg:width="1.914cm" svg:height="1.883cm" svg:x="15.627cm" svg:y="11.348cm">
          <text:p text:style-name="P1"><text:span text:style-name="T5">memory</text:span></text:p>
          <text:p text:style-name="P1"><text:span text:style-name="T5">controler</text:span></text:p>
        </draw:rect>
      </draw:page>
      <draw:page draw:name="page6" draw:style-name="dp1" draw:master-page-name="bla">
        <office:forms form:automatic-focus="false" form:apply-design-mode="false"/>
        <draw:rect draw:style-name="gr186" draw:text-style-name="P15" draw:layer="layout" svg:width="10.557cm" svg:height="7.745cm" svg:x="6.063cm" svg:y="6.739cm">
          <text:p text:style-name="P3"/>
        </draw:rect>
        <draw:line draw:style-name="gr88" draw:text-style-name="P12" draw:layer="layout" svg:x1="9.155cm" svg:y1="12.545cm" svg:x2="13.171cm" svg:y2="12.525cm">
          <text:p text:style-name="P3"/>
        </draw:line>
        <draw:rect draw:style-name="gr87" draw:text-style-name="P15" draw:layer="layout" svg:width="1.745cm" svg:height="1.229cm" svg:x="10.344cm" svg:y="11.971cm">
          <text:p text:style-name="P1"><text:span text:style-name="T5">internal </text:span></text:p>
          <text:p text:style-name="P1"><text:span text:style-name="T5">DMA</text:span></text:p>
        </draw:rect>
        <draw:line draw:style-name="gr187" draw:text-style-name="P23" draw:layer="layout" svg:x1="9.083cm" svg:y1="11.358cm" svg:x2="10.114cm" svg:y2="11.359cm">
          <text:p text:style-name="P3"/>
        </draw:line>
        <draw:rect draw:style-name="gr87" draw:text-style-name="P15" draw:layer="layout" svg:width="0.524cm" svg:height="2.136cm" svg:x="8.607cm" svg:y="11.01cm">
          <text:p text:style-name="P1"><text:span text:style-name="T5"/></text:p>
          <text:p text:style-name="P1"><text:span text:style-name="T5">0</text:span></text:p>
          <text:p text:style-name="P1"><text:span text:style-name="T5"/></text:p>
          <text:p text:style-name="P1"><text:span text:style-name="T5">m0</text:span></text:p>
          <text:p text:style-name="P1"><text:span text:style-name="T5"/></text:p>
          <text:p text:style-name="P1"><text:span text:style-name="T5">1</text:span></text:p>
          <text:p text:style-name="P1"><text:span text:style-name="T5"/></text:p>
        </draw:rect>
        <draw:line draw:style-name="gr88" draw:text-style-name="P5" draw:layer="layout" svg:x1="8.833cm" svg:y1="11.008cm" svg:x2="8.833cm" svg:y2="10.011cm">
          <text:p text:style-name="P3"/>
        </draw:line>
        <draw:line draw:style-name="gr188" draw:text-style-name="P23" draw:layer="layout" svg:x1="6.06cm" svg:y1="12.071cm" svg:x2="8.615cm" svg:y2="12.06cm">
          <text:p text:style-name="P3"/>
        </draw:line>
        <draw:line draw:style-name="gr88" draw:text-style-name="P5" draw:layer="layout" svg:x1="10.115cm" svg:y1="11.35cm" svg:x2="10.129cm" svg:y2="9.342cm">
          <text:p text:style-name="P3"/>
        </draw:line>
        <draw:line draw:style-name="gr88" draw:text-style-name="P5" draw:layer="layout" svg:x1="13.215cm" svg:y1="12.492cm" svg:x2="13.23cm" svg:y2="9.383cm">
          <text:p text:style-name="P3"/>
        </draw:line>
        <draw:frame draw:style-name="gr189" draw:layer="layout" svg:width="8.689cm" svg:height="0.988cm" svg:x="7.937cm" svg:y="0.991cm">
          <draw:text-box>
            <text:p text:style-name="P1">custom instruction control</text:p>
          </draw:text-box>
        </draw:frame>
        <draw:rect draw:style-name="gr87" draw:text-style-name="P15" draw:layer="layout" svg:width="1.745cm" svg:height="1.502cm" svg:x="7.947cm" svg:y="8.474cm">
          <text:p text:style-name="P1"><text:span text:style-name="T5">internal </text:span></text:p>
          <text:p text:style-name="P1"><text:span text:style-name="T5">memory</text:span></text:p>
          <text:p text:style-name="P1"><text:span text:style-name="T5">send </text:span></text:p>
          <text:p text:style-name="P1"><text:span text:style-name="T5">control</text:span></text:p>
        </draw:rect>
        <draw:rect draw:style-name="gr87" draw:text-style-name="P15" draw:layer="layout" svg:width="3.752cm" svg:height="1.502cm" svg:x="9.85cm" svg:y="8.474cm">
          <text:p text:style-name="P1"><text:span text:style-name="T5">internal </text:span></text:p>
          <text:p text:style-name="P1"><text:span text:style-name="T5">memory</text:span></text:p>
          <text:p text:style-name="P1"><text:span text:style-name="T5">send </text:span></text:p>
          <text:p text:style-name="P1"><text:span text:style-name="T5">control</text:span></text:p>
        </draw:rect>
        <draw:line draw:style-name="gr88" draw:text-style-name="P5" draw:layer="layout" svg:x1="11.721cm" svg:y1="8.456cm" svg:x2="11.741cm" svg:y2="6.78cm">
          <text:p text:style-name="P3"/>
        </draw:line>
        <draw:line draw:style-name="gr88" draw:text-style-name="P5" draw:layer="layout" svg:x1="8.921cm" svg:y1="8.456cm" svg:x2="8.935cm" svg:y2="7.73cm">
          <text:p text:style-name="P3"/>
        </draw:line>
        <draw:line draw:style-name="gr88" draw:text-style-name="P5" draw:layer="layout" svg:x1="14.635cm" svg:y1="14.511cm" svg:x2="14.635cm" svg:y2="7.73cm">
          <text:p text:style-name="P3"/>
        </draw:line>
        <draw:rect draw:style-name="gr87" draw:text-style-name="P15" draw:layer="layout" svg:width="1.745cm" svg:height="1.502cm" svg:x="13.748cm" svg:y="8.474cm">
          <text:p text:style-name="P1"><text:span text:style-name="T5">PR </text:span></text:p>
          <text:p text:style-name="P1"><text:span text:style-name="T5">node</text:span></text:p>
          <text:p text:style-name="P1"><text:span text:style-name="T5">control</text:span></text:p>
        </draw:rect>
        <draw:line draw:style-name="gr88" draw:text-style-name="P12" draw:layer="layout" svg:x1="8.955cm" svg:y1="7.745cm" svg:x2="14.635cm" svg:y2="7.717cm">
          <text:p text:style-name="P3"/>
        </draw:line>
      </draw:page>
      <draw:page draw:name="page7" draw:style-name="dp1" draw:master-page-name="bla">
        <office:forms form:automatic-focus="false" form:apply-design-mode="false"/>
        <draw:frame draw:style-name="gr190" draw:text-style-name="P19" draw:layer="layout" svg:width="12.802cm" svg:height="0.911cm" svg:x="0.775cm" svg:y="15.914cm">
          <draw:text-box>
            <text:p text:style-name="P3"><text:span text:style-name="T5">msg={v, age, src_nid[3:0], dst_nid[3:0], cmd[3:0], be[3:0], addr[23:0], data[31:0],bb,blen[3:0]}</text:span></text:p>
          </draw:text-box>
        </draw:frame>
        <draw:frame draw:style-name="gr191" draw:text-style-name="P4" draw:layer="layout" svg:width="12.982cm" svg:height="2.149cm" svg:x="0.754cm" svg:y="17.719cm">
          <draw:text-box>
            <text:p text:style-name="P3"><text:span text:style-name="T1">cp = command pipe</text:span></text:p>
            <text:p text:style-name="P3"><text:span text:style-name="T1">cp_st0 = {slot_empty, rd, wr, rd_burst, burst, dma_en, pass_thru}</text:span></text:p>
            <text:p text:style-name="P3"><text:span text:style-name="T1">cp_st2 = {rd_mux_sel, pass_thru}</text:span></text:p>
            <text:p text:style-name="P3"><text:span text:style-name="T1">cp_st1 = {slot_empty, rd, wr, rd_burst, wr_burst,burst, dma_en, im_en, dm_en, reg_en}</text:span></text:p>
            <text:p text:style-name="P3"><text:span text:style-name="T1"/></text:p>
          </draw:text-box>
        </draw:frame>
        <draw:frame draw:style-name="gr192" draw:text-style-name="P21" draw:layer="layout" svg:width="2.453cm" svg:height="0.666cm" svg:x="1.055cm" svg:y="13.434cm">
          <draw:text-box>
            <text:p text:style-name="P20"><text:span text:style-name="T2">cp = control pipe</text:span></text:p>
          </draw:text-box>
        </draw:frame>
        <draw:frame draw:style-name="gr193" draw:text-style-name="P4" draw:layer="layout" svg:width="17.114cm" svg:height="1.354cm" svg:x="0.748cm" svg:y="16.622cm">
          <draw:text-box>
            <text:p text:style-name="P3"><text:span text:style-name="T1">nios2_in_bus = {me_ack_i, me_dat_i[31:0], io_ack_i, io_dat_i[31:0], int_i[31:0]}</text:span></text:p>
            <text:p text:style-name="P3"><text:span text:style-name="T1">nios2_out_bus = {me_clk_o, me_dat_o[31:0], me_adr_o[31:0], me_sel_o[3:0], me_rst_o, me_stb_o, me_cyc_o, me_we_o, io_clk_o, io_dat_o[31:0], io_adr_o[23:0], io_sel_0[3:0], io_rst_o, io_stb_o, io_cyc_o, io_we_o}</text:span></text:p>
          </draw:text-box>
        </draw:frame>
        <draw:frame draw:style-name="gr194" draw:text-style-name="P31" draw:layer="layout" svg:width="10.428cm" svg:height="0.745cm" svg:x="0.711cm" svg:y="13.969cm">
          <draw:text-box>
            <text:p text:style-name="P30"><text:span text:style-name="T14">*_rd/wr_en = im_rd/wr_en, dm_rd/wr_en,reg_rd/wr_en, qm_rd/wr_en</text:span></text:p>
          </draw:text-box>
        </draw:frame>
        <draw:frame draw:style-name="gr195" draw:text-style-name="P4" draw:layer="layout" svg:width="9.515cm" svg:height="1.571cm" svg:x="0.774cm" svg:y="14.592cm">
          <draw:text-box>
            <text:p text:style-name="P3"><text:span text:style-name="T1">sr = scratch registers</text:span></text:p>
            <text:p text:style-name="P3"><text:span text:style-name="T1">cl = custom logic</text:span></text:p>
            <text:p text:style-name="P3"><text:span text:style-name="T1">sb = send buffer(s) (used by the NIOS II to send messages)</text:span></text:p>
            <text:p text:style-name="P3"><text:span text:style-name="T1">rb = receive buffer(s) (used by the NIOS II to receive messages</text:span></text:p>
          </draw:text-box>
        </draw:frame>
        <draw:frame draw:style-name="gr196" draw:text-style-name="P3" draw:layer="layout" svg:width="8.015cm" svg:height="0.602cm" svg:x="0.991cm" svg:y="12.916cm">
          <draw:text-box>
            <text:p text:style-name="P3"><text:span text:style-name="T1">mq_push = pr_msg.v &amp; (pr_busy | ~mq_qm_empty)</text:span></text:p>
          </draw:text-box>
        </draw:frame>
        <draw:frame draw:style-name="gr133" draw:text-style-name="P4" draw:layer="layout" svg:width="5.679cm" svg:height="0.645cm" svg:x="0.801cm" svg:y="13.731cm">
          <draw:text-box>
            <text:p text:style-name="P3"><text:span text:style-name="T1">pr_me = pocessor ring micro engine</text:span></text:p>
          </draw:text-box>
        </draw:frame>
        <draw:frame draw:style-name="gr197" draw:text-style-name="P21" draw:layer="layout" svg:width="2.221cm" svg:height="0.395cm" svg:x="19.898cm" svg:y="16.355cm">
          <draw:text-box>
            <text:p text:style-name="P20"><text:span text:style-name="T2">m_cl_st1</text:span></text:p>
          </draw:text-box>
        </draw:frame>
        <draw:frame draw:style-name="gr198" draw:text-style-name="P19" draw:layer="layout" svg:width="3.82cm" svg:height="0.581cm" svg:x="19.664cm" svg:y="16.648cm">
          <draw:text-box>
            <text:p text:style-name="P3"><text:span text:style-name="T5">au_cl*_wr_en_st1</text:span></text:p>
          </draw:text-box>
        </draw:frame>
        <draw:frame draw:style-name="gr199" draw:text-style-name="P32" draw:layer="layout" svg:width="18.947cm" svg:height="1.963cm" svg:x="13.085cm" svg:y="17.466cm">
          <draw:text-box>
            <text:p text:style-name="P3"><text:span text:style-name="T15">selects <text:s text:c="183"/>bo_mux_sel <text:s text:c="2"/>input selected </text:span></text:p>
            <text:p text:style-name="P3"><text:span text:style-name="T16">pr_msg_st2.dst_id !=NODE_ID</text:span><text:span text:style-name="T15"> <text:s text:c="126"/>00 <text:s text:c="25"/>pr_msg_st2</text:span></text:p>
            <text:p text:style-name="P3"><text:span text:style-name="T16">pr_msg_st2.dst_id ==NODE_ID &amp; pr_msg_st2.cmd = READ &amp; au_sb_sb_rd_en_st2</text:span><text:span text:style-name="T15"> <text:s text:c="4"/>01 <text:s text:c="25"/>sb_bobusst2</text:span></text:p>
            <text:p text:style-name="P3"><text:span text:style-name="T16">pr_msg_st2.dst_id ==NODE_ID &amp; pr_msg_st2.cmd = READ &amp; au_sb_cl_rd_en_st2 <text:s text:c="5"/></text:span><text:span text:style-name="T15">10 <text:s text:c="26"/>cl_bo_bus_st2</text:span></text:p>
          </draw:text-box>
        </draw:frame>
        <draw:frame draw:style-name="gr198" draw:text-style-name="P19" draw:layer="layout" svg:width="3.82cm" svg:height="0.581cm" svg:x="19.664cm" svg:y="17.148cm">
          <draw:text-box>
            <text:p text:style-name="P3"><text:span text:style-name="T5">au_cl*_rd_en_st1</text:span></text:p>
          </draw:text-box>
        </draw:frame>
        <draw:frame draw:style-name="gr123" draw:text-style-name="P19" draw:layer="layout" svg:width="3.518cm" svg:height="0.581cm" svg:x="6.262cm" svg:y="13.752cm">
          <draw:text-box>
            <text:p text:style-name="P3"><text:span text:style-name="T5">$ = cl,nios,sb</text:span></text:p>
          </draw:text-box>
        </draw:frame>
      </draw:page>
      <draw:page draw:name="page8" draw:style-name="dp1" draw:master-page-name="bla">
        <office:forms form:automatic-focus="false" form:apply-design-mode="false"/>
        <draw:frame draw:style-name="gr60" draw:layer="layout" svg:width="28.076cm" svg:height="16.696cm" svg:x="0.991cm" svg:y="2.423cm">
          <draw:object xlink:href="./Object 23" xlink:type="simple" xlink:show="embed" xlink:actuate="onLoad"/>
          <draw:image xlink:href="./ObjectReplacements/Object 23" xlink:type="simple" xlink:show="embed" xlink:actuate="onLoad"/>
        </draw:frame>
        <draw:frame draw:style-name="gr200" draw:text-style-name="P3" draw:layer="layout" svg:width="9.386cm" svg:height="1.754cm" svg:x="9.107cm" svg:y="1cm">
          <draw:text-box>
            <text:p text:style-name="P3">Control block inputs/outputs</text:p>
          </draw:text-box>
        </draw:frame>
        <draw:frame draw:style-name="gr201" draw:text-style-name="P33" draw:layer="layout" svg:width="22.309cm" svg:height="3.146cm" svg:x="1.213cm" svg:y="18.972cm">
          <draw:text-box>
            <text:p text:style-name="P3"><text:span text:style-name="T17">mq – message queue , sq – send queue , dm <text:s/>- data memory , im – instr memory</text:span></text:p>
            <text:p text:style-name="P3"><text:span text:style-name="T17"/></text:p>
          </draw:text-box>
        </draw:frame>
      </draw:page>
      <draw:page draw:name="page9" draw:style-name="dp1" draw:master-page-name="bla">
        <office:forms form:automatic-focus="false" form:apply-design-mode="false"/>
        <draw:rect draw:style-name="gr1" draw:text-style-name="P34" draw:layer="layout" svg:width="1.679cm" svg:height="4.532cm" svg:x="12.445cm" svg:y="3.916cm">
          <text:p text:style-name="P1"><text:span text:style-name="T6">dc</text:span></text:p>
        </draw:rect>
        <draw:g>
          <draw:frame draw:style-name="gr202" draw:text-style-name="P14" draw:layer="layout" svg:width="3.651cm" svg:height="0.799cm" svg:x="14.794cm" svg:y="4.915cm">
            <draw:text-box>
              <text:p text:style-name="P3"><text:span text:style-name="T6">addr_out [31:0]</text:span></text:p>
            </draw:text-box>
          </draw:frame>
          <draw:frame draw:style-name="gr203" draw:text-style-name="P14" draw:layer="layout" svg:width="3.016cm" svg:height="0.798cm" svg:x="14.794cm" svg:y="5.321cm">
            <draw:text-box>
              <text:p text:style-name="P3"><text:span text:style-name="T6">wr_en</text:span></text:p>
            </draw:text-box>
          </draw:frame>
          <draw:frame draw:style-name="gr202" draw:text-style-name="P14" draw:layer="layout" svg:width="3.651cm" svg:height="0.799cm" svg:x="14.794cm" svg:y="5.744cm">
            <draw:text-box>
              <text:p text:style-name="P3"><text:span text:style-name="T6">data_out [31:0]</text:span></text:p>
            </draw:text-box>
          </draw:frame>
        </draw:g>
        <draw:g>
          <draw:line draw:style-name="gr204" draw:text-style-name="P9" draw:layer="layout" svg:x1="14.139cm" svg:y1="5.353cm" svg:x2="14.843cm" svg:y2="5.353cm">
            <text:p text:style-name="P3"/>
          </draw:line>
          <draw:line draw:style-name="gr205" draw:text-style-name="P9" draw:layer="layout" svg:x1="14.139cm" svg:y1="5.753cm" svg:x2="14.843cm" svg:y2="5.753cm">
            <text:p text:style-name="P3"/>
          </draw:line>
          <draw:line draw:style-name="gr206" draw:text-style-name="P9" draw:layer="layout" svg:x1="14.139cm" svg:y1="6.153cm" svg:x2="14.843cm" svg:y2="6.153cm">
            <text:p text:style-name="P3"/>
          </draw:line>
        </draw:g>
        <draw:frame draw:style-name="gr207" draw:text-style-name="P35" draw:layer="layout" svg:width="5.339cm" svg:height="0.927cm" svg:x="4.565cm" svg:y="0.228cm">
          <draw:text-box>
            <text:p text:style-name="P3"><text:span text:style-name="T18">Address Unit (au)</text:span></text:p>
          </draw:text-box>
        </draw:frame>
        <draw:frame draw:style-name="gr207" draw:text-style-name="P36" draw:layer="layout" svg:width="3.426cm" svg:height="0.605cm" svg:x="9.075cm" svg:y="6.718cm">
          <draw:text-box>
            <text:p text:style-name="P3"><text:span text:style-name="T6">int_mem_addr[31:0]</text:span></text:p>
          </draw:text-box>
        </draw:frame>
        <draw:frame draw:style-name="gr189" draw:text-style-name="P36" draw:layer="layout" svg:width="3.072cm" svg:height="0.581cm" svg:x="4.171cm" svg:y="12.893cm">
          <draw:text-box>
            <text:p text:style-name="P3"><text:span text:style-name="T6">ud = unit decoder</text:span></text:p>
          </draw:text-box>
        </draw:frame>
        <draw:frame draw:style-name="gr189" draw:text-style-name="P36" draw:layer="layout" svg:width="3.338cm" svg:height="0.581cm" svg:x="4.171cm" svg:y="13.269cm">
          <draw:text-box>
            <text:p text:style-name="P3"><text:span text:style-name="T6">dc = dma controller</text:span></text:p>
          </draw:text-box>
        </draw:frame>
        <draw:g>
          <draw:frame draw:style-name="gr202" draw:text-style-name="P14" draw:layer="layout" svg:width="1.28cm" svg:height="0.799cm" svg:x="4.122cm" svg:y="3.818cm">
            <draw:text-box>
              <text:p text:style-name="P37"><text:span text:style-name="T6">wr</text:span></text:p>
            </draw:text-box>
          </draw:frame>
          <draw:frame draw:style-name="gr202" draw:text-style-name="P14" draw:layer="layout" svg:width="1.28cm" svg:height="0.799cm" svg:x="4.122cm" svg:y="4.251cm">
            <draw:text-box>
              <text:p text:style-name="P37"><text:span text:style-name="T6">rd</text:span></text:p>
            </draw:text-box>
          </draw:frame>
          <draw:frame draw:style-name="gr202" draw:text-style-name="P14" draw:layer="layout" svg:width="2.176cm" svg:height="0.799cm" svg:x="3.226cm" svg:y="4.62cm">
            <draw:text-box>
              <text:p text:style-name="P37"><text:span text:style-name="T6">wr_burst</text:span></text:p>
            </draw:text-box>
          </draw:frame>
          <draw:frame draw:style-name="gr202" draw:text-style-name="P14" draw:layer="layout" svg:width="2.55cm" svg:height="0.799cm" svg:x="2.852cm" svg:y="5.052cm">
            <draw:text-box>
              <text:p text:style-name="P37"><text:span text:style-name="T6">rd_burst</text:span></text:p>
            </draw:text-box>
          </draw:frame>
          <draw:frame draw:style-name="gr202" draw:text-style-name="P14" draw:layer="layout" svg:width="1.541cm" svg:height="0.799cm" svg:x="3.861cm" svg:y="5.451cm">
            <draw:text-box>
              <text:p text:style-name="P37"><text:span text:style-name="T6">burst</text:span></text:p>
            </draw:text-box>
          </draw:frame>
          <draw:frame draw:style-name="gr202" draw:text-style-name="P14" draw:layer="layout" svg:width="2.176cm" svg:height="0.799cm" svg:x="3.226cm" svg:y="5.819cm">
            <draw:text-box>
              <text:p text:style-name="P37"><text:span text:style-name="T6">dma_en</text:span></text:p>
            </draw:text-box>
          </draw:frame>
          <draw:frame draw:style-name="gr202" draw:text-style-name="P14" draw:layer="layout" svg:width="2.811cm" svg:height="0.799cm" svg:x="2.591cm" svg:y="6.196cm">
            <draw:text-box>
              <text:p text:style-name="P37"><text:span text:style-name="T6">data[31:0]</text:span></text:p>
            </draw:text-box>
          </draw:frame>
          <draw:frame draw:style-name="gr202" draw:text-style-name="P14" draw:layer="layout" svg:width="2.811cm" svg:height="0.799cm" svg:x="2.591cm" svg:y="6.995cm">
            <draw:text-box>
              <text:p text:style-name="P37"><text:span text:style-name="T6">addr[31:0]</text:span></text:p>
            </draw:text-box>
          </draw:frame>
        </draw:g>
        <draw:g draw:id="id14">
          <draw:line draw:style-name="gr208" draw:text-style-name="P9" draw:layer="layout" svg:x1="5.291cm" svg:y1="4.553cm" svg:x2="12.445cm" svg:y2="4.553cm">
            <text:p text:style-name="P3"/>
          </draw:line>
          <draw:line draw:style-name="gr209" draw:text-style-name="P9" draw:layer="layout" svg:x1="5.291cm" svg:y1="4.953cm" svg:x2="12.445cm" svg:y2="4.953cm">
            <text:p text:style-name="P3"/>
          </draw:line>
          <draw:line draw:style-name="gr210" draw:text-style-name="P9" draw:layer="layout" svg:x1="5.291cm" svg:y1="5.353cm" svg:x2="12.445cm" svg:y2="5.353cm">
            <text:p text:style-name="P3"/>
          </draw:line>
          <draw:line draw:style-name="gr211" draw:text-style-name="P9" draw:layer="layout" svg:x1="5.291cm" svg:y1="5.753cm" svg:x2="12.445cm" svg:y2="5.753cm">
            <text:p text:style-name="P3"/>
          </draw:line>
          <draw:line draw:style-name="gr212" draw:text-style-name="P9" draw:layer="layout" svg:x1="5.291cm" svg:y1="6.153cm" svg:x2="12.445cm" svg:y2="6.153cm">
            <text:p text:style-name="P3"/>
          </draw:line>
          <draw:line draw:style-name="gr213" draw:text-style-name="P9" draw:layer="layout" svg:x1="5.291cm" svg:y1="6.553cm" svg:x2="12.445cm" svg:y2="6.553cm">
            <text:p text:style-name="P3"/>
          </draw:line>
          <draw:line draw:style-name="gr214" draw:text-style-name="P9" draw:layer="layout" svg:x1="5.291cm" svg:y1="4.153cm" svg:x2="12.445cm" svg:y2="4.153cm">
            <text:p text:style-name="P3"/>
          </draw:line>
          <draw:line draw:style-name="gr146" draw:text-style-name="P5" draw:layer="layout" svg:x1="5.291cm" svg:y1="7.247cm" svg:x2="12.43cm" svg:y2="7.247cm">
            <text:p text:style-name="P3"/>
          </draw:line>
        </draw:g>
        <draw:rect draw:style-name="gr215" draw:text-style-name="P38" draw:id="id15" draw:layer="layout" svg:width="1.349cm" svg:height="1.456cm" svg:x="13.117cm" svg:y="10.245cm">
          <text:p text:style-name="P3"/>
        </draw:rect>
        <draw:line draw:style-name="gr216" draw:text-style-name="P5" draw:layer="layout" svg:x1="14.47cm" svg:y1="10.432cm" svg:x2="15.1cm" svg:y2="10.432cm">
          <text:p text:style-name="P3"/>
        </draw:line>
        <draw:frame draw:style-name="gr217" draw:text-style-name="P39" draw:layer="layout" svg:width="1.013cm" svg:height="0.479cm" svg:x="15.125cm" svg:y="10.121cm">
          <draw:text-box>
            <text:p text:style-name="P3"><text:span text:style-name="T1">im_en</text:span></text:p>
          </draw:text-box>
        </draw:frame>
        <draw:line draw:style-name="gr216" draw:text-style-name="P5" draw:layer="layout" svg:x1="14.472cm" svg:y1="10.78cm" svg:x2="15.102cm" svg:y2="10.78cm">
          <text:p text:style-name="P3"/>
        </draw:line>
        <draw:frame draw:style-name="gr218" draw:text-style-name="P39" draw:layer="layout" svg:width="1.125cm" svg:height="0.479cm" svg:x="15.122cm" svg:y="10.444cm">
          <draw:text-box>
            <text:p text:style-name="P3"><text:span text:style-name="T1">dm_en</text:span></text:p>
          </draw:text-box>
        </draw:frame>
        <draw:line draw:style-name="gr216" draw:text-style-name="P5" draw:layer="layout" svg:x1="14.473cm" svg:y1="11.13cm" svg:x2="15.103cm" svg:y2="11.13cm">
          <text:p text:style-name="P3"/>
        </draw:line>
        <draw:frame draw:style-name="gr219" draw:text-style-name="P39" draw:layer="layout" svg:width="1.153cm" svg:height="0.479cm" svg:x="15.119cm" svg:y="10.803cm">
          <draw:text-box>
            <text:p text:style-name="P3"><text:span text:style-name="T1">reg_en</text:span></text:p>
          </draw:text-box>
        </draw:frame>
        <draw:frame draw:style-name="gr220" draw:text-style-name="P40" draw:layer="layout" svg:width="0.759cm" svg:height="0.478cm" svg:x="13.178cm" svg:y="10.579cm">
          <draw:text-box>
            <text:p text:style-name="P3"><text:span text:style-name="T6">ud</text:span></text:p>
          </draw:text-box>
        </draw:frame>
        <draw:frame draw:style-name="gr60" draw:layer="layout" svg:width="2.901cm" svg:height="0.931cm" svg:x="1.054cm" svg:y="0.542cm">
          <draw:object xlink:href="./Object 2" xlink:type="simple" xlink:show="embed" xlink:actuate="onLoad"/>
          <draw:image xlink:href="./ObjectReplacements/Object 2" xlink:type="simple" xlink:show="embed" xlink:actuate="onLoad"/>
        </draw:frame>
        <draw:connector draw:style-name="gr44" draw:text-style-name="P5" draw:layer="layout" svg:x1="8.868cm" svg:y1="7.247cm" svg:x2="13.117cm" svg:y2="10.973cm" draw:start-shape="id14" draw:end-shape="id15" draw:end-glue-point="3">
          <text:p text:style-name="P3"/>
        </draw:connector>
        <draw:line draw:style-name="gr216" draw:text-style-name="P5" draw:layer="layout" svg:x1="14.489cm" svg:y1="11.456cm" svg:x2="15.119cm" svg:y2="11.456cm">
          <text:p text:style-name="P3"/>
        </draw:line>
        <draw:frame draw:style-name="gr218" draw:text-style-name="P39" draw:layer="layout" svg:width="1.125cm" svg:height="0.479cm" svg:x="15.183cm" svg:y="11.179cm">
          <draw:text-box>
            <text:p text:style-name="P3"><text:span text:style-name="T1">qm_en</text:span></text:p>
          </draw:text-box>
        </draw:frame>
      </draw:page>
      <draw:page draw:name="page10" draw:style-name="dp1" draw:master-page-name="bla">
        <office:forms form:automatic-focus="false" form:apply-design-mode="false"/>
        <draw:frame draw:style-name="gr221" draw:text-style-name="P3" draw:layer="layout" svg:width="10.105cm" svg:height="2.22cm" svg:x="3.998cm" svg:y="0.991cm">
          <draw:text-box>
            <text:p text:style-name="P3">Send message block</text:p>
          </draw:text-box>
        </draw:frame>
        <draw:rect draw:style-name="gr222" draw:text-style-name="P41" draw:id="id16" draw:layer="layout" svg:width="1.441cm" svg:height="0.793cm" svg:x="10.972cm" svg:y="6.497cm">
          <draw:glue-point draw:id="4" svg:x="-5.086cm" svg:y="-2.093cm"/>
          <draw:glue-point draw:id="5" svg:x="-5.086cm" svg:y="2.875cm"/>
          <text:p text:style-name="P1"><text:span text:style-name="T19">==</text:span></text:p>
        </draw:rect>
        <draw:g draw:id="id18">
          <draw:glue-point draw:id="4" svg:x="-1.38cm" svg:y="-4.604cm"/>
          <draw:glue-point draw:id="5" svg:x="-3.55cm" svg:y="-1.611cm"/>
          <draw:glue-point draw:id="6" svg:x="1.998cm" svg:y="-1.28cm"/>
          <draw:rect draw:style-name="gr223" draw:text-style-name="P42" draw:layer="layout" svg:width="0.634cm" svg:height="1.464cm" svg:x="13.775cm" svg:y="7.918cm">
            <text:p text:style-name="P6"><text:span text:style-name="T20"/></text:p>
            <text:p text:style-name="P6"><text:span text:style-name="T20"/></text:p>
          </draw:rect>
          <draw:g>
            <draw:glue-point draw:id="4" svg:x="4.986cm" svg:y="0cm"/>
            <draw:glue-point draw:id="5" svg:x="2.493cm" svg:y="4.956cm"/>
            <draw:glue-point draw:id="6" svg:x="0cm" svg:y="9.956cm"/>
            <draw:glue-point draw:id="7" svg:x="4.986cm" svg:y="9.956cm"/>
            <draw:glue-point draw:id="8" svg:x="10cm" svg:y="9.956cm"/>
            <draw:glue-point draw:id="9" svg:x="7.479cm" svg:y="4.956cm"/>
            <draw:polygon draw:style-name="gr224" draw:text-style-name="P9" draw:layer="layout" svg:width="0.36cm" svg:height="0.23cm" svg:x="13.887cm" svg:y="9.151cm" svg:viewBox="0 0 361 231" draw:points="180,0 361,231 0,231">
              <text:p text:style-name="P3"/>
            </draw:polygon>
          </draw:g>
          <draw:circle draw:style-name="gr225" draw:text-style-name="P43" draw:layer="layout" svg:width="0.137cm" svg:height="0.137cm" svg:x="14.004cm" svg:y="9.399cm">
            <text:p text:style-name="P3"/>
          </draw:circle>
          <draw:frame draw:style-name="gr226" draw:text-style-name="P21" draw:layer="layout" svg:width="0.988cm" svg:height="0.581cm" svg:x="13.642cm" svg:y="7.842cm">
            <draw:text-box>
              <text:p text:style-name="P20"><text:span text:style-name="T2">en</text:span></text:p>
            </draw:text-box>
          </draw:frame>
          <draw:frame draw:style-name="gr227" draw:text-style-name="P21" draw:layer="layout" svg:width="1.108cm" svg:height="0.757cm" svg:x="13.641cm" svg:y="8.598cm">
            <draw:text-box>
              <text:p text:style-name="P20"><text:span text:style-name="T2">reg</text:span></text:p>
            </draw:text-box>
          </draw:frame>
          <draw:frame draw:style-name="gr228" draw:text-style-name="P7" draw:layer="layout" svg:width="1.166cm" svg:height="0.581cm" svg:x="13.595cm" svg:y="8.178cm">
            <draw:text-box>
              <text:p text:style-name="P6"><text:span text:style-name="T21">d <text:s/>q</text:span></text:p>
            </draw:text-box>
          </draw:frame>
        </draw:g>
        <draw:g draw:id="id17">
          <draw:glue-point draw:id="4" svg:x="4.78cm" svg:y="-1.4cm"/>
          <draw:line draw:style-name="gr229" draw:text-style-name="P43" draw:layer="layout" svg:x1="6.789cm" svg:y1="6.252cm" svg:x2="7.524cm" svg:y2="6.252cm">
            <text:p text:style-name="P3"/>
          </draw:line>
          <draw:line draw:style-name="gr230" draw:text-style-name="P43" draw:layer="layout" svg:x1="8.158cm" svg:y1="6.252cm" svg:x2="8.885cm" svg:y2="6.252cm">
            <text:p text:style-name="P3"/>
          </draw:line>
          <draw:rect draw:style-name="gr231" draw:text-style-name="P42" draw:layer="layout" svg:width="0.634cm" svg:height="1.464cm" svg:x="7.524cm" svg:y="5.721cm">
            <text:p text:style-name="P6"><text:span text:style-name="T20"/></text:p>
            <text:p text:style-name="P6"><text:span text:style-name="T20"/></text:p>
          </draw:rect>
          <draw:polygon draw:style-name="gr232" draw:text-style-name="P43" draw:layer="layout" svg:width="0.36cm" svg:height="0.23cm" svg:x="7.636cm" svg:y="6.954cm" svg:viewBox="0 0 361 231" draw:points="180,0 361,231 0,231">
            <text:p text:style-name="P3"/>
          </draw:polygon>
          <draw:frame draw:style-name="gr233" draw:text-style-name="P44" draw:layer="layout" svg:width="0.87cm" svg:height="0.742cm" svg:x="7.41cm" svg:y="6.317cm">
            <draw:text-box>
              <text:p text:style-name="P20"><text:span text:style-name="T20">+1</text:span></text:p>
            </draw:text-box>
          </draw:frame>
          <draw:frame draw:style-name="gr234" draw:text-style-name="P7" draw:layer="layout" svg:width="1.044cm" svg:height="0.581cm" svg:x="7.339cm" svg:y="5.946cm">
            <draw:text-box>
              <text:p text:style-name="P6"><text:span text:style-name="T21">d <text:s/>q</text:span></text:p>
            </draw:text-box>
          </draw:frame>
        </draw:g>
        <draw:frame draw:style-name="gr60" draw:layer="layout" svg:width="2.901cm" svg:height="0.931cm" svg:x="0.766cm" svg:y="0.74cm">
          <draw:object xlink:href="./Object 38" xlink:type="simple" xlink:show="embed" xlink:actuate="onLoad"/>
          <draw:image xlink:href="./ObjectReplacements/Object 38" xlink:type="simple" xlink:show="embed" xlink:actuate="onLoad"/>
        </draw:frame>
        <draw:connector draw:style-name="gr44" draw:text-style-name="P5" draw:layer="layout" svg:x1="10.972cm" svg:y1="6.728cm" svg:x2="8.838cm" svg:y2="6.249cm" draw:start-shape="id16" draw:start-glue-point="4" draw:end-shape="id17" draw:end-glue-point="4">
          <text:p text:style-name="P3"/>
        </draw:connector>
        <draw:connector draw:style-name="gr44" draw:text-style-name="P5" draw:layer="layout" svg:x1="12.413cm" svg:y1="6.893cm" svg:x2="14.018cm" svg:y2="7.91cm" draw:start-shape="id16" draw:start-glue-point="1" draw:end-shape="id18" draw:end-glue-point="4">
          <text:p text:style-name="P3"/>
        </draw:connector>
        <draw:line draw:style-name="gr44" draw:text-style-name="P5" draw:layer="layout" svg:x1="10.359cm" svg:y1="7.121cm" svg:x2="10.978cm" svg:y2="7.121cm">
          <text:p text:style-name="P3"/>
        </draw:line>
        <draw:frame draw:style-name="gr235" draw:text-style-name="P45" draw:layer="layout" svg:width="1.464cm" svg:height="0.897cm" svg:x="9.487cm" svg:y="6.812cm">
          <draw:text-box>
            <text:p text:style-name="P3"><text:span text:style-name="T19">lim</text:span></text:p>
          </draw:text-box>
        </draw:frame>
        <draw:connector draw:style-name="gr44" draw:text-style-name="P5" draw:layer="layout" svg:x1="7.837cm" svg:y1="5.721cm" svg:x2="13.314cm" svg:y2="6.896cm" draw:start-shape="id17" draw:start-glue-point="0">
          <text:p text:style-name="P3"/>
        </draw:connector>
        <draw:frame draw:style-name="gr235" draw:text-style-name="P45" draw:layer="layout" svg:width="1.464cm" svg:height="0.897cm" svg:x="7.066cm" svg:y="5.152cm">
          <draw:text-box>
            <text:p text:style-name="P3"><text:span text:style-name="T19">rst</text:span></text:p>
          </draw:text-box>
        </draw:frame>
        <draw:frame draw:style-name="gr235" draw:text-style-name="P46" draw:layer="layout" svg:width="2.703cm" svg:height="0.897cm" svg:x="4.983cm" svg:y="5.744cm">
          <draw:text-box>
            <text:p text:style-name="P3"><text:span text:style-name="T22">start_val</text:span></text:p>
          </draw:text-box>
        </draw:frame>
        <draw:frame draw:style-name="gr235" draw:text-style-name="P46" draw:layer="layout" svg:width="2.703cm" svg:height="0.897cm" svg:x="8.08cm" svg:y="5.66cm">
          <draw:text-box>
            <text:p text:style-name="P3"><text:span text:style-name="T22">cnt_out</text:span></text:p>
          </draw:text-box>
        </draw:frame>
        <draw:frame draw:style-name="gr235" draw:text-style-name="P46" draw:layer="layout" svg:width="5.487cm" svg:height="0.897cm" svg:x="13.231cm" svg:y="6.224cm">
          <draw:text-box>
            <text:p text:style-name="P3"><text:span text:style-name="T22">cmp_out=1 if lim==cnt_out</text:span></text:p>
          </draw:text-box>
        </draw:frame>
        <draw:line draw:style-name="gr44" draw:text-style-name="P5" draw:layer="layout" svg:x1="12.835cm" svg:y1="8.416cm" svg:x2="13.764cm" svg:y2="8.416cm">
          <text:p text:style-name="P3"/>
        </draw:line>
        <draw:line draw:style-name="gr44" draw:text-style-name="P5" draw:layer="layout" svg:x1="14.436cm" svg:y1="8.416cm" svg:x2="15.365cm" svg:y2="8.416cm">
          <text:p text:style-name="P3"/>
        </draw:line>
        <draw:frame draw:style-name="gr235" draw:text-style-name="P45" draw:layer="layout" svg:width="1.775cm" svg:height="0.897cm" svg:x="11.231cm" svg:y="7.994cm">
          <draw:text-box>
            <text:p text:style-name="P3"><text:span text:style-name="T19">msg_in</text:span></text:p>
          </draw:text-box>
        </draw:frame>
        <draw:frame draw:style-name="gr235" draw:text-style-name="P45" draw:layer="layout" svg:width="2.245cm" svg:height="0.897cm" svg:x="15.32cm" svg:y="7.994cm">
          <draw:text-box>
            <text:p text:style-name="P3"><text:span text:style-name="T19">msg_out</text:span></text:p>
          </draw:text-box>
        </draw:frame>
        <draw:frame draw:style-name="gr236" draw:text-style-name="P46" draw:layer="layout" svg:width="11.342cm" svg:height="4.078cm" svg:x="3.013cm" svg:y="11.543cm">
          <draw:text-box>
            <text:p text:style-name="P3"><text:span text:style-name="T22">start_val = 0</text:span></text:p>
            <text:p text:style-name="P3"><text:span text:style-name="T22">rst is set when the counter reaches the limit</text:span></text:p>
            <text:p text:style-name="P3"><text:span text:style-name="T22">lim is the number of cycles the node has to wait before sending it's message </text:span></text:p>
            <text:p text:style-name="P3"><text:span text:style-name="T22">cmp_out is 1 when the node can send the message and it enables reg to send the message</text:span></text:p>
          </draw:text-box>
        </draw:frame>
        <draw:line draw:style-name="gr44" draw:text-style-name="P5" draw:layer="layout" svg:x1="7.825cm" svg:y1="7.177cm" svg:x2="7.825cm" svg:y2="7.571cm">
          <text:p text:style-name="P3"/>
        </draw:line>
        <draw:line draw:style-name="gr44" draw:text-style-name="P5" draw:layer="layout" svg:x1="14.086cm" svg:y1="9.529cm" svg:x2="14.086cm" svg:y2="9.923cm">
          <text:p text:style-name="P3"/>
        </draw:line>
        <draw:frame draw:style-name="gr235" draw:text-style-name="P45" draw:layer="layout" svg:width="1.464cm" svg:height="0.897cm" svg:x="7.403cm" svg:y="7.545cm">
          <draw:text-box>
            <text:p text:style-name="P3"><text:span text:style-name="T19">clk</text:span></text:p>
          </draw:text-box>
        </draw:frame>
        <draw:frame draw:style-name="gr235" draw:text-style-name="P45" draw:layer="layout" svg:width="1.464cm" svg:height="0.897cm" svg:x="13.511cm" svg:y="9.882cm">
          <draw:text-box>
            <text:p text:style-name="P3"><text:span text:style-name="T19">clk_</text:span></text:p>
          </draw:text-box>
        </draw:frame>
      </draw:page>
      <draw:page draw:name="page11" draw:style-name="dp1" draw:master-page-name="bla">
        <office:forms form:automatic-focus="false" form:apply-design-mode="false"/>
        <draw:frame draw:style-name="gr189" draw:text-style-name="P35" draw:layer="layout" svg:width="3.914cm" svg:height="0.903cm" svg:x="4.551cm" svg:y="0.299cm">
          <draw:text-box>
            <text:p text:style-name="P3"><text:span text:style-name="T18">BIU Out (bo)</text:span></text:p>
          </draw:text-box>
        </draw:frame>
        <draw:frame draw:style-name="gr23" draw:text-style-name="P14" draw:layer="layout" svg:width="2.178cm" svg:height="0.581cm" svg:x="9.308cm" svg:y="5.82cm">
          <draw:text-box>
            <text:p text:style-name="P3"><text:span text:style-name="T6">st1_st2_bus</text:span></text:p>
          </draw:text-box>
        </draw:frame>
        <draw:frame draw:style-name="gr93" draw:text-style-name="P13" draw:layer="layout" svg:width="2.656cm" svg:height="0.724cm" draw:transform="rotate (-1.57079632679579) translate (12.393cm 6.382cm)">
          <draw:text-box>
            <text:p text:style-name="P3"><text:span text:style-name="T7">pass_through</text:span></text:p>
          </draw:text-box>
        </draw:frame>
        <draw:frame draw:style-name="gr93" draw:text-style-name="P13" draw:layer="layout" svg:width="2.177cm" svg:height="0.724cm" draw:transform="rotate (-1.57079632679579) translate (9.451cm 6.047cm)">
          <draw:text-box>
            <text:p text:style-name="P3"><text:span text:style-name="T7">rd_mux_sel</text:span></text:p>
          </draw:text-box>
        </draw:frame>
        <draw:frame draw:style-name="gr93" draw:text-style-name="P13" draw:layer="layout" svg:width="1.692cm" svg:height="0.724cm" svg:x="9.704cm" svg:y="4.942cm">
          <draw:text-box>
            <text:p text:style-name="P3"><text:span text:style-name="T7">rd_data</text:span></text:p>
          </draw:text-box>
        </draw:frame>
        <draw:frame draw:style-name="gr93" draw:text-style-name="P13" draw:layer="layout" svg:width="1.276cm" svg:height="0.724cm" svg:x="6.6cm" svg:y="4.513cm">
          <draw:text-box>
            <text:p text:style-name="P3"><text:span text:style-name="T7">n_bo</text:span></text:p>
          </draw:text-box>
        </draw:frame>
        <draw:frame draw:style-name="gr237" draw:text-style-name="P13" draw:layer="layout" svg:width="2.203cm" svg:height="0.581cm" svg:x="5.904cm" svg:y="5.395cm">
          <draw:text-box>
            <text:p text:style-name="P3"><text:span text:style-name="T7">cl_bo_bus</text:span></text:p>
          </draw:text-box>
        </draw:frame>
        <draw:frame draw:style-name="gr93" draw:text-style-name="P13" draw:layer="layout" svg:width="2.459cm" svg:height="0.724cm" svg:x="12.971cm" svg:y="5.381cm">
          <draw:text-box>
            <text:p text:style-name="P3"><text:span text:style-name="T7">rn_bus_st1</text:span></text:p>
          </draw:text-box>
        </draw:frame>
        <draw:rect draw:style-name="gr238" draw:text-style-name="P34" draw:layer="layout" svg:width="4.447cm" svg:height="4.445cm" svg:x="8.299cm" svg:y="4.309cm">
          <text:p text:style-name="P3"/>
        </draw:rect>
        <draw:frame draw:style-name="gr207" draw:text-style-name="P36" draw:layer="layout" svg:width="3.972cm" svg:height="0.605cm" svg:x="6.209cm" svg:y="11.089cm">
          <draw:text-box>
            <text:p text:style-name="P3"><text:span text:style-name="T6">BIU = Bus Interface Unit</text:span></text:p>
          </draw:text-box>
        </draw:frame>
        <draw:g>
          <draw:g>
            <draw:line draw:style-name="gr239" draw:text-style-name="P9" draw:layer="layout" svg:x1="8.913cm" svg:y1="6.479cm" svg:x2="8.913cm" svg:y2="5.951cm">
              <text:p text:style-name="P3"/>
            </draw:line>
            <draw:g>
              <draw:polygon draw:style-name="gr240" draw:text-style-name="P9" draw:layer="layout" svg:width="1.225cm" svg:height="0.386cm" draw:transform="rotate (1.5707963267946) translate (8.723cm 6.052cm)" svg:viewBox="0 0 1226 387" draw:points="0,17446 1226,17446 990,17833 235,17833">
                <text:p text:style-name="P3"/>
              </draw:polygon>
              <draw:frame draw:style-name="gr241" draw:text-style-name="P11" draw:layer="layout" svg:width="-0.146cm" svg:height="-0.395cm" svg:x="8.96cm" svg:y="5.893cm">
                <draw:text-box>
                  <text:p text:style-name="P10"><text:span text:style-name="T4">0</text:span></text:p>
                </draw:text-box>
              </draw:frame>
              <draw:frame draw:style-name="gr242" draw:text-style-name="P11" draw:layer="layout" svg:width="0.146cm" svg:height="0.395cm" svg:x="8.819cm" svg:y="5.006cm">
                <draw:text-box>
                  <text:p text:style-name="P10"><text:span text:style-name="T4">1</text:span></text:p>
                </draw:text-box>
              </draw:frame>
            </draw:g>
          </draw:g>
          <draw:line draw:style-name="gr243" draw:text-style-name="P47" draw:layer="layout" svg:x1="7.858cm" svg:y1="4.991cm" svg:x2="8.706cm" svg:y2="4.991cm">
            <text:p text:style-name="P3"/>
          </draw:line>
          <draw:line draw:style-name="gr244" draw:text-style-name="P47" draw:layer="layout" svg:x1="7.858cm" svg:y1="4.991cm" svg:x2="8.706cm" svg:y2="4.991cm">
            <text:p text:style-name="P3"/>
          </draw:line>
          <draw:line draw:style-name="gr245" draw:text-style-name="P47" draw:layer="layout" svg:x1="7.884cm" svg:y1="5.891cm" svg:x2="8.73cm" svg:y2="5.891cm">
            <text:p text:style-name="P3"/>
          </draw:line>
          <draw:g>
            <draw:line draw:style-name="gr246" draw:text-style-name="P47" draw:layer="layout" svg:x1="9.119cm" svg:y1="5.439cm" svg:x2="10.219cm" svg:y2="5.439cm">
              <text:p text:style-name="P3"/>
            </draw:line>
            <draw:g>
              <draw:line draw:style-name="gr247" draw:text-style-name="P47" draw:layer="layout" svg:x1="9.571cm" svg:y1="5.439cm" svg:x2="11.512cm" svg:y2="5.439cm">
                <text:p text:style-name="P3"/>
              </draw:line>
              <draw:line draw:style-name="gr248" draw:text-style-name="P47" draw:layer="layout" svg:x1="9.735cm" svg:y1="5.439cm" svg:x2="11.676cm" svg:y2="5.439cm">
                <text:p text:style-name="P3"/>
              </draw:line>
            </draw:g>
          </draw:g>
        </draw:g>
        <draw:g>
          <draw:line draw:style-name="gr249" draw:text-style-name="P47" draw:layer="layout" svg:x1="12.032cm" svg:y1="5.889cm" svg:x2="13.132cm" svg:y2="5.889cm">
            <text:p text:style-name="P3"/>
          </draw:line>
          <draw:line draw:style-name="gr250" draw:text-style-name="P47" draw:layer="layout" svg:x1="10.841cm" svg:y1="6.341cm" svg:x2="11.656cm" svg:y2="6.341cm">
            <text:p text:style-name="P3"/>
          </draw:line>
          <draw:g>
            <draw:g>
              <draw:line draw:style-name="gr251" draw:text-style-name="P9" draw:layer="layout" svg:x1="11.84cm" svg:y1="6.92cm" svg:x2="11.84cm" svg:y2="6.397cm">
                <text:p text:style-name="P3"/>
              </draw:line>
              <draw:g>
                <draw:polygon draw:style-name="gr252" draw:text-style-name="P9" draw:layer="layout" svg:width="1.225cm" svg:height="0.386cm" draw:transform="rotate (1.5707963267946) translate (11.65cm 6.498cm)" svg:viewBox="0 0 1226 387" draw:points="0,23300 1226,23300 990,23687 235,23687">
                  <text:p text:style-name="P3"/>
                </draw:polygon>
                <draw:frame draw:style-name="gr253" draw:text-style-name="P11" draw:layer="layout" svg:width="-0.146cm" svg:height="-0.395cm" svg:x="11.903cm" svg:y="5.896cm">
                  <draw:text-box>
                    <text:p text:style-name="P10"><text:span text:style-name="T4">0</text:span></text:p>
                  </draw:text-box>
                </draw:frame>
                <draw:frame draw:style-name="gr254" draw:text-style-name="P11" draw:layer="layout" svg:width="0.146cm" svg:height="0.395cm" svg:x="11.747cm" svg:y="5.853cm">
                  <draw:text-box>
                    <text:p text:style-name="P10"><text:span text:style-name="T4">1</text:span></text:p>
                  </draw:text-box>
                </draw:frame>
              </draw:g>
            </draw:g>
          </draw:g>
        </draw:g>
        <draw:frame draw:style-name="gr60" draw:layer="layout" svg:width="2.901cm" svg:height="0.931cm" svg:x="1.054cm" svg:y="0.542cm">
          <draw:object xlink:href="./Object 3" xlink:type="simple" xlink:show="embed" xlink:actuate="onLoad"/>
          <draw:image xlink:href="./ObjectReplacements/Object 3" xlink:type="simple" xlink:show="embed" xlink:actuate="onLoad"/>
        </draw:frame>
      </draw:page>
      <draw:page draw:name="page12" draw:style-name="dp1" draw:master-page-name="bla">
        <office:forms form:automatic-focus="false" form:apply-design-mode="false"/>
        <draw:frame draw:style-name="gr255" draw:text-style-name="P48" draw:layer="layout" svg:width="9.071cm" svg:height="1.458cm" svg:x="4.579cm" svg:y="0.274cm">
          <draw:text-box>
            <text:p text:style-name="P3"><text:span text:style-name="T3">Command Bus <text:s/>Decoder (cd)</text:span></text:p>
          </draw:text-box>
        </draw:frame>
        <draw:rect draw:style-name="gr256" draw:text-style-name="P49" draw:layer="layout" svg:width="3.078cm" svg:height="3.09cm" svg:x="9.387cm" svg:y="3.606cm">
          <text:p text:style-name="P3"/>
        </draw:rect>
        <draw:line draw:style-name="gr256" draw:text-style-name="P5" draw:layer="layout" svg:x1="8.943cm" svg:y1="5.295cm" svg:x2="9.69cm" svg:y2="5.295cm">
          <text:p text:style-name="P3"/>
        </draw:line>
        <draw:frame draw:style-name="gr257" draw:text-style-name="P39" draw:layer="layout" svg:width="1.829cm" svg:height="0.479cm" svg:x="13.013cm" svg:y="3.472cm">
          <draw:text-box>
            <text:p text:style-name="P3"><text:span text:style-name="T1">slot_empty</text:span></text:p>
          </draw:text-box>
        </draw:frame>
        <draw:frame draw:style-name="gr220" draw:text-style-name="P40" draw:layer="layout" svg:width="0.759cm" svg:height="0.478cm" svg:x="8.088cm" svg:y="4.917cm">
          <draw:text-box>
            <text:p text:style-name="P3"><text:span text:style-name="T6">cmd</text:span></text:p>
          </draw:text-box>
        </draw:frame>
        <draw:frame draw:style-name="gr258" draw:text-style-name="P39" draw:layer="layout" svg:width="0.394cm" svg:height="0.478cm" svg:x="13.048cm" svg:y="3.889cm">
          <draw:text-box>
            <text:p text:style-name="P3"><text:span text:style-name="T1">rd</text:span></text:p>
          </draw:text-box>
        </draw:frame>
        <draw:frame draw:style-name="gr259" draw:text-style-name="P40" draw:layer="layout" svg:width="0.449cm" svg:height="0.479cm" svg:x="13.026cm" svg:y="4.221cm">
          <draw:text-box>
            <text:p text:style-name="P3"><text:span text:style-name="T1">wr</text:span></text:p>
          </draw:text-box>
        </draw:frame>
        <draw:frame draw:style-name="gr260" draw:text-style-name="P39" draw:layer="layout" svg:width="1.407cm" svg:height="0.478cm" svg:x="13.02cm" svg:y="4.533cm">
          <draw:text-box>
            <text:p text:style-name="P3"><text:span text:style-name="T1">rd_burst</text:span></text:p>
          </draw:text-box>
        </draw:frame>
        <draw:frame draw:style-name="gr261" draw:text-style-name="P39" draw:layer="layout" svg:width="1.463cm" svg:height="0.479cm" svg:x="13.007cm" svg:y="4.834cm">
          <draw:text-box>
            <text:p text:style-name="P3"><text:span text:style-name="T1">wr_burst</text:span></text:p>
          </draw:text-box>
        </draw:frame>
        <draw:g>
          <draw:line draw:style-name="gr216" draw:text-style-name="P5" draw:layer="layout" svg:x1="12.411cm" svg:y1="3.794cm" svg:x2="12.877cm" svg:y2="3.794cm">
            <text:p text:style-name="P3"/>
          </draw:line>
          <draw:line draw:style-name="gr216" draw:text-style-name="P5" draw:layer="layout" svg:x1="12.259cm" svg:y1="4.183cm" svg:x2="12.876cm" svg:y2="4.183cm">
            <text:p text:style-name="P3"/>
          </draw:line>
          <draw:line draw:style-name="gr216" draw:text-style-name="P5" draw:layer="layout" svg:x1="12.269cm" svg:y1="4.53cm" svg:x2="12.886cm" svg:y2="4.53cm">
            <text:p text:style-name="P3"/>
          </draw:line>
          <draw:line draw:style-name="gr216" draw:text-style-name="P5" draw:layer="layout" svg:x1="12.259cm" svg:y1="4.865cm" svg:x2="12.876cm" svg:y2="4.865cm">
            <text:p text:style-name="P3"/>
          </draw:line>
          <draw:line draw:style-name="gr216" draw:text-style-name="P5" draw:layer="layout" svg:x1="12.26cm" svg:y1="5.19cm" svg:x2="12.877cm" svg:y2="5.19cm">
            <text:p text:style-name="P3"/>
          </draw:line>
          <draw:line draw:style-name="gr216" draw:text-style-name="P5" draw:layer="layout" svg:x1="12.28cm" svg:y1="5.872cm" svg:x2="12.879cm" svg:y2="5.872cm">
            <text:p text:style-name="P3"/>
          </draw:line>
        </draw:g>
        <draw:frame draw:style-name="gr262" draw:text-style-name="P39" draw:layer="layout" svg:width="1.323cm" svg:height="0.479cm" svg:x="13.041cm" svg:y="5.541cm">
          <draw:text-box>
            <text:p text:style-name="P3"><text:span text:style-name="T1">dma_en</text:span></text:p>
          </draw:text-box>
        </draw:frame>
        <draw:frame draw:style-name="gr263" draw:text-style-name="P40" draw:layer="layout" svg:width="13.259cm" svg:height="5.903cm" svg:x="4.224cm" svg:y="8.622cm">
          <draw:text-box>
            <text:p text:style-name="P3"><text:span text:style-name="T1">`define BUS_CMD_RD 4'b0001</text:span></text:p>
            <text:p text:style-name="P3"><text:span text:style-name="T1">`define BUS_CMD_WR 4'b0010</text:span></text:p>
            <text:p text:style-name="P3"><text:span text:style-name="T1">`define BUS_CMD_RD_BURST 4'b0011</text:span></text:p>
            <text:p text:style-name="P3"><text:span text:style-name="T1">`define BUS_CMD_WR_BURST 4'b0100</text:span></text:p>
            <text:p text:style-name="P3"><text:span text:style-name="T1"/></text:p>
            <text:p text:style-name="P3"><text:span text:style-name="T1">assign slot_empty = !valid;</text:span></text:p>
            <text:p text:style-name="P3"><text:span text:style-name="T1">assign rd = (cmd == `BUS_CMD_RD);</text:span></text:p>
            <text:p text:style-name="P3"><text:span text:style-name="T1">assign wr = (cmd == `BUS_CMD_WR);</text:span></text:p>
            <text:p text:style-name="P3"><text:span text:style-name="T1">assign rd_burst = (cmd == `BUS_CMD_RD_BURST);</text:span></text:p>
            <text:p text:style-name="P3"><text:span text:style-name="T1">assign wr_burst = (cmd == `BUS_CMD_WR_BURST);</text:span></text:p>
            <text:p text:style-name="P3"><text:span text:style-name="T1">assign burst = (cmd == `BUS_CMD_RD_BURST | cmd == `BUS_CMD_WR_BURST);</text:span></text:p>
            <text:p text:style-name="P3"><text:span text:style-name="T1">assign dma_en = </text:span></text:p>
            <text:p text:style-name="P3"><text:span text:style-name="T6"/></text:p>
            <text:p text:style-name="P3"><text:span text:style-name="T6"/></text:p>
            <text:p text:style-name="P3"><text:span text:style-name="T6"/></text:p>
            <text:p text:style-name="P3"><text:span text:style-name="T6"/></text:p>
            <text:p text:style-name="P3"><text:span text:style-name="T1">cp_st0={slot_empty, rd, wr, rd_burst, wr_burst, dma_en, im_en, dm_en, reg_en}</text:span></text:p>
          </draw:text-box>
        </draw:frame>
        <draw:rect draw:style-name="gr215" draw:text-style-name="P38" draw:layer="layout" svg:width="1.38cm" svg:height="0.696cm" svg:x="10.885cm" svg:y="5.533cm">
          <text:p text:style-name="P3"/>
        </draw:rect>
        <draw:rect draw:style-name="gr264" draw:text-style-name="P38" draw:layer="layout" svg:width="1.384cm" svg:height="1.253cm" svg:x="10.885cm" svg:y="4.007cm">
          <text:p text:style-name="P1"><text:span text:style-name="T7">dec</text:span></text:p>
        </draw:rect>
        <draw:frame draw:style-name="gr265" draw:text-style-name="P40" draw:layer="layout" svg:width="1.481cm" svg:height="0.569cm" svg:x="10.914cm" svg:y="5.68cm">
          <draw:text-box>
            <text:p text:style-name="P3"><text:span text:style-name="T6">dma_dec</text:span></text:p>
          </draw:text-box>
        </draw:frame>
        <draw:frame draw:style-name="gr220" draw:text-style-name="P40" draw:layer="layout" svg:width="0.759cm" svg:height="0.478cm" svg:x="9.991cm" svg:y="5.048cm">
          <draw:text-box>
            <text:p text:style-name="P3"><text:span text:style-name="T6">cd</text:span></text:p>
          </draw:text-box>
        </draw:frame>
        <draw:g>
          <draw:g>
            <draw:line draw:style-name="gr266" draw:text-style-name="P25" draw:layer="layout" svg:x1="9.735cm" svg:y1="4.668cm" svg:x2="10.883cm" svg:y2="4.668cm">
              <text:p text:style-name="P3"/>
            </draw:line>
            <draw:line draw:style-name="gr267" draw:text-style-name="P25" draw:layer="layout" svg:x1="9.735cm" svg:y1="5.902cm" svg:x2="10.883cm" svg:y2="5.902cm">
              <text:p text:style-name="P3"/>
            </draw:line>
          </draw:g>
          <draw:line draw:style-name="gr146" draw:text-style-name="P5" draw:layer="layout" svg:x1="9.706cm" svg:y1="4.668cm" svg:x2="9.706cm" svg:y2="5.903cm">
            <text:p text:style-name="P3"/>
          </draw:line>
        </draw:g>
        <draw:frame draw:style-name="gr60" draw:layer="layout" svg:width="2.901cm" svg:height="0.931cm" svg:x="1.054cm" svg:y="0.542cm">
          <draw:object xlink:href="./Object 4" xlink:type="simple" xlink:show="embed" xlink:actuate="onLoad"/>
          <draw:image xlink:href="./ObjectReplacements/Object 4" xlink:type="simple" xlink:show="embed" xlink:actuate="onLoad"/>
        </draw:frame>
      </draw:page>
      <draw:page draw:name="page13" draw:style-name="dp1" draw:master-page-name="bla">
        <office:forms form:automatic-focus="false" form:apply-design-mode="false"/>
        <draw:frame draw:style-name="gr268" draw:text-style-name="P48" draw:layer="layout" svg:width="9.479cm" svg:height="1.595cm" svg:x="4.518cm" svg:y="0.245cm">
          <draw:text-box>
            <text:p text:style-name="P3"><text:span text:style-name="T3">Ring Node - Unit Decoder (ud)</text:span></text:p>
          </draw:text-box>
        </draw:frame>
        <draw:rect draw:style-name="gr256" draw:text-style-name="P50" draw:layer="layout" svg:width="1.735cm" svg:height="4.225cm" draw:transform="rotate (1.5707963267946) translate (7.97cm 6.287cm)">
          <text:p text:style-name="P3"/>
        </draw:rect>
        <draw:g>
          <draw:rect draw:style-name="gr269" draw:text-style-name="P7" draw:layer="layout" svg:width="0.506cm" svg:height="0.345cm" svg:x="8.406cm" svg:y="5.528cm">
            <text:p text:style-name="P6"><text:span text:style-name="T2">nid</text:span></text:p>
          </draw:rect>
        </draw:g>
        <draw:line draw:style-name="gr270" draw:text-style-name="P50" draw:layer="layout" svg:x1="9.512cm" svg:y1="5.405cm" svg:x2="7.494cm" svg:y2="5.405cm">
          <text:p text:style-name="P3"/>
        </draw:line>
        <draw:frame draw:style-name="gr271" draw:text-style-name="P39" draw:layer="layout" svg:width="2.251cm" svg:height="0.581cm" svg:x="5.433cm" svg:y="5.013cm">
          <draw:text-box>
            <text:p text:style-name="P3"><text:span text:style-name="T1">dst_nid[3:0]</text:span></text:p>
          </draw:text-box>
        </draw:frame>
        <draw:frame draw:style-name="gr272" draw:text-style-name="P39" draw:layer="layout" svg:width="2.135cm" svg:height="0.581cm" svg:x="5.542cm" svg:y="4.43cm">
          <draw:text-box>
            <text:p text:style-name="P3"><text:span text:style-name="T1">unit_id[3:0]</text:span></text:p>
          </draw:text-box>
        </draw:frame>
        <draw:line draw:style-name="gr5" draw:text-style-name="P5" draw:layer="layout" svg:x1="8.942cm" svg:y1="5.71cm" svg:x2="9.498cm" svg:y2="5.71cm">
          <text:p text:style-name="P3"/>
        </draw:line>
        <draw:rect draw:style-name="gr1" draw:text-style-name="P49" draw:layer="layout" svg:width="0.629cm" svg:height="0.445cm" svg:x="9.518cm" svg:y="5.347cm">
          <text:p text:style-name="P1"><text:span text:style-name="T6">==</text:span></text:p>
        </draw:rect>
        <draw:g>
          <draw:frame draw:style-name="gr273" draw:text-style-name="P21" draw:layer="layout" svg:width="0.484cm" svg:height="0.53cm" svg:x="11.048cm" svg:y="5.36cm">
            <draw:text-box>
              <text:p text:style-name="P20"><text:span text:style-name="T2">en</text:span></text:p>
            </draw:text-box>
          </draw:frame>
          <draw:g>
            <draw:rect draw:style-name="gr274" draw:text-style-name="P42" draw:layer="layout" svg:width="1.026cm" svg:height="0.887cm" draw:transform="rotate (1.5707963267946) translate (10.972cm 5.746cm)">
              <text:p text:style-name="P3"/>
            </draw:rect>
            <draw:frame draw:style-name="gr275" draw:text-style-name="P21" draw:layer="layout" svg:width="0.594cm" svg:height="0.484cm" svg:x="11.181cm" svg:y="4.749cm">
              <draw:text-box>
                <text:p text:style-name="P20"><text:span text:style-name="T2">dec</text:span></text:p>
              </draw:text-box>
            </draw:frame>
          </draw:g>
        </draw:g>
        <draw:line draw:style-name="gr5" draw:text-style-name="P50" draw:layer="layout" svg:x1="10.943cm" svg:y1="5.576cm" svg:x2="10.172cm" svg:y2="5.576cm">
          <text:p text:style-name="P3"/>
        </draw:line>
        <draw:frame draw:style-name="gr276" draw:text-style-name="P39" draw:layer="layout" svg:width="1.854cm" svg:height="0.581cm" svg:x="12.543cm" svg:y="4.556cm">
          <draw:text-box>
            <text:p text:style-name="P3"><text:span text:style-name="T1">im_en</text:span></text:p>
          </draw:text-box>
        </draw:frame>
        <draw:frame draw:style-name="gr277" draw:text-style-name="P39" draw:layer="layout" svg:width="1.876cm" svg:height="0.985cm" svg:x="12.533cm" svg:y="4.844cm">
          <draw:text-box>
            <text:p text:style-name="P3"><text:span text:style-name="T1">dm_en</text:span></text:p>
          </draw:text-box>
        </draw:frame>
        <draw:line draw:style-name="gr278" draw:text-style-name="P9" draw:layer="layout" svg:x1="12.676cm" svg:y1="4.933cm" svg:x2="11.853cm" svg:y2="4.933cm">
          <text:p text:style-name="P3"/>
        </draw:line>
        <draw:line draw:style-name="gr279" draw:text-style-name="P9" draw:layer="layout" svg:x1="12.677cm" svg:y1="5.223cm" svg:x2="11.854cm" svg:y2="5.223cm">
          <text:p text:style-name="P3"/>
        </draw:line>
        <draw:line draw:style-name="gr280" draw:text-style-name="P9" draw:layer="layout" svg:x1="12.677cm" svg:y1="5.541cm" svg:x2="11.854cm" svg:y2="5.541cm">
          <text:p text:style-name="P3"/>
        </draw:line>
        <draw:frame draw:style-name="gr277" draw:text-style-name="P39" draw:layer="layout" svg:width="1.549cm" svg:height="0.985cm" svg:x="12.534cm" svg:y="5.142cm">
          <draw:text-box>
            <text:p text:style-name="P3"><text:span text:style-name="T1">reg_en</text:span></text:p>
          </draw:text-box>
        </draw:frame>
        <draw:g>
          <draw:g>
            <draw:rect draw:style-name="gr281" draw:text-style-name="P42" draw:layer="layout" svg:width="0.948cm" svg:height="2.051cm" draw:transform="rotate (1.5707963267946) translate (8.297cm 6.093cm)">
              <text:p text:style-name="P3"/>
            </draw:rect>
          </draw:g>
        </draw:g>
        <draw:frame draw:style-name="gr282" draw:text-style-name="P39" draw:layer="layout" svg:width="8.276cm" svg:height="0.985cm" svg:x="6.864cm" svg:y="8.739cm">
          <draw:text-box>
            <text:p text:style-name="P3"><text:span text:style-name="T1"><text:s/></text:span><text:span text:style-name="T1">Note: <text:s text:c="2"/>unit_id select the unit inside the ring node</text:span></text:p>
            <text:p text:style-name="P3"><text:span text:style-name="T1"><text:s text:c="12"/></text:span><text:span text:style-name="T1">dst_nid select the ring node</text:span></text:p>
          </draw:text-box>
        </draw:frame>
        <draw:line draw:style-name="gr5" draw:text-style-name="P5" draw:layer="layout" svg:x1="10.968cm" svg:y1="4.856cm" svg:x2="7.494cm" svg:y2="4.856cm">
          <text:p text:style-name="P3"/>
        </draw:line>
        <draw:line draw:style-name="gr146" draw:text-style-name="P5" draw:layer="layout" svg:x1="9.313cm" svg:y1="5.605cm" svg:x2="9.101cm" svg:y2="5.817cm">
          <text:p text:style-name="P3"/>
        </draw:line>
        <draw:line draw:style-name="gr146" draw:text-style-name="P5" draw:layer="layout" svg:x1="9.313cm" svg:y1="5.305cm" svg:x2="9.101cm" svg:y2="5.517cm">
          <text:p text:style-name="P3"/>
        </draw:line>
        <draw:line draw:style-name="gr146" draw:text-style-name="P5" draw:layer="layout" svg:x1="9.313cm" svg:y1="4.744cm" svg:x2="9.101cm" svg:y2="4.956cm">
          <text:p text:style-name="P3"/>
        </draw:line>
        <draw:frame draw:style-name="gr283" draw:text-style-name="P39" draw:layer="layout" svg:width="0.647cm" svg:height="0.581cm" svg:x="8.85cm" svg:y="4.741cm">
          <draw:text-box>
            <text:p text:style-name="P3"><text:span text:style-name="T1">4</text:span></text:p>
          </draw:text-box>
        </draw:frame>
        <draw:frame draw:style-name="gr283" draw:text-style-name="P39" draw:layer="layout" svg:width="0.647cm" svg:height="0.581cm" svg:x="8.88cm" svg:y="5.589cm">
          <draw:text-box>
            <text:p text:style-name="P3"><text:span text:style-name="T1">4</text:span></text:p>
          </draw:text-box>
        </draw:frame>
        <draw:frame draw:style-name="gr283" draw:text-style-name="P39" draw:layer="layout" svg:width="0.647cm" svg:height="0.581cm" svg:x="8.853cm" svg:y="5.289cm">
          <draw:text-box>
            <text:p text:style-name="P3"><text:span text:style-name="T1">4</text:span></text:p>
          </draw:text-box>
        </draw:frame>
        <draw:frame draw:style-name="gr60" draw:layer="layout" svg:width="2.901cm" svg:height="0.931cm" svg:x="1.054cm" svg:y="0.542cm">
          <draw:object xlink:href="./Object 30" xlink:type="simple" xlink:show="embed" xlink:actuate="onLoad"/>
          <draw:image xlink:href="./ObjectReplacements/Object 30" xlink:type="simple" xlink:show="embed" xlink:actuate="onLoad"/>
        </draw:frame>
      </draw:page>
      <draw:page draw:name="page14" draw:style-name="dp1" draw:master-page-name="bla">
        <office:forms form:automatic-focus="false" form:apply-design-mode="false"/>
        <draw:frame draw:style-name="gr268" draw:text-style-name="P48" draw:layer="layout" svg:width="7.07cm" svg:height="1.595cm" svg:x="4.476cm" svg:y="0.234cm">
          <draw:text-box>
            <text:p text:style-name="P3"><text:span text:style-name="T3">Bus Command Signals</text:span></text:p>
          </draw:text-box>
        </draw:frame>
        <draw:frame draw:style-name="gr60" draw:layer="layout" svg:width="14.625cm" svg:height="4.019cm" svg:x="4.276cm" svg:y="3.386cm">
          <draw:object xlink:href="./Object 5" xlink:type="simple" xlink:show="embed" xlink:actuate="onLoad"/>
          <draw:image xlink:href="./ObjectReplacements/Object 5" xlink:type="simple" xlink:show="embed" xlink:actuate="onLoad"/>
        </draw:frame>
        <draw:frame draw:style-name="gr284" draw:text-style-name="P14" draw:layer="layout" svg:width="1.709cm" svg:height="0.911cm" svg:x="4.289cm" svg:y="3.482cm">
          <draw:text-box>
            <text:p text:style-name="P3"><text:span text:style-name="T6">bus signals</text:span></text:p>
          </draw:text-box>
        </draw:frame>
        <draw:frame draw:style-name="gr285" draw:text-style-name="P14" draw:layer="layout" svg:width="3.015cm" svg:height="0.923cm" svg:x="4.808cm" svg:y="3.285cm">
          <draw:text-box>
            <text:p text:style-name="P3"><text:span text:style-name="T6">bus commands</text:span></text:p>
          </draw:text-box>
        </draw:frame>
        <draw:frame draw:style-name="gr60" draw:layer="layout" svg:width="2.901cm" svg:height="0.931cm" svg:x="1.054cm" svg:y="0.542cm">
          <draw:object xlink:href="./Object 6" xlink:type="simple" xlink:show="embed" xlink:actuate="onLoad"/>
          <draw:image xlink:href="./ObjectReplacements/Object 6" xlink:type="simple" xlink:show="embed" xlink:actuate="onLoad"/>
        </draw:frame>
        <draw:frame draw:style-name="gr60" draw:layer="layout" svg:width="4.179cm" svg:height="3.385cm" svg:x="5.776cm" svg:y="8.364cm">
          <draw:object xlink:href="./Object 34" xlink:type="simple" xlink:show="embed" xlink:actuate="onLoad"/>
          <draw:image xlink:href="./ObjectReplacements/Object 34" xlink:type="simple" xlink:show="embed" xlink:actuate="onLoad"/>
        </draw:frame>
      </draw:page>
      <draw:page draw:name="page15" draw:style-name="dp1" draw:master-page-name="bla">
        <office:forms form:automatic-focus="false" form:apply-design-mode="false"/>
        <draw:rect draw:style-name="gr286" draw:text-style-name="P34" draw:layer="layout" svg:width="2.189cm" svg:height="2.827cm" svg:x="7.56cm" svg:y="4.446cm">
          <text:p text:style-name="P1"><text:span text:style-name="T6">cf</text:span></text:p>
        </draw:rect>
        <draw:frame draw:style-name="gr207" draw:text-style-name="P35" draw:layer="layout" svg:width="5.877cm" svg:height="0.927cm" svg:x="4.494cm" svg:y="0.189cm">
          <draw:text-box>
            <text:p text:style-name="P3"><text:span text:style-name="T18">Command FIFO (cf)</text:span></text:p>
          </draw:text-box>
        </draw:frame>
        <draw:g>
          <draw:line draw:style-name="gr287" draw:text-style-name="P5" draw:layer="layout" svg:x1="7.038cm" svg:y1="5.068cm" svg:x2="7.53cm" svg:y2="5.068cm">
            <text:p text:style-name="P3"/>
          </draw:line>
          <draw:line draw:style-name="gr287" draw:text-style-name="P5" draw:layer="layout" svg:x1="7.039cm" svg:y1="5.768cm" svg:x2="7.531cm" svg:y2="5.768cm">
            <text:p text:style-name="P3"/>
          </draw:line>
          <draw:line draw:style-name="gr287" draw:text-style-name="P5" draw:layer="layout" svg:x1="7.039cm" svg:y1="6.368cm" svg:x2="7.531cm" svg:y2="6.368cm">
            <text:p text:style-name="P3"/>
          </draw:line>
        </draw:g>
        <draw:g>
          <draw:frame draw:style-name="gr288" draw:text-style-name="P51" draw:layer="layout" svg:width="1.868cm" svg:height="0.705cm" svg:x="5.549cm" svg:y="4.62cm">
            <draw:text-box>
              <text:p text:style-name="P3"><text:span text:style-name="T23">cf_push</text:span></text:p>
            </draw:text-box>
          </draw:frame>
          <draw:frame draw:style-name="gr289" draw:text-style-name="P51" draw:layer="layout" svg:width="2.54cm" svg:height="0.605cm" svg:x="4.729cm" svg:y="5.316cm">
            <draw:text-box>
              <text:p text:style-name="P3"><text:span text:style-name="T23">cf_d_in[n-1:0]</text:span></text:p>
            </draw:text-box>
          </draw:frame>
          <draw:frame draw:style-name="gr290" draw:text-style-name="P51" draw:layer="layout" svg:width="1.867cm" svg:height="0.675cm" svg:x="5.828cm" svg:y="5.915cm">
            <draw:text-box>
              <text:p text:style-name="P3"><text:span text:style-name="T23">cf_full</text:span></text:p>
            </draw:text-box>
          </draw:frame>
        </draw:g>
        <draw:g>
          <draw:frame draw:style-name="gr289" draw:text-style-name="P51" draw:layer="layout" svg:width="1.982cm" svg:height="0.605cm" svg:x="10.179cm" svg:y="6.403cm">
            <draw:text-box>
              <text:p text:style-name="P3"><text:span text:style-name="T23">cf_empty</text:span></text:p>
            </draw:text-box>
          </draw:frame>
          <draw:frame draw:style-name="gr291" draw:text-style-name="P51" draw:layer="layout" svg:width="2.92cm" svg:height="0.64cm" svg:x="10.174cm" svg:y="5.122cm">
            <draw:text-box>
              <text:p text:style-name="P3"><text:span text:style-name="T23">cf_d_out[n-1:0]</text:span></text:p>
            </draw:text-box>
          </draw:frame>
          <draw:frame draw:style-name="gr289" draw:text-style-name="P51" draw:layer="layout" svg:width="1.717cm" svg:height="0.605cm" svg:x="10.179cm" svg:y="4.468cm">
            <draw:text-box>
              <text:p text:style-name="P3"><text:span text:style-name="T23">cf_pop</text:span></text:p>
            </draw:text-box>
          </draw:frame>
          <draw:frame draw:style-name="gr289" draw:text-style-name="P51" draw:layer="layout" svg:width="2.286cm" svg:height="0.605cm" svg:x="10.179cm" svg:y="5.755cm">
            <draw:text-box>
              <text:p text:style-name="P3"><text:span text:style-name="T23">cf_valid</text:span></text:p>
            </draw:text-box>
          </draw:frame>
        </draw:g>
        <draw:g>
          <draw:line draw:style-name="gr287" draw:text-style-name="P5" draw:layer="layout" svg:x1="9.767cm" svg:y1="4.894cm" svg:x2="10.316cm" svg:y2="4.894cm">
            <text:p text:style-name="P3"/>
          </draw:line>
          <draw:line draw:style-name="gr287" draw:text-style-name="P5" draw:layer="layout" svg:x1="9.768cm" svg:y1="5.538cm" svg:x2="10.317cm" svg:y2="5.538cm">
            <text:p text:style-name="P3"/>
          </draw:line>
          <draw:line draw:style-name="gr287" draw:text-style-name="P5" draw:layer="layout" svg:x1="9.769cm" svg:y1="6.183cm" svg:x2="10.318cm" svg:y2="6.183cm">
            <text:p text:style-name="P3"/>
          </draw:line>
          <draw:line draw:style-name="gr287" draw:text-style-name="P5" draw:layer="layout" svg:x1="9.77cm" svg:y1="6.827cm" svg:x2="10.319cm" svg:y2="6.827cm">
            <text:p text:style-name="P3"/>
          </draw:line>
        </draw:g>
        <draw:frame draw:style-name="gr60" draw:layer="layout" svg:width="2.901cm" svg:height="0.931cm" svg:x="1.054cm" svg:y="0.542cm">
          <draw:object xlink:href="./Object 9" xlink:type="simple" xlink:show="embed" xlink:actuate="onLoad"/>
          <draw:image xlink:href="./ObjectReplacements/Object 9" xlink:type="simple" xlink:show="embed" xlink:actuate="onLoad"/>
        </draw:frame>
      </draw:page>
      <draw:page draw:name="page16" draw:style-name="dp1" draw:master-page-name="bla">
        <office:forms form:automatic-focus="false" form:apply-design-mode="false"/>
        <draw:custom-shape draw:style-name="gr292" draw:text-style-name="P12" draw:layer="layout" svg:width="1.98cm" svg:height="1.92cm" svg:x="8.43cm" svg:y="5.186cm">
          <text:p text:style-name="P1"><text:span text:style-name="T6">fm</text:span></text:p>
          <draw:enhanced-geometry svg:viewBox="0 0 21600 21600" draw:type="rectangle" draw:enhanced-path="M 0 0 L 21600 0 21600 21600 0 21600 0 0 Z N"/>
        </draw:custom-shape>
        <draw:frame draw:style-name="gr293" draw:text-style-name="P52" draw:layer="layout" svg:width="5.934cm" svg:height="1.361cm" svg:x="4.511cm" svg:y="0.237cm">
          <draw:text-box>
            <text:p text:style-name="P3"><text:span text:style-name="T18">FLASH interface</text:span></text:p>
          </draw:text-box>
        </draw:frame>
        <draw:g>
          <draw:frame draw:style-name="gr294" draw:text-style-name="P14" draw:layer="layout" svg:width="3.363cm" svg:height="0.581cm" svg:x="4.605cm" svg:y="6.261cm">
            <draw:text-box>
              <text:p text:style-name="P3"><text:span text:style-name="T6">flash_address[0:17]</text:span></text:p>
            </draw:text-box>
          </draw:frame>
          <draw:frame draw:style-name="gr295" draw:text-style-name="P14" draw:layer="layout" svg:width="2.4cm" svg:height="0.581cm" svg:x="5.958cm" svg:y="5.036cm">
            <draw:text-box>
              <text:p text:style-name="P3"><text:span text:style-name="T6">flash_cs_n</text:span></text:p>
            </draw:text-box>
          </draw:frame>
          <draw:frame draw:style-name="gr295" draw:text-style-name="P14" draw:layer="layout" svg:width="2.389cm" svg:height="0.581cm" svg:x="5.914cm" svg:y="5.347cm">
            <draw:text-box>
              <text:p text:style-name="P3"><text:span text:style-name="T6">flash_oe_n</text:span></text:p>
            </draw:text-box>
          </draw:frame>
          <draw:frame draw:style-name="gr295" draw:text-style-name="P14" draw:layer="layout" svg:width="2.586cm" svg:height="0.581cm" svg:x="5.921cm" svg:y="5.635cm">
            <draw:text-box>
              <text:p text:style-name="P3"><text:span text:style-name="T6">flash_wr_n</text:span></text:p>
            </draw:text-box>
          </draw:frame>
          <draw:frame draw:style-name="gr295" draw:text-style-name="P14" draw:layer="layout" svg:width="2.497cm" svg:height="0.581cm" svg:x="5.886cm" svg:y="5.943cm">
            <draw:text-box>
              <text:p text:style-name="P3"><text:span text:style-name="T6">flash_rst_n</text:span></text:p>
            </draw:text-box>
          </draw:frame>
          <draw:frame draw:style-name="gr62" draw:text-style-name="P14" draw:layer="layout" svg:width="2.777cm" svg:height="0.581cm" svg:x="5.268cm" svg:y="6.569cm">
            <draw:text-box>
              <text:p text:style-name="P3"><text:span text:style-name="T6">flash_data[0:7]</text:span></text:p>
            </draw:text-box>
          </draw:frame>
        </draw:g>
        <draw:g>
          <draw:line draw:style-name="gr296" draw:text-style-name="P25" draw:layer="layout" svg:x1="8.308cm" svg:y1="6.852cm" svg:x2="7.845cm" svg:y2="6.852cm">
            <text:p text:style-name="P3"/>
          </draw:line>
          <draw:line draw:style-name="gr297" draw:text-style-name="P25" draw:layer="layout" svg:x1="7.972cm" svg:y1="6.852cm" svg:x2="8.435cm" svg:y2="6.852cm">
            <text:p text:style-name="P3"/>
          </draw:line>
        </draw:g>
        <draw:g>
          <draw:line draw:style-name="gr44" draw:text-style-name="P5" draw:layer="layout" svg:x1="7.831cm" svg:y1="5.374cm" svg:x2="8.425cm" svg:y2="5.374cm">
            <text:p text:style-name="P3"/>
          </draw:line>
          <draw:line draw:style-name="gr44" draw:text-style-name="P5" draw:layer="layout" svg:x1="7.832cm" svg:y1="5.669cm" svg:x2="8.426cm" svg:y2="5.669cm">
            <text:p text:style-name="P3"/>
          </draw:line>
          <draw:line draw:style-name="gr44" draw:text-style-name="P5" draw:layer="layout" svg:x1="7.832cm" svg:y1="5.964cm" svg:x2="8.426cm" svg:y2="5.964cm">
            <text:p text:style-name="P3"/>
          </draw:line>
          <draw:line draw:style-name="gr44" draw:text-style-name="P5" draw:layer="layout" svg:x1="7.833cm" svg:y1="6.236cm" svg:x2="8.427cm" svg:y2="6.236cm">
            <text:p text:style-name="P3"/>
          </draw:line>
          <draw:line draw:style-name="gr44" draw:text-style-name="P5" draw:layer="layout" svg:x1="7.834cm" svg:y1="6.525cm" svg:x2="8.428cm" svg:y2="6.525cm">
            <text:p text:style-name="P3"/>
          </draw:line>
        </draw:g>
        <draw:frame draw:style-name="gr60" draw:layer="layout" svg:width="2.901cm" svg:height="0.931cm" svg:x="1.054cm" svg:y="0.542cm">
          <draw:object xlink:href="./Object 11" xlink:type="simple" xlink:show="embed" xlink:actuate="onLoad"/>
          <draw:image xlink:href="./ObjectReplacements/Object 11" xlink:type="simple" xlink:show="embed" xlink:actuate="onLoad"/>
        </draw:frame>
      </draw:page>
      <draw:page draw:name="page17" draw:style-name="dp1" draw:master-page-name="bla">
        <office:forms form:automatic-focus="false" form:apply-design-mode="false"/>
        <draw:frame draw:style-name="gr189" draw:text-style-name="P36" draw:layer="layout" svg:width="8.622cm" svg:height="1.233cm" svg:x="4.54cm" svg:y="0.24cm">
          <draw:text-box>
            <text:p text:style-name="P3"><text:span text:style-name="T18">System - MAC - PHY Interface</text:span></text:p>
            <text:p text:style-name="P3"><text:span text:style-name="T6"/></text:p>
          </draw:text-box>
        </draw:frame>
        <draw:rect draw:style-name="gr298" draw:text-style-name="P12" draw:layer="layout" svg:width="1.905cm" svg:height="5.763cm" svg:x="9.61cm" svg:y="4.932cm">
          <text:p text:style-name="P1"><text:span text:style-name="T6">MAC</text:span></text:p>
        </draw:rect>
        <draw:rect draw:style-name="gr298" draw:text-style-name="P12" draw:layer="layout" svg:width="1.905cm" svg:height="5.74cm" svg:x="14.159cm" svg:y="4.932cm">
          <text:p text:style-name="P1"><text:span text:style-name="T6">PHY</text:span></text:p>
        </draw:rect>
        <draw:frame draw:style-name="gr299" draw:text-style-name="P53" draw:layer="layout" svg:width="1.51cm" svg:height="0.581cm" svg:x="11.9cm" svg:y="5.51cm">
          <draw:text-box>
            <text:p text:style-name="P20"><text:span text:style-name="T12">gtx_clk</text:span></text:p>
          </draw:text-box>
        </draw:frame>
        <draw:frame draw:style-name="gr300" draw:text-style-name="P53" draw:layer="layout" svg:width="1.217cm" svg:height="0.581cm" svg:x="12.093cm" svg:y="5.899cm">
          <draw:text-box>
            <text:p text:style-name="P20"><text:span text:style-name="T12">tx_er</text:span></text:p>
          </draw:text-box>
        </draw:frame>
        <draw:frame draw:style-name="gr301" draw:text-style-name="P53" draw:layer="layout" svg:width="1.277cm" svg:height="0.581cm" svg:x="12.084cm" svg:y="6.325cm">
          <draw:text-box>
            <text:p text:style-name="P20"><text:span text:style-name="T12">tx_en</text:span></text:p>
          </draw:text-box>
        </draw:frame>
        <draw:frame draw:style-name="gr302" draw:text-style-name="P53" draw:layer="layout" svg:width="1.734cm" svg:height="0.581cm" svg:x="11.875cm" svg:y="6.756cm">
          <draw:text-box>
            <text:p text:style-name="P20"><text:span text:style-name="T12">txd [7:0]</text:span></text:p>
          </draw:text-box>
        </draw:frame>
        <draw:frame draw:style-name="gr303" draw:text-style-name="P53" draw:layer="layout" svg:width="1.336cm" svg:height="0.581cm" svg:x="11.997cm" svg:y="7.112cm">
          <draw:text-box>
            <text:p text:style-name="P20"><text:span text:style-name="T12">rx_clk</text:span></text:p>
          </draw:text-box>
        </draw:frame>
        <draw:frame draw:style-name="gr304" draw:text-style-name="P53" draw:layer="layout" svg:width="1.226cm" svg:height="0.581cm" svg:x="12.08cm" svg:y="7.519cm">
          <draw:text-box>
            <text:p text:style-name="P20"><text:span text:style-name="T12">rx_er</text:span></text:p>
          </draw:text-box>
        </draw:frame>
        <draw:frame draw:style-name="gr305" draw:text-style-name="P53" draw:layer="layout" svg:width="1.285cm" svg:height="0.581cm" svg:x="12.063cm" svg:y="7.918cm">
          <draw:text-box>
            <text:p text:style-name="P20"><text:span text:style-name="T12">rx_dv</text:span></text:p>
          </draw:text-box>
        </draw:frame>
        <draw:frame draw:style-name="gr306" draw:text-style-name="P53" draw:layer="layout" svg:width="1.742cm" svg:height="0.581cm" svg:x="11.862cm" svg:y="8.336cm">
          <draw:text-box>
            <text:p text:style-name="P20"><text:span text:style-name="T12">rxd [7:0]</text:span></text:p>
          </draw:text-box>
        </draw:frame>
        <draw:frame draw:style-name="gr307" draw:text-style-name="P53" draw:layer="layout" svg:width="0.925cm" svg:height="0.581cm" svg:x="12.247cm" svg:y="8.761cm">
          <draw:text-box>
            <text:p text:style-name="P20"><text:span text:style-name="T12">crs</text:span></text:p>
          </draw:text-box>
        </draw:frame>
        <draw:frame draw:style-name="gr308" draw:text-style-name="P53" draw:layer="layout" svg:width="0.913cm" svg:height="0.581cm" svg:x="12.245cm" svg:y="9.164cm">
          <draw:text-box>
            <text:p text:style-name="P20"><text:span text:style-name="T12">col</text:span></text:p>
          </draw:text-box>
        </draw:frame>
        <draw:frame draw:style-name="gr309" draw:text-style-name="P53" draw:layer="layout" svg:width="1.975cm" svg:height="0.581cm" svg:x="6.683cm" svg:y="4.881cm">
          <draw:text-box>
            <text:p text:style-name="P20"><text:span text:style-name="T12">rx_mac_ro</text:span></text:p>
          </draw:text-box>
        </draw:frame>
        <draw:frame draw:style-name="gr310" draw:text-style-name="P53" draw:layer="layout" svg:width="1.984cm" svg:height="0.581cm" svg:x="6.684cm" svg:y="5.282cm">
          <draw:text-box>
            <text:p text:style-name="P20"><text:span text:style-name="T12">rx_mac_rd</text:span></text:p>
          </draw:text-box>
        </draw:frame>
        <draw:frame draw:style-name="gr311" draw:text-style-name="P53" draw:layer="layout" svg:width="3.275cm" svg:height="0.581cm" svg:x="6.043cm" svg:y="5.683cm">
          <draw:text-box>
            <text:p text:style-name="P20"><text:span text:style-name="T12">rx_mac_data [31:0]</text:span></text:p>
          </draw:text-box>
        </draw:frame>
        <draw:frame draw:style-name="gr312" draw:text-style-name="P53" draw:layer="layout" svg:width="2.809cm" svg:height="0.581cm" svg:x="6.263cm" svg:y="6.084cm">
          <draw:text-box>
            <text:p text:style-name="P20"><text:span text:style-name="T12">rx_mac_be [1:0]</text:span></text:p>
          </draw:text-box>
        </draw:frame>
        <draw:frame draw:style-name="gr313" draw:text-style-name="P53" draw:layer="layout" svg:width="2.039cm" svg:height="0.581cm" svg:x="6.657cm" svg:y="6.461cm">
          <draw:text-box>
            <text:p text:style-name="P20"><text:span text:style-name="T12">rx_mac_pa</text:span></text:p>
          </draw:text-box>
        </draw:frame>
        <draw:frame draw:style-name="gr314" draw:text-style-name="P53" draw:layer="layout" svg:width="2.187cm" svg:height="0.581cm" svg:x="6.583cm" svg:y="6.89cm">
          <draw:text-box>
            <text:p text:style-name="P20"><text:span text:style-name="T12">rx_mac_sop</text:span></text:p>
          </draw:text-box>
        </draw:frame>
        <draw:frame draw:style-name="gr315" draw:text-style-name="P53" draw:layer="layout" svg:width="2.212cm" svg:height="0.581cm" svg:x="6.568cm" svg:y="7.291cm">
          <draw:text-box>
            <text:p text:style-name="P20"><text:span text:style-name="T12">rx_mac_eop</text:span></text:p>
          </draw:text-box>
        </draw:frame>
        <draw:frame draw:style-name="gr316" draw:text-style-name="P53" draw:layer="layout" svg:width="2.081cm" svg:height="0.581cm" svg:x="6.644cm" svg:y="7.692cm">
          <draw:text-box>
            <text:p text:style-name="P20"><text:span text:style-name="T12">tx_mac_wa</text:span></text:p>
          </draw:text-box>
        </draw:frame>
        <draw:frame draw:style-name="gr317" draw:text-style-name="P53" draw:layer="layout" svg:width="2.026cm" svg:height="0.581cm" svg:x="6.672cm" svg:y="8.069cm">
          <draw:text-box>
            <text:p text:style-name="P20"><text:span text:style-name="T12">tx_mac_wr</text:span></text:p>
          </draw:text-box>
        </draw:frame>
        <draw:frame draw:style-name="gr318" draw:text-style-name="P53" draw:layer="layout" svg:width="3.266cm" svg:height="0.581cm" svg:x="6.056cm" svg:y="8.47cm">
          <draw:text-box>
            <text:p text:style-name="P20"><text:span text:style-name="T12">tx_mac_data [31:0]</text:span></text:p>
          </draw:text-box>
        </draw:frame>
        <draw:frame draw:style-name="gr319" draw:text-style-name="P53" draw:layer="layout" svg:width="2.801cm" svg:height="0.581cm" svg:x="6.276cm" svg:y="8.871cm">
          <draw:text-box>
            <text:p text:style-name="P20"><text:span text:style-name="T12">tx_mac_be [1:0]</text:span></text:p>
          </draw:text-box>
        </draw:frame>
        <draw:frame draw:style-name="gr320" draw:text-style-name="P53" draw:layer="layout" svg:width="2.178cm" svg:height="0.581cm" svg:x="6.595cm" svg:y="9.276cm">
          <draw:text-box>
            <text:p text:style-name="P20"><text:span text:style-name="T12">tx_mac_sop</text:span></text:p>
          </draw:text-box>
        </draw:frame>
        <draw:frame draw:style-name="gr321" draw:text-style-name="P53" draw:layer="layout" svg:width="2.204cm" svg:height="0.581cm" svg:x="6.581cm" svg:y="9.681cm">
          <draw:text-box>
            <text:p text:style-name="P20"><text:span text:style-name="T12">tx_mac_eop</text:span></text:p>
          </draw:text-box>
        </draw:frame>
        <draw:rect draw:style-name="gr298" draw:text-style-name="P12" draw:layer="layout" svg:width="1.905cm" svg:height="5.793cm" svg:x="4.009cm" svg:y="4.901cm">
          <text:p text:style-name="P1"><text:span text:style-name="T6">System</text:span></text:p>
        </draw:rect>
        <draw:g>
          <draw:line draw:style-name="gr322" draw:text-style-name="P25" draw:layer="layout" svg:x1="5.91cm" svg:y1="8.964cm" svg:x2="9.586cm" svg:y2="8.964cm">
            <text:p text:style-name="P3"/>
          </draw:line>
          <draw:line draw:style-name="gr323" draw:text-style-name="P25" draw:layer="layout" svg:x1="5.91cm" svg:y1="8.564cm" svg:x2="9.586cm" svg:y2="8.564cm">
            <text:p text:style-name="P3"/>
          </draw:line>
          <draw:line draw:style-name="gr324" draw:text-style-name="P25" draw:layer="layout" svg:x1="9.586cm" svg:y1="8.164cm" svg:x2="5.91cm" svg:y2="8.164cm">
            <text:p text:style-name="P3"/>
          </draw:line>
          <draw:line draw:style-name="gr325" draw:text-style-name="P25" draw:layer="layout" svg:x1="9.586cm" svg:y1="7.764cm" svg:x2="5.91cm" svg:y2="7.764cm">
            <text:p text:style-name="P3"/>
          </draw:line>
          <draw:line draw:style-name="gr326" draw:text-style-name="P25" draw:layer="layout" svg:x1="9.586cm" svg:y1="7.364cm" svg:x2="5.91cm" svg:y2="7.364cm">
            <text:p text:style-name="P3"/>
          </draw:line>
          <draw:line draw:style-name="gr327" draw:text-style-name="P25" draw:layer="layout" svg:x1="9.586cm" svg:y1="6.964cm" svg:x2="5.91cm" svg:y2="6.964cm">
            <text:p text:style-name="P3"/>
          </draw:line>
          <draw:line draw:style-name="gr328" draw:text-style-name="P25" draw:layer="layout" svg:x1="9.586cm" svg:y1="6.564cm" svg:x2="5.91cm" svg:y2="6.564cm">
            <text:p text:style-name="P3"/>
          </draw:line>
          <draw:line draw:style-name="gr329" draw:text-style-name="P25" draw:layer="layout" svg:x1="9.586cm" svg:y1="6.164cm" svg:x2="5.91cm" svg:y2="6.164cm">
            <text:p text:style-name="P3"/>
          </draw:line>
          <draw:line draw:style-name="gr330" draw:text-style-name="P25" draw:layer="layout" svg:x1="5.91cm" svg:y1="5.764cm" svg:x2="9.586cm" svg:y2="5.764cm">
            <text:p text:style-name="P3"/>
          </draw:line>
          <draw:line draw:style-name="gr331" draw:text-style-name="P25" draw:layer="layout" svg:x1="9.586cm" svg:y1="5.364cm" svg:x2="5.91cm" svg:y2="5.364cm">
            <text:p text:style-name="P3"/>
          </draw:line>
          <draw:line draw:style-name="gr332" draw:text-style-name="P25" draw:layer="layout" svg:x1="5.91cm" svg:y1="9.364cm" svg:x2="9.586cm" svg:y2="9.364cm">
            <text:p text:style-name="P3"/>
          </draw:line>
          <draw:line draw:style-name="gr333" draw:text-style-name="P25" draw:layer="layout" svg:x1="5.91cm" svg:y1="9.764cm" svg:x2="9.586cm" svg:y2="9.764cm">
            <text:p text:style-name="P3"/>
          </draw:line>
          <draw:line draw:style-name="gr334" draw:text-style-name="P25" draw:layer="layout" svg:x1="5.91cm" svg:y1="10.164cm" svg:x2="9.586cm" svg:y2="10.164cm">
            <text:p text:style-name="P3"/>
          </draw:line>
        </draw:g>
        <draw:frame draw:style-name="gr65" draw:text-style-name="P14" draw:layer="layout" svg:width="18.85cm" svg:height="1.571cm" svg:x="1.135cm" svg:y="12.065cm">
          <draw:text-box>
            <text:p text:style-name="P3"><text:span text:style-name="T6">phy_mac_bus = {tx_er, rx_er, rx_dv, rxd, crs, col}</text:span></text:p>
            <text:p text:style-name="P3"><text:span text:style-name="T6">mac_phy_bus = {gtx_clk, tx_en, txd, rx_clk}</text:span></text:p>
            <text:p text:style-name="P3"><text:span text:style-name="T6">mac_rn_macbus = {rx_mac_ro, rx_mac_data, rx_mac_be, rx_mac_pa, rx_mac_sop, rx_mac_eop, tx_mac_wa, tx_mac_wr}</text:span></text:p>
            <text:p text:style-name="P3"><text:span text:style-name="T6">rn_mac_macbus = {rx_mac_rd, tx_mac_data, tx_mac_be, tx_mac_sop, tx_mac_eop}</text:span></text:p>
          </draw:text-box>
        </draw:frame>
        <draw:g>
          <draw:line draw:style-name="gr335" draw:text-style-name="P25" draw:layer="layout" svg:x1="14.165cm" svg:y1="8.398cm" svg:x2="11.522cm" svg:y2="8.398cm">
            <text:p text:style-name="P3"/>
          </draw:line>
          <draw:line draw:style-name="gr336" draw:text-style-name="P25" draw:layer="layout" svg:x1="14.165cm" svg:y1="7.998cm" svg:x2="11.522cm" svg:y2="7.998cm">
            <text:p text:style-name="P3"/>
          </draw:line>
          <draw:line draw:style-name="gr337" draw:text-style-name="P25" draw:layer="layout" svg:x1="11.522cm" svg:y1="7.598cm" svg:x2="14.165cm" svg:y2="7.598cm">
            <text:p text:style-name="P3"/>
          </draw:line>
          <draw:line draw:style-name="gr338" draw:text-style-name="P25" draw:layer="layout" svg:x1="11.522cm" svg:y1="7.198cm" svg:x2="14.165cm" svg:y2="7.198cm">
            <text:p text:style-name="P3"/>
          </draw:line>
          <draw:line draw:style-name="gr339" draw:text-style-name="P25" draw:layer="layout" svg:x1="11.522cm" svg:y1="6.798cm" svg:x2="14.165cm" svg:y2="6.798cm">
            <text:p text:style-name="P3"/>
          </draw:line>
          <draw:line draw:style-name="gr340" draw:text-style-name="P25" draw:layer="layout" svg:x1="14.165cm" svg:y1="6.398cm" svg:x2="11.522cm" svg:y2="6.398cm">
            <text:p text:style-name="P3"/>
          </draw:line>
          <draw:line draw:style-name="gr341" draw:text-style-name="P25" draw:layer="layout" svg:x1="11.522cm" svg:y1="5.998cm" svg:x2="14.165cm" svg:y2="5.998cm">
            <text:p text:style-name="P3"/>
          </draw:line>
          <draw:line draw:style-name="gr342" draw:text-style-name="P25" draw:layer="layout" svg:x1="14.165cm" svg:y1="8.798cm" svg:x2="11.522cm" svg:y2="8.798cm">
            <text:p text:style-name="P3"/>
          </draw:line>
          <draw:line draw:style-name="gr343" draw:text-style-name="P25" draw:layer="layout" svg:x1="14.165cm" svg:y1="9.198cm" svg:x2="11.522cm" svg:y2="9.198cm">
            <text:p text:style-name="P3"/>
          </draw:line>
          <draw:line draw:style-name="gr344" draw:text-style-name="P25" draw:layer="layout" svg:x1="14.165cm" svg:y1="9.598cm" svg:x2="11.522cm" svg:y2="9.598cm">
            <text:p text:style-name="P3"/>
          </draw:line>
        </draw:g>
        <draw:frame draw:style-name="gr23" draw:text-style-name="P14" draw:layer="layout" svg:width="8.689cm" svg:height="0.581cm" svg:x="5.275cm" svg:y="3.71cm">
          <draw:text-box>
            <text:p text:style-name="P3"><text:span text:style-name="T6">- for GMII (Gigabit Media Independent Interface) standard</text:span></text:p>
          </draw:text-box>
        </draw:frame>
        <draw:frame draw:style-name="gr60" draw:layer="layout" svg:width="2.901cm" svg:height="0.931cm" svg:x="1.054cm" svg:y="0.542cm">
          <draw:object xlink:href="./Object 16" xlink:type="simple" xlink:show="embed" xlink:actuate="onLoad"/>
          <draw:image xlink:href="./ObjectReplacements/Object 16" xlink:type="simple" xlink:show="embed" xlink:actuate="onLoad"/>
        </draw:frame>
      </draw:page>
      <draw:page draw:name="page18" draw:style-name="dp1" draw:master-page-name="bla">
        <office:forms form:automatic-focus="false" form:apply-design-mode="false"/>
        <draw:frame draw:style-name="gr345" draw:text-style-name="P52" draw:layer="layout" svg:width="6.339cm" svg:height="1.114cm" svg:x="4.559cm" svg:y="0.295cm">
          <draw:text-box>
            <text:p text:style-name="P3"><text:span text:style-name="T18">Message queue (mq)</text:span></text:p>
          </draw:text-box>
        </draw:frame>
        <draw:custom-shape draw:style-name="gr292" draw:text-style-name="P12" draw:layer="layout" svg:width="3.215cm" svg:height="1.769cm" svg:x="7.472cm" svg:y="4.334cm">
          <text:p text:style-name="P1"><text:span text:style-name="T6">mq (FIFO)</text:span></text:p>
          <draw:enhanced-geometry svg:viewBox="0 0 21600 21600" draw:type="rectangle" draw:enhanced-path="M 0 0 L 21600 0 21600 21600 0 21600 0 0 Z N"/>
        </draw:custom-shape>
        <draw:frame draw:style-name="gr346" draw:text-style-name="P53" draw:layer="layout" svg:width="1.853cm" svg:height="0.85cm" svg:x="5.348cm" svg:y="4.296cm">
          <draw:text-box>
            <text:p text:style-name="P20"><text:span text:style-name="T12">mq_push</text:span></text:p>
          </draw:text-box>
        </draw:frame>
        <draw:frame draw:style-name="gr347" draw:text-style-name="P53" draw:layer="layout" svg:width="1.575cm" svg:height="0.85cm" svg:x="5.597cm" svg:y="4.796cm">
          <draw:text-box>
            <text:p text:style-name="P20"><text:span text:style-name="T12">mq_full</text:span></text:p>
          </draw:text-box>
        </draw:frame>
        <draw:frame draw:style-name="gr348" draw:text-style-name="P53" draw:layer="layout" svg:width="1.44cm" svg:height="0.581cm" svg:x="5.788cm" svg:y="5.296cm">
          <draw:text-box>
            <text:p text:style-name="P20"><text:span text:style-name="T12">mq_in</text:span></text:p>
          </draw:text-box>
        </draw:frame>
        <draw:frame draw:style-name="gr349" draw:text-style-name="P53" draw:layer="layout" svg:width="1.846cm" svg:height="0.789cm" svg:x="11.109cm" svg:y="4.185cm">
          <draw:text-box>
            <text:p text:style-name="P20"><text:span text:style-name="T12">mq_pop</text:span></text:p>
          </draw:text-box>
        </draw:frame>
        <draw:frame draw:style-name="gr350" draw:text-style-name="P53" draw:layer="layout" svg:width="2.268cm" svg:height="0.789cm" svg:x="11.052cm" svg:y="4.686cm">
          <draw:text-box>
            <text:p text:style-name="P20"><text:span text:style-name="T12">mq_empty</text:span></text:p>
          </draw:text-box>
        </draw:frame>
        <draw:g>
          <draw:line draw:style-name="gr351" draw:text-style-name="P26" draw:layer="layout" svg:x1="10.712cm" svg:y1="4.656cm" svg:x2="11.14cm" svg:y2="4.656cm">
            <text:p text:style-name="P3"/>
          </draw:line>
          <draw:line draw:style-name="gr352" draw:text-style-name="P26" draw:layer="layout" svg:x1="10.712cm" svg:y1="5.157cm" svg:x2="11.142cm" svg:y2="5.157cm">
            <text:p text:style-name="P3"/>
          </draw:line>
          <draw:line draw:style-name="gr353" draw:text-style-name="P26" draw:layer="layout" svg:x1="10.714cm" svg:y1="5.658cm" svg:x2="11.142cm" svg:y2="5.658cm">
            <text:p text:style-name="P3"/>
          </draw:line>
        </draw:g>
        <draw:frame draw:style-name="gr354" draw:text-style-name="P53" draw:layer="layout" svg:width="1.846cm" svg:height="0.789cm" svg:x="11.082cm" svg:y="5.187cm">
          <draw:text-box>
            <text:p text:style-name="P20"><text:span text:style-name="T12">mq_out</text:span></text:p>
          </draw:text-box>
        </draw:frame>
        <draw:g>
          <draw:line draw:style-name="gr355" draw:text-style-name="P26" draw:layer="layout" svg:x1="7.012cm" svg:y1="4.656cm" svg:x2="7.44cm" svg:y2="4.656cm">
            <text:p text:style-name="P3"/>
          </draw:line>
          <draw:line draw:style-name="gr356" draw:text-style-name="P26" draw:layer="layout" svg:x1="7.012cm" svg:y1="5.157cm" svg:x2="7.442cm" svg:y2="5.157cm">
            <text:p text:style-name="P3"/>
          </draw:line>
          <draw:line draw:style-name="gr357" draw:text-style-name="P26" draw:layer="layout" svg:x1="7.014cm" svg:y1="5.658cm" svg:x2="7.442cm" svg:y2="5.658cm">
            <text:p text:style-name="P3"/>
          </draw:line>
        </draw:g>
        <draw:frame draw:style-name="gr60" draw:layer="layout" svg:width="2.901cm" svg:height="0.931cm" svg:x="1.054cm" svg:y="0.542cm">
          <draw:object xlink:href="./Object 17" xlink:type="simple" xlink:show="embed" xlink:actuate="onLoad"/>
          <draw:image xlink:href="./ObjectReplacements/Object 17" xlink:type="simple" xlink:show="embed" xlink:actuate="onLoad"/>
        </draw:frame>
      </draw:page>
      <draw:page draw:name="page19" draw:style-name="dp1" draw:master-page-name="bla">
        <office:forms form:automatic-focus="false" form:apply-design-mode="false"/>
        <draw:rect draw:style-name="gr358" draw:text-style-name="P54" draw:layer="layout" svg:width="3.527cm" svg:height="1.631cm" svg:x="10.466cm" svg:y="4.125cm">
          <text:p text:style-name="P1"><text:span text:style-name="T1">combinatorial</text:span></text:p>
        </draw:rect>
        <draw:frame draw:style-name="gr359" draw:text-style-name="P55" draw:layer="layout" svg:width="2.481cm" svg:height="1.024cm" svg:x="7.834cm" svg:y="3.918cm">
          <draw:text-box>
            <text:p text:style-name="P3"><text:span text:style-name="T1">dataa[31:0]</text:span><text:span text:style-name="T24"> </text:span></text:p>
          </draw:text-box>
        </draw:frame>
        <draw:frame draw:style-name="gr359" draw:text-style-name="P56" draw:layer="layout" svg:width="2.481cm" svg:height="1.024cm" svg:x="7.824cm" svg:y="4.372cm">
          <draw:text-box>
            <text:p text:style-name="P3"><text:span text:style-name="T1">datab[31:0]</text:span><text:span text:style-name="T25"> </text:span></text:p>
          </draw:text-box>
        </draw:frame>
        <draw:frame draw:style-name="gr360" draw:text-style-name="P56" draw:layer="layout" svg:width="1.231cm" svg:height="1.05cm" svg:x="9.026cm" svg:y="5.542cm">
          <draw:text-box>
            <text:p text:style-name="P3"><text:span text:style-name="T1">clk</text:span><text:span text:style-name="T25"> </text:span></text:p>
          </draw:text-box>
        </draw:frame>
        <draw:frame draw:style-name="gr361" draw:text-style-name="P56" draw:layer="layout" svg:width="1.709cm" svg:height="1.024cm" svg:x="8.6cm" svg:y="5.963cm">
          <draw:text-box>
            <text:p text:style-name="P3"><text:span text:style-name="T1">clk_en</text:span><text:span text:style-name="T25"> </text:span></text:p>
          </draw:text-box>
        </draw:frame>
        <draw:frame draw:style-name="gr362" draw:text-style-name="P56" draw:layer="layout" svg:width="1.544cm" svg:height="1.024cm" svg:x="8.761cm" svg:y="6.518cm">
          <draw:text-box>
            <text:p text:style-name="P3"><text:span text:style-name="T1">reset</text:span><text:span text:style-name="T25"> </text:span></text:p>
          </draw:text-box>
        </draw:frame>
        <draw:frame draw:style-name="gr363" draw:text-style-name="P56" draw:layer="layout" svg:width="1.46cm" svg:height="1.024cm" svg:x="8.813cm" svg:y="6.96cm">
          <draw:text-box>
            <text:p text:style-name="P3"><text:span text:style-name="T1">start</text:span><text:span text:style-name="T25"> </text:span></text:p>
          </draw:text-box>
        </draw:frame>
        <draw:frame draw:style-name="gr364" draw:text-style-name="P56" draw:layer="layout" svg:width="1.599cm" svg:height="1.109cm" svg:x="8.645cm" svg:y="8.439cm">
          <draw:text-box>
            <text:p text:style-name="P3"><text:span text:style-name="T1">n[7:0]</text:span><text:span text:style-name="T25"> </text:span></text:p>
          </draw:text-box>
        </draw:frame>
        <draw:frame draw:style-name="gr365" draw:text-style-name="P56" draw:layer="layout" svg:width="1.599cm" svg:height="1.018cm" svg:x="8.645cm" svg:y="9.796cm">
          <draw:text-box>
            <text:p text:style-name="P3"><text:span text:style-name="T1">a[4:0]</text:span><text:span text:style-name="T25"> </text:span></text:p>
          </draw:text-box>
        </draw:frame>
        <draw:frame draw:style-name="gr366" draw:text-style-name="P56" draw:layer="layout" svg:width="1.764cm" svg:height="2.565cm" svg:x="8.52cm" svg:y="10.279cm">
          <draw:text-box>
            <text:p text:style-name="P3"><text:span text:style-name="T1">readra</text:span><text:span text:style-name="T25"> </text:span></text:p>
          </draw:text-box>
        </draw:frame>
        <draw:frame draw:style-name="gr367" draw:text-style-name="P56" draw:layer="layout" svg:width="1.599cm" svg:height="1.024cm" svg:x="8.645cm" svg:y="10.715cm">
          <draw:text-box>
            <text:p text:style-name="P3"><text:span text:style-name="T1">b[4:0]</text:span><text:span text:style-name="T25"> </text:span></text:p>
          </draw:text-box>
        </draw:frame>
        <draw:frame draw:style-name="gr368" draw:text-style-name="P56" draw:layer="layout" svg:width="1.764cm" svg:height="1.018cm" svg:x="8.493cm" svg:y="11.195cm">
          <draw:text-box>
            <text:p text:style-name="P3"><text:span text:style-name="T1">readrb</text:span><text:span text:style-name="T25"> </text:span></text:p>
          </draw:text-box>
        </draw:frame>
        <draw:frame draw:style-name="gr369" draw:text-style-name="P56" draw:layer="layout" svg:width="1.599cm" svg:height="1.018cm" svg:x="8.674cm" svg:y="11.638cm">
          <draw:text-box>
            <text:p text:style-name="P3"><text:span text:style-name="T1">c[4:0]</text:span><text:span text:style-name="T25"> </text:span></text:p>
          </draw:text-box>
        </draw:frame>
        <draw:frame draw:style-name="gr370" draw:text-style-name="P56" draw:layer="layout" svg:width="1.819cm" svg:height="1.024cm" svg:x="8.458cm" svg:y="12.09cm">
          <draw:text-box>
            <text:p text:style-name="P3"><text:span text:style-name="T1">writerc</text:span><text:span text:style-name="T25"> </text:span></text:p>
          </draw:text-box>
        </draw:frame>
        <draw:rect draw:style-name="gr358" draw:text-style-name="P57" draw:layer="layout" svg:width="3.541cm" svg:height="2.543cm" svg:x="10.467cm" svg:y="5.757cm">
          <text:p text:style-name="P1"><text:span text:style-name="T1">multi-cycle</text:span></text:p>
        </draw:rect>
        <draw:rect draw:style-name="gr358" draw:text-style-name="P54" draw:layer="layout" svg:width="3.541cm" svg:height="1.726cm" svg:x="10.467cm" svg:y="8.298cm">
          <text:p text:style-name="P1"><text:span text:style-name="T1">extended</text:span></text:p>
        </draw:rect>
        <draw:rect draw:style-name="gr358" draw:text-style-name="P54" draw:layer="layout" svg:width="3.525cm" svg:height="3.351cm" svg:x="10.468cm" svg:y="10.025cm">
          <text:p text:style-name="P1"><text:span text:style-name="T1">internal register file</text:span></text:p>
        </draw:rect>
        <draw:frame draw:style-name="gr371" draw:text-style-name="P56" draw:layer="layout" svg:width="1.488cm" svg:height="1.024cm" svg:x="14.527cm" svg:y="6.333cm">
          <draw:text-box>
            <text:p text:style-name="P3"><text:span text:style-name="T1">done</text:span><text:span text:style-name="T25"> </text:span></text:p>
          </draw:text-box>
        </draw:frame>
        <draw:frame draw:style-name="gr372" draw:text-style-name="P56" draw:layer="layout" svg:width="2.702cm" svg:height="1.024cm" svg:x="14.488cm" svg:y="4.16cm">
          <draw:text-box>
            <text:p text:style-name="P3"><text:span text:style-name="T1">result[31:0]</text:span><text:span text:style-name="T25"> <text:s/></text:span></text:p>
          </draw:text-box>
        </draw:frame>
        <draw:frame draw:style-name="gr373" draw:text-style-name="P58" draw:layer="layout" svg:width="6.797cm" svg:height="1.738cm" svg:x="4.509cm" svg:y="0.32cm">
          <draw:text-box>
            <text:p text:style-name="P3"><text:span text:style-name="T3">Nios Custom Logic</text:span></text:p>
          </draw:text-box>
        </draw:frame>
        <draw:g>
          <draw:line draw:style-name="gr374" draw:text-style-name="P25" draw:layer="layout" svg:x1="9.818cm" svg:y1="6.293cm" svg:x2="10.49cm" svg:y2="6.293cm">
            <text:p text:style-name="P3"/>
          </draw:line>
          <draw:line draw:style-name="gr375" draw:text-style-name="P25" draw:layer="layout" svg:x1="9.818cm" svg:y1="6.756cm" svg:x2="10.49cm" svg:y2="6.756cm">
            <text:p text:style-name="P3"/>
          </draw:line>
          <draw:line draw:style-name="gr376" draw:text-style-name="P25" draw:layer="layout" svg:x1="9.818cm" svg:y1="7.219cm" svg:x2="10.49cm" svg:y2="7.219cm">
            <text:p text:style-name="P3"/>
          </draw:line>
          <draw:line draw:style-name="gr377" draw:text-style-name="P25" draw:layer="layout" svg:x1="9.818cm" svg:y1="7.68cm" svg:x2="10.49cm" svg:y2="7.68cm">
            <text:p text:style-name="P3"/>
          </draw:line>
        </draw:g>
        <draw:g>
          <draw:line draw:style-name="gr378" draw:text-style-name="P25" draw:layer="layout" svg:x1="9.796cm" svg:y1="12.818cm" svg:x2="10.468cm" svg:y2="12.818cm">
            <text:p text:style-name="P3"/>
          </draw:line>
          <draw:g>
            <draw:line draw:style-name="gr379" draw:text-style-name="P25" draw:layer="layout" svg:x1="9.819cm" svg:y1="10.563cm" svg:x2="10.491cm" svg:y2="10.563cm">
              <text:p text:style-name="P3"/>
            </draw:line>
            <draw:line draw:style-name="gr380" draw:text-style-name="P25" draw:layer="layout" svg:x1="9.819cm" svg:y1="11.026cm" svg:x2="10.491cm" svg:y2="11.026cm">
              <text:p text:style-name="P3"/>
            </draw:line>
            <draw:line draw:style-name="gr381" draw:text-style-name="P25" draw:layer="layout" svg:x1="9.819cm" svg:y1="11.489cm" svg:x2="10.491cm" svg:y2="11.489cm">
              <text:p text:style-name="P3"/>
            </draw:line>
            <draw:line draw:style-name="gr382" draw:text-style-name="P25" draw:layer="layout" svg:x1="9.819cm" svg:y1="11.95cm" svg:x2="10.491cm" svg:y2="11.95cm">
              <text:p text:style-name="P3"/>
            </draw:line>
            <draw:line draw:style-name="gr383" draw:text-style-name="P25" draw:layer="layout" svg:x1="9.819cm" svg:y1="12.413cm" svg:x2="10.491cm" svg:y2="12.413cm">
              <text:p text:style-name="P3"/>
            </draw:line>
          </draw:g>
        </draw:g>
        <draw:g>
          <draw:line draw:style-name="gr384" draw:text-style-name="P25" draw:layer="layout" svg:x1="9.818cm" svg:y1="4.696cm" svg:x2="10.49cm" svg:y2="4.696cm">
            <text:p text:style-name="P3"/>
          </draw:line>
          <draw:line draw:style-name="gr385" draw:text-style-name="P25" draw:layer="layout" svg:x1="9.818cm" svg:y1="5.159cm" svg:x2="10.49cm" svg:y2="5.159cm">
            <text:p text:style-name="P3"/>
          </draw:line>
        </draw:g>
        <draw:line draw:style-name="gr386" draw:text-style-name="P5" draw:layer="layout" svg:x1="9.818cm" svg:y1="9.199cm" svg:x2="10.49cm" svg:y2="9.199cm">
          <text:p text:style-name="P3"/>
        </draw:line>
        <draw:g>
          <draw:line draw:style-name="gr387" draw:text-style-name="P25" draw:layer="layout" svg:x1="14.018cm" svg:y1="4.897cm" svg:x2="14.69cm" svg:y2="4.897cm">
            <text:p text:style-name="P3"/>
          </draw:line>
          <draw:line draw:style-name="gr388" draw:text-style-name="P25" draw:layer="layout" svg:x1="14.018cm" svg:y1="7.056cm" svg:x2="14.69cm" svg:y2="7.056cm">
            <text:p text:style-name="P3"/>
          </draw:line>
        </draw:g>
        <draw:frame draw:style-name="gr60" draw:layer="layout" svg:width="2.901cm" svg:height="0.931cm" svg:x="1.054cm" svg:y="0.542cm">
          <draw:object xlink:href="./Object 18" xlink:type="simple" xlink:show="embed" xlink:actuate="onLoad"/>
          <draw:image xlink:href="./ObjectReplacements/Object 18" xlink:type="simple" xlink:show="embed" xlink:actuate="onLoad"/>
        </draw:frame>
      </draw:page>
      <draw:page draw:name="page20" draw:style-name="dp1" draw:master-page-name="bla">
        <office:forms form:automatic-focus="false" form:apply-design-mode="false"/>
        <draw:rect draw:style-name="gr298" draw:text-style-name="P12" draw:layer="layout" svg:width="4.445cm" svg:height="1.482cm" svg:x="7.572cm" svg:y="9.135cm">
          <text:p text:style-name="P1"><text:span text:style-name="T6">NIOS2</text:span></text:p>
        </draw:rect>
        <draw:rect draw:style-name="gr298" draw:text-style-name="P12" draw:layer="layout" svg:width="1.365cm" svg:height="1.365cm" svg:x="7.221cm" svg:y="6.438cm">
          <text:p text:style-name="P1"><text:span text:style-name="T6">IM</text:span></text:p>
        </draw:rect>
        <draw:rect draw:style-name="gr298" draw:text-style-name="P12" draw:layer="layout" svg:width="1.379cm" svg:height="1.379cm" svg:x="10.942cm" svg:y="6.425cm">
          <text:p text:style-name="P1"><text:span text:style-name="T6">DM</text:span></text:p>
        </draw:rect>
        <draw:frame draw:style-name="gr389" draw:text-style-name="P52" draw:layer="layout" svg:width="10.885cm" svg:height="0.988cm" svg:x="4.499cm" svg:y="0.228cm">
          <draw:text-box>
            <text:p text:style-name="P3"><text:span text:style-name="T18">Nios2 + Memory (NM)</text:span></text:p>
          </draw:text-box>
        </draw:frame>
        <draw:g>
          <draw:line draw:style-name="gr390" draw:text-style-name="P25" draw:layer="layout" svg:x1="8.259cm" svg:y1="8.499cm" svg:x2="8.259cm" svg:y2="9.134cm">
            <text:p text:style-name="P3"/>
          </draw:line>
          <draw:line draw:style-name="gr391" draw:text-style-name="P25" draw:layer="layout" svg:x1="8.259cm" svg:y1="7.844cm" svg:x2="8.259cm" svg:y2="8.479cm">
            <text:p text:style-name="P3"/>
          </draw:line>
        </draw:g>
        <draw:line draw:style-name="gr146" draw:text-style-name="P5" draw:layer="layout" svg:x1="11.278cm" svg:y1="7.809cm" svg:x2="11.278cm" svg:y2="9.134cm">
          <text:p text:style-name="P3"/>
        </draw:line>
        <draw:line draw:style-name="gr146" draw:text-style-name="P5" draw:layer="layout" svg:x1="7.572cm" svg:y1="7.812cm" svg:x2="7.572cm" svg:y2="8.447cm">
          <text:p text:style-name="P3"/>
        </draw:line>
        <draw:line draw:style-name="gr146" draw:text-style-name="P5" draw:layer="layout" svg:x1="11.983cm" svg:y1="7.821cm" svg:x2="11.983cm" svg:y2="8.456cm">
          <text:p text:style-name="P3"/>
        </draw:line>
        <draw:line draw:style-name="gr146" draw:text-style-name="P5" draw:layer="layout" svg:x1="7.572cm" svg:y1="8.447cm" svg:x2="6.429cm" svg:y2="8.447cm">
          <text:p text:style-name="P3"/>
        </draw:line>
        <draw:line draw:style-name="gr146" draw:text-style-name="P5" draw:layer="layout" svg:x1="13.176cm" svg:y1="8.447cm" svg:x2="12.002cm" svg:y2="8.447cm">
          <text:p text:style-name="P3"/>
        </draw:line>
        <draw:rect draw:style-name="gr392" draw:text-style-name="P5" draw:layer="layout" svg:width="5.715cm" svg:height="5.08cm" svg:x="6.989cm" svg:y="5.929cm">
          <text:p text:style-name="P3"/>
        </draw:rect>
        <draw:frame draw:style-name="gr393" draw:text-style-name="P14" draw:layer="layout" svg:width="1.251cm" svg:height="0.581cm" svg:x="13.139cm" svg:y="8.062cm">
          <draw:text-box>
            <text:p text:style-name="P3"><text:span text:style-name="T6">rd/wr</text:span></text:p>
          </draw:text-box>
        </draw:frame>
        <draw:frame draw:style-name="gr393" draw:text-style-name="P14" draw:layer="layout" svg:width="1.251cm" svg:height="0.581cm" svg:x="5.177cm" svg:y="8.062cm">
          <draw:text-box>
            <text:p text:style-name="P3"><text:span text:style-name="T6">rd/wr</text:span></text:p>
          </draw:text-box>
        </draw:frame>
        <draw:line draw:style-name="gr146" draw:text-style-name="P5" draw:layer="layout" svg:x1="6.987cm" svg:y1="9.873cm" svg:x2="6.429cm" svg:y2="9.873cm">
          <text:p text:style-name="P3"/>
        </draw:line>
        <draw:frame draw:style-name="gr394" draw:text-style-name="P14" draw:layer="layout" svg:width="1.179cm" svg:height="0.581cm" svg:x="5.229cm" svg:y="9.463cm">
          <draw:text-box>
            <text:p text:style-name="P3"><text:span text:style-name="T6">busy</text:span></text:p>
          </draw:text-box>
        </draw:frame>
        <draw:frame draw:style-name="gr394" draw:text-style-name="P14" draw:layer="layout" svg:width="1.683cm" svg:height="0.581cm" draw:transform="rotate (1.5707963267946) translate (7.245cm 8.022cm)">
          <draw:text-box>
            <text:p text:style-name="P3"><text:span text:style-name="T6">ext_port</text:span></text:p>
          </draw:text-box>
        </draw:frame>
        <draw:frame draw:style-name="gr394" draw:text-style-name="P14" draw:layer="layout" svg:width="1.598cm" svg:height="0.581cm" draw:transform="rotate (1.5707963267946) translate (7.976cm 8.019cm)">
          <draw:text-box>
            <text:p text:style-name="P3"><text:span text:style-name="T6">int_port</text:span></text:p>
          </draw:text-box>
        </draw:frame>
        <draw:frame draw:style-name="gr394" draw:text-style-name="P14" draw:layer="layout" svg:width="1.683cm" svg:height="0.581cm" draw:transform="rotate (1.5707963267946) translate (11.671cm 8.033cm)">
          <draw:text-box>
            <text:p text:style-name="P3"><text:span text:style-name="T6">ext_port</text:span></text:p>
          </draw:text-box>
        </draw:frame>
        <draw:frame draw:style-name="gr394" draw:text-style-name="P14" draw:layer="layout" svg:width="1.598cm" svg:height="0.581cm" draw:transform="rotate (1.5707963267946) translate (10.928cm 8.03cm)">
          <draw:text-box>
            <text:p text:style-name="P3"><text:span text:style-name="T6">int_port</text:span></text:p>
          </draw:text-box>
        </draw:frame>
        <draw:frame draw:style-name="gr60" draw:layer="layout" svg:width="2.901cm" svg:height="0.931cm" svg:x="1.054cm" svg:y="0.542cm">
          <draw:object xlink:href="./Object 19" xlink:type="simple" xlink:show="embed" xlink:actuate="onLoad"/>
          <draw:image xlink:href="./ObjectReplacements/Object 19" xlink:type="simple" xlink:show="embed" xlink:actuate="onLoad"/>
        </draw:frame>
      </draw:page>
      <draw:page draw:name="page21" draw:style-name="dp1" draw:master-page-name="bla">
        <office:forms form:automatic-focus="false" form:apply-design-mode="false"/>
        <draw:frame draw:style-name="gr395" draw:text-style-name="P35" draw:layer="layout" svg:width="2.631cm" svg:height="0.988cm" svg:x="4.496cm" svg:y="0.244cm">
          <draw:text-box>
            <text:p text:style-name="P3"><text:span text:style-name="T18">NIOS 2</text:span></text:p>
          </draw:text-box>
        </draw:frame>
        <draw:rect draw:style-name="gr396" draw:text-style-name="P5" draw:layer="layout" svg:width="4.149cm" svg:height="4.784cm" svg:x="8.89cm" svg:y="3.696cm">
          <text:p text:style-name="P3"/>
        </draw:rect>
        <draw:line draw:style-name="gr146" draw:text-style-name="P5" draw:layer="layout" svg:x1="8.894cm" svg:y1="4.098cm" svg:x2="8.894cm" svg:y2="4.733cm">
          <text:p text:style-name="P3"/>
        </draw:line>
        <draw:line draw:style-name="gr146" draw:text-style-name="P5" draw:layer="layout" svg:x1="8.629cm" svg:y1="4.541cm" svg:x2="8.886cm" svg:y2="4.541cm">
          <text:p text:style-name="P3"/>
        </draw:line>
        <draw:line draw:style-name="gr146" draw:text-style-name="P5" draw:layer="layout" svg:x1="8.615cm" svg:y1="5.254cm" svg:x2="8.872cm" svg:y2="5.254cm">
          <text:p text:style-name="P3"/>
        </draw:line>
        <draw:line draw:style-name="gr146" draw:text-style-name="P5" draw:layer="layout" svg:x1="8.629cm" svg:y1="5.966cm" svg:x2="8.886cm" svg:y2="5.966cm">
          <text:p text:style-name="P3"/>
        </draw:line>
        <draw:line draw:style-name="gr146" draw:text-style-name="P5" draw:layer="layout" svg:x1="8.629cm" svg:y1="6.679cm" svg:x2="8.886cm" svg:y2="6.679cm">
          <text:p text:style-name="P3"/>
        </draw:line>
        <draw:line draw:style-name="gr146" draw:text-style-name="P5" draw:layer="layout" svg:x1="8.629cm" svg:y1="7.391cm" svg:x2="8.886cm" svg:y2="7.391cm">
          <text:p text:style-name="P3"/>
        </draw:line>
        <draw:frame draw:style-name="gr397" draw:text-style-name="P14" draw:layer="layout" svg:width="19.05cm" svg:height="1.437cm" svg:x="1.599cm" svg:y="9.856cm">
          <draw:text-box>
            <text:p text:style-name="P3"><text:span text:style-name="T6">nios2_in_bus = {me_ack_i, me_dat_i[31:0], io_ack_i, io_dat_i[31:0], int_i[31:0]}</text:span></text:p>
            <text:p text:style-name="P3"><text:span text:style-name="T6">nios2_out_bus = {me_clk_o, me_dat_o[31:0], me_adr_o[31:0], me_sel_o[3:0], me_rst_o, me_stb_o, me_cyc_o, me_we_o</text:span></text:p>
            <text:p text:style-name="P3"><text:span text:style-name="T6">io_clk_o, io_dat_o[31:0], io_adr_o[23:0], io_sel_0[3:0], io_rst_o, io_stb_o, io_cyc_o, io_we_o}</text:span></text:p>
          </draw:text-box>
        </draw:frame>
        <draw:frame draw:style-name="gr398" draw:text-style-name="P59" draw:layer="layout" svg:width="1.838cm" svg:height="0.911cm" svg:x="6.963cm" svg:y="3.767cm">
          <draw:text-box>
            <text:p text:style-name="P37"><text:span text:style-name="T6"><text:s text:c="8"/></text:span><text:span text:style-name="T6">me_ack_i</text:span></text:p>
          </draw:text-box>
        </draw:frame>
        <draw:frame draw:style-name="gr399" draw:text-style-name="P59" draw:layer="layout" svg:width="2.698cm" svg:height="0.581cm" svg:x="6.103cm" svg:y="4.803cm">
          <draw:text-box>
            <text:p text:style-name="P37"><text:span text:style-name="T6">me_dat_i[31:0]</text:span></text:p>
          </draw:text-box>
        </draw:frame>
        <draw:frame draw:style-name="gr399" draw:text-style-name="P59" draw:layer="layout" svg:width="2.442cm" svg:height="0.911cm" svg:x="6.359cm" svg:y="6.214cm">
          <draw:text-box>
            <text:p text:style-name="P37"><text:span text:style-name="T6">io_dat_i[31:0]</text:span></text:p>
          </draw:text-box>
        </draw:frame>
        <draw:frame draw:style-name="gr399" draw:text-style-name="P59" draw:layer="layout" svg:width="1.838cm" svg:height="0.581cm" svg:x="6.963cm" svg:y="5.515cm">
          <draw:text-box>
            <text:p text:style-name="P37"><text:span text:style-name="T6">io_ack_i</text:span></text:p>
          </draw:text-box>
        </draw:frame>
        <draw:frame draw:style-name="gr399" draw:text-style-name="P59" draw:layer="layout" svg:width="2.135cm" svg:height="0.581cm" svg:x="6.666cm" svg:y="6.938cm">
          <draw:text-box>
            <text:p text:style-name="P37"><text:span text:style-name="T6">int_i[31:0]</text:span></text:p>
          </draw:text-box>
        </draw:frame>
        <draw:g>
          <draw:frame draw:style-name="gr400" draw:text-style-name="P59" draw:layer="layout" svg:width="1.679cm" svg:height="0.581cm" svg:x="13.192cm" svg:y="6.97cm">
            <draw:text-box>
              <text:p text:style-name="P37"><text:span text:style-name="T6">io_stb_o</text:span></text:p>
            </draw:text-box>
          </draw:frame>
          <draw:frame draw:style-name="gr400" draw:text-style-name="P59" draw:layer="layout" svg:width="1.838cm" svg:height="0.581cm" svg:x="13.067cm" svg:y="7.573cm">
            <draw:text-box>
              <text:p text:style-name="P37"><text:span text:style-name="T6">io_cyc_o</text:span></text:p>
            </draw:text-box>
          </draw:frame>
          <draw:frame draw:style-name="gr400" draw:text-style-name="P59" draw:layer="layout" svg:width="2.579cm" svg:height="0.581cm" svg:x="13.185cm" svg:y="6.086cm">
            <draw:text-box>
              <text:p text:style-name="P37"><text:span text:style-name="T6">io_adr_o[23:0]</text:span></text:p>
            </draw:text-box>
          </draw:frame>
          <draw:frame draw:style-name="gr400" draw:text-style-name="P59" draw:layer="layout" svg:width="2.579cm" svg:height="0.581cm" svg:x="13.172cm" svg:y="5.795cm">
            <draw:text-box>
              <text:p text:style-name="P37"><text:span text:style-name="T6">io_dat_o[31:0]</text:span></text:p>
            </draw:text-box>
          </draw:frame>
          <draw:frame draw:style-name="gr400" draw:text-style-name="P59" draw:layer="layout" svg:width="2.335cm" svg:height="0.581cm" svg:x="13.174cm" svg:y="6.676cm">
            <draw:text-box>
              <text:p text:style-name="P37"><text:span text:style-name="T6">io_sel_0[3:0]</text:span></text:p>
            </draw:text-box>
          </draw:frame>
          <draw:frame draw:style-name="gr399" draw:text-style-name="P59" draw:layer="layout" svg:width="1.838cm" svg:height="0.581cm" svg:x="13cm" svg:y="7.864cm">
            <draw:text-box>
              <text:p text:style-name="P37"><text:span text:style-name="T6">io_we_o</text:span></text:p>
            </draw:text-box>
          </draw:frame>
          <draw:frame draw:style-name="gr399" draw:text-style-name="P59" draw:layer="layout" svg:width="1.838cm" svg:height="0.581cm" svg:x="12.99cm" svg:y="6.392cm">
            <draw:text-box>
              <text:p text:style-name="P37"><text:span text:style-name="T6">io_clk_o</text:span></text:p>
            </draw:text-box>
          </draw:frame>
          <draw:frame draw:style-name="gr399" draw:text-style-name="P59" draw:layer="layout" svg:width="1.838cm" svg:height="0.581cm" svg:x="12.961cm" svg:y="7.28cm">
            <draw:text-box>
              <text:p text:style-name="P37"><text:span text:style-name="T6">io_rst_o</text:span></text:p>
            </draw:text-box>
          </draw:frame>
          <draw:frame draw:style-name="gr399" draw:text-style-name="P59" draw:layer="layout" svg:width="1.946cm" svg:height="0.581cm" svg:x="13.131cm" svg:y="4.921cm">
            <draw:text-box>
              <text:p text:style-name="P37"><text:span text:style-name="T6">me_stb_o</text:span></text:p>
            </draw:text-box>
          </draw:frame>
          <draw:frame draw:style-name="gr399" draw:text-style-name="P59" draw:layer="layout" svg:width="1.946cm" svg:height="0.581cm" svg:x="13.172cm" svg:y="5.211cm">
            <draw:text-box>
              <text:p text:style-name="P37"><text:span text:style-name="T6">me_cyc_o</text:span></text:p>
            </draw:text-box>
          </draw:frame>
          <draw:frame draw:style-name="gr399" draw:text-style-name="P59" draw:layer="layout" svg:width="1.946cm" svg:height="0.581cm" svg:x="13.109cm" svg:y="5.502cm">
            <draw:text-box>
              <text:p text:style-name="P37"><text:span text:style-name="T6">me_we_o</text:span></text:p>
            </draw:text-box>
          </draw:frame>
          <draw:frame draw:style-name="gr401" draw:text-style-name="P59" draw:layer="layout" svg:width="1.946cm" svg:height="0.581cm" svg:x="13.102cm" svg:y="3.469cm">
            <draw:text-box>
              <text:p text:style-name="P37"><text:span text:style-name="T6">me_clk_o</text:span></text:p>
            </draw:text-box>
          </draw:frame>
          <draw:frame draw:style-name="gr399" draw:text-style-name="P59" draw:layer="layout" svg:width="1.946cm" svg:height="0.581cm" svg:x="13.072cm" svg:y="4.631cm">
            <draw:text-box>
              <text:p text:style-name="P37"><text:span text:style-name="T6">me_rst_o</text:span></text:p>
            </draw:text-box>
          </draw:frame>
          <draw:frame draw:style-name="gr400" draw:text-style-name="P59" draw:layer="layout" svg:width="2.781cm" svg:height="0.581cm" svg:x="13.183cm" svg:y="4.037cm">
            <draw:text-box>
              <text:p text:style-name="P37"><text:span text:style-name="T6">me_adr_o[31:0]</text:span></text:p>
            </draw:text-box>
          </draw:frame>
          <draw:frame draw:style-name="gr400" draw:text-style-name="P59" draw:layer="layout" svg:width="2.781cm" svg:height="0.581cm" svg:x="13.17cm" svg:y="3.759cm">
            <draw:text-box>
              <text:p text:style-name="P37"><text:span text:style-name="T6">me_dat_o[31:0]</text:span></text:p>
            </draw:text-box>
          </draw:frame>
          <draw:frame draw:style-name="gr400" draw:text-style-name="P59" draw:layer="layout" svg:width="2.781cm" svg:height="0.581cm" svg:x="12.939cm" svg:y="4.34cm">
            <draw:text-box>
              <text:p text:style-name="P37"><text:span text:style-name="T6">me_sel_o[3:0]</text:span></text:p>
            </draw:text-box>
          </draw:frame>
        </draw:g>
        <draw:g>
          <draw:line draw:style-name="gr146" draw:text-style-name="P5" draw:layer="layout" svg:x1="13.049cm" svg:y1="4.108cm" svg:x2="13.306cm" svg:y2="4.108cm">
            <text:p text:style-name="P3"/>
          </draw:line>
          <draw:line draw:style-name="gr146" draw:text-style-name="P5" draw:layer="layout" svg:x1="13.049cm" svg:y1="4.693cm" svg:x2="13.306cm" svg:y2="4.693cm">
            <text:p text:style-name="P3"/>
          </draw:line>
          <draw:line draw:style-name="gr146" draw:text-style-name="P5" draw:layer="layout" svg:x1="13.049cm" svg:y1="5.281cm" svg:x2="13.306cm" svg:y2="5.281cm">
            <text:p text:style-name="P3"/>
          </draw:line>
          <draw:line draw:style-name="gr146" draw:text-style-name="P5" draw:layer="layout" svg:x1="13.049cm" svg:y1="5.869cm" svg:x2="13.306cm" svg:y2="5.869cm">
            <text:p text:style-name="P3"/>
          </draw:line>
          <draw:line draw:style-name="gr146" draw:text-style-name="P5" draw:layer="layout" svg:x1="13.049cm" svg:y1="6.16cm" svg:x2="13.306cm" svg:y2="6.16cm">
            <text:p text:style-name="P3"/>
          </draw:line>
          <draw:line draw:style-name="gr146" draw:text-style-name="P5" draw:layer="layout" svg:x1="13.049cm" svg:y1="6.456cm" svg:x2="13.306cm" svg:y2="6.456cm">
            <text:p text:style-name="P3"/>
          </draw:line>
          <draw:line draw:style-name="gr146" draw:text-style-name="P5" draw:layer="layout" svg:x1="13.049cm" svg:y1="6.748cm" svg:x2="13.306cm" svg:y2="6.748cm">
            <text:p text:style-name="P3"/>
          </draw:line>
          <draw:line draw:style-name="gr146" draw:text-style-name="P5" draw:layer="layout" svg:x1="13.049cm" svg:y1="7.042cm" svg:x2="13.306cm" svg:y2="7.042cm">
            <text:p text:style-name="P3"/>
          </draw:line>
          <draw:line draw:style-name="gr146" draw:text-style-name="P5" draw:layer="layout" svg:x1="13.049cm" svg:y1="7.336cm" svg:x2="13.306cm" svg:y2="7.336cm">
            <text:p text:style-name="P3"/>
          </draw:line>
          <draw:line draw:style-name="gr146" draw:text-style-name="P5" draw:layer="layout" svg:x1="13.049cm" svg:y1="7.922cm" svg:x2="13.306cm" svg:y2="7.922cm">
            <text:p text:style-name="P3"/>
          </draw:line>
          <draw:line draw:style-name="gr146" draw:text-style-name="P5" draw:layer="layout" svg:x1="13.049cm" svg:y1="7.629cm" svg:x2="13.306cm" svg:y2="7.629cm">
            <text:p text:style-name="P3"/>
          </draw:line>
          <draw:line draw:style-name="gr146" draw:text-style-name="P5" draw:layer="layout" svg:x1="13.049cm" svg:y1="8.216cm" svg:x2="13.306cm" svg:y2="8.216cm">
            <text:p text:style-name="P3"/>
          </draw:line>
          <draw:line draw:style-name="gr146" draw:text-style-name="P5" draw:layer="layout" svg:x1="13.06cm" svg:y1="3.813cm" svg:x2="13.317cm" svg:y2="3.813cm">
            <text:p text:style-name="P3"/>
          </draw:line>
          <draw:line draw:style-name="gr146" draw:text-style-name="P5" draw:layer="layout" svg:x1="13.049cm" svg:y1="4.4cm" svg:x2="13.306cm" svg:y2="4.4cm">
            <text:p text:style-name="P3"/>
          </draw:line>
          <draw:line draw:style-name="gr146" draw:text-style-name="P5" draw:layer="layout" svg:x1="13.049cm" svg:y1="4.987cm" svg:x2="13.306cm" svg:y2="4.987cm">
            <text:p text:style-name="P3"/>
          </draw:line>
          <draw:line draw:style-name="gr146" draw:text-style-name="P5" draw:layer="layout" svg:x1="13.049cm" svg:y1="5.575cm" svg:x2="13.306cm" svg:y2="5.575cm">
            <text:p text:style-name="P3"/>
          </draw:line>
        </draw:g>
        <draw:frame draw:style-name="gr60" draw:layer="layout" svg:width="2.901cm" svg:height="0.931cm" svg:x="1.054cm" svg:y="0.542cm">
          <draw:object xlink:href="./Object 20" xlink:type="simple" xlink:show="embed" xlink:actuate="onLoad"/>
          <draw:image xlink:href="./ObjectReplacements/Object 20" xlink:type="simple" xlink:show="embed" xlink:actuate="onLoad"/>
        </draw:frame>
      </draw:page>
      <draw:page draw:name="page22" draw:style-name="dp1" draw:master-page-name="bla">
        <office:forms form:automatic-focus="false" form:apply-design-mode="false"/>
        <draw:g>
          <draw:rect draw:style-name="gr402" draw:text-style-name="P26" draw:layer="layout" svg:width="2.195cm" svg:height="1.95cm" svg:x="7.878cm" svg:y="5.473cm">
            <text:p text:style-name="P3"/>
          </draw:rect>
          <draw:frame draw:style-name="gr403" draw:text-style-name="P26" draw:layer="layout" svg:width="2.195cm" svg:height="1.95cm" svg:x="7.878cm" svg:y="5.473cm">
            <draw:text-box>
              <text:p text:style-name="P6"><text:span text:style-name="T12">Queue </text:span></text:p>
              <text:p text:style-name="P6"><text:span text:style-name="T12">manager</text:span></text:p>
            </draw:text-box>
          </draw:frame>
        </draw:g>
        <draw:frame draw:style-name="gr404" draw:text-style-name="P52" draw:layer="layout" svg:width="6.708cm" svg:height="2.403cm" svg:x="4.478cm" svg:y="0.241cm">
          <draw:text-box>
            <text:p text:style-name="P3"><text:span text:style-name="T18">Queue Manager (qm)</text:span></text:p>
          </draw:text-box>
        </draw:frame>
        <draw:frame draw:style-name="gr405" draw:text-style-name="P53" draw:layer="layout" svg:width="1.277cm" svg:height="0.743cm" svg:x="6.381cm" svg:y="5.774cm">
          <draw:text-box>
            <text:p text:style-name="P20"><text:span text:style-name="T12">cmd</text:span></text:p>
          </draw:text-box>
        </draw:frame>
        <draw:frame draw:style-name="gr406" draw:text-style-name="P53" draw:layer="layout" svg:width="1.868cm" svg:height="0.743cm" svg:x="10.433cm" svg:y="5.774cm">
          <draw:text-box>
            <text:p text:style-name="P20"><text:span text:style-name="T12">mq_push</text:span></text:p>
          </draw:text-box>
        </draw:frame>
        <draw:g>
          <draw:line draw:style-name="gr407" draw:text-style-name="P60" draw:layer="layout" svg:x1="7.355cm" svg:y1="6.18cm" svg:x2="7.868cm" svg:y2="6.18cm">
            <text:p text:style-name="P3"/>
          </draw:line>
          <draw:line draw:style-name="gr408" draw:text-style-name="P60" draw:layer="layout" svg:x1="7.356cm" svg:y1="6.681cm" svg:x2="7.869cm" svg:y2="6.681cm">
            <text:p text:style-name="P3"/>
          </draw:line>
        </draw:g>
        <draw:frame draw:style-name="gr409" draw:text-style-name="P53" draw:layer="layout" svg:width="1.707cm" svg:height="0.743cm" svg:x="5.952cm" svg:y="6.275cm">
          <draw:text-box>
            <text:p text:style-name="P20"><text:span text:style-name="T12">mq_full</text:span></text:p>
          </draw:text-box>
        </draw:frame>
        <draw:frame draw:style-name="gr410" draw:text-style-name="P53" draw:layer="layout" svg:width="1.277cm" svg:height="0.743cm" svg:x="10.433cm" svg:y="6.275cm">
          <draw:text-box>
            <text:p text:style-name="P20"><text:span text:style-name="T12">mqf</text:span></text:p>
          </draw:text-box>
        </draw:frame>
        <draw:frame draw:style-name="gr411" draw:text-style-name="P14" draw:layer="layout" svg:width="8.214cm" svg:height="1.337cm" svg:x="3.903cm" svg:y="9.734cm">
          <draw:text-box>
            <text:p text:style-name="P3"><text:span text:style-name="T6">Assign mq_push = !mq_full&amp;&amp;(cmd!=rd&amp;&amp;cmd!=wr);</text:span></text:p>
            <text:p text:style-name="P3"><text:span text:style-name="T6">Assign mqf = mq_full&amp;&amp;(cmd!=rd&amp;&amp;cmd!=wr);</text:span></text:p>
          </draw:text-box>
        </draw:frame>
        <draw:g>
          <draw:line draw:style-name="gr412" draw:text-style-name="P60" draw:layer="layout" svg:x1="10.084cm" svg:y1="6.181cm" svg:x2="10.556cm" svg:y2="6.181cm">
            <text:p text:style-name="P3"/>
          </draw:line>
          <draw:line draw:style-name="gr413" draw:text-style-name="P60" draw:layer="layout" svg:x1="10.085cm" svg:y1="6.682cm" svg:x2="10.557cm" svg:y2="6.682cm">
            <text:p text:style-name="P3"/>
          </draw:line>
        </draw:g>
        <draw:frame draw:style-name="gr60" draw:layer="layout" svg:width="2.901cm" svg:height="0.931cm" svg:x="1.054cm" svg:y="0.542cm">
          <draw:object xlink:href="./Object 26" xlink:type="simple" xlink:show="embed" xlink:actuate="onLoad"/>
          <draw:image xlink:href="./ObjectReplacements/Object 26" xlink:type="simple" xlink:show="embed" xlink:actuate="onLoad"/>
        </draw:frame>
      </draw:page>
      <draw:page draw:name="page23" draw:style-name="dp1" draw:master-page-name="bla">
        <office:forms form:automatic-focus="false" form:apply-design-mode="false"/>
        <draw:g>
          <draw:rect draw:style-name="gr414" draw:text-style-name="P5" draw:layer="layout" svg:width="12.563cm" svg:height="5.569cm" svg:x="3.989cm" svg:y="5.027cm">
            <text:p text:style-name="P3"/>
          </draw:rect>
          <draw:line draw:style-name="gr415" draw:text-style-name="P5" draw:layer="layout" svg:x1="10.181cm" svg:y1="5.02cm" svg:x2="10.181cm" svg:y2="10.61cm">
            <text:p text:style-name="P3"/>
          </draw:line>
          <draw:line draw:style-name="gr415" draw:text-style-name="P5" draw:layer="layout" svg:x1="6.852cm" svg:y1="5.02cm" svg:x2="6.852cm" svg:y2="10.596cm">
            <text:p text:style-name="P3"/>
          </draw:line>
          <draw:line draw:style-name="gr415" draw:text-style-name="P5" draw:layer="layout" svg:x1="13.412cm" svg:y1="5.02cm" svg:x2="13.412cm" svg:y2="10.596cm">
            <text:p text:style-name="P3"/>
          </draw:line>
          <draw:line draw:style-name="gr415" draw:text-style-name="P5" draw:layer="layout" svg:x1="10.181cm" svg:y1="5.571cm" svg:x2="13.405cm" svg:y2="5.571cm">
            <text:p text:style-name="P3"/>
          </draw:line>
          <draw:line draw:style-name="gr415" draw:text-style-name="P5" draw:layer="layout" svg:x1="10.181cm" svg:y1="6.195cm" svg:x2="13.405cm" svg:y2="6.195cm">
            <text:p text:style-name="P3"/>
          </draw:line>
          <draw:line draw:style-name="gr415" draw:text-style-name="P5" draw:layer="layout" svg:x1="10.181cm" svg:y1="6.819cm" svg:x2="13.405cm" svg:y2="6.819cm">
            <text:p text:style-name="P3"/>
          </draw:line>
          <draw:line draw:style-name="gr415" draw:text-style-name="P5" draw:layer="layout" svg:x1="10.181cm" svg:y1="7.444cm" svg:x2="13.405cm" svg:y2="7.444cm">
            <text:p text:style-name="P3"/>
          </draw:line>
          <draw:line draw:style-name="gr415" draw:text-style-name="P5" draw:layer="layout" svg:x1="13.423cm" svg:y1="5.571cm" svg:x2="16.558cm" svg:y2="5.571cm">
            <text:p text:style-name="P3"/>
          </draw:line>
          <draw:line draw:style-name="gr415" draw:text-style-name="P5" draw:layer="layout" svg:x1="13.424cm" svg:y1="6.195cm" svg:x2="16.559cm" svg:y2="6.195cm">
            <text:p text:style-name="P3"/>
          </draw:line>
        </draw:g>
        <draw:frame draw:style-name="gr416" draw:text-style-name="P4" draw:layer="layout" svg:width="2.027cm" svg:height="0.911cm" svg:x="14.183cm" svg:y="4.173cm">
          <draw:text-box>
            <text:p text:style-name="P3"><text:span text:style-name="T1">queue manager</text:span></text:p>
          </draw:text-box>
        </draw:frame>
        <draw:frame draw:style-name="gr417" draw:text-style-name="P4" draw:layer="layout" svg:width="2.053cm" svg:height="0.911cm" svg:x="11.067cm" svg:y="4.153cm">
          <draw:text-box>
            <text:p text:style-name="P3"><text:span text:style-name="T1">register space</text:span></text:p>
          </draw:text-box>
        </draw:frame>
        <draw:frame draw:style-name="gr418" draw:text-style-name="P4" draw:layer="layout" svg:width="2.173cm" svg:height="0.911cm" svg:x="7.631cm" svg:y="4.149cm">
          <draw:text-box>
            <text:p text:style-name="P3"><text:span text:style-name="T1">data memory</text:span></text:p>
          </draw:text-box>
        </draw:frame>
        <draw:frame draw:style-name="gr419" draw:text-style-name="P4" draw:layer="layout" svg:width="2.831cm" svg:height="0.911cm" svg:x="4.244cm" svg:y="4.158cm">
          <draw:text-box>
            <text:p text:style-name="P3"><text:span text:style-name="T1">instruction memory</text:span></text:p>
          </draw:text-box>
        </draw:frame>
        <draw:frame draw:style-name="gr420" draw:text-style-name="P4" draw:layer="layout" svg:width="2.162cm" svg:height="0.581cm" svg:x="1.951cm" svg:y="4.96cm">
          <draw:text-box>
            <text:p text:style-name="P3"><text:span text:style-name="T1">0x0000000</text:span></text:p>
          </draw:text-box>
        </draw:frame>
        <draw:frame draw:style-name="gr421" draw:text-style-name="P61" draw:layer="layout" svg:width="12.202cm" svg:height="1.555cm" svg:x="4.476cm" svg:y="0.312cm">
          <draw:text-box>
            <text:p text:style-name="P3"><text:span text:style-name="T3">Ring Node - Address memory space (AMS)</text:span></text:p>
          </draw:text-box>
        </draw:frame>
        <draw:frame draw:style-name="gr422" draw:text-style-name="P4" draw:layer="layout" svg:width="2.162cm" svg:height="0.625cm" svg:x="1.951cm" svg:y="10.161cm">
          <draw:text-box>
            <text:p text:style-name="P3"><text:span text:style-name="T1">0x0001FFF</text:span></text:p>
          </draw:text-box>
        </draw:frame>
        <draw:frame draw:style-name="gr419" draw:text-style-name="P4" draw:layer="layout" svg:width="2.564cm" svg:height="0.911cm" svg:x="1.809cm" svg:y="4.159cm">
          <draw:text-box>
            <text:p text:style-name="P3"><text:span text:style-name="T1">ring node local address</text:span></text:p>
          </draw:text-box>
        </draw:frame>
        <draw:frame draw:style-name="gr60" draw:layer="layout" svg:width="7.337cm" svg:height="4.335cm" svg:x="2.037cm" svg:y="11.438cm">
          <draw:object xlink:href="./Object 31" xlink:type="simple" xlink:show="embed" xlink:actuate="onLoad"/>
          <draw:image xlink:href="./ObjectReplacements/Object 31" xlink:type="simple" xlink:show="embed" xlink:actuate="onLoad"/>
        </draw:frame>
        <draw:frame draw:style-name="gr423" draw:text-style-name="P14" draw:layer="layout" svg:width="8.66cm" svg:height="3.881cm" svg:x="18.621cm" svg:y="8.972cm">
          <draw:text-box>
            <text:p text:style-name="P3"><text:span text:style-name="T6"><text:s/></text:span><text:span text:style-name="T6">Notes:</text:span></text:p>
            <text:p text:style-name="P3"><text:span text:style-name="T6"><text:s/></text:span><text:span text:style-name="T6">For every node, instruction memory, data memory, </text:span></text:p>
            <text:p text:style-name="P3"><text:span text:style-name="T6">register space and queue manager can be addressed in </text:span></text:p>
            <text:p text:style-name="P3"><text:span text:style-name="T6">0x0001FFF – 0x0000000 memory space, but the build-in </text:span></text:p>
            <text:p text:style-name="P3"><text:span text:style-name="T6">memory for each node is not the same, the dimension </text:span></text:p>
            <text:p text:style-name="P3"><text:span text:style-name="T6">depends on the particular job of that node. There is a </text:span></text:p>
            <text:p text:style-name="P3"><text:span text:style-name="T6">unit_address[2:0] (width is configurable) that is used to </text:span></text:p>
            <text:p text:style-name="P3"><text:span text:style-name="T6">select one unit between instruction memory, data </text:span></text:p>
            <text:p text:style-name="P3"><text:span text:style-name="T6">memory, register space and queue manager.</text:span></text:p>
            <text:p text:style-name="P3"><text:span text:style-name="T6">Each ring node has an address and one ring node is </text:span></text:p>
            <text:p text:style-name="P3"><text:span text:style-name="T6">selected using ring_node_id[3:0] (width is configurable)</text:span></text:p>
          </draw:text-box>
        </draw:frame>
        <draw:frame draw:style-name="gr60" draw:layer="layout" svg:width="2.901cm" svg:height="0.931cm" svg:x="1.054cm" svg:y="0.542cm">
          <draw:object xlink:href="./Object 27" xlink:type="simple" xlink:show="embed" xlink:actuate="onLoad"/>
          <draw:image xlink:href="./ObjectReplacements/Object 27" xlink:type="simple" xlink:show="embed" xlink:actuate="onLoad"/>
        </draw:frame>
      </draw:page>
      <draw:page draw:name="page24" draw:style-name="dp1" draw:master-page-name="bla">
        <draw:frame draw:style-name="gr424" draw:text-style-name="P48" draw:layer="layout" svg:width="9.955cm" svg:height="1.678cm" svg:x="4.484cm" svg:y="0.196cm">
          <draw:text-box>
            <text:p text:style-name="P3"><text:span text:style-name="T3">Ring Node - DMA Controller (DC)</text:span></text:p>
          </draw:text-box>
        </draw:frame>
        <draw:frame draw:style-name="gr425" draw:text-style-name="P4" draw:layer="layout" svg:width="6.037cm" svg:height="1.477cm" svg:x="6.89cm" svg:y="3.867cm">
          <draw:text-box>
            <text:p text:style-name="P3"><text:span text:style-name="T1">increment when new data is received</text:span></text:p>
          </draw:text-box>
        </draw:frame>
        <draw:rect draw:style-name="gr256" draw:text-style-name="P5" draw:layer="layout" svg:width="13.175cm" svg:height="6.566cm" svg:x="4.975cm" svg:y="10.339cm">
          <text:p text:style-name="P3"/>
        </draw:rect>
        <draw:frame draw:style-name="gr426" draw:text-style-name="P4" draw:layer="layout" svg:width="1.842cm" svg:height="0.732cm" svg:x="7.006cm" svg:y="4.889cm">
          <draw:text-box>
            <text:p text:style-name="P3"><text:span text:style-name="T1">bus_valid</text:span></text:p>
          </draw:text-box>
        </draw:frame>
        <draw:frame draw:style-name="gr426" draw:text-style-name="P4" draw:layer="layout" svg:width="2.042cm" svg:height="0.732cm" svg:x="6.839cm" svg:y="5.138cm">
          <draw:text-box>
            <text:p text:style-name="P3"><text:span text:style-name="T1">bus_wr_en</text:span></text:p>
          </draw:text-box>
        </draw:frame>
        <draw:frame draw:style-name="gr426" draw:text-style-name="P4" draw:layer="layout" svg:width="2.411cm" svg:height="0.732cm" svg:x="10.186cm" svg:y="4.901cm">
          <draw:text-box>
            <text:p text:style-name="P3"><text:span text:style-name="T1">wr_en_ps n</text:span></text:p>
          </draw:text-box>
        </draw:frame>
        <draw:frame draw:style-name="gr427" draw:text-style-name="P4" draw:layer="layout" svg:width="1.849cm" svg:height="0.995cm" svg:x="6.875cm" svg:y="7.188cm">
          <draw:text-box>
            <text:p text:style-name="P3"><text:span text:style-name="T1">dma_en</text:span></text:p>
          </draw:text-box>
        </draw:frame>
        <draw:frame draw:style-name="gr428" draw:text-style-name="P4" draw:layer="layout" svg:width="1.635cm" svg:height="0.733cm" svg:x="10.304cm" svg:y="7.188cm">
          <draw:text-box>
            <text:p text:style-name="P3"><text:span text:style-name="T1">load_dr</text:span></text:p>
          </draw:text-box>
        </draw:frame>
        <draw:frame draw:style-name="gr426" draw:text-style-name="P4" draw:layer="layout" svg:width="2.164cm" svg:height="0.732cm" svg:x="5.023cm" svg:y="10.884cm">
          <draw:text-box>
            <text:p text:style-name="P3"><text:span text:style-name="T1">write_burst</text:span></text:p>
          </draw:text-box>
        </draw:frame>
        <draw:frame draw:style-name="gr426" draw:text-style-name="P4" draw:layer="layout" svg:width="1.216cm" svg:height="0.732cm" svg:x="7.176cm" svg:y="12.04cm">
          <draw:text-box>
            <text:p text:style-name="P3"><text:span text:style-name="T1">base</text:span></text:p>
          </draw:text-box>
        </draw:frame>
        <draw:rect draw:style-name="gr222" draw:text-style-name="P41" draw:layer="layout" svg:width="0.957cm" svg:height="0.527cm" svg:x="15.701cm" svg:y="13.11cm">
          <text:p text:style-name="P1"><text:span text:style-name="T19">==</text:span></text:p>
        </draw:rect>
        <draw:frame draw:style-name="gr426" draw:text-style-name="P4" draw:layer="layout" svg:width="1.982cm" svg:height="0.732cm" svg:x="6.585cm" svg:y="15.812cm">
          <draw:text-box>
            <text:p text:style-name="P3"><text:span text:style-name="T1">bus_burst</text:span></text:p>
          </draw:text-box>
        </draw:frame>
        <draw:frame draw:style-name="gr426" draw:text-style-name="P4" draw:layer="layout" svg:width="1.471cm" svg:height="0.732cm" svg:x="5.517cm" svg:y="14.932cm">
          <draw:text-box>
            <text:p text:style-name="P3"><text:span text:style-name="T1">length</text:span></text:p>
          </draw:text-box>
        </draw:frame>
        <draw:frame draw:style-name="gr429" draw:text-style-name="P2" draw:layer="layout" svg:width="8.282cm" svg:height="0.719cm" svg:x="16.602cm" svg:y="8.225cm">
          <draw:text-box>
            <text:p text:style-name="P1"><text:span text:style-name="T1">Node limit is the lim = last address = base + length</text:span></text:p>
          </draw:text-box>
        </draw:frame>
        <draw:frame draw:style-name="gr430" draw:text-style-name="P2" draw:layer="layout" svg:width="1.205cm" svg:height="0.914cm" svg:x="8.031cm" svg:y="16.11cm">
          <draw:text-box>
            <text:p text:style-name="P1"><text:span text:style-name="T1">clk_</text:span></text:p>
          </draw:text-box>
        </draw:frame>
        <draw:frame draw:style-name="gr426" draw:text-style-name="P4" draw:layer="layout" svg:width="1.751cm" svg:height="0.732cm" svg:x="6.779cm" svg:y="13.618cm">
          <draw:text-box>
            <text:p text:style-name="P3"><text:span text:style-name="T1">dma_en</text:span></text:p>
          </draw:text-box>
        </draw:frame>
        <draw:frame draw:style-name="gr426" draw:text-style-name="P4" draw:layer="layout" svg:width="1.163cm" svg:height="0.732cm" svg:x="8.919cm" svg:y="8.971cm">
          <draw:text-box>
            <text:p text:style-name="P3"><text:span text:style-name="T1">clk_</text:span></text:p>
          </draw:text-box>
        </draw:frame>
        <draw:g>
          <draw:rect draw:style-name="gr431" draw:text-style-name="P42" draw:layer="layout" svg:width="0.634cm" svg:height="1.464cm" svg:x="9.082cm" svg:y="7.024cm">
            <text:p text:style-name="P6"><text:span text:style-name="T2">d <text:s/>q</text:span></text:p>
            <text:p text:style-name="P6"><text:span text:style-name="T20"/></text:p>
          </draw:rect>
          <draw:line draw:style-name="gr432" draw:text-style-name="P43" draw:layer="layout" svg:x1="8.347cm" svg:y1="7.581cm" svg:x2="9.082cm" svg:y2="7.581cm">
            <text:p text:style-name="P3"/>
          </draw:line>
          <draw:line draw:style-name="gr433" draw:text-style-name="P43" draw:layer="layout" svg:x1="9.716cm" svg:y1="7.565cm" svg:x2="10.443cm" svg:y2="7.565cm">
            <text:p text:style-name="P3"/>
          </draw:line>
          <draw:line draw:style-name="gr434" draw:text-style-name="P43" draw:layer="layout" svg:x1="9.382cm" svg:y1="8.677cm" svg:x2="9.382cm" svg:y2="9.011cm">
            <text:p text:style-name="P3"/>
          </draw:line>
          <draw:g>
            <draw:glue-point draw:id="4" svg:x="4.986cm" svg:y="0cm"/>
            <draw:glue-point draw:id="5" svg:x="2.493cm" svg:y="4.956cm"/>
            <draw:glue-point draw:id="6" svg:x="0cm" svg:y="9.956cm"/>
            <draw:glue-point draw:id="7" svg:x="4.986cm" svg:y="9.956cm"/>
            <draw:glue-point draw:id="8" svg:x="10cm" svg:y="9.956cm"/>
            <draw:glue-point draw:id="9" svg:x="7.479cm" svg:y="4.956cm"/>
            <draw:polygon draw:style-name="gr435" draw:text-style-name="P43" draw:layer="layout" svg:width="0.36cm" svg:height="0.23cm" svg:x="9.194cm" svg:y="8.257cm" svg:viewBox="0 0 361 231" draw:points="180,0 361,231 0,231">
              <text:p text:style-name="P3"/>
            </draw:polygon>
          </draw:g>
          <draw:circle draw:style-name="gr436" draw:text-style-name="P43" draw:layer="layout" svg:width="0.137cm" svg:height="0.137cm" svg:x="9.311cm" svg:y="8.505cm">
            <text:p text:style-name="P3"/>
          </draw:circle>
        </draw:g>
        <draw:frame draw:style-name="gr437" draw:text-style-name="P4" draw:layer="layout" svg:width="2.977cm" svg:height="0.666cm" svg:x="15.202cm" svg:y="12.387cm">
          <draw:text-box>
            <text:p text:style-name="P3"><text:span text:style-name="T1">addr_out [19:0]</text:span></text:p>
          </draw:text-box>
        </draw:frame>
        <draw:g>
          <draw:line draw:style-name="gr438" draw:text-style-name="P9" draw:layer="layout" svg:x1="4.207cm" svg:y1="12.284cm" svg:x2="4.969cm" svg:y2="12.284cm">
            <text:p text:style-name="P3"/>
          </draw:line>
          <draw:line draw:style-name="gr439" draw:text-style-name="P9" draw:layer="layout" svg:x1="4.207cm" svg:y1="12.721cm" svg:x2="4.969cm" svg:y2="12.721cm">
            <text:p text:style-name="P3"/>
          </draw:line>
          <draw:line draw:style-name="gr440" draw:text-style-name="P9" draw:layer="layout" svg:x1="4.207cm" svg:y1="13.158cm" svg:x2="4.969cm" svg:y2="13.158cm">
            <text:p text:style-name="P3"/>
          </draw:line>
          <draw:line draw:style-name="gr441" draw:text-style-name="P9" draw:layer="layout" svg:x1="4.207cm" svg:y1="13.594cm" svg:x2="4.969cm" svg:y2="13.594cm">
            <text:p text:style-name="P3"/>
          </draw:line>
          <draw:line draw:style-name="gr442" draw:text-style-name="P9" draw:layer="layout" svg:x1="4.207cm" svg:y1="14.031cm" svg:x2="4.969cm" svg:y2="14.031cm">
            <text:p text:style-name="P3"/>
          </draw:line>
          <draw:line draw:style-name="gr443" draw:text-style-name="P9" draw:layer="layout" svg:x1="4.207cm" svg:y1="14.467cm" svg:x2="4.969cm" svg:y2="14.467cm">
            <text:p text:style-name="P3"/>
          </draw:line>
          <draw:line draw:style-name="gr444" draw:text-style-name="P9" draw:layer="layout" svg:x1="4.207cm" svg:y1="14.905cm" svg:x2="4.969cm" svg:y2="14.905cm">
            <text:p text:style-name="P3"/>
          </draw:line>
          <draw:line draw:style-name="gr445" draw:text-style-name="P9" draw:layer="layout" svg:x1="4.207cm" svg:y1="11.848cm" svg:x2="4.969cm" svg:y2="11.848cm">
            <text:p text:style-name="P3"/>
          </draw:line>
          <draw:line draw:style-name="gr446" draw:text-style-name="P9" draw:layer="layout" svg:x1="4.207cm" svg:y1="15.341cm" svg:x2="4.969cm" svg:y2="15.341cm">
            <text:p text:style-name="P3"/>
          </draw:line>
        </draw:g>
        <draw:frame draw:style-name="gr426" draw:text-style-name="P14" draw:layer="layout" svg:width="2.584cm" svg:height="0.732cm" svg:x="2.209cm" svg:y="12.369cm">
          <draw:text-box>
            <text:p text:style-name="P3"><text:span text:style-name="T6">write_burst</text:span></text:p>
          </draw:text-box>
        </draw:frame>
        <draw:frame draw:style-name="gr426" draw:text-style-name="P14" draw:layer="layout" svg:width="2.457cm" svg:height="0.732cm" svg:x="2.288cm" svg:y="12.815cm">
          <draw:text-box>
            <text:p text:style-name="P3"><text:span text:style-name="T6">read_burst</text:span></text:p>
          </draw:text-box>
        </draw:frame>
        <draw:frame draw:style-name="gr426" draw:text-style-name="P14" draw:layer="layout" svg:width="1.648cm" svg:height="0.732cm" svg:x="3.09cm" svg:y="13.21cm">
          <draw:text-box>
            <text:p text:style-name="P3"><text:span text:style-name="T6">burst</text:span></text:p>
          </draw:text-box>
        </draw:frame>
        <draw:frame draw:style-name="gr426" draw:text-style-name="P14" draw:layer="layout" svg:width="2.19cm" svg:height="0.732cm" svg:x="2.686cm" svg:y="13.652cm">
          <draw:text-box>
            <text:p text:style-name="P3"><text:span text:style-name="T6">dma_en</text:span></text:p>
          </draw:text-box>
        </draw:frame>
        <draw:frame draw:style-name="gr426" draw:text-style-name="P14" draw:layer="layout" svg:width="2.873cm" svg:height="0.732cm" svg:x="2.215cm" svg:y="14.045cm">
          <draw:text-box>
            <text:p text:style-name="P3"><text:span text:style-name="T6">addr [19:0]</text:span></text:p>
          </draw:text-box>
        </draw:frame>
        <draw:frame draw:style-name="gr426" draw:text-style-name="P14" draw:layer="layout" svg:width="2.789cm" svg:height="0.732cm" svg:x="2.256cm" svg:y="14.491cm">
          <draw:text-box>
            <text:p text:style-name="P3"><text:span text:style-name="T6">data [31:0]</text:span></text:p>
          </draw:text-box>
        </draw:frame>
        <draw:frame draw:style-name="gr426" draw:text-style-name="P14" draw:layer="layout" svg:width="1.283cm" svg:height="0.732cm" svg:x="3.232cm" svg:y="14.903cm">
          <draw:text-box>
            <text:p text:style-name="P3"><text:span text:style-name="T6">clk_</text:span></text:p>
          </draw:text-box>
        </draw:frame>
        <draw:g>
          <draw:frame draw:style-name="gr426" draw:text-style-name="P4" draw:layer="layout" svg:width="2.78cm" svg:height="0.732cm" svg:x="18.835cm" svg:y="12.828cm">
            <draw:text-box>
              <text:p text:style-name="P3"><text:span text:style-name="T1">addr_out [19:0]</text:span></text:p>
            </draw:text-box>
          </draw:frame>
          <draw:frame draw:style-name="gr426" draw:text-style-name="P4" draw:layer="layout" svg:width="1.368cm" svg:height="0.732cm" svg:x="18.875cm" svg:y="13.261cm">
            <draw:text-box>
              <text:p text:style-name="P3"><text:span text:style-name="T1">wr_en</text:span></text:p>
            </draw:text-box>
          </draw:frame>
          <draw:frame draw:style-name="gr426" draw:text-style-name="P4" draw:layer="layout" svg:width="2.862cm" svg:height="0.732cm" svg:x="18.848cm" svg:y="13.693cm">
            <draw:text-box>
              <text:p text:style-name="P3"><text:span text:style-name="T1">data_out [31:0]</text:span></text:p>
            </draw:text-box>
          </draw:frame>
        </draw:g>
        <draw:frame draw:style-name="gr426" draw:text-style-name="P4" draw:layer="layout" svg:width="2.484cm" svg:height="0.732cm" svg:x="5.083cm" svg:y="11.23cm">
          <draw:text-box>
            <text:p text:style-name="P3"><text:span text:style-name="T1">read_burst</text:span></text:p>
          </draw:text-box>
        </draw:frame>
        <draw:line draw:style-name="gr5" draw:text-style-name="P5" draw:layer="layout" svg:x1="9.292cm" svg:y1="13.462cm" svg:x2="9.292cm" svg:y2="14.32cm">
          <text:p text:style-name="P3"/>
        </draw:line>
        <draw:g>
          <draw:g>
            <draw:g>
              <draw:glue-point draw:id="4" svg:x="10cm" svg:y="0cm"/>
              <draw:glue-point draw:id="5" svg:x="0cm" svg:y="5cm"/>
              <draw:glue-point draw:id="6" svg:x="10cm" svg:y="10cm"/>
              <draw:glue-point draw:id="7" svg:x="7.487cm" svg:y="5cm"/>
              <draw:path draw:style-name="gr447" draw:text-style-name="P9" draw:layer="layout" svg:width="0.65cm" svg:height="0.551cm" svg:x="7.827cm" svg:y="11.16cm" svg:viewBox="0 0 651 552" svg:d="m0 0c83 74 162 129 162 276s-79 201-162 276c358 0 651-125 651-276s-293-276-651-276z">
                <text:p text:style-name="P3"/>
              </draw:path>
            </draw:g>
            <draw:line draw:style-name="gr448" draw:text-style-name="P9" draw:layer="layout" svg:x1="6.95cm" svg:y1="11.278cm" svg:x2="7.922cm" svg:y2="11.278cm">
              <text:p text:style-name="P3"/>
            </draw:line>
            <draw:line draw:style-name="gr449" draw:text-style-name="P9" draw:layer="layout" svg:x1="6.95cm" svg:y1="11.595cm" svg:x2="7.922cm" svg:y2="11.595cm">
              <text:p text:style-name="P3"/>
            </draw:line>
            <draw:line draw:style-name="gr450" draw:text-style-name="P9" draw:layer="layout" svg:x1="8.475cm" svg:y1="11.426cm" svg:x2="9.304cm" svg:y2="11.426cm">
              <text:p text:style-name="P3"/>
            </draw:line>
          </draw:g>
          <draw:line draw:style-name="gr451" draw:text-style-name="P9" draw:layer="layout" svg:x1="9.291cm" svg:y1="11.433cm" svg:x2="9.291cm" svg:y2="11.841cm">
            <text:p text:style-name="P3"/>
          </draw:line>
        </draw:g>
        <draw:frame draw:style-name="gr23" draw:text-style-name="P4" draw:layer="layout" svg:width="0.836cm" svg:height="0.581cm" svg:x="6.161cm" svg:y="14.07cm">
          <draw:text-box>
            <text:p text:style-name="P3"><text:span text:style-name="T1">'0'</text:span></text:p>
          </draw:text-box>
        </draw:frame>
        <draw:line draw:style-name="gr452" draw:text-style-name="P43" draw:layer="layout" svg:x1="11.173cm" svg:y1="15.203cm" svg:x2="11.965cm" svg:y2="14.883cm">
          <text:p text:style-name="P3"/>
        </draw:line>
        <draw:line draw:style-name="gr453" draw:text-style-name="P43" draw:layer="layout" svg:x1="11.965cm" svg:y1="14.883cm" svg:x2="11.965cm" svg:y2="13.922cm">
          <text:p text:style-name="P3"/>
        </draw:line>
        <draw:line draw:style-name="gr454" draw:text-style-name="P43" draw:layer="layout" svg:x1="11.963cm" svg:y1="13.917cm" svg:x2="11.17cm" svg:y2="13.597cm">
          <text:p text:style-name="P3"/>
        </draw:line>
        <draw:line draw:style-name="gr455" draw:text-style-name="P43" draw:layer="layout" svg:x1="11.173cm" svg:y1="15.203cm" svg:x2="11.173cm" svg:y2="14.562cm">
          <text:p text:style-name="P3"/>
        </draw:line>
        <draw:line draw:style-name="gr456" draw:text-style-name="P43" draw:layer="layout" svg:x1="11.173cm" svg:y1="14.245cm" svg:x2="11.173cm" svg:y2="13.605cm">
          <text:p text:style-name="P3"/>
        </draw:line>
        <draw:line draw:style-name="gr457" draw:text-style-name="P43" draw:layer="layout" svg:x1="11.571cm" svg:y1="14.405cm" svg:x2="11.159cm" svg:y2="14.239cm">
          <text:p text:style-name="P3"/>
        </draw:line>
        <draw:line draw:style-name="gr458" draw:text-style-name="P43" draw:layer="layout" svg:x1="11.571cm" svg:y1="14.396cm" svg:x2="11.159cm" svg:y2="14.562cm">
          <text:p text:style-name="P3"/>
        </draw:line>
        <draw:line draw:style-name="gr459" draw:text-style-name="P43" draw:layer="layout" svg:x1="10.381cm" svg:y1="13.965cm" svg:x2="11.174cm" svg:y2="13.965cm">
          <text:p text:style-name="P6"><text:span text:style-name="T26"><text:s/></text:span></text:p>
        </draw:line>
        <draw:frame draw:style-name="gr460" draw:text-style-name="P44" draw:layer="layout" svg:width="0.197cm" svg:height="0.492cm" svg:x="11.716cm" svg:y="14.13cm">
          <draw:text-box>
            <text:p text:style-name="P20"><text:span text:style-name="T20">+</text:span></text:p>
          </draw:text-box>
        </draw:frame>
        <draw:line draw:style-name="gr461" draw:text-style-name="P43" draw:layer="layout" svg:x1="13.792cm" svg:y1="13.301cm" svg:x2="13.792cm" svg:y2="13.843cm">
          <text:p text:style-name="P3"/>
        </draw:line>
        <draw:line draw:style-name="gr5" draw:text-style-name="P5" draw:layer="layout" svg:x1="10.196cm" svg:y1="12.36cm" svg:x2="13.156cm" svg:y2="12.36cm">
          <text:p text:style-name="P3"/>
        </draw:line>
        <draw:line draw:style-name="gr5" draw:text-style-name="P5" draw:layer="layout" svg:x1="10.38cm" svg:y1="13.937cm" svg:x2="10.38cm" svg:y2="12.365cm">
          <text:p text:style-name="P3"/>
        </draw:line>
        <draw:line draw:style-name="gr5" draw:text-style-name="P5" draw:layer="layout" svg:x1="8.886cm" svg:y1="16.399cm" svg:x2="13.785cm" svg:y2="16.399cm">
          <text:p text:style-name="P3"/>
        </draw:line>
        <draw:line draw:style-name="gr462" draw:text-style-name="P43" draw:layer="layout" svg:x1="11.973cm" svg:y1="14.397cm" svg:x2="13.492cm" svg:y2="14.397cm">
          <text:p text:style-name="P3"/>
        </draw:line>
        <draw:line draw:style-name="gr463" draw:text-style-name="P43" draw:layer="layout" svg:x1="13.785cm" svg:y1="15.323cm" svg:x2="13.785cm" svg:y2="16.399cm">
          <text:p text:style-name="P3"/>
        </draw:line>
        <draw:line draw:style-name="gr464" draw:text-style-name="P43" draw:layer="layout" svg:x1="9.626cm" svg:y1="14.871cm" svg:x2="11.161cm" svg:y2="14.871cm">
          <text:p text:style-name="P3"/>
        </draw:line>
        <draw:line draw:style-name="gr465" draw:text-style-name="P43" draw:layer="layout" svg:x1="9.292cm" svg:y1="15.965cm" svg:x2="9.292cm" svg:y2="16.389cm">
          <text:p text:style-name="P3"/>
        </draw:line>
        <draw:line draw:style-name="gr5" draw:text-style-name="P5" draw:layer="layout" svg:x1="15.698cm" svg:y1="13.566cm" svg:x2="15.331cm" svg:y2="13.566cm">
          <text:p text:style-name="P3"/>
        </draw:line>
        <draw:line draw:style-name="gr5" draw:text-style-name="P5" draw:layer="layout" svg:x1="15.699cm" svg:y1="13.184cm" svg:x2="15.332cm" svg:y2="13.184cm">
          <text:p text:style-name="P3"/>
        </draw:line>
        <draw:line draw:style-name="gr5" draw:text-style-name="P5" draw:layer="layout" svg:x1="15.331cm" svg:y1="13.592cm" svg:x2="15.331cm" svg:y2="14.375cm">
          <text:p text:style-name="P3"/>
        </draw:line>
        <draw:line draw:style-name="gr5" draw:text-style-name="P5" draw:layer="layout" svg:x1="15.331cm" svg:y1="12.368cm" svg:x2="15.331cm" svg:y2="13.182cm">
          <text:p text:style-name="P3"/>
        </draw:line>
        <draw:line draw:style-name="gr5" draw:text-style-name="P5" draw:layer="layout" svg:x1="14.125cm" svg:y1="14.397cm" svg:x2="15.331cm" svg:y2="14.397cm">
          <text:p text:style-name="P3"/>
        </draw:line>
        <draw:line draw:style-name="gr5" draw:text-style-name="P5" draw:layer="layout" svg:x1="14.361cm" svg:y1="12.36cm" svg:x2="15.33cm" svg:y2="12.36cm">
          <text:p text:style-name="P3"/>
        </draw:line>
        <draw:line draw:style-name="gr5" draw:text-style-name="P5" draw:id="id20" draw:layer="layout" svg:x1="16.84cm" svg:y1="13.223cm" svg:x2="17.423cm" svg:y2="13.229cm">
          <text:p text:style-name="P3"/>
        </draw:line>
        <draw:frame draw:style-name="gr466" draw:text-style-name="P4" draw:layer="layout" svg:width="2.632cm" svg:height="0.581cm" svg:x="14.36cm" svg:y="10.899cm">
          <draw:text-box>
            <text:p text:style-name="P3"><text:span text:style-name="T1">cnt_not_equal</text:span></text:p>
          </draw:text-box>
        </draw:frame>
        <draw:frame draw:style-name="gr23" draw:text-style-name="P4" draw:layer="layout" svg:width="1.353cm" svg:height="0.581cm" svg:x="11.76cm" svg:y="10.732cm">
          <draw:text-box>
            <text:p text:style-name="P3"><text:span text:style-name="T1">cnt_ld</text:span></text:p>
          </draw:text-box>
        </draw:frame>
        <draw:frame draw:style-name="gr23" draw:text-style-name="P4" draw:layer="layout" svg:width="1.446cm" svg:height="0.581cm" svg:x="11.681cm" svg:y="10.336cm">
          <draw:text-box>
            <text:p text:style-name="P3"><text:span text:style-name="T1">cnt_clr</text:span></text:p>
          </draw:text-box>
        </draw:frame>
        <draw:frame draw:style-name="gr23" draw:text-style-name="P4" draw:layer="layout" svg:width="1.374cm" svg:height="0.581cm" svg:x="11.568cm" svg:y="13.287cm">
          <draw:text-box>
            <text:p text:style-name="P3"><text:span text:style-name="T1">lmt_ld</text:span></text:p>
          </draw:text-box>
        </draw:frame>
        <draw:frame draw:style-name="gr467" draw:text-style-name="P4" draw:layer="layout" svg:width="1.323cm" svg:height="0.581cm" svg:x="7.2cm" svg:y="13.237cm">
          <draw:text-box>
            <text:p text:style-name="P3"><text:span text:style-name="T1">idl_ld</text:span></text:p>
          </draw:text-box>
        </draw:frame>
        <draw:frame draw:style-name="gr426" draw:text-style-name="P14" draw:layer="layout" svg:width="1.586cm" svg:height="0.732cm" svg:x="3.09cm" svg:y="11.498cm">
          <draw:text-box>
            <text:p text:style-name="P3"><text:span text:style-name="T6">write</text:span></text:p>
          </draw:text-box>
        </draw:frame>
        <draw:frame draw:style-name="gr426" draw:text-style-name="P14" draw:layer="layout" svg:width="1.587cm" svg:height="0.732cm" svg:x="3.149cm" svg:y="11.915cm">
          <draw:text-box>
            <text:p text:style-name="P3"><text:span text:style-name="T6">read</text:span></text:p>
          </draw:text-box>
        </draw:frame>
        <draw:line draw:style-name="gr468" draw:text-style-name="P9" draw:layer="layout" svg:x1="6.789cm" svg:y1="15.326cm" svg:x2="7.691cm" svg:y2="15.326cm">
          <text:p text:style-name="P3"/>
        </draw:line>
        <draw:line draw:style-name="gr469" draw:text-style-name="P9" draw:layer="layout" svg:x1="6.789cm" svg:y1="14.468cm" svg:x2="7.691cm" svg:y2="14.468cm">
          <text:p text:style-name="P3"/>
        </draw:line>
        <draw:line draw:style-name="gr470" draw:text-style-name="P9" draw:layer="layout" svg:x1="7.896cm" svg:y1="15.474cm" svg:x2="7.896cm" svg:y2="15.919cm">
          <text:p text:style-name="P3"/>
        </draw:line>
        <draw:g>
          <draw:g>
            <draw:glue-point draw:id="4" svg:x="5cm" svg:y="0cm"/>
            <draw:glue-point draw:id="5" svg:x="1cm" svg:y="4.987cm"/>
            <draw:glue-point draw:id="6" svg:x="5cm" svg:y="10cm"/>
            <draw:glue-point draw:id="7" svg:x="9cm" svg:y="4.987cm"/>
            <draw:polygon draw:style-name="gr471" draw:text-style-name="P9" draw:layer="layout" svg:width="1.429cm" svg:height="0.408cm" draw:transform="rotate (1.5707963267946) translate (7.691cm 15.611cm)" svg:viewBox="0 0 1430 409" draw:points="0,15382 1430,15382 1142,15791 287,15791">
              <text:p text:style-name="P3"/>
            </draw:polygon>
          </draw:g>
          <draw:frame draw:style-name="gr472" draw:text-style-name="P21" draw:layer="layout" svg:width="0.684cm" svg:height="0.581cm" svg:x="7.513cm" svg:y="14.206cm">
            <draw:text-box>
              <text:p text:style-name="P20"><text:span text:style-name="T2">0</text:span></text:p>
            </draw:text-box>
          </draw:frame>
          <draw:frame draw:style-name="gr473" draw:text-style-name="P21" draw:layer="layout" svg:width="0.684cm" svg:height="0.581cm" svg:x="7.489cm" svg:y="14.97cm">
            <draw:text-box>
              <text:p text:style-name="P20"><text:span text:style-name="T2">1</text:span></text:p>
            </draw:text-box>
          </draw:frame>
        </draw:g>
        <draw:g>
          <draw:line draw:style-name="gr474" draw:text-style-name="P9" draw:layer="layout" svg:x1="9.122cm" svg:y1="14.33cm" svg:x2="9.122cm" svg:y2="14.042cm">
            <text:p text:style-name="P3"/>
          </draw:line>
          <draw:line draw:style-name="gr475" draw:text-style-name="P9" draw:layer="layout" svg:x1="8.258cm" svg:y1="14.042cm" svg:x2="9.122cm" svg:y2="14.042cm">
            <text:p text:style-name="P3"/>
          </draw:line>
        </draw:g>
        <draw:line draw:style-name="gr476" draw:text-style-name="P9" draw:layer="layout" svg:x1="8.099cm" svg:y1="14.871cm" svg:x2="8.992cm" svg:y2="14.871cm">
          <text:p text:style-name="P3"/>
        </draw:line>
        <draw:g>
          <draw:rect draw:style-name="gr477" draw:text-style-name="P42" draw:layer="layout" svg:width="0.634cm" svg:height="1.464cm" svg:x="8.992cm" svg:y="14.329cm">
            <text:p text:style-name="P6"><text:span text:style-name="T20"/></text:p>
            <text:p text:style-name="P6"><text:span text:style-name="T20"/></text:p>
          </draw:rect>
          <draw:g>
            <draw:glue-point draw:id="4" svg:x="4.986cm" svg:y="0cm"/>
            <draw:glue-point draw:id="5" svg:x="2.493cm" svg:y="4.956cm"/>
            <draw:glue-point draw:id="6" svg:x="0cm" svg:y="9.956cm"/>
            <draw:glue-point draw:id="7" svg:x="4.986cm" svg:y="9.956cm"/>
            <draw:glue-point draw:id="8" svg:x="10cm" svg:y="9.956cm"/>
            <draw:glue-point draw:id="9" svg:x="7.479cm" svg:y="4.956cm"/>
            <draw:polygon draw:style-name="gr478" draw:text-style-name="P43" draw:layer="layout" svg:width="0.36cm" svg:height="0.23cm" svg:x="9.104cm" svg:y="15.562cm" svg:viewBox="0 0 361 231" draw:points="180,0 361,231 0,231">
              <text:p text:style-name="P3"/>
            </draw:polygon>
          </draw:g>
          <draw:circle draw:style-name="gr479" draw:text-style-name="P43" draw:layer="layout" svg:width="0.137cm" svg:height="0.137cm" svg:x="9.221cm" svg:y="15.811cm">
            <text:p text:style-name="P3"/>
          </draw:circle>
          <draw:frame draw:style-name="gr480" draw:text-style-name="P21" draw:layer="layout" svg:width="0.928cm" svg:height="0.757cm" svg:x="8.871cm" svg:y="14.978cm">
            <draw:text-box>
              <text:p text:style-name="P20"><text:span text:style-name="T2">idl</text:span></text:p>
            </draw:text-box>
          </draw:frame>
        </draw:g>
        <draw:g>
          <draw:line draw:style-name="gr481" draw:text-style-name="P9" draw:layer="layout" svg:x1="8.268cm" svg:y1="13.651cm" svg:x2="9.188cm" svg:y2="13.651cm">
            <text:p text:style-name="P3"/>
          </draw:line>
          <draw:line draw:style-name="gr482" draw:text-style-name="P9" draw:layer="layout" svg:x1="9.19cm" svg:y1="14.303cm" svg:x2="9.19cm" svg:y2="13.661cm">
            <text:p text:style-name="P3"/>
          </draw:line>
        </draw:g>
        <draw:frame draw:style-name="gr483" draw:text-style-name="P7" draw:layer="layout" svg:width="1.256cm" svg:height="0.581cm" svg:x="8.823cm" svg:y="14.583cm">
          <draw:text-box>
            <text:p text:style-name="P6"><text:span text:style-name="T21">d <text:s/>q</text:span></text:p>
          </draw:text-box>
        </draw:frame>
        <draw:line draw:style-name="gr484" draw:text-style-name="P43" draw:layer="layout" svg:x1="8.257cm" svg:y1="12.36cm" svg:x2="8.992cm" svg:y2="12.36cm">
          <text:p text:style-name="P3"/>
        </draw:line>
        <draw:line draw:style-name="gr485" draw:text-style-name="P43" draw:layer="layout" svg:x1="9.626cm" svg:y1="12.36cm" svg:x2="10.353cm" svg:y2="12.36cm">
          <text:p text:style-name="P3"/>
        </draw:line>
        <draw:g>
          <draw:rect draw:style-name="gr486" draw:text-style-name="P42" draw:layer="layout" svg:width="0.634cm" svg:height="1.464cm" svg:x="8.992cm" svg:y="11.83cm">
            <text:p text:style-name="P6"><text:span text:style-name="T20"/></text:p>
            <text:p text:style-name="P6"><text:span text:style-name="T20"/></text:p>
          </draw:rect>
          <draw:g>
            <draw:glue-point draw:id="4" svg:x="4.986cm" svg:y="0cm"/>
            <draw:glue-point draw:id="5" svg:x="2.493cm" svg:y="4.956cm"/>
            <draw:glue-point draw:id="6" svg:x="0cm" svg:y="9.956cm"/>
            <draw:glue-point draw:id="7" svg:x="4.986cm" svg:y="9.956cm"/>
            <draw:glue-point draw:id="8" svg:x="10cm" svg:y="9.956cm"/>
            <draw:glue-point draw:id="9" svg:x="7.479cm" svg:y="4.956cm"/>
            <draw:polygon draw:style-name="gr487" draw:text-style-name="P9" draw:layer="layout" svg:width="0.36cm" svg:height="0.23cm" svg:x="9.104cm" svg:y="13.063cm" svg:viewBox="0 0 361 231" draw:points="180,0 361,231 0,231">
              <text:p text:style-name="P3"/>
            </draw:polygon>
          </draw:g>
          <draw:circle draw:style-name="gr488" draw:text-style-name="P43" draw:layer="layout" svg:width="0.137cm" svg:height="0.137cm" svg:x="9.221cm" svg:y="13.311cm">
            <text:p text:style-name="P3"/>
          </draw:circle>
          <draw:frame draw:style-name="gr489" draw:text-style-name="P21" draw:layer="layout" svg:width="0.988cm" svg:height="0.581cm" svg:x="8.859cm" svg:y="11.754cm">
            <draw:text-box>
              <text:p text:style-name="P20"><text:span text:style-name="T2">en</text:span></text:p>
            </draw:text-box>
          </draw:frame>
          <draw:frame draw:style-name="gr490" draw:text-style-name="P21" draw:layer="layout" svg:width="0.959cm" svg:height="0.757cm" svg:x="8.858cm" svg:y="12.51cm">
            <draw:text-box>
              <text:p text:style-name="P20"><text:span text:style-name="T2">idb</text:span></text:p>
            </draw:text-box>
          </draw:frame>
          <draw:frame draw:style-name="gr491" draw:text-style-name="P7" draw:layer="layout" svg:width="1.166cm" svg:height="0.581cm" svg:x="8.812cm" svg:y="12.09cm">
            <draw:text-box>
              <text:p text:style-name="P6"><text:span text:style-name="T21">d <text:s/>q</text:span></text:p>
            </draw:text-box>
          </draw:frame>
        </draw:g>
        <draw:line draw:style-name="gr492" draw:text-style-name="P9" draw:layer="layout" svg:x1="13.854cm" svg:y1="11.112cm" svg:x2="13.854cm" svg:y2="11.818cm">
          <text:p text:style-name="P3"/>
        </draw:line>
        <draw:line draw:style-name="gr493" draw:text-style-name="P9" draw:layer="layout" svg:x1="13.833cm" svg:y1="11.104cm" svg:x2="12.991cm" svg:y2="11.104cm">
          <text:p text:style-name="P3"/>
        </draw:line>
        <draw:g>
          <draw:line draw:style-name="gr494" draw:text-style-name="P9" draw:layer="layout" svg:x1="13.941cm" svg:y1="10.731cm" svg:x2="13.941cm" svg:y2="11.817cm">
            <text:p text:style-name="P3"/>
          </draw:line>
          <draw:line draw:style-name="gr495" draw:text-style-name="P9" draw:layer="layout" svg:x1="13.938cm" svg:y1="10.704cm" svg:x2="12.986cm" svg:y2="10.704cm">
            <text:p text:style-name="P3"/>
          </draw:line>
        </draw:g>
        <draw:g>
          <draw:line draw:style-name="gr496" draw:text-style-name="P43" draw:layer="layout" svg:x1="12.757cm" svg:y1="12.36cm" svg:x2="13.492cm" svg:y2="12.36cm">
            <text:p text:style-name="P3"/>
          </draw:line>
          <draw:line draw:style-name="gr497" draw:text-style-name="P43" draw:layer="layout" svg:x1="14.126cm" svg:y1="12.36cm" svg:x2="14.853cm" svg:y2="12.36cm">
            <text:p text:style-name="P3"/>
          </draw:line>
          <draw:rect draw:style-name="gr498" draw:text-style-name="P42" draw:layer="layout" svg:width="0.634cm" svg:height="1.464cm" svg:x="13.492cm" svg:y="11.829cm">
            <text:p text:style-name="P6"><text:span text:style-name="T20"/></text:p>
            <text:p text:style-name="P6"><text:span text:style-name="T20"/></text:p>
          </draw:rect>
          <draw:polygon draw:style-name="gr499" draw:text-style-name="P43" draw:layer="layout" svg:width="0.36cm" svg:height="0.23cm" svg:x="13.604cm" svg:y="13.062cm" svg:viewBox="0 0 361 231" draw:points="180,0 361,231 0,231">
            <text:p text:style-name="P3"/>
          </draw:polygon>
          <draw:frame draw:style-name="gr500" draw:text-style-name="P44" draw:layer="layout" svg:width="0.87cm" svg:height="0.742cm" svg:x="13.378cm" svg:y="12.425cm">
            <draw:text-box>
              <text:p text:style-name="P20"><text:span text:style-name="T20">+1</text:span></text:p>
            </draw:text-box>
          </draw:frame>
          <draw:frame draw:style-name="gr501" draw:text-style-name="P7" draw:layer="layout" svg:width="1.044cm" svg:height="0.581cm" svg:x="13.307cm" svg:y="12.054cm">
            <draw:text-box>
              <text:p text:style-name="P6"><text:span text:style-name="T21">d <text:s/>q</text:span></text:p>
            </draw:text-box>
          </draw:frame>
        </draw:g>
        <draw:g>
          <draw:line draw:style-name="gr502" draw:text-style-name="P9" draw:layer="layout" svg:x1="13.622cm" svg:y1="13.83cm" svg:x2="13.622cm" svg:y2="13.651cm">
            <text:p text:style-name="P3"/>
          </draw:line>
          <draw:line draw:style-name="gr503" draw:text-style-name="P9" draw:layer="layout" svg:x1="12.758cm" svg:y1="13.651cm" svg:x2="13.622cm" svg:y2="13.651cm">
            <text:p text:style-name="P3"/>
          </draw:line>
        </draw:g>
        <draw:g>
          <draw:line draw:style-name="gr504" draw:text-style-name="P9" draw:layer="layout" svg:x1="12.748cm" svg:y1="13.404cm" svg:x2="13.701cm" svg:y2="13.404cm">
            <text:p text:style-name="P3"/>
          </draw:line>
          <draw:line draw:style-name="gr505" draw:text-style-name="P9" draw:layer="layout" svg:x1="13.703cm" svg:y1="13.851cm" svg:x2="13.703cm" svg:y2="13.41cm">
            <text:p text:style-name="P3"/>
          </draw:line>
        </draw:g>
        <draw:g>
          <draw:frame draw:style-name="gr506" draw:text-style-name="P21" draw:layer="layout" svg:width="1.046cm" svg:height="0.757cm" svg:x="13.308cm" svg:y="14.541cm">
            <draw:text-box>
              <text:p text:style-name="P20"><text:span text:style-name="T2">lmt</text:span></text:p>
            </draw:text-box>
          </draw:frame>
          <draw:rect draw:style-name="gr507" draw:text-style-name="P42" draw:layer="layout" svg:width="0.634cm" svg:height="1.464cm" svg:x="13.492cm" svg:y="13.855cm">
            <text:p text:style-name="P6"><text:span text:style-name="T20"/></text:p>
            <text:p text:style-name="P6"><text:span text:style-name="T20"/></text:p>
          </draw:rect>
          <draw:g>
            <draw:glue-point draw:id="4" svg:x="4.986cm" svg:y="0cm"/>
            <draw:glue-point draw:id="5" svg:x="2.493cm" svg:y="4.956cm"/>
            <draw:glue-point draw:id="6" svg:x="0cm" svg:y="9.956cm"/>
            <draw:glue-point draw:id="7" svg:x="4.986cm" svg:y="9.956cm"/>
            <draw:glue-point draw:id="8" svg:x="10cm" svg:y="9.956cm"/>
            <draw:glue-point draw:id="9" svg:x="7.479cm" svg:y="4.956cm"/>
            <draw:polygon draw:style-name="gr508" draw:text-style-name="P43" draw:layer="layout" svg:width="0.36cm" svg:height="0.23cm" svg:x="13.604cm" svg:y="15.088cm" svg:viewBox="0 0 361 231" draw:points="180,0 361,231 0,231">
              <text:p text:style-name="P3"/>
            </draw:polygon>
          </draw:g>
          <draw:frame draw:style-name="gr509" draw:text-style-name="P7" draw:layer="layout" svg:width="1.091cm" svg:height="0.581cm" svg:x="13.296cm" svg:y="14.12cm">
            <draw:text-box>
              <text:p text:style-name="P6"><text:span text:style-name="T21">d <text:s/>q</text:span></text:p>
            </draw:text-box>
          </draw:frame>
        </draw:g>
        <draw:g>
          <draw:g>
            <draw:g>
              <draw:glue-point draw:id="4" svg:x="4.99cm" svg:y="0cm"/>
              <draw:glue-point draw:id="5" svg:x="0cm" svg:y="4.989cm"/>
              <draw:glue-point draw:id="6" svg:x="4.99cm" svg:y="10cm"/>
              <draw:glue-point draw:id="7" svg:x="10cm" svg:y="4.989cm"/>
              <draw:path draw:style-name="gr510" draw:text-style-name="P9" draw:layer="layout" svg:width="0.548cm" svg:height="0.486cm" svg:x="9.337cm" svg:y="5.163cm" svg:viewBox="0 0 549 487" svg:d="m274 0c137 0 275 121 275 243s-138 244-275 244c0 0 0 0-274 0 0 0 0 0 0-487 0 0 0 0 274 0z">
                <text:p text:style-name="P3"/>
              </draw:path>
            </draw:g>
            <draw:line draw:style-name="gr511" draw:text-style-name="P9" draw:layer="layout" svg:x1="8.672cm" svg:y1="5.526cm" svg:x2="9.317cm" svg:y2="5.526cm">
              <text:p text:style-name="P3"/>
            </draw:line>
            <draw:line draw:style-name="gr512" draw:text-style-name="P9" draw:layer="layout" svg:x1="8.68cm" svg:y1="5.27cm" svg:x2="9.317cm" svg:y2="5.27cm">
              <text:p text:style-name="P3"/>
            </draw:line>
            <draw:line draw:style-name="gr513" draw:text-style-name="P9" draw:layer="layout" svg:x1="9.894cm" svg:y1="5.4cm" svg:x2="13.162cm" svg:y2="5.4cm">
              <text:p text:style-name="P3"/>
            </draw:line>
          </draw:g>
          <draw:g>
            <draw:rect draw:style-name="gr514" draw:text-style-name="P42" draw:layer="layout" svg:width="0.634cm" svg:height="1.464cm" svg:x="13.175cm" svg:y="4.842cm">
              <text:p text:style-name="P6"><text:span text:style-name="T2">d <text:s/>q</text:span></text:p>
              <text:p text:style-name="P6"><text:span text:style-name="T20"/></text:p>
            </draw:rect>
            <draw:line draw:style-name="gr515" draw:text-style-name="P43" draw:layer="layout" svg:x1="13.809cm" svg:y1="5.384cm" svg:x2="14.536cm" svg:y2="5.384cm">
              <text:p text:style-name="P3"/>
            </draw:line>
            <draw:line draw:style-name="gr516" draw:text-style-name="P43" draw:layer="layout" svg:x1="13.475cm" svg:y1="6.471cm" svg:x2="13.475cm" svg:y2="6.805cm">
              <text:p text:style-name="P3"/>
            </draw:line>
            <draw:g>
              <draw:glue-point draw:id="4" svg:x="4.986cm" svg:y="0cm"/>
              <draw:glue-point draw:id="5" svg:x="2.493cm" svg:y="4.956cm"/>
              <draw:glue-point draw:id="6" svg:x="0cm" svg:y="9.956cm"/>
              <draw:glue-point draw:id="7" svg:x="4.986cm" svg:y="9.956cm"/>
              <draw:glue-point draw:id="8" svg:x="10cm" svg:y="9.956cm"/>
              <draw:glue-point draw:id="9" svg:x="7.479cm" svg:y="4.956cm"/>
              <draw:polygon draw:style-name="gr517" draw:text-style-name="P43" draw:layer="layout" svg:width="0.36cm" svg:height="0.23cm" svg:x="13.287cm" svg:y="6.069cm" svg:viewBox="0 0 361 231" draw:points="180,0 361,231 0,231">
                <text:p text:style-name="P3"/>
              </draw:polygon>
            </draw:g>
            <draw:circle draw:style-name="gr518" draw:text-style-name="P43" draw:layer="layout" svg:width="0.137cm" svg:height="0.137cm" svg:x="13.404cm" svg:y="6.324cm">
              <text:p text:style-name="P3"/>
            </draw:circle>
          </draw:g>
        </draw:g>
        <draw:frame draw:style-name="gr23" draw:text-style-name="P4" draw:layer="layout" svg:width="0.938cm" svg:height="0.581cm" svg:x="11.987cm" svg:y="13.008cm">
          <draw:text-box>
            <text:p text:style-name="P3"><text:span text:style-name="T1">lim</text:span></text:p>
          </draw:text-box>
        </draw:frame>
        <draw:frame draw:style-name="gr426" draw:text-style-name="P4" draw:layer="layout" svg:width="2.411cm" svg:height="0.732cm" svg:x="14.548cm" svg:y="4.985cm">
          <draw:text-box>
            <text:p text:style-name="P3"><text:span text:style-name="T1">mem_ps n+1</text:span></text:p>
          </draw:text-box>
        </draw:frame>
        <draw:line draw:style-name="gr5" draw:text-style-name="P5" draw:id="id19" draw:layer="layout" svg:x1="14.039cm" svg:y1="11.801cm" svg:x2="14.039cm" svg:y2="11.415cm">
          <text:p text:style-name="P3"/>
        </draw:line>
        <draw:connector draw:style-name="gr5" draw:text-style-name="P5" draw:layer="layout" svg:x1="14.039cm" svg:y1="11.415cm" svg:x2="17.423cm" svg:y2="13.226cm" draw:start-shape="id19" draw:start-glue-point="0" draw:end-shape="id20" draw:end-glue-point="1">
          <text:p text:style-name="P3"/>
        </draw:connector>
        <draw:frame draw:style-name="gr23" draw:text-style-name="P62" draw:layer="layout" svg:width="3.711cm" svg:height="0.581cm" svg:x="9.822cm" svg:y="9.81cm">
          <draw:text-box>
            <text:p text:style-name="P3"><text:span text:style-name="T27">DMA Controller pins</text:span></text:p>
          </draw:text-box>
        </draw:frame>
        <draw:line draw:style-name="gr519" draw:text-style-name="P5" draw:layer="layout" svg:x1="10.081cm" svg:y1="4.573cm" svg:x2="10.081cm" svg:y2="18.12cm">
          <text:p text:style-name="P3"/>
        </draw:line>
        <draw:line draw:style-name="gr519" draw:text-style-name="P5" draw:layer="layout" svg:x1="14.281cm" svg:y1="4.573cm" svg:x2="14.281cm" svg:y2="18.146cm">
          <text:p text:style-name="P3"/>
        </draw:line>
        <draw:g>
          <draw:line draw:style-name="gr520" draw:text-style-name="P9" draw:layer="layout" svg:x1="13.667cm" svg:y1="11.497cm" svg:x2="13.667cm" svg:y2="11.818cm">
            <text:p text:style-name="P3"/>
          </draw:line>
          <draw:line draw:style-name="gr521" draw:text-style-name="P9" draw:layer="layout" svg:x1="13.649cm" svg:y1="11.5cm" svg:x2="12.964cm" svg:y2="11.5cm">
            <text:p text:style-name="P3"/>
          </draw:line>
        </draw:g>
        <draw:frame draw:style-name="gr23" draw:text-style-name="P4" draw:layer="layout" svg:width="1.628cm" svg:height="0.581cm" svg:x="11.486cm" svg:y="11.12cm">
          <draw:text-box>
            <text:p text:style-name="P3"><text:span text:style-name="T1">dma_en</text:span></text:p>
          </draw:text-box>
        </draw:frame>
        <draw:frame draw:style-name="gr23" draw:text-style-name="P4" draw:layer="layout" svg:width="0.853cm" svg:height="0.581cm" svg:x="13.27cm" svg:y="11.666cm">
          <draw:text-box>
            <text:p text:style-name="P3"><text:span text:style-name="T1">en</text:span></text:p>
          </draw:text-box>
        </draw:frame>
        <draw:line draw:style-name="gr146" draw:text-style-name="P5" draw:layer="layout" svg:x1="16.686cm" svg:y1="13.521cm" svg:x2="16.978cm" svg:y2="13.521cm">
          <text:p text:style-name="P3"/>
        </draw:line>
        <draw:circle draw:style-name="gr146" draw:text-style-name="P5" draw:layer="layout" svg:width="0.14cm" svg:height="0.14cm" svg:x="16.671cm" svg:y="13.154cm">
          <text:p text:style-name="P3"/>
        </draw:circle>
        <draw:frame draw:style-name="gr522" draw:text-style-name="P4" draw:layer="layout" svg:width="1.289cm" svg:height="0.581cm" svg:x="16.825cm" svg:y="13.175cm">
          <draw:text-box>
            <text:p text:style-name="P3"><text:span text:style-name="T1">equal</text:span></text:p>
          </draw:text-box>
        </draw:frame>
        <draw:g>
          <draw:line draw:style-name="gr523" draw:text-style-name="P9" draw:layer="layout" svg:x1="18.167cm" svg:y1="13.609cm" svg:x2="18.971cm" svg:y2="13.609cm">
            <text:p text:style-name="P3"/>
          </draw:line>
          <draw:line draw:style-name="gr524" draw:text-style-name="P9" draw:layer="layout" svg:x1="18.167cm" svg:y1="14.046cm" svg:x2="18.971cm" svg:y2="14.046cm">
            <text:p text:style-name="P3"/>
          </draw:line>
          <draw:line draw:style-name="gr525" draw:text-style-name="P9" draw:layer="layout" svg:x1="18.167cm" svg:y1="13.173cm" svg:x2="18.971cm" svg:y2="13.173cm">
            <text:p text:style-name="P3"/>
          </draw:line>
        </draw:g>
        <draw:frame draw:style-name="gr60" draw:layer="layout" svg:width="2.901cm" svg:height="0.931cm" svg:x="1.054cm" svg:y="0.542cm">
          <draw:object xlink:href="./Object 28" xlink:type="simple" xlink:show="embed" xlink:actuate="onLoad"/>
          <draw:image xlink:href="./ObjectReplacements/Object 28" xlink:type="simple" xlink:show="embed" xlink:actuate="onLoad"/>
        </draw:frame>
      </draw:page>
      <draw:page draw:name="page25" draw:style-name="dp1" draw:master-page-name="bla">
        <draw:frame draw:style-name="gr268" draw:text-style-name="P48" draw:layer="layout" svg:width="10.381cm" svg:height="1.595cm" svg:x="4.503cm" svg:y="0.266cm">
          <draw:text-box>
            <text:p text:style-name="P3"><text:span text:style-name="T3">Processor Ring - Process loop (PL)</text:span></text:p>
          </draw:text-box>
        </draw:frame>
        <draw:rect draw:style-name="gr222" draw:text-style-name="P63" draw:layer="layout" svg:width="2.863cm" svg:height="1.106cm" svg:x="8.505cm" svg:y="5.789cm">
          <text:p text:style-name="P1"><text:span text:style-name="T1">processing</text:span></text:p>
        </draw:rect>
        <draw:rect draw:style-name="gr222" draw:text-style-name="P63" draw:layer="layout" svg:width="2.9cm" svg:height="1.24cm" svg:x="8.468cm" svg:y="7.9cm">
          <text:p text:style-name="P1"><text:span text:style-name="T1">clk command fifo</text:span></text:p>
        </draw:rect>
        <draw:rect draw:style-name="gr222" draw:text-style-name="P63" draw:layer="layout" svg:width="2.826cm" svg:height="1.239cm" svg:x="8.542cm" svg:y="10.146cm">
          <text:p text:style-name="P1"><text:span text:style-name="T1">val command fifo</text:span></text:p>
        </draw:rect>
        <draw:line draw:style-name="gr5" draw:text-style-name="P5" draw:layer="layout" svg:x1="8.515cm" svg:y1="10.755cm" svg:x2="7.84cm" svg:y2="10.756cm">
          <text:p text:style-name="P3"/>
        </draw:line>
        <draw:line draw:style-name="gr5" draw:text-style-name="P5" draw:layer="layout" svg:x1="8.461cm" svg:y1="8.462cm" svg:x2="7.804cm" svg:y2="8.455cm">
          <text:p text:style-name="P3"/>
        </draw:line>
        <draw:line draw:style-name="gr5" draw:text-style-name="P5" draw:layer="layout" svg:x1="7.815cm" svg:y1="8.445cm" svg:x2="7.815cm" svg:y2="6.287cm">
          <text:p text:style-name="P3"/>
        </draw:line>
        <draw:line draw:style-name="gr19" draw:text-style-name="P5" draw:layer="layout" svg:x1="7.811cm" svg:y1="6.29cm" svg:x2="8.507cm" svg:y2="6.29cm">
          <text:p text:style-name="P3"/>
        </draw:line>
        <draw:line draw:style-name="gr19" draw:text-style-name="P5" draw:layer="layout" svg:x1="7.831cm" svg:y1="10.755cm" svg:x2="7.825cm" svg:y2="8.479cm">
          <text:p text:style-name="P3"/>
        </draw:line>
        <draw:line draw:style-name="gr19" draw:text-style-name="P5" draw:layer="layout" svg:x1="9.866cm" svg:y1="6.899cm" svg:x2="9.866cm" svg:y2="7.897cm">
          <text:p text:style-name="P3"/>
        </draw:line>
        <draw:line draw:style-name="gr19" draw:text-style-name="P5" draw:layer="layout" svg:x1="9.866cm" svg:y1="9.174cm" svg:x2="9.866cm" svg:y2="10.145cm">
          <text:p text:style-name="P3"/>
        </draw:line>
        <draw:frame draw:style-name="gr60" draw:layer="layout" svg:width="2.901cm" svg:height="0.931cm" svg:x="1.054cm" svg:y="0.542cm">
          <draw:object xlink:href="./Object 21" xlink:type="simple" xlink:show="embed" xlink:actuate="onLoad"/>
          <draw:image xlink:href="./ObjectReplacements/Object 21" xlink:type="simple" xlink:show="embed" xlink:actuate="onLoad"/>
        </draw:frame>
      </draw:page>
      <draw:page draw:name="page26" draw:style-name="dp1" draw:master-page-name="bla">
        <draw:frame draw:style-name="gr526" draw:text-style-name="P58" draw:layer="layout" svg:width="9.727cm" svg:height="2.079cm" svg:x="4.514cm" svg:y="0.298cm">
          <draw:text-box>
            <text:p text:style-name="P3"><text:span text:style-name="T3">Clock domains</text:span></text:p>
          </draw:text-box>
        </draw:frame>
        <draw:frame draw:style-name="gr60" draw:layer="layout" svg:width="4.369cm" svg:height="2.511cm" svg:x="4.69cm" svg:y="4.755cm">
          <draw:object xlink:href="./Object 32" xlink:type="simple" xlink:show="embed" xlink:actuate="onLoad"/>
          <draw:image xlink:href="./ObjectReplacements/Object 32" xlink:type="simple" xlink:show="embed" xlink:actuate="onLoad"/>
        </draw:frame>
        <draw:frame draw:style-name="gr60" draw:layer="layout" svg:width="2.901cm" svg:height="0.931cm" svg:x="1.054cm" svg:y="0.542cm">
          <draw:object xlink:href="./Object 8" xlink:type="simple" xlink:show="embed" xlink:actuate="onLoad"/>
          <draw:image xlink:href="./ObjectReplacements/Object 8" xlink:type="simple" xlink:show="embed" xlink:actuate="onLoad"/>
        </draw:frame>
      </draw:page>
      <draw:page draw:name="page27" draw:style-name="dp1" draw:master-page-name="bla">
        <draw:frame draw:style-name="gr527" draw:text-style-name="P52" draw:layer="layout" svg:width="12.7cm" svg:height="0.903cm" svg:x="4.489cm" svg:y="0.228cm">
          <draw:text-box>
            <text:p text:style-name="P3"><text:span text:style-name="T18">Ring Node – Valid bit propagation (VBP)</text:span></text:p>
          </draw:text-box>
        </draw:frame>
        <draw:frame draw:style-name="gr23" draw:text-style-name="P14" draw:layer="layout" svg:width="1.124cm" svg:height="0.581cm" svg:x="6.089cm" svg:y="6.029cm">
          <draw:text-box>
            <text:p text:style-name="P3"><text:span text:style-name="T6">1'b0</text:span></text:p>
          </draw:text-box>
        </draw:frame>
        <draw:frame draw:style-name="gr23" draw:text-style-name="P14" draw:layer="layout" svg:width="1.124cm" svg:height="0.581cm" svg:x="11.016cm" svg:y="6.029cm">
          <draw:text-box>
            <text:p text:style-name="P3"><text:span text:style-name="T6">1b'1</text:span></text:p>
          </draw:text-box>
        </draw:frame>
        <draw:frame draw:style-name="gr528" draw:text-style-name="P14" draw:layer="layout" svg:width="1.395cm" svg:height="0.581cm" svg:x="3.188cm" svg:y="5.095cm">
          <draw:text-box>
            <text:p text:style-name="P3"><text:span text:style-name="T6">Valid0</text:span></text:p>
          </draw:text-box>
        </draw:frame>
        <draw:frame draw:style-name="gr23" draw:text-style-name="P14" draw:layer="layout" svg:width="2.161cm" svg:height="0.581cm" svg:x="7.848cm" svg:y="5.069cm">
          <draw:text-box>
            <text:p text:style-name="P3"><text:span text:style-name="T6">Valid1_mux</text:span></text:p>
          </draw:text-box>
        </draw:frame>
        <draw:frame draw:style-name="gr23" draw:text-style-name="P14" draw:layer="layout" svg:width="1.395cm" svg:height="0.581cm" svg:x="11.101cm" svg:y="5.095cm">
          <draw:text-box>
            <text:p text:style-name="P3"><text:span text:style-name="T6">Valid2</text:span></text:p>
          </draw:text-box>
        </draw:frame>
        <draw:frame draw:style-name="gr23" draw:text-style-name="P14" draw:layer="layout" svg:width="2.161cm" svg:height="0.581cm" svg:x="12.803cm" svg:y="5.069cm">
          <draw:text-box>
            <text:p text:style-name="P3"><text:span text:style-name="T6">Valid2_mux</text:span></text:p>
          </draw:text-box>
        </draw:frame>
        <draw:frame draw:style-name="gr23" draw:text-style-name="P14" draw:layer="layout" svg:width="1.395cm" svg:height="0.581cm" svg:x="16.159cm" svg:y="5.095cm">
          <draw:text-box>
            <text:p text:style-name="P3"><text:span text:style-name="T6">Valid3</text:span></text:p>
          </draw:text-box>
        </draw:frame>
        <draw:frame draw:style-name="gr23" draw:text-style-name="P14" draw:layer="layout" svg:width="1.789cm" svg:height="0.581cm" svg:x="6.896cm" svg:y="6.875cm">
          <draw:text-box>
            <text:p text:style-name="P3"><text:span text:style-name="T6">fifo_push</text:span></text:p>
          </draw:text-box>
        </draw:frame>
        <draw:frame draw:style-name="gr23" draw:text-style-name="P14" draw:layer="layout" svg:width="1.844cm" svg:height="0.581cm" svg:x="11.759cm" svg:y="6.875cm">
          <draw:text-box>
            <text:p text:style-name="P3"><text:span text:style-name="T6">cpu_send</text:span></text:p>
          </draw:text-box>
        </draw:frame>
        <draw:frame draw:style-name="gr23" draw:text-style-name="P14" draw:layer="layout" svg:width="1.395cm" svg:height="0.581cm" svg:x="6.1cm" svg:y="5.095cm">
          <draw:text-box>
            <text:p text:style-name="P3"><text:span text:style-name="T6">Valid1</text:span></text:p>
          </draw:text-box>
        </draw:frame>
        <draw:rect draw:style-name="gr298" draw:text-style-name="P12" draw:layer="layout" svg:width="1.374cm" svg:height="1.244cm" svg:x="4.886cm" svg:y="4.927cm">
          <text:p text:style-name="P1"><text:span text:style-name="T6">in</text:span></text:p>
        </draw:rect>
        <draw:line draw:style-name="gr529" draw:text-style-name="P25" draw:layer="layout" svg:x1="6.284cm" svg:y1="5.552cm" svg:x2="7.495cm" svg:y2="5.552cm">
          <text:p text:style-name="P3"/>
        </draw:line>
        <draw:g>
          <draw:glue-point draw:id="4" svg:x="5cm" svg:y="0cm"/>
          <draw:glue-point draw:id="5" svg:x="0.996cm" svg:y="5cm"/>
          <draw:glue-point draw:id="6" svg:x="5cm" svg:y="10cm"/>
          <draw:glue-point draw:id="7" svg:x="8.999cm" svg:y="5cm"/>
          <draw:polygon draw:style-name="gr530" draw:text-style-name="P25" draw:layer="layout" svg:width="1.48cm" svg:height="0.491cm" draw:transform="rotate (1.5707963267946) translate (7.506cm 6.689cm)" svg:viewBox="0 0 1481 492" draw:points="0,15012 1481,15012 1182,15504 298,15504">
            <text:p text:style-name="P3"/>
          </draw:polygon>
        </draw:g>
        <draw:line draw:style-name="gr531" draw:text-style-name="P25" draw:layer="layout" svg:x1="7.005cm" svg:y1="6.322cm" svg:x2="7.495cm" svg:y2="6.322cm">
          <text:p text:style-name="P3"/>
        </draw:line>
        <draw:line draw:style-name="gr532" draw:text-style-name="P25" draw:layer="layout" svg:x1="7.747cm" svg:y1="6.556cm" svg:x2="7.747cm" svg:y2="6.883cm">
          <text:p text:style-name="P3"/>
        </draw:line>
        <draw:frame draw:style-name="gr533" draw:text-style-name="P45" draw:layer="layout" svg:width="0.781cm" svg:height="0.684cm" svg:x="7.335cm" svg:y="5.286cm">
          <draw:text-box>
            <text:p text:style-name="P3"><text:span text:style-name="T19">0</text:span></text:p>
          </draw:text-box>
        </draw:frame>
        <draw:frame draw:style-name="gr534" draw:text-style-name="P45" draw:layer="layout" svg:width="0.787cm" svg:height="0.684cm" svg:x="7.362cm" svg:y="6.013cm">
          <draw:text-box>
            <text:p text:style-name="P3"><text:span text:style-name="T19">1</text:span></text:p>
          </draw:text-box>
        </draw:frame>
        <draw:line draw:style-name="gr535" draw:text-style-name="P25" draw:layer="layout" svg:x1="8.598cm" svg:y1="5.552cm" svg:x2="9.809cm" svg:y2="5.552cm">
          <text:p text:style-name="P3"/>
        </draw:line>
        <draw:rect draw:style-name="gr298" draw:text-style-name="P12" draw:layer="layout" svg:width="1.374cm" svg:height="1.244cm" svg:x="9.825cm" svg:y="4.927cm">
          <text:p text:style-name="P1"><text:span text:style-name="T6">dly</text:span></text:p>
        </draw:rect>
        <draw:line draw:style-name="gr146" draw:text-style-name="P5" draw:layer="layout" svg:x1="7.999cm" svg:y1="5.959cm" svg:x2="8.599cm" svg:y2="5.959cm">
          <text:p text:style-name="P3"/>
        </draw:line>
        <draw:line draw:style-name="gr146" draw:text-style-name="P5" draw:layer="layout" svg:x1="8.582cm" svg:y1="5.957cm" svg:x2="8.582cm" svg:y2="5.56cm">
          <text:p text:style-name="P3"/>
        </draw:line>
        <draw:line draw:style-name="gr536" draw:text-style-name="P25" draw:layer="layout" svg:x1="11.211cm" svg:y1="5.552cm" svg:x2="12.422cm" svg:y2="5.552cm">
          <text:p text:style-name="P3"/>
        </draw:line>
        <draw:g>
          <draw:glue-point draw:id="4" svg:x="5cm" svg:y="0cm"/>
          <draw:glue-point draw:id="5" svg:x="0.996cm" svg:y="5cm"/>
          <draw:glue-point draw:id="6" svg:x="5cm" svg:y="10cm"/>
          <draw:glue-point draw:id="7" svg:x="8.999cm" svg:y="5cm"/>
          <draw:polygon draw:style-name="gr537" draw:text-style-name="P25" draw:layer="layout" svg:width="1.48cm" svg:height="0.491cm" draw:transform="rotate (1.5707963267946) translate (12.433cm 6.689cm)" svg:viewBox="0 0 1481 492" draw:points="0,24866 1481,24866 1182,25358 298,25358">
            <text:p text:style-name="P3"/>
          </draw:polygon>
        </draw:g>
        <draw:line draw:style-name="gr538" draw:text-style-name="P25" draw:layer="layout" svg:x1="11.932cm" svg:y1="6.322cm" svg:x2="12.422cm" svg:y2="6.322cm">
          <text:p text:style-name="P3"/>
        </draw:line>
        <draw:line draw:style-name="gr539" draw:text-style-name="P25" draw:layer="layout" svg:x1="12.674cm" svg:y1="6.556cm" svg:x2="12.674cm" svg:y2="6.883cm">
          <text:p text:style-name="P3"/>
        </draw:line>
        <draw:frame draw:style-name="gr533" draw:text-style-name="P45" draw:layer="layout" svg:width="0.781cm" svg:height="0.684cm" svg:x="12.262cm" svg:y="5.286cm">
          <draw:text-box>
            <text:p text:style-name="P3"><text:span text:style-name="T19">0</text:span></text:p>
          </draw:text-box>
        </draw:frame>
        <draw:frame draw:style-name="gr534" draw:text-style-name="P45" draw:layer="layout" svg:width="0.787cm" svg:height="0.684cm" svg:x="12.289cm" svg:y="6.013cm">
          <draw:text-box>
            <text:p text:style-name="P3"><text:span text:style-name="T19">1</text:span></text:p>
          </draw:text-box>
        </draw:frame>
        <draw:line draw:style-name="gr540" draw:text-style-name="P25" draw:layer="layout" svg:x1="13.525cm" svg:y1="5.552cm" svg:x2="14.736cm" svg:y2="5.552cm">
          <text:p text:style-name="P3"/>
        </draw:line>
        <draw:rect draw:style-name="gr298" draw:text-style-name="P12" draw:layer="layout" svg:width="1.374cm" svg:height="1.268cm" svg:x="14.752cm" svg:y="4.927cm">
          <text:p text:style-name="P1"><text:span text:style-name="T6">out</text:span></text:p>
        </draw:rect>
        <draw:line draw:style-name="gr146" draw:text-style-name="P5" draw:layer="layout" svg:x1="12.926cm" svg:y1="5.959cm" svg:x2="13.526cm" svg:y2="5.959cm">
          <text:p text:style-name="P3"/>
        </draw:line>
        <draw:line draw:style-name="gr146" draw:text-style-name="P5" draw:layer="layout" svg:x1="13.532cm" svg:y1="5.957cm" svg:x2="13.532cm" svg:y2="5.56cm">
          <text:p text:style-name="P3"/>
        </draw:line>
        <draw:line draw:style-name="gr541" draw:text-style-name="P25" draw:layer="layout" svg:x1="4.181cm" svg:y1="5.552cm" svg:x2="4.883cm" svg:y2="5.552cm">
          <text:p text:style-name="P3"/>
        </draw:line>
        <draw:line draw:style-name="gr542" draw:text-style-name="P25" draw:layer="layout" svg:x1="16.134cm" svg:y1="5.552cm" svg:x2="16.775cm" svg:y2="5.552cm">
          <text:p text:style-name="P3"/>
        </draw:line>
        <draw:g>
          <draw:line draw:style-name="gr19" draw:text-style-name="P5" draw:layer="layout" svg:x1="5.594cm" svg:y1="6.206cm" svg:x2="5.594cm" svg:y2="6.993cm">
            <text:p text:style-name="P3"/>
          </draw:line>
          <draw:line draw:style-name="gr19" draw:text-style-name="P5" draw:layer="layout" svg:x1="10.524cm" svg:y1="6.207cm" svg:x2="10.524cm" svg:y2="6.994cm">
            <text:p text:style-name="P3"/>
          </draw:line>
          <draw:line draw:style-name="gr19" draw:text-style-name="P5" draw:layer="layout" svg:x1="15.452cm" svg:y1="6.208cm" svg:x2="15.452cm" svg:y2="6.995cm">
            <text:p text:style-name="P3"/>
          </draw:line>
        </draw:g>
        <draw:frame draw:style-name="gr60" draw:layer="layout" svg:width="2.901cm" svg:height="0.931cm" svg:x="1.054cm" svg:y="0.542cm">
          <draw:object xlink:href="./Object 33" xlink:type="simple" xlink:show="embed" xlink:actuate="onLoad"/>
          <draw:image xlink:href="./ObjectReplacements/Object 33" xlink:type="simple" xlink:show="embed" xlink:actuate="onLoad"/>
        </draw:frame>
      </draw:page>
      <draw:page draw:name="page28" draw:style-name="dp1" draw:master-page-name="bla">
        <draw:frame draw:style-name="gr543" draw:text-style-name="P58" draw:layer="layout" svg:width="9.838cm" svg:height="1.093cm" svg:x="4.558cm" svg:y="0.252cm">
          <draw:text-box>
            <text:p text:style-name="P3"><text:span text:style-name="T3">Ring node – Internal Blocks (IB)</text:span></text:p>
          </draw:text-box>
        </draw:frame>
        <draw:g>
          <draw:rect draw:style-name="gr544" draw:text-style-name="P50" draw:layer="layout" svg:width="9.52cm" svg:height="8.745cm" svg:x="4.381cm" svg:y="4.279cm">
            <text:p text:style-name="P3"/>
          </draw:rect>
          <draw:rect draw:style-name="gr545" draw:text-style-name="P57" draw:layer="layout" svg:width="1.124cm" svg:height="1.04cm" svg:x="6.695cm" svg:y="5.487cm">
            <text:p text:style-name="P1"><text:span text:style-name="T1">in</text:span></text:p>
          </draw:rect>
          <draw:rect draw:style-name="gr545" draw:text-style-name="P57" draw:layer="layout" svg:width="1.124cm" svg:height="1.04cm" svg:x="8.51cm" svg:y="5.487cm">
            <text:p text:style-name="P1"><text:span text:style-name="T1">dly</text:span></text:p>
          </draw:rect>
          <draw:rect draw:style-name="gr545" draw:text-style-name="P57" draw:layer="layout" svg:width="1.124cm" svg:height="1.04cm" svg:x="10.273cm" svg:y="5.487cm">
            <text:p text:style-name="P1"><text:span text:style-name="T1">out</text:span></text:p>
          </draw:rect>
          <draw:line draw:style-name="gr546" draw:text-style-name="P50" draw:layer="layout" svg:x1="5.943cm" svg:y1="6.089cm" svg:x2="6.692cm" svg:y2="6.088cm">
            <text:p text:style-name="P3"/>
          </draw:line>
          <draw:line draw:style-name="gr546" draw:text-style-name="P50" draw:layer="layout" svg:x1="7.823cm" svg:y1="6.069cm" svg:x2="8.544cm" svg:y2="6.067cm">
            <text:p text:style-name="P3"/>
          </draw:line>
          <draw:line draw:style-name="gr546" draw:text-style-name="P50" draw:layer="layout" svg:x1="9.648cm" svg:y1="6.067cm" svg:x2="10.26cm" svg:y2="6.07cm">
            <text:p text:style-name="P3"/>
          </draw:line>
          <draw:line draw:style-name="gr546" draw:text-style-name="P50" draw:layer="layout" svg:x1="11.397cm" svg:y1="6.075cm" svg:x2="12.044cm" svg:y2="6.078cm">
            <text:p text:style-name="P3"/>
          </draw:line>
          <draw:frame draw:style-name="gr547" draw:text-style-name="P64" draw:layer="layout" svg:width="0.913cm" svg:height="0.969cm" svg:x="5.323cm" svg:y="5.676cm">
            <draw:text-box>
              <text:p text:style-name="P3"><text:span text:style-name="T1">in</text:span></text:p>
            </draw:text-box>
          </draw:frame>
          <draw:frame draw:style-name="gr548" draw:text-style-name="P64" draw:layer="layout" svg:width="1.031cm" svg:height="1.325cm" svg:x="11.941cm" svg:y="5.74cm">
            <draw:text-box>
              <text:p text:style-name="P3"><text:span text:style-name="T1">out</text:span></text:p>
            </draw:text-box>
          </draw:frame>
          <draw:rect draw:style-name="gr545" draw:text-style-name="P57" draw:layer="layout" svg:width="1.124cm" svg:height="1.04cm" svg:x="6.35cm" svg:y="9.721cm">
            <text:p text:style-name="P1"><text:span text:style-name="T1">qm</text:span></text:p>
          </draw:rect>
          <draw:rect draw:style-name="gr545" draw:text-style-name="P57" draw:layer="layout" svg:width="1.124cm" svg:height="0.645cm" svg:x="7.914cm" svg:y="8.788cm">
            <text:p text:style-name="P1"><text:span text:style-name="T1">mq</text:span></text:p>
          </draw:rect>
          <draw:rect draw:style-name="gr545" draw:text-style-name="P57" draw:layer="layout" svg:width="1.124cm" svg:height="1.04cm" svg:x="9.582cm" svg:y="8.689cm">
            <text:p text:style-name="P1"><text:span text:style-name="T1">Mem</text:span></text:p>
          </draw:rect>
          <draw:line draw:style-name="gr5" draw:text-style-name="P5" draw:layer="layout" svg:x1="9.063cm" svg:y1="9.046cm" svg:x2="9.573cm" svg:y2="9.046cm">
            <text:p text:style-name="P3"/>
          </draw:line>
          <draw:line draw:style-name="gr5" draw:text-style-name="P5" draw:layer="layout" svg:x1="6.875cm" svg:y1="10.781cm" svg:x2="6.875cm" svg:y2="11.232cm">
            <text:p text:style-name="P3"/>
          </draw:line>
          <draw:rect draw:style-name="gr545" draw:text-style-name="P57" draw:layer="layout" svg:width="1.124cm" svg:height="1.04cm" svg:x="9.583cm" svg:y="10.342cm">
            <text:p text:style-name="P1"><text:span text:style-name="T1">CPU</text:span></text:p>
          </draw:rect>
          <draw:line draw:style-name="gr5" draw:text-style-name="P5" draw:layer="layout" svg:x1="10.721cm" svg:y1="10.72cm" svg:x2="11.216cm" svg:y2="10.723cm">
            <text:p text:style-name="P3"/>
          </draw:line>
          <draw:line draw:style-name="gr5" draw:text-style-name="P5" draw:layer="layout" svg:x1="10.724cm" svg:y1="9.114cm" svg:x2="11.21cm" svg:y2="9.114cm">
            <text:p text:style-name="P3"/>
          </draw:line>
          <draw:line draw:style-name="gr546" draw:text-style-name="P50" draw:layer="layout" svg:x1="6.855cm" svg:y1="9.052cm" svg:x2="7.931cm" svg:y2="9.049cm">
            <text:p text:style-name="P3"/>
          </draw:line>
          <draw:line draw:style-name="gr546" draw:text-style-name="P50" draw:layer="layout" svg:x1="6.909cm" svg:y1="6.517cm" svg:x2="6.909cm" svg:y2="7.292cm">
            <text:p text:style-name="P3"/>
          </draw:line>
          <draw:line draw:style-name="gr546" draw:text-style-name="P50" draw:layer="layout" svg:x1="11.202cm" svg:y1="7.273cm" svg:x2="11.197cm" svg:y2="6.494cm">
            <text:p text:style-name="P3"/>
          </draw:line>
          <draw:line draw:style-name="gr546" draw:text-style-name="P50" draw:layer="layout" svg:x1="8.209cm" svg:y1="10.26cm" svg:x2="7.488cm" svg:y2="10.26cm">
            <text:p text:style-name="P3"/>
          </draw:line>
          <draw:line draw:style-name="gr546" draw:text-style-name="P50" draw:layer="layout" svg:x1="8.229cm" svg:y1="10.255cm" svg:x2="8.229cm" svg:y2="9.426cm">
            <text:p text:style-name="P3"/>
          </draw:line>
          <draw:line draw:style-name="gr546" draw:text-style-name="P50" draw:layer="layout" svg:x1="6.869cm" svg:y1="11.23cm" svg:x2="9.556cm" svg:y2="11.23cm">
            <text:p text:style-name="P3"/>
          </draw:line>
          <draw:line draw:style-name="gr546" draw:text-style-name="P50" draw:layer="layout" svg:x1="10.121cm" svg:y1="10.322cm" svg:x2="10.121cm" svg:y2="9.71cm">
            <text:p text:style-name="P3"/>
          </draw:line>
          <draw:line draw:style-name="gr546" draw:text-style-name="P50" draw:layer="layout" svg:x1="8.902cm" svg:y1="10.861cm" svg:x2="9.604cm" svg:y2="10.861cm">
            <text:p text:style-name="P3"/>
          </draw:line>
          <draw:line draw:style-name="gr546" draw:text-style-name="P50" draw:layer="layout" svg:x1="8.89cm" svg:y1="10.845cm" svg:x2="8.89cm" svg:y2="9.408cm">
            <text:p text:style-name="P3"/>
          </draw:line>
          <draw:rect draw:style-name="gr545" draw:text-style-name="P57" draw:layer="layout" svg:width="1.124cm" svg:height="1.04cm" svg:x="6.249cm" svg:y="7.267cm">
            <text:p text:style-name="P1"><text:span text:style-name="T1">bi</text:span></text:p>
          </draw:rect>
          <draw:rect draw:style-name="gr545" draw:text-style-name="P57" draw:layer="layout" svg:width="1.124cm" svg:height="1.04cm" svg:x="10.732cm" svg:y="7.267cm">
            <text:p text:style-name="P1"><text:span text:style-name="T1">bo</text:span></text:p>
          </draw:rect>
          <draw:line draw:style-name="gr549" draw:text-style-name="P5" draw:layer="layout" svg:x1="11.221cm" svg:y1="10.716cm" svg:x2="11.221cm" svg:y2="8.292cm">
            <text:p text:style-name="P3"/>
          </draw:line>
          <draw:line draw:style-name="gr549" draw:text-style-name="P5" draw:layer="layout" svg:x1="6.851cm" svg:y1="8.309cm" svg:x2="6.851cm" svg:y2="9.715cm">
            <text:p text:style-name="P3"/>
          </draw:line>
          <draw:rect draw:style-name="gr545" draw:text-style-name="P57" draw:layer="layout" svg:width="1.242cm" svg:height="1.04cm" svg:x="9.571cm" svg:y="11.685cm">
            <text:p text:style-name="P1"><text:span text:style-name="T1">cl</text:span></text:p>
          </draw:rect>
          <draw:line draw:style-name="gr550" draw:text-style-name="P5" draw:layer="layout" svg:x1="10.191cm" svg:y1="11.404cm" svg:x2="10.191cm" svg:y2="11.677cm">
            <text:p text:style-name="P3"/>
          </draw:line>
        </draw:g>
        <draw:frame draw:style-name="gr60" draw:layer="layout" svg:width="2.901cm" svg:height="0.931cm" svg:x="1.054cm" svg:y="0.542cm">
          <draw:object xlink:href="./Object 29" xlink:type="simple" xlink:show="embed" xlink:actuate="onLoad"/>
          <draw:image xlink:href="./ObjectReplacements/Object 29" xlink:type="simple" xlink:show="embed" xlink:actuate="onLoad"/>
        </draw:frame>
      </draw:page>
      <draw:page draw:name="page29" draw:style-name="dp1" draw:master-page-name="bla">
        <draw:frame draw:style-name="gr551" draw:text-style-name="P58" draw:layer="layout" svg:width="8.075cm" svg:height="1.57cm" svg:x="4.475cm" svg:y="0.249cm">
          <draw:text-box>
            <text:p text:style-name="P3"><text:span text:style-name="T3">Ring node – Top Level (tl)</text:span></text:p>
          </draw:text-box>
        </draw:frame>
        <draw:g>
          <draw:line draw:style-name="gr146" draw:text-style-name="P5" draw:layer="layout" svg:x1="3.625cm" svg:y1="5.479cm" svg:x2="5.088cm" svg:y2="5.479cm">
            <text:p text:style-name="P3"/>
          </draw:line>
          <draw:g>
            <draw:g>
              <draw:rect draw:style-name="gr545" draw:text-style-name="P12" draw:layer="layout" svg:width="0.701cm" svg:height="1.137cm" svg:x="5.092cm" svg:y="5.264cm">
                <text:p text:style-name="P1"><text:span text:style-name="T6">FF</text:span></text:p>
              </draw:rect>
              <draw:g>
                <draw:line draw:style-name="gr44" draw:text-style-name="P34" draw:layer="layout" svg:x1="5.266cm" svg:y1="6.401cm" svg:x2="5.594cm" svg:y2="6.401cm">
                  <text:p text:style-name="P3"/>
                </draw:line>
                <draw:line draw:style-name="gr44" draw:text-style-name="P34" draw:layer="layout" svg:x1="5.429cm" svg:y1="6.244cm" svg:x2="5.593cm" svg:y2="6.399cm">
                  <text:p text:style-name="P3"/>
                </draw:line>
                <draw:line draw:style-name="gr44" draw:text-style-name="P34" draw:layer="layout" svg:x1="5.267cm" svg:y1="6.399cm" svg:x2="5.429cm" svg:y2="6.242cm">
                  <text:p text:style-name="P3"/>
                </draw:line>
              </draw:g>
              <draw:frame draw:style-name="gr552" draw:text-style-name="P14" draw:layer="layout" svg:width="1.15cm" svg:height="0.581cm" svg:x="4.902cm" svg:y="5.201cm">
                <draw:text-box>
                  <text:p text:style-name="P3"><text:span text:style-name="T6">d <text:s text:c="2"/>q</text:span></text:p>
                </draw:text-box>
              </draw:frame>
            </draw:g>
            <draw:rect draw:style-name="gr44" draw:text-style-name="P34" draw:layer="layout" svg:width="2.328cm" svg:height="2.328cm" svg:x="4.244cm" svg:y="4.331cm">
              <text:p text:style-name="P3"/>
            </draw:rect>
          </draw:g>
          <draw:g>
            <draw:g>
              <draw:rect draw:style-name="gr545" draw:text-style-name="P34" draw:layer="layout" svg:width="0.701cm" svg:height="1.137cm" svg:x="8.192cm" svg:y="5.264cm">
                <text:p text:style-name="P1"><text:span text:style-name="T6">FF</text:span></text:p>
              </draw:rect>
              <draw:g>
                <draw:line draw:style-name="gr44" draw:text-style-name="P5" draw:layer="layout" svg:x1="8.366cm" svg:y1="6.401cm" svg:x2="8.694cm" svg:y2="6.401cm">
                  <text:p text:style-name="P3"/>
                </draw:line>
                <draw:line draw:style-name="gr44" draw:text-style-name="P5" draw:layer="layout" svg:x1="8.529cm" svg:y1="6.244cm" svg:x2="8.693cm" svg:y2="6.399cm">
                  <text:p text:style-name="P3"/>
                </draw:line>
                <draw:line draw:style-name="gr44" draw:text-style-name="P5" draw:layer="layout" svg:x1="8.367cm" svg:y1="6.399cm" svg:x2="8.529cm" svg:y2="6.242cm">
                  <text:p text:style-name="P3"/>
                </draw:line>
              </draw:g>
              <draw:frame draw:style-name="gr552" draw:text-style-name="P14" draw:layer="layout" svg:width="1.15cm" svg:height="0.581cm" svg:x="8.002cm" svg:y="5.201cm">
                <draw:text-box>
                  <text:p text:style-name="P3"><text:span text:style-name="T6">d <text:s text:c="2"/>q</text:span></text:p>
                </draw:text-box>
              </draw:frame>
            </draw:g>
            <draw:rect draw:style-name="gr44" draw:text-style-name="P5" draw:layer="layout" svg:width="2.328cm" svg:height="2.328cm" svg:x="7.344cm" svg:y="4.331cm">
              <text:p text:style-name="P3"/>
            </draw:rect>
          </draw:g>
          <draw:g>
            <draw:rect draw:style-name="gr545" draw:text-style-name="P34" draw:layer="layout" svg:width="0.701cm" svg:height="1.137cm" svg:x="11.892cm" svg:y="5.264cm">
              <text:p text:style-name="P1"><text:span text:style-name="T6">FF</text:span></text:p>
            </draw:rect>
            <draw:g>
              <draw:line draw:style-name="gr44" draw:text-style-name="P5" draw:layer="layout" svg:x1="12.066cm" svg:y1="6.401cm" svg:x2="12.394cm" svg:y2="6.401cm">
                <text:p text:style-name="P3"/>
              </draw:line>
              <draw:line draw:style-name="gr44" draw:text-style-name="P5" draw:layer="layout" svg:x1="12.229cm" svg:y1="6.244cm" svg:x2="12.393cm" svg:y2="6.399cm">
                <text:p text:style-name="P3"/>
              </draw:line>
              <draw:line draw:style-name="gr44" draw:text-style-name="P5" draw:layer="layout" svg:x1="12.067cm" svg:y1="6.399cm" svg:x2="12.229cm" svg:y2="6.242cm">
                <text:p text:style-name="P3"/>
              </draw:line>
            </draw:g>
            <draw:frame draw:style-name="gr552" draw:text-style-name="P14" draw:layer="layout" svg:width="1.15cm" svg:height="0.581cm" svg:x="11.702cm" svg:y="5.201cm">
              <draw:text-box>
                <text:p text:style-name="P3"><text:span text:style-name="T6">d <text:s text:c="2"/>q</text:span></text:p>
              </draw:text-box>
            </draw:frame>
          </draw:g>
          <draw:rect draw:style-name="gr44" draw:text-style-name="P5" draw:layer="layout" svg:width="2.328cm" svg:height="2.328cm" svg:x="10.444cm" svg:y="4.331cm">
            <text:p text:style-name="P3"/>
          </draw:rect>
          <draw:g>
            <draw:glue-point draw:id="4" svg:x="5cm" svg:y="0cm"/>
            <draw:glue-point draw:id="5" svg:x="0.996cm" svg:y="5cm"/>
            <draw:glue-point draw:id="6" svg:x="5cm" svg:y="10cm"/>
            <draw:glue-point draw:id="7" svg:x="8.999cm" svg:y="5cm"/>
            <draw:polygon draw:style-name="gr553" draw:text-style-name="P25" draw:layer="layout" svg:width="1.48cm" svg:height="0.491cm" draw:transform="rotate (1.5707963267946) translate (10.97cm 6.209cm)" svg:viewBox="0 0 1481 492" draw:points="0,21940 1481,21940 1182,22432 298,22432">
              <text:p text:style-name="P3"/>
            </draw:polygon>
          </draw:g>
          <draw:line draw:style-name="gr554" draw:text-style-name="P25" draw:layer="layout" svg:x1="10.663cm" svg:y1="5.842cm" svg:x2="10.959cm" svg:y2="5.842cm">
            <text:p text:style-name="P3"/>
          </draw:line>
          <draw:line draw:style-name="gr555" draw:text-style-name="P25" draw:layer="layout" svg:x1="11.211cm" svg:y1="6.076cm" svg:x2="11.211cm" svg:y2="6.403cm">
            <text:p text:style-name="P3"/>
          </draw:line>
          <draw:frame draw:style-name="gr533" draw:text-style-name="P45" draw:layer="layout" svg:width="0.781cm" svg:height="0.684cm" svg:x="10.799cm" svg:y="4.806cm">
            <draw:text-box>
              <text:p text:style-name="P3"><text:span text:style-name="T19">0</text:span></text:p>
            </draw:text-box>
          </draw:frame>
          <draw:frame draw:style-name="gr534" draw:text-style-name="P45" draw:layer="layout" svg:width="0.787cm" svg:height="0.684cm" svg:x="10.826cm" svg:y="5.533cm">
            <draw:text-box>
              <text:p text:style-name="P3"><text:span text:style-name="T19">1</text:span></text:p>
            </draw:text-box>
          </draw:frame>
          <draw:line draw:style-name="gr146" draw:text-style-name="P5" draw:layer="layout" svg:x1="11.463cm" svg:y1="5.478cm" svg:x2="11.88cm" svg:y2="5.478cm">
            <text:p text:style-name="P3"/>
          </draw:line>
          <draw:line draw:style-name="gr146" draw:text-style-name="P5" draw:layer="layout" svg:x1="5.79cm" svg:y1="5.483cm" svg:x2="8.193cm" svg:y2="5.483cm">
            <text:p text:style-name="P3"/>
          </draw:line>
          <draw:g>
            <draw:line draw:style-name="gr556" draw:text-style-name="P25" draw:layer="layout" svg:x1="9.305cm" svg:y1="5.072cm" svg:x2="10.959cm" svg:y2="5.072cm">
              <text:p text:style-name="P3"/>
            </draw:line>
            <draw:line draw:style-name="gr146" draw:text-style-name="P5" draw:layer="layout" svg:x1="8.891cm" svg:y1="5.479cm" svg:x2="9.287cm" svg:y2="5.479cm">
              <text:p text:style-name="P3"/>
            </draw:line>
            <draw:line draw:style-name="gr44" draw:text-style-name="P5" draw:layer="layout" svg:x1="9.304cm" svg:y1="5.077cm" svg:x2="9.304cm" svg:y2="5.483cm">
              <text:p text:style-name="P3"/>
            </draw:line>
          </draw:g>
          <draw:rect draw:style-name="gr44" draw:text-style-name="P5" draw:layer="layout" svg:width="6.324cm" svg:height="1.763cm" svg:x="4.604cm" svg:y="6.948cm">
            <text:p text:style-name="P3"/>
          </draw:rect>
          <draw:frame draw:style-name="gr189" draw:text-style-name="P36" draw:layer="layout" svg:width="0.76cm" svg:height="0.581cm" svg:x="5.037cm" svg:y="4.355cm">
            <draw:text-box>
              <text:p text:style-name="P3"><text:span text:style-name="T6">in</text:span></text:p>
            </draw:text-box>
          </draw:frame>
          <draw:frame draw:style-name="gr189" draw:text-style-name="P36" draw:layer="layout" svg:width="0.934cm" svg:height="0.581cm" svg:x="8.038cm" svg:y="4.356cm">
            <draw:text-box>
              <text:p text:style-name="P3"><text:span text:style-name="T6">dly</text:span></text:p>
            </draw:text-box>
          </draw:frame>
          <draw:frame draw:style-name="gr189" draw:text-style-name="P36" draw:layer="layout" svg:width="0.963cm" svg:height="0.581cm" svg:x="11.138cm" svg:y="4.357cm">
            <draw:text-box>
              <text:p text:style-name="P3"><text:span text:style-name="T6">out</text:span></text:p>
            </draw:text-box>
          </draw:frame>
          <draw:line draw:style-name="gr44" draw:text-style-name="P5" draw:layer="layout" svg:x1="4.825cm" svg:y1="5.483cm" svg:x2="4.825cm" svg:y2="7.793cm">
            <text:p text:style-name="P3"/>
          </draw:line>
          <draw:line draw:style-name="gr546" draw:text-style-name="P50" draw:layer="layout" svg:x1="6.607cm" svg:y1="5.483cm" svg:x2="7.383cm" svg:y2="5.483cm">
            <text:p text:style-name="P3"/>
          </draw:line>
          <draw:line draw:style-name="gr546" draw:text-style-name="P50" draw:layer="layout" svg:x1="9.707cm" svg:y1="5.072cm" svg:x2="10.483cm" svg:y2="5.072cm">
            <text:p text:style-name="P3"/>
          </draw:line>
          <draw:line draw:style-name="gr546" draw:text-style-name="P50" draw:layer="layout" svg:x1="4.821cm" svg:y1="7.806cm" svg:x2="10.663cm" svg:y2="7.806cm">
            <text:p text:style-name="P3"/>
          </draw:line>
          <draw:line draw:style-name="gr44" draw:text-style-name="P5" draw:layer="layout" svg:x1="10.663cm" svg:y1="5.836cm" svg:x2="10.663cm" svg:y2="7.811cm">
            <text:p text:style-name="P3"/>
          </draw:line>
          <draw:line draw:style-name="gr546" draw:text-style-name="P50" draw:layer="layout" svg:x1="12.582cm" svg:y1="5.478cm" svg:x2="13.358cm" svg:y2="5.478cm">
            <text:p text:style-name="P3"/>
          </draw:line>
          <draw:line draw:style-name="gr546" draw:text-style-name="P50" draw:layer="layout" svg:x1="3.482cm" svg:y1="5.478cm" svg:x2="4.258cm" svg:y2="5.478cm">
            <text:p text:style-name="P3"/>
          </draw:line>
          <draw:rect draw:style-name="gr44" draw:text-style-name="P5" draw:layer="layout" svg:width="10.196cm" svg:height="5.238cm" svg:x="3.343cm" svg:y="3.931cm">
            <text:p text:style-name="P3"/>
          </draw:rect>
          <draw:frame draw:style-name="gr189" draw:text-style-name="P36" draw:layer="layout" svg:width="0.76cm" svg:height="0.581cm" svg:x="3.424cm" svg:y="4.989cm">
            <draw:text-box>
              <text:p text:style-name="P3"><text:span text:style-name="T6">in</text:span></text:p>
            </draw:text-box>
          </draw:frame>
          <draw:frame draw:style-name="gr189" draw:text-style-name="P36" draw:layer="layout" svg:width="0.963cm" svg:height="0.581cm" svg:x="12.725cm" svg:y="4.989cm">
            <draw:text-box>
              <text:p text:style-name="P3"><text:span text:style-name="T6">out</text:span></text:p>
            </draw:text-box>
          </draw:frame>
        </draw:g>
        <draw:frame draw:style-name="gr60" draw:layer="layout" svg:width="2.901cm" svg:height="0.931cm" svg:x="1.054cm" svg:y="0.542cm">
          <draw:object xlink:href="./Object 25" xlink:type="simple" xlink:show="embed" xlink:actuate="onLoad"/>
          <draw:image xlink:href="./ObjectReplacements/Object 25" xlink:type="simple" xlink:show="embed" xlink:actuate="onLoad"/>
        </draw:frame>
      </draw:page>
      <draw:page draw:name="page30" draw:style-name="dp1" draw:master-page-name="bla">
        <draw:frame draw:style-name="gr557" draw:text-style-name="P58" draw:layer="layout" svg:width="11.426cm" svg:height="1.502cm" svg:x="4.532cm" svg:y="0.322cm">
          <draw:text-box>
            <text:p text:style-name="P3"><text:span text:style-name="T3">Ring Node Transactions </text:span></text:p>
          </draw:text-box>
        </draw:frame>
        <draw:rect draw:style-name="gr558" draw:text-style-name="P57" draw:layer="layout" svg:width="1.489cm" svg:height="1.312cm" svg:x="9.273cm" svg:y="8.252cm">
          <text:p text:style-name="P1"><text:span text:style-name="T1">in</text:span></text:p>
        </draw:rect>
        <draw:rect draw:style-name="gr558" draw:text-style-name="P57" draw:layer="layout" svg:width="1.489cm" svg:height="1.312cm" svg:x="12.363cm" svg:y="8.234cm">
          <text:p text:style-name="P1"><text:span text:style-name="T1">dly</text:span></text:p>
        </draw:rect>
        <draw:rect draw:style-name="gr558" draw:text-style-name="P57" draw:layer="layout" svg:width="1.489cm" svg:height="1.312cm" svg:x="15.529cm" svg:y="8.252cm">
          <text:p text:style-name="P1"><text:span text:style-name="T1">out</text:span></text:p>
        </draw:rect>
        <draw:line draw:style-name="gr559" draw:text-style-name="P5" draw:layer="layout" svg:x1="10.79cm" svg:y1="8.922cm" svg:x2="12.362cm" svg:y2="8.922cm">
          <text:p text:style-name="P3"/>
        </draw:line>
        <draw:line draw:style-name="gr559" draw:text-style-name="P5" draw:layer="layout" svg:x1="13.918cm" svg:y1="8.922cm" svg:x2="15.545cm" svg:y2="8.922cm">
          <text:p text:style-name="P3"/>
        </draw:line>
        <draw:line draw:style-name="gr559" draw:text-style-name="P5" draw:layer="layout" svg:x1="7.261cm" svg:y1="8.936cm" svg:x2="9.219cm" svg:y2="8.936cm">
          <text:p text:style-name="P3"/>
        </draw:line>
        <draw:line draw:style-name="gr559" draw:text-style-name="P5" draw:layer="layout" svg:x1="17.05cm" svg:y1="8.922cm" svg:x2="18.761cm" svg:y2="8.922cm">
          <text:p text:style-name="P3"/>
        </draw:line>
        <draw:rect draw:style-name="gr560" draw:text-style-name="P5" draw:layer="layout" svg:width="1.985cm" svg:height="1.831cm" svg:x="12.28cm" svg:y="10.41cm">
          <text:p text:style-name="P3"/>
        </draw:rect>
        <draw:line draw:style-name="gr559" draw:text-style-name="P5" draw:layer="layout" svg:x1="15.084cm" svg:y1="4.736cm" svg:x2="16.757cm" svg:y2="4.736cm">
          <text:p text:style-name="P3"/>
        </draw:line>
        <draw:line draw:style-name="gr559" draw:text-style-name="P5" draw:layer="layout" svg:x1="15.12cm" svg:y1="5.801cm" svg:x2="16.75cm" svg:y2="5.801cm">
          <text:p text:style-name="P3"/>
        </draw:line>
        <draw:line draw:style-name="gr559" draw:text-style-name="P5" draw:layer="layout" svg:x1="16.743cm" svg:y1="4.729cm" svg:x2="17.791cm" svg:y2="5.766cm">
          <text:p text:style-name="P3"/>
        </draw:line>
        <draw:line draw:style-name="gr559" draw:text-style-name="P5" draw:layer="layout" svg:x1="16.761cm" svg:y1="5.795cm" svg:x2="17.818cm" svg:y2="4.746cm">
          <text:p text:style-name="P3"/>
        </draw:line>
        <draw:line draw:style-name="gr559" draw:text-style-name="P5" draw:layer="layout" svg:x1="14.072cm" svg:y1="4.776cm" svg:x2="15.091cm" svg:y2="5.786cm">
          <text:p text:style-name="P3"/>
        </draw:line>
        <draw:line draw:style-name="gr559" draw:text-style-name="P5" draw:layer="layout" svg:x1="14.044cm" svg:y1="5.775cm" svg:x2="15.092cm" svg:y2="4.737cm">
          <text:p text:style-name="P3"/>
        </draw:line>
        <draw:line draw:style-name="gr559" draw:text-style-name="P5" draw:layer="layout" svg:x1="9.456cm" svg:y1="4.737cm" svg:x2="11.129cm" svg:y2="4.737cm">
          <text:p text:style-name="P3"/>
        </draw:line>
        <draw:line draw:style-name="gr559" draw:text-style-name="P5" draw:layer="layout" svg:x1="9.446cm" svg:y1="5.802cm" svg:x2="11.121cm" svg:y2="5.802cm">
          <text:p text:style-name="P3"/>
        </draw:line>
        <draw:line draw:style-name="gr559" draw:text-style-name="P5" draw:layer="layout" svg:x1="11.114cm" svg:y1="4.73cm" svg:x2="12.217cm" svg:y2="5.811cm">
          <text:p text:style-name="P3"/>
        </draw:line>
        <draw:line draw:style-name="gr559" draw:text-style-name="P5" draw:layer="layout" svg:x1="11.114cm" svg:y1="5.812cm" svg:x2="12.229cm" svg:y2="4.729cm">
          <text:p text:style-name="P3"/>
        </draw:line>
        <draw:line draw:style-name="gr559" draw:text-style-name="P5" draw:layer="layout" svg:x1="8.416cm" svg:y1="4.749cm" svg:x2="9.464cm" svg:y2="5.786cm">
          <text:p text:style-name="P3"/>
        </draw:line>
        <draw:line draw:style-name="gr559" draw:text-style-name="P5" draw:layer="layout" svg:x1="8.416cm" svg:y1="5.776cm" svg:x2="9.464cm" svg:y2="4.738cm">
          <text:p text:style-name="P3"/>
        </draw:line>
        <draw:line draw:style-name="gr559" draw:text-style-name="P5" draw:layer="layout" svg:x1="12.218cm" svg:y1="4.73cm" svg:x2="14.057cm" svg:y2="4.73cm">
          <text:p text:style-name="P3"/>
        </draw:line>
        <draw:line draw:style-name="gr559" draw:text-style-name="P5" draw:layer="layout" svg:x1="12.224cm" svg:y1="5.801cm" svg:x2="14.017cm" svg:y2="5.801cm">
          <text:p text:style-name="P3"/>
        </draw:line>
        <draw:frame draw:style-name="gr561" draw:text-style-name="P64" draw:layer="layout" svg:width="1.212cm" svg:height="0.614cm" svg:x="9.933cm" svg:y="4.817cm">
          <draw:text-box>
            <text:p text:style-name="P3"><text:span text:style-name="T1">msg</text:span></text:p>
          </draw:text-box>
        </draw:frame>
        <draw:frame draw:style-name="gr562" draw:text-style-name="P64" draw:layer="layout" svg:width="1.019cm" svg:height="0.614cm" svg:x="10.597cm" svg:y="5.121cm">
          <draw:text-box>
            <text:p text:style-name="P3"><text:span text:style-name="T1">n-2</text:span></text:p>
          </draw:text-box>
        </draw:frame>
        <draw:frame draw:style-name="gr563" draw:text-style-name="P64" draw:layer="layout" svg:width="3.005cm" svg:height="0.614cm" svg:x="4.675cm" svg:y="8.535cm">
          <draw:text-box>
            <text:p text:style-name="P3"><text:span text:style-name="T1">rn(i-1)_rn(i)_bus</text:span></text:p>
          </draw:text-box>
        </draw:frame>
        <draw:frame draw:style-name="gr564" draw:text-style-name="P64" draw:layer="layout" svg:width="3.144cm" svg:height="0.614cm" svg:x="18.866cm" svg:y="8.535cm">
          <draw:text-box>
            <text:p text:style-name="P3"><text:span text:style-name="T1">rn(i)_rn(i+1)_bus</text:span></text:p>
          </draw:text-box>
        </draw:frame>
        <draw:line draw:style-name="gr559" draw:text-style-name="P65" draw:layer="layout" svg:x1="10.047cm" svg:y1="9.564cm" svg:x2="10.047cm" svg:y2="11.394cm">
          <text:p text:style-name="P3"/>
        </draw:line>
        <draw:line draw:style-name="gr559" draw:text-style-name="P65" draw:layer="layout" svg:x1="10.047cm" svg:y1="11.422cm" svg:x2="12.281cm" svg:y2="11.422cm">
          <text:p text:style-name="P3"/>
        </draw:line>
        <draw:line draw:style-name="gr559" draw:text-style-name="P65" draw:layer="layout" svg:x1="16.307cm" svg:y1="9.564cm" svg:x2="16.307cm" svg:y2="11.421cm">
          <text:p text:style-name="P3"/>
        </draw:line>
        <draw:line draw:style-name="gr559" draw:text-style-name="P65" draw:layer="layout" svg:x1="14.271cm" svg:y1="11.422cm" svg:x2="16.279cm" svg:y2="11.422cm">
          <text:p text:style-name="P3"/>
        </draw:line>
        <draw:g>
          <draw:rect draw:style-name="gr560" draw:text-style-name="P5" draw:layer="layout" svg:width="8.88cm" svg:height="5.415cm" svg:x="8.667cm" svg:y="7.159cm">
            <text:p text:style-name="P3"/>
          </draw:rect>
          <draw:g>
            <draw:rect draw:style-name="gr565" draw:text-style-name="P66" draw:layer="layout" svg:width="8.879cm" svg:height="1.277cm" svg:x="8.668cm" svg:y="12.577cm">
              <text:p text:style-name="P3"/>
            </draw:rect>
            <draw:frame draw:style-name="gr566" draw:text-style-name="P21" draw:layer="layout" svg:width="0.606cm" svg:height="0.451cm" svg:x="12.819cm" svg:y="12.925cm">
              <draw:text-box>
                <text:p text:style-name="P20"><text:span text:style-name="T2">clg </text:span></text:p>
              </draw:text-box>
            </draw:frame>
          </draw:g>
        </draw:g>
        <draw:frame draw:style-name="gr567" draw:text-style-name="P64" draw:layer="layout" svg:width="0.634cm" svg:height="0.408cm" svg:x="12.889cm" svg:y="11.046cm">
          <draw:text-box>
            <text:p text:style-name="P3"><text:span text:style-name="T1">CPU</text:span></text:p>
          </draw:text-box>
        </draw:frame>
        <draw:frame draw:style-name="gr568" draw:text-style-name="P64" draw:layer="layout" svg:width="1.158cm" svg:height="0.614cm" svg:x="8.861cm" svg:y="7.326cm">
          <draw:text-box>
            <text:p text:style-name="P3"><text:span text:style-name="T1">rn(i)</text:span></text:p>
          </draw:text-box>
        </draw:frame>
        <draw:frame draw:style-name="gr561" draw:text-style-name="P64" draw:layer="layout" svg:width="1.212cm" svg:height="0.614cm" svg:x="12.648cm" svg:y="4.818cm">
          <draw:text-box>
            <text:p text:style-name="P3"><text:span text:style-name="T1">msg</text:span></text:p>
          </draw:text-box>
        </draw:frame>
        <draw:frame draw:style-name="gr562" draw:text-style-name="P64" draw:layer="layout" svg:width="1.019cm" svg:height="0.614cm" svg:x="13.311cm" svg:y="5.122cm">
          <draw:text-box>
            <text:p text:style-name="P3"><text:span text:style-name="T1">n-1</text:span></text:p>
          </draw:text-box>
        </draw:frame>
        <draw:frame draw:style-name="gr561" draw:text-style-name="P64" draw:layer="layout" svg:width="1.212cm" svg:height="0.614cm" svg:x="15.462cm" svg:y="4.819cm">
          <draw:text-box>
            <text:p text:style-name="P3"><text:span text:style-name="T1">msg</text:span></text:p>
          </draw:text-box>
        </draw:frame>
        <draw:frame draw:style-name="gr569" draw:text-style-name="P67" draw:layer="layout" svg:width="0.689cm" svg:height="0.614cm" svg:x="16.126cm" svg:y="5.123cm">
          <draw:text-box>
            <text:p text:style-name="P3"><text:span text:style-name="T28">n</text:span></text:p>
          </draw:text-box>
        </draw:frame>
        <draw:frame draw:style-name="gr60" draw:layer="layout" svg:width="2.901cm" svg:height="0.931cm" svg:x="1.054cm" svg:y="0.542cm">
          <draw:object xlink:href="./Object 24" xlink:type="simple" xlink:show="embed" xlink:actuate="onLoad"/>
          <draw:image xlink:href="./ObjectReplacements/Object 24" xlink:type="simple" xlink:show="embed" xlink:actuate="onLoad"/>
        </draw:frame>
      </draw:page>
      <draw:page draw:name="page31" draw:style-name="dp1" draw:master-page-name="bla">
        <draw:frame draw:style-name="gr570" draw:text-style-name="P58" draw:layer="layout" svg:width="8.066cm" svg:height="1.159cm" svg:x="4.549cm" svg:y="0.248cm">
          <draw:text-box>
            <text:p text:style-name="P3"><text:span text:style-name="T3">Bus transactions (BT)</text:span></text:p>
          </draw:text-box>
        </draw:frame>
        <draw:frame draw:style-name="gr571" draw:text-style-name="P64" draw:layer="layout" svg:width="1.076cm" svg:height="1.051cm" svg:x="5.543cm" svg:y="3.965cm">
          <draw:text-box>
            <text:p text:style-name="P3"><text:span text:style-name="T1">cmd 0</text:span></text:p>
          </draw:text-box>
        </draw:frame>
        <draw:frame draw:style-name="gr571" draw:text-style-name="P64" draw:layer="layout" svg:width="1.076cm" svg:height="1.051cm" svg:x="5.543cm" svg:y="6.133cm">
          <draw:text-box>
            <text:p text:style-name="P3"><text:span text:style-name="T1">cmd 1</text:span></text:p>
          </draw:text-box>
        </draw:frame>
        <draw:frame draw:style-name="gr571" draw:text-style-name="P64" draw:layer="layout" svg:width="1.076cm" svg:height="1.051cm" svg:x="5.543cm" svg:y="8.095cm">
          <draw:text-box>
            <text:p text:style-name="P3"><text:span text:style-name="T1">cmd 2</text:span></text:p>
          </draw:text-box>
        </draw:frame>
        <draw:frame draw:style-name="gr572" draw:text-style-name="P64" draw:layer="layout" svg:width="1.076cm" svg:height="0.695cm" svg:x="8.545cm" svg:y="4.021cm">
          <draw:text-box>
            <text:p text:style-name="P3"><text:span text:style-name="T1">rd</text:span></text:p>
          </draw:text-box>
        </draw:frame>
        <draw:frame draw:style-name="gr572" draw:text-style-name="P64" draw:layer="layout" svg:width="1.076cm" svg:height="0.695cm" svg:x="11.412cm" svg:y="6.097cm">
          <draw:text-box>
            <text:p text:style-name="P3"><text:span text:style-name="T1">rd</text:span></text:p>
          </draw:text-box>
        </draw:frame>
        <draw:frame draw:style-name="gr572" draw:text-style-name="P64" draw:layer="layout" svg:width="1.076cm" svg:height="0.695cm" svg:x="11.412cm" svg:y="3.993cm">
          <draw:text-box>
            <text:p text:style-name="P3"><text:span text:style-name="T1">wr</text:span></text:p>
          </draw:text-box>
        </draw:frame>
        <draw:frame draw:style-name="gr572" draw:text-style-name="P64" draw:layer="layout" svg:width="1.076cm" svg:height="0.695cm" svg:x="14.197cm" svg:y="4.048cm">
          <draw:text-box>
            <text:p text:style-name="P3"><text:span text:style-name="T1">rdb</text:span></text:p>
          </draw:text-box>
        </draw:frame>
        <draw:frame draw:style-name="gr572" draw:text-style-name="P64" draw:layer="layout" svg:width="1.076cm" svg:height="0.695cm" svg:x="14.282cm" svg:y="8.119cm">
          <draw:text-box>
            <text:p text:style-name="P3"><text:span text:style-name="T1">rd</text:span></text:p>
          </draw:text-box>
        </draw:frame>
        <draw:frame draw:style-name="gr572" draw:text-style-name="P64" draw:layer="layout" svg:width="1.076cm" svg:height="0.695cm" svg:x="14.197cm" svg:y="6.069cm">
          <draw:text-box>
            <text:p text:style-name="P3"><text:span text:style-name="T1">wr</text:span></text:p>
          </draw:text-box>
        </draw:frame>
        <draw:line draw:style-name="gr573" draw:text-style-name="P9" draw:layer="layout" svg:x1="13.586cm" svg:y1="3.72cm" svg:x2="15.259cm" svg:y2="3.72cm">
          <text:p text:style-name="P3"/>
        </draw:line>
        <draw:line draw:style-name="gr574" draw:text-style-name="P9" draw:layer="layout" svg:x1="13.577cm" svg:y1="4.785cm" svg:x2="15.252cm" svg:y2="4.785cm">
          <text:p text:style-name="P3"/>
        </draw:line>
        <draw:line draw:style-name="gr575" draw:text-style-name="P9" draw:layer="layout" svg:x1="15.244cm" svg:y1="3.713cm" svg:x2="16.292cm" svg:y2="4.75cm">
          <text:p text:style-name="P3"/>
        </draw:line>
        <draw:line draw:style-name="gr576" draw:text-style-name="P9" draw:layer="layout" svg:x1="15.244cm" svg:y1="4.796cm" svg:x2="16.292cm" svg:y2="3.757cm">
          <text:p text:style-name="P3"/>
        </draw:line>
        <draw:line draw:style-name="gr577" draw:text-style-name="P9" draw:layer="layout" svg:x1="12.503cm" svg:y1="3.69cm" svg:x2="13.593cm" svg:y2="4.77cm">
          <text:p text:style-name="P3"/>
        </draw:line>
        <draw:line draw:style-name="gr578" draw:text-style-name="P9" draw:layer="layout" svg:x1="12.546cm" svg:y1="4.76cm" svg:x2="13.593cm" svg:y2="3.721cm">
          <text:p text:style-name="P3"/>
        </draw:line>
        <draw:line draw:style-name="gr579" draw:text-style-name="P9" draw:layer="layout" svg:x1="7.957cm" svg:y1="3.721cm" svg:x2="9.63cm" svg:y2="3.721cm">
          <text:p text:style-name="P3"/>
        </draw:line>
        <draw:line draw:style-name="gr580" draw:text-style-name="P9" draw:layer="layout" svg:x1="7.948cm" svg:y1="4.786cm" svg:x2="9.623cm" svg:y2="4.786cm">
          <text:p text:style-name="P3"/>
        </draw:line>
        <draw:line draw:style-name="gr581" draw:text-style-name="P9" draw:layer="layout" svg:x1="9.616cm" svg:y1="3.714cm" svg:x2="10.663cm" svg:y2="4.751cm">
          <text:p text:style-name="P3"/>
        </draw:line>
        <draw:line draw:style-name="gr582" draw:text-style-name="P9" draw:layer="layout" svg:x1="9.616cm" svg:y1="4.797cm" svg:x2="10.736cm" svg:y2="3.685cm">
          <text:p text:style-name="P3"/>
        </draw:line>
        <draw:line draw:style-name="gr583" draw:text-style-name="P9" draw:layer="layout" svg:x1="6.917cm" svg:y1="3.733cm" svg:x2="7.965cm" svg:y2="4.771cm">
          <text:p text:style-name="P3"/>
        </draw:line>
        <draw:line draw:style-name="gr584" draw:text-style-name="P9" draw:layer="layout" svg:x1="6.917cm" svg:y1="4.761cm" svg:x2="7.965cm" svg:y2="3.722cm">
          <text:p text:style-name="P3"/>
        </draw:line>
        <draw:line draw:style-name="gr585" draw:text-style-name="P9" draw:layer="layout" svg:x1="10.72cm" svg:y1="3.714cm" svg:x2="12.558cm" svg:y2="3.714cm">
          <text:p text:style-name="P3"/>
        </draw:line>
        <draw:line draw:style-name="gr586" draw:text-style-name="P9" draw:layer="layout" svg:x1="10.673cm" svg:y1="4.773cm" svg:x2="12.55cm" svg:y2="4.773cm">
          <text:p text:style-name="P3"/>
        </draw:line>
        <draw:line draw:style-name="gr587" draw:text-style-name="P9" draw:layer="layout" svg:x1="13.586cm" svg:y1="5.889cm" svg:x2="15.259cm" svg:y2="5.889cm">
          <text:p text:style-name="P3"/>
        </draw:line>
        <draw:line draw:style-name="gr588" draw:text-style-name="P9" draw:layer="layout" svg:x1="13.577cm" svg:y1="6.954cm" svg:x2="15.252cm" svg:y2="6.954cm">
          <text:p text:style-name="P3"/>
        </draw:line>
        <draw:line draw:style-name="gr589" draw:text-style-name="P9" draw:layer="layout" svg:x1="15.244cm" svg:y1="5.882cm" svg:x2="16.292cm" svg:y2="6.919cm">
          <text:p text:style-name="P3"/>
        </draw:line>
        <draw:line draw:style-name="gr590" draw:text-style-name="P9" draw:layer="layout" svg:x1="15.244cm" svg:y1="6.965cm" svg:x2="16.292cm" svg:y2="5.926cm">
          <text:p text:style-name="P3"/>
        </draw:line>
        <draw:line draw:style-name="gr591" draw:text-style-name="P9" draw:layer="layout" svg:x1="12.503cm" svg:y1="5.859cm" svg:x2="13.593cm" svg:y2="6.939cm">
          <text:p text:style-name="P3"/>
        </draw:line>
        <draw:line draw:style-name="gr592" draw:text-style-name="P9" draw:layer="layout" svg:x1="12.546cm" svg:y1="6.929cm" svg:x2="13.593cm" svg:y2="5.89cm">
          <text:p text:style-name="P3"/>
        </draw:line>
        <draw:line draw:style-name="gr593" draw:text-style-name="P9" draw:layer="layout" svg:x1="7.957cm" svg:y1="5.89cm" svg:x2="9.63cm" svg:y2="5.89cm">
          <text:p text:style-name="P3"/>
        </draw:line>
        <draw:line draw:style-name="gr594" draw:text-style-name="P9" draw:layer="layout" svg:x1="7.948cm" svg:y1="6.955cm" svg:x2="9.623cm" svg:y2="6.955cm">
          <text:p text:style-name="P3"/>
        </draw:line>
        <draw:line draw:style-name="gr595" draw:text-style-name="P9" draw:layer="layout" svg:x1="9.616cm" svg:y1="5.883cm" svg:x2="10.663cm" svg:y2="6.92cm">
          <text:p text:style-name="P3"/>
        </draw:line>
        <draw:line draw:style-name="gr596" draw:text-style-name="P9" draw:layer="layout" svg:x1="9.616cm" svg:y1="6.966cm" svg:x2="10.736cm" svg:y2="5.854cm">
          <text:p text:style-name="P3"/>
        </draw:line>
        <draw:line draw:style-name="gr597" draw:text-style-name="P9" draw:layer="layout" svg:x1="6.917cm" svg:y1="5.902cm" svg:x2="7.965cm" svg:y2="6.94cm">
          <text:p text:style-name="P3"/>
        </draw:line>
        <draw:line draw:style-name="gr598" draw:text-style-name="P9" draw:layer="layout" svg:x1="6.917cm" svg:y1="6.93cm" svg:x2="7.965cm" svg:y2="5.891cm">
          <text:p text:style-name="P3"/>
        </draw:line>
        <draw:line draw:style-name="gr599" draw:text-style-name="P9" draw:layer="layout" svg:x1="10.72cm" svg:y1="5.883cm" svg:x2="12.558cm" svg:y2="5.883cm">
          <text:p text:style-name="P3"/>
        </draw:line>
        <draw:line draw:style-name="gr600" draw:text-style-name="P9" draw:layer="layout" svg:x1="10.704cm" svg:y1="6.941cm" svg:x2="12.558cm" svg:y2="6.94cm">
          <text:p text:style-name="P3"/>
        </draw:line>
        <draw:g>
          <draw:line draw:style-name="gr601" draw:text-style-name="P9" draw:layer="layout" svg:x1="13.586cm" svg:y1="7.851cm" svg:x2="15.259cm" svg:y2="7.851cm">
            <text:p text:style-name="P3"/>
          </draw:line>
          <draw:line draw:style-name="gr602" draw:text-style-name="P9" draw:layer="layout" svg:x1="13.577cm" svg:y1="8.916cm" svg:x2="15.252cm" svg:y2="8.916cm">
            <text:p text:style-name="P3"/>
          </draw:line>
          <draw:line draw:style-name="gr603" draw:text-style-name="P9" draw:layer="layout" svg:x1="15.244cm" svg:y1="7.844cm" svg:x2="16.292cm" svg:y2="8.881cm">
            <text:p text:style-name="P3"/>
          </draw:line>
          <draw:line draw:style-name="gr604" draw:text-style-name="P9" draw:layer="layout" svg:x1="15.244cm" svg:y1="8.927cm" svg:x2="16.292cm" svg:y2="7.888cm">
            <text:p text:style-name="P3"/>
          </draw:line>
          <draw:line draw:style-name="gr605" draw:text-style-name="P9" draw:layer="layout" svg:x1="12.503cm" svg:y1="7.821cm" svg:x2="13.593cm" svg:y2="8.901cm">
            <text:p text:style-name="P3"/>
          </draw:line>
          <draw:line draw:style-name="gr606" draw:text-style-name="P9" draw:layer="layout" svg:x1="12.546cm" svg:y1="8.891cm" svg:x2="13.593cm" svg:y2="7.852cm">
            <text:p text:style-name="P3"/>
          </draw:line>
          <draw:line draw:style-name="gr607" draw:text-style-name="P9" draw:layer="layout" svg:x1="7.957cm" svg:y1="7.852cm" svg:x2="9.63cm" svg:y2="7.852cm">
            <text:p text:style-name="P3"/>
          </draw:line>
          <draw:line draw:style-name="gr608" draw:text-style-name="P9" draw:layer="layout" svg:x1="7.948cm" svg:y1="8.917cm" svg:x2="9.623cm" svg:y2="8.917cm">
            <text:p text:style-name="P3"/>
          </draw:line>
          <draw:line draw:style-name="gr609" draw:text-style-name="P9" draw:layer="layout" svg:x1="9.616cm" svg:y1="7.845cm" svg:x2="10.663cm" svg:y2="8.882cm">
            <text:p text:style-name="P3"/>
          </draw:line>
          <draw:line draw:style-name="gr610" draw:text-style-name="P9" draw:layer="layout" svg:x1="9.616cm" svg:y1="8.928cm" svg:x2="10.736cm" svg:y2="7.816cm">
            <text:p text:style-name="P3"/>
          </draw:line>
          <draw:line draw:style-name="gr611" draw:text-style-name="P9" draw:layer="layout" svg:x1="6.917cm" svg:y1="7.864cm" svg:x2="7.965cm" svg:y2="8.902cm">
            <text:p text:style-name="P3"/>
          </draw:line>
          <draw:line draw:style-name="gr612" draw:text-style-name="P9" draw:layer="layout" svg:x1="6.917cm" svg:y1="8.892cm" svg:x2="7.965cm" svg:y2="7.853cm">
            <text:p text:style-name="P3"/>
          </draw:line>
          <draw:line draw:style-name="gr613" draw:text-style-name="P9" draw:layer="layout" svg:x1="10.72cm" svg:y1="7.845cm" svg:x2="12.558cm" svg:y2="7.845cm">
            <text:p text:style-name="P3"/>
          </draw:line>
          <draw:line draw:style-name="gr614" draw:text-style-name="P9" draw:layer="layout" svg:x1="10.664cm" svg:y1="8.891cm" svg:x2="12.558cm" svg:y2="8.902cm">
            <text:p text:style-name="P3"/>
          </draw:line>
        </draw:g>
        <draw:frame draw:style-name="gr60" draw:layer="layout" svg:width="2.901cm" svg:height="0.931cm" svg:x="1.054cm" svg:y="0.542cm">
          <draw:object xlink:href="./Object 7" xlink:type="simple" xlink:show="embed" xlink:actuate="onLoad"/>
          <draw:image xlink:href="./ObjectReplacements/Object 7" xlink:type="simple" xlink:show="embed" xlink:actuate="onLoad"/>
        </draw:frame>
      </draw:page>
      <draw:page draw:name="page32" draw:style-name="dp1" draw:master-page-name="bla">
        <draw:frame draw:style-name="gr189" draw:text-style-name="P35" draw:layer="layout" svg:width="13.621cm" svg:height="0.903cm" svg:x="4.475cm" svg:y="0.315cm">
          <draw:text-box>
            <text:p text:style-name="P3"><text:span text:style-name="T18">Processor Ring – Loop Back Test Controller (ltc)</text:span></text:p>
          </draw:text-box>
        </draw:frame>
        <draw:rect draw:style-name="gr298" draw:text-style-name="P12" draw:layer="layout" svg:width="2.188cm" svg:height="2.419cm" svg:x="5.654cm" svg:y="2.559cm">
          <text:p text:style-name="P3"><text:span text:style-name="T6">ltc</text:span></text:p>
        </draw:rect>
        <draw:frame draw:style-name="gr615" draw:text-style-name="P14" draw:layer="layout" svg:width="3.431cm" svg:height="0.605cm" svg:x="8.244cm" svg:y="3.941cm">
          <draw:text-box>
            <text:p text:style-name="P3"><text:span text:style-name="T6">data_out_test_bus</text:span></text:p>
          </draw:text-box>
        </draw:frame>
        <draw:frame draw:style-name="gr615" draw:text-style-name="P14" draw:layer="layout" svg:width="2.658cm" svg:height="0.605cm" svg:x="8.257cm" svg:y="2.898cm">
          <draw:text-box>
            <text:p text:style-name="P3"><text:span text:style-name="T6">test_sel</text:span></text:p>
          </draw:text-box>
        </draw:frame>
        <draw:frame draw:style-name="gr60" draw:layer="layout" svg:width="16.704cm" svg:height="2.941cm" svg:x="1.672cm" svg:y="5.249cm">
          <draw:object xlink:href="./Object 12" xlink:type="simple" xlink:show="embed" xlink:actuate="onLoad"/>
          <draw:image xlink:href="./ObjectReplacements/Object 12" xlink:type="simple" xlink:show="embed" xlink:actuate="onLoad"/>
        </draw:frame>
        <draw:frame draw:style-name="gr60" draw:layer="layout" svg:width="8.388cm" svg:height="0.39cm" svg:x="7.525cm" svg:y="19.391cm">
          <draw:object xlink:href="./Object 13" xlink:type="simple" xlink:show="embed" xlink:actuate="onLoad"/>
          <draw:image xlink:href="./ObjectReplacements/Object 13" xlink:type="simple" xlink:show="embed" xlink:actuate="onLoad"/>
        </draw:frame>
        <draw:rect draw:style-name="gr298" draw:text-style-name="P12" draw:layer="layout" svg:width="2.188cm" svg:height="2.419cm" svg:x="10.03cm" svg:y="9.291cm">
          <text:p text:style-name="P3"><text:span text:style-name="T6">dec</text:span></text:p>
        </draw:rect>
        <draw:rect draw:style-name="gr298" draw:text-style-name="P12" draw:layer="layout" svg:width="2.188cm" svg:height="2.419cm" svg:x="6.03cm" svg:y="9.292cm">
          <text:p text:style-name="P3"><text:span text:style-name="T6">tcr</text:span></text:p>
        </draw:rect>
        <draw:line draw:style-name="gr616" draw:text-style-name="P5" draw:layer="layout" svg:x1="8.226cm" svg:y1="10.5cm" svg:x2="10.014cm" svg:y2="10.5cm">
          <text:p text:style-name="P3"/>
        </draw:line>
        <draw:frame draw:style-name="gr615" draw:text-style-name="P14" draw:layer="layout" svg:width="20.426cm" svg:height="1.265cm" svg:x="2.079cm" svg:y="13.774cm">
          <draw:text-box>
            <text:p text:style-name="P3"><text:span text:style-name="T6">test_sel = {sel0, sel1, sel2}</text:span></text:p>
            <text:p text:style-name="P3"><text:span text:style-name="T6">data_out_test_bus = a data package that has 8-bit width or 32-bit width </text:span></text:p>
            <text:p text:style-name="P3"><text:span text:style-name="T6">data_in_test_bus = a data package that has 8-bit width or 32-bit width </text:span></text:p>
          </draw:text-box>
        </draw:frame>
        <draw:line draw:style-name="gr617" draw:text-style-name="P5" draw:layer="layout" svg:x1="5.133cm" svg:y1="3.756cm" svg:x2="5.646cm" svg:y2="3.756cm">
          <text:p text:style-name="P3"/>
        </draw:line>
        <draw:frame draw:style-name="gr615" draw:text-style-name="P14" draw:layer="layout" svg:width="3.218cm" svg:height="0.605cm" svg:x="2.327cm" svg:y="3.295cm">
          <draw:text-box>
            <text:p text:style-name="P3"><text:span text:style-name="T6">data_in_test_bus</text:span></text:p>
          </draw:text-box>
        </draw:frame>
        <draw:frame draw:style-name="gr618" draw:text-style-name="P14" draw:layer="layout" svg:width="1.692cm" svg:height="0.605cm" svg:x="8.294cm" svg:y="9.955cm">
          <draw:text-box>
            <text:p text:style-name="P3"><text:span text:style-name="T6">test_sel</text:span></text:p>
          </draw:text-box>
        </draw:frame>
        <draw:frame draw:style-name="gr60" draw:layer="layout" svg:width="19.994cm" svg:height="4.943cm" svg:x="2.067cm" svg:y="15.05cm">
          <draw:object xlink:href="./Object 15" xlink:type="simple" xlink:show="embed" xlink:actuate="onLoad"/>
          <draw:image xlink:href="./ObjectReplacements/Object 15" xlink:type="simple" xlink:show="embed" xlink:actuate="onLoad"/>
        </draw:frame>
        <draw:frame draw:style-name="gr618" draw:text-style-name="P14" draw:layer="layout" svg:width="1.692cm" svg:height="0.605cm" svg:x="2.517cm" svg:y="15.774cm">
          <draw:text-box>
            <text:p text:style-name="P3"><text:span text:style-name="T6">S0S1S2</text:span></text:p>
          </draw:text-box>
        </draw:frame>
        <draw:frame draw:style-name="gr618" draw:text-style-name="P14" draw:layer="layout" svg:width="1.692cm" svg:height="0.605cm" svg:x="1.836cm" svg:y="16.19cm">
          <draw:text-box>
            <text:p text:style-name="P3"><text:span text:style-name="T6">Test </text:span></text:p>
          </draw:text-box>
        </draw:frame>
        <draw:rect draw:style-name="gr619" draw:text-style-name="P5" draw:layer="layout" svg:width="6.827cm" svg:height="5.03cm" svg:x="5.623cm" svg:y="8.631cm">
          <text:p text:style-name="P3"/>
        </draw:rect>
        <draw:frame draw:style-name="gr189" draw:text-style-name="P36" draw:layer="layout" svg:width="0.849cm" svg:height="0.581cm" svg:x="8.812cm" svg:y="8.567cm">
          <draw:text-box>
            <text:p text:style-name="P3"><text:span text:style-name="T6">ltc</text:span></text:p>
          </draw:text-box>
        </draw:frame>
        <draw:rect draw:style-name="gr298" draw:text-style-name="P12" draw:layer="layout" svg:width="0.662cm" svg:height="0.355cm" svg:x="8.689cm" svg:y="12.485cm">
          <text:p text:style-name="P1"><text:span text:style-name="T6">==</text:span></text:p>
        </draw:rect>
        <draw:rect draw:style-name="gr298" draw:text-style-name="P12" draw:layer="layout" svg:width="1.607cm" svg:height="0.33cm" svg:x="6.157cm" svg:y="12.173cm">
          <text:p text:style-name="P1"><text:span text:style-name="T6">reg_x</text:span></text:p>
        </draw:rect>
        <draw:rect draw:style-name="gr298" draw:text-style-name="P12" draw:layer="layout" svg:width="1.607cm" svg:height="0.33cm" svg:x="6.159cm" svg:y="12.828cm">
          <text:p text:style-name="P1"><text:span text:style-name="T6">reg_y</text:span></text:p>
        </draw:rect>
        <draw:line draw:style-name="gr146" draw:text-style-name="P34" draw:layer="layout" svg:x1="7.764cm" svg:y1="12.362cm" svg:x2="8.261cm" svg:y2="12.362cm">
          <text:p text:style-name="P3"/>
        </draw:line>
        <draw:g>
          <draw:line draw:style-name="gr620" draw:text-style-name="P26" draw:layer="layout" svg:x1="8.685cm" svg:y1="12.575cm" svg:x2="8.26cm" svg:y2="12.575cm">
            <text:p text:style-name="P3"/>
          </draw:line>
          <draw:line draw:style-name="gr621" draw:text-style-name="P26" draw:layer="layout" svg:x1="8.26cm" svg:y1="12.574cm" svg:x2="8.26cm" svg:y2="12.362cm">
            <text:p text:style-name="P3"/>
          </draw:line>
        </draw:g>
        <draw:g>
          <draw:line draw:style-name="gr622" draw:text-style-name="P26" draw:layer="layout" svg:x1="8.686cm" svg:y1="12.766cm" svg:x2="8.261cm" svg:y2="12.766cm">
            <text:p text:style-name="P3"/>
          </draw:line>
          <draw:line draw:style-name="gr623" draw:text-style-name="P26" draw:layer="layout" svg:x1="8.261cm" svg:y1="12.767cm" svg:x2="8.261cm" svg:y2="12.979cm">
            <text:p text:style-name="P3"/>
          </draw:line>
        </draw:g>
        <draw:line draw:style-name="gr146" draw:text-style-name="P34" draw:layer="layout" svg:x1="8.261cm" svg:y1="12.999cm" svg:x2="7.771cm" svg:y2="12.999cm">
          <text:p text:style-name="P3"/>
        </draw:line>
        <draw:line draw:style-name="gr146" draw:text-style-name="P34" draw:layer="layout" svg:x1="6.157cm" svg:y1="12.999cm" svg:x2="5.159cm" svg:y2="12.999cm">
          <text:p text:style-name="P3"/>
        </draw:line>
        <draw:g>
          <draw:frame draw:style-name="gr618" draw:text-style-name="P14" draw:layer="layout" svg:width="3.321cm" svg:height="0.605cm" svg:x="12.811cm" svg:y="9.099cm">
            <draw:text-box>
              <text:p text:style-name="P3"><text:span text:style-name="T6">phy_ext_loopback</text:span></text:p>
            </draw:text-box>
          </draw:frame>
          <draw:frame draw:style-name="gr618" draw:text-style-name="P14" draw:layer="layout" svg:width="3.321cm" svg:height="0.605cm" svg:x="12.719cm" svg:y="9.553cm">
            <draw:text-box>
              <text:p text:style-name="P3"><text:span text:style-name="T6"><text:s/></text:span><text:span text:style-name="T6">mac_int_loopback</text:span></text:p>
            </draw:text-box>
          </draw:frame>
          <draw:frame draw:style-name="gr618" draw:text-style-name="P14" draw:layer="layout" svg:width="3.321cm" svg:height="0.605cm" svg:x="12.72cm" svg:y="9.954cm">
            <draw:text-box>
              <text:p text:style-name="P3"><text:span text:style-name="T6"><text:s/></text:span><text:span text:style-name="T6">mac_ext_loopback</text:span></text:p>
            </draw:text-box>
          </draw:frame>
          <draw:frame draw:style-name="gr618" draw:text-style-name="P14" draw:layer="layout" svg:width="3.321cm" svg:height="0.605cm" svg:x="12.84cm" svg:y="10.38cm">
            <draw:text-box>
              <text:p text:style-name="P3"><text:span text:style-name="T6">pie_int_loopback</text:span></text:p>
            </draw:text-box>
          </draw:frame>
          <draw:frame draw:style-name="gr618" draw:text-style-name="P14" draw:layer="layout" svg:width="3.767cm" svg:height="0.605cm" svg:x="12.827cm" svg:y="10.781cm">
            <draw:text-box>
              <text:p text:style-name="P3"><text:span text:style-name="T6">fpc_ppc_ext_loopback</text:span></text:p>
            </draw:text-box>
          </draw:frame>
          <draw:frame draw:style-name="gr618" draw:text-style-name="P14" draw:layer="layout" svg:width="3.767cm" svg:height="0.605cm" svg:x="12.828cm" svg:y="11.182cm">
            <draw:text-box>
              <text:p text:style-name="P3"><text:span text:style-name="T6">ppc_fpc_int_loopback</text:span></text:p>
            </draw:text-box>
          </draw:frame>
          <draw:frame draw:style-name="gr615" draw:text-style-name="P14" draw:layer="layout" svg:width="3.431cm" svg:height="0.605cm" svg:x="12.827cm" svg:y="12.019cm">
            <draw:text-box>
              <text:p text:style-name="P3"><text:span text:style-name="T6">data_out_test_bus</text:span></text:p>
            </draw:text-box>
          </draw:frame>
        </draw:g>
        <draw:frame draw:style-name="gr615" draw:text-style-name="P14" draw:layer="layout" svg:width="3.218cm" svg:height="0.605cm" svg:x="2.149cm" svg:y="12.529cm">
          <draw:text-box>
            <text:p text:style-name="P3"><text:span text:style-name="T6">data_in_test_bus</text:span></text:p>
          </draw:text-box>
        </draw:frame>
        <draw:g>
          <draw:line draw:style-name="gr617" draw:text-style-name="P5" draw:layer="layout" svg:x1="7.859cm" svg:y1="3.253cm" svg:x2="8.386cm" svg:y2="3.253cm">
            <text:p text:style-name="P3"/>
          </draw:line>
          <draw:line draw:style-name="gr617" draw:text-style-name="P5" draw:layer="layout" svg:x1="7.86cm" svg:y1="4.279cm" svg:x2="8.387cm" svg:y2="4.279cm">
            <text:p text:style-name="P3"/>
          </draw:line>
        </draw:g>
        <draw:rect draw:style-name="gr624" draw:text-style-name="P12" draw:layer="layout" svg:width="1.293cm" svg:height="0.676cm" svg:x="9.584cm" svg:y="12.848cm">
          <text:p text:style-name="P1"><text:span text:style-name="T6">test</text:span></text:p>
          <text:p text:style-name="P1"><text:span text:style-name="T6">PASSED</text:span></text:p>
        </draw:rect>
        <draw:rect draw:style-name="gr624" draw:text-style-name="P12" draw:layer="layout" svg:width="1.293cm" svg:height="0.676cm" svg:x="10.996cm" svg:y="12.847cm">
          <text:p text:style-name="P1"><text:span text:style-name="T6">test NOT</text:span></text:p>
          <text:p text:style-name="P1"><text:span text:style-name="T6">PASSED</text:span></text:p>
        </draw:rect>
        <draw:line draw:style-name="gr146" draw:text-style-name="P5" draw:layer="layout" svg:x1="9.378cm" svg:y1="12.583cm" svg:x2="11.583cm" svg:y2="12.583cm">
          <text:p text:style-name="P3"/>
        </draw:line>
        <draw:line draw:style-name="gr146" draw:text-style-name="P5" draw:layer="layout" svg:x1="9.349cm" svg:y1="12.758cm" svg:x2="10.26cm" svg:y2="12.758cm">
          <text:p text:style-name="P3"/>
        </draw:line>
        <draw:line draw:style-name="gr146" draw:text-style-name="P5" draw:layer="layout" svg:x1="11.599cm" svg:y1="12.847cm" svg:x2="11.599cm" svg:y2="12.583cm">
          <text:p text:style-name="P3"/>
        </draw:line>
        <draw:line draw:style-name="gr146" draw:text-style-name="P5" draw:layer="layout" svg:x1="10.26cm" svg:y1="12.759cm" svg:x2="10.26cm" svg:y2="12.847cm">
          <text:p text:style-name="P3"/>
        </draw:line>
        <draw:frame draw:style-name="gr625" draw:text-style-name="P14" draw:layer="layout" svg:width="8.143cm" svg:height="4.556cm" svg:x="16.98cm" svg:y="9.483cm">
          <draw:text-box>
            <text:p text:style-name="P3"><text:span text:style-name="T6">The result testing values are stored in one register with the name reg_y. Then this values are sent to that part that should be tested. The feed</text:span></text:p>
            <text:p text:style-name="P3"><text:span text:style-name="T6"/></text:p>
            <text:p text:style-name="P3"><text:span text:style-name="T6">The known good result values are stored in one register with the name reg_x. Then the testing values are sent to that part that should be tested. The tested part is selected by setting one of the output signals from the decoder. The feedback values from this tested part are saved into another register with the name reg_y. Then the values from this two registers are compared. If they match then the test has been passed, else has not.</text:span></text:p>
          </draw:text-box>
        </draw:frame>
        <draw:line draw:style-name="gr616" draw:text-style-name="P5" draw:layer="layout" svg:x1="7.094cm" svg:y1="11.708cm" svg:x2="7.094cm" svg:y2="12.171cm">
          <text:p text:style-name="P3"/>
        </draw:line>
        <draw:line draw:style-name="gr146" draw:text-style-name="P5" draw:layer="layout" svg:x1="8.231cm" svg:y1="11.127cm" svg:x2="9.155cm" svg:y2="11.127cm">
          <text:p text:style-name="P3"/>
        </draw:line>
        <draw:line draw:style-name="gr146" draw:text-style-name="P5" draw:layer="layout" svg:x1="9.154cm" svg:y1="11.139cm" svg:x2="9.154cm" svg:y2="12.369cm">
          <text:p text:style-name="P3"/>
        </draw:line>
        <draw:g>
          <draw:line draw:style-name="gr617" draw:text-style-name="P5" draw:layer="layout" svg:x1="12.239cm" svg:y1="9.491cm" svg:x2="12.951cm" svg:y2="9.491cm">
            <text:p text:style-name="P3"/>
          </draw:line>
          <draw:line draw:style-name="gr617" draw:text-style-name="P5" draw:layer="layout" svg:x1="12.24cm" svg:y1="9.902cm" svg:x2="12.952cm" svg:y2="9.902cm">
            <text:p text:style-name="P3"/>
          </draw:line>
          <draw:line draw:style-name="gr617" draw:text-style-name="P5" draw:layer="layout" svg:x1="12.241cm" svg:y1="10.314cm" svg:x2="12.953cm" svg:y2="10.314cm">
            <text:p text:style-name="P3"/>
          </draw:line>
          <draw:line draw:style-name="gr617" draw:text-style-name="P5" draw:layer="layout" svg:x1="12.252cm" svg:y1="10.725cm" svg:x2="12.964cm" svg:y2="10.725cm">
            <text:p text:style-name="P3"/>
          </draw:line>
          <draw:line draw:style-name="gr617" draw:text-style-name="P5" draw:layer="layout" svg:x1="12.232cm" svg:y1="11.137cm" svg:x2="12.944cm" svg:y2="11.137cm">
            <text:p text:style-name="P3"/>
          </draw:line>
          <draw:line draw:style-name="gr617" draw:text-style-name="P5" draw:layer="layout" svg:x1="12.233cm" svg:y1="11.548cm" svg:x2="12.944cm" svg:y2="11.548cm">
            <text:p text:style-name="P3"/>
          </draw:line>
        </draw:g>
        <draw:line draw:style-name="gr146" draw:text-style-name="P5" draw:layer="layout" svg:x1="12.964cm" svg:y1="12.369cm" svg:x2="9.168cm" svg:y2="12.369cm">
          <text:p text:style-name="P3"/>
        </draw:line>
        <draw:frame draw:style-name="gr60" draw:layer="layout" svg:width="2.901cm" svg:height="0.931cm" svg:x="1.054cm" svg:y="0.542cm">
          <draw:object xlink:href="./Object 14" xlink:type="simple" xlink:show="embed" xlink:actuate="onLoad"/>
          <draw:image xlink:href="./ObjectReplacements/Object 14" xlink:type="simple" xlink:show="embed" xlink:actuate="onLoad"/>
        </draw:frame>
      </draw:page>
      <draw:page draw:name="page33" draw:style-name="dp1" draw:master-page-name="bla">
        <draw:line draw:style-name="gr19" draw:text-style-name="P5" draw:layer="layout" svg:x1="7.896cm" svg:y1="9.068cm" svg:x2="7.896cm" svg:y2="10.471cm">
          <text:p text:style-name="P3"/>
        </draw:line>
        <draw:line draw:style-name="gr19" draw:text-style-name="P5" draw:layer="layout" svg:x1="16.274cm" svg:y1="9.091cm" svg:x2="16.277cm" svg:y2="10.618cm">
          <text:p text:style-name="P3"/>
        </draw:line>
        <draw:line draw:style-name="gr19" draw:text-style-name="P5" draw:layer="layout" svg:x1="7.361cm" svg:y1="10.554cm" svg:x2="7.361cm" svg:y2="9.047cm">
          <text:p text:style-name="P3"/>
        </draw:line>
        <draw:ellipse draw:style-name="gr544" draw:text-style-name="P5" draw:layer="layout" svg:width="13.765cm" svg:height="4.191cm" svg:x="4.936cm" svg:y="10.092cm">
          <text:p text:style-name="P3"/>
        </draw:ellipse>
        <draw:ellipse draw:style-name="gr5" draw:text-style-name="P5" draw:layer="layout" svg:width="15.895cm" svg:height="8.981cm" draw:transform="rotate (3.1415926535892) translate (19.884cm 15.298cm)" draw:kind="arc" draw:start-angle="6.2" draw:end-angle="176.27">
          <text:p text:style-name="P3"/>
        </draw:ellipse>
        <draw:line draw:style-name="gr5" draw:text-style-name="P5" draw:layer="layout" svg:x1="4.061cm" svg:y1="8.676cm" svg:x2="4.061cm" svg:y2="11.34cm">
          <text:p text:style-name="P3"/>
        </draw:line>
        <draw:line draw:style-name="gr626" draw:text-style-name="P5" draw:layer="layout" svg:x1="19.87cm" svg:y1="11.192cm" svg:x2="19.87cm" svg:y2="8.566cm">
          <text:p text:style-name="P3"/>
        </draw:line>
        <draw:frame draw:style-name="gr627" draw:text-style-name="P48" draw:layer="layout" svg:width="14.512cm" svg:height="1.595cm" svg:x="4.577cm" svg:y="0.276cm">
          <draw:text-box>
            <text:p text:style-name="P3"><text:span text:style-name="T3">Processor Ring - Send receive transaction (SRT)</text:span></text:p>
          </draw:text-box>
        </draw:frame>
        <draw:frame draw:style-name="gr628" draw:text-style-name="P39" draw:layer="layout" svg:width="4.084cm" svg:height="0.985cm" svg:x="13.238cm" svg:y="16.539cm">
          <draw:text-box>
            <text:p text:style-name="P3"><text:span text:style-name="T1">biu = bus interface unit</text:span></text:p>
          </draw:text-box>
        </draw:frame>
        <draw:rect draw:style-name="gr222" draw:text-style-name="P63" draw:layer="layout" svg:width="1.674cm" svg:height="1.079cm" svg:x="6.803cm" svg:y="7.88cm">
          <text:p text:style-name="P1"><text:span text:style-name="T1">biu</text:span></text:p>
        </draw:rect>
        <draw:line draw:style-name="gr19" draw:text-style-name="P5" draw:layer="layout" svg:x1="7.64cm" svg:y1="7.127cm" svg:x2="7.637cm" svg:y2="7.878cm">
          <text:p text:style-name="P3"/>
        </draw:line>
        <draw:frame draw:style-name="gr629" draw:text-style-name="P39" draw:layer="layout" svg:width="1.259cm" svg:height="0.879cm" svg:x="7.105cm" svg:y="3.442cm">
          <draw:text-box>
            <text:p text:style-name="P3"><text:span text:style-name="T1">rn_0</text:span></text:p>
          </draw:text-box>
        </draw:frame>
        <draw:g>
          <draw:rect draw:style-name="gr630" draw:text-style-name="P43" draw:layer="layout" svg:width="4.677cm" svg:height="3.106cm" svg:x="5.291cm" svg:y="4.013cm">
            <text:p text:style-name="P3"/>
          </draw:rect>
          <draw:line draw:style-name="gr631" draw:text-style-name="P43" draw:layer="layout" svg:x1="6.728cm" svg:y1="4.012cm" svg:x2="6.728cm" svg:y2="7.122cm">
            <text:p text:style-name="P3"/>
          </draw:line>
          <draw:line draw:style-name="gr632" draw:text-style-name="P43" draw:layer="layout" svg:x1="8.377cm" svg:y1="4.013cm" svg:x2="8.377cm" svg:y2="7.123cm">
            <text:p text:style-name="P3"/>
          </draw:line>
          <draw:frame draw:style-name="gr633" draw:text-style-name="P21" draw:layer="layout" svg:width="1.259cm" svg:height="0.617cm" svg:x="5.516cm" svg:y="4.076cm">
            <draw:text-box>
              <text:p text:style-name="P20"><text:span text:style-name="T2">im</text:span></text:p>
            </draw:text-box>
          </draw:frame>
          <draw:frame draw:style-name="gr634" draw:text-style-name="P21" draw:layer="layout" svg:width="1.26cm" svg:height="0.616cm" svg:x="8.729cm" svg:y="4.092cm">
            <draw:text-box>
              <text:p text:style-name="P20"><text:span text:style-name="T2">dm</text:span></text:p>
            </draw:text-box>
          </draw:frame>
          <draw:frame draw:style-name="gr635" draw:text-style-name="P21" draw:layer="layout" svg:width="1.26cm" svg:height="0.616cm" svg:x="5.641cm" svg:y="5.418cm">
            <draw:text-box>
              <text:p text:style-name="P20"><text:span text:style-name="T2">send</text:span></text:p>
            </draw:text-box>
          </draw:frame>
          <draw:rect draw:style-name="gr636" draw:text-style-name="P43" draw:layer="layout" svg:width="1.421cm" svg:height="0.457cm" svg:x="5.292cm" svg:y="5.379cm">
            <text:p text:style-name="P3"/>
          </draw:rect>
          <draw:frame draw:style-name="gr637" draw:text-style-name="P21" draw:layer="layout" svg:width="1.507cm" svg:height="0.722cm" svg:x="6.795cm" svg:y="4.069cm">
            <draw:text-box>
              <text:p text:style-name="P20"><text:span text:style-name="T2">processor</text:span></text:p>
            </draw:text-box>
          </draw:frame>
        </draw:g>
        <draw:rect draw:style-name="gr544" draw:text-style-name="P5" draw:layer="layout" svg:width="5.377cm" svg:height="5.605cm" svg:x="4.996cm" svg:y="3.464cm">
          <text:p text:style-name="P3"/>
        </draw:rect>
        <draw:rect draw:style-name="gr222" draw:text-style-name="P63" draw:layer="layout" svg:width="1.674cm" svg:height="1.079cm" svg:x="15.08cm" svg:y="7.88cm">
          <text:p text:style-name="P1"><text:span text:style-name="T1">biu</text:span></text:p>
        </draw:rect>
        <draw:line draw:style-name="gr19" draw:text-style-name="P5" draw:layer="layout" svg:x1="15.91cm" svg:y1="7.114cm" svg:x2="15.915cm" svg:y2="7.878cm">
          <text:p text:style-name="P3"/>
        </draw:line>
        <draw:frame draw:style-name="gr629" draw:text-style-name="P39" draw:layer="layout" svg:width="1.259cm" svg:height="0.879cm" svg:x="15.382cm" svg:y="3.442cm">
          <draw:text-box>
            <text:p text:style-name="P3"><text:span text:style-name="T1">rn_1</text:span></text:p>
          </draw:text-box>
        </draw:frame>
        <draw:rect draw:style-name="gr544" draw:text-style-name="P5" draw:layer="layout" svg:width="4.677cm" svg:height="3.105cm" svg:x="13.568cm" svg:y="4.014cm">
          <text:p text:style-name="P3"/>
        </draw:rect>
        <draw:line draw:style-name="gr5" draw:text-style-name="P5" draw:layer="layout" svg:x1="15.006cm" svg:y1="4.012cm" svg:x2="15.006cm" svg:y2="7.122cm">
          <text:p text:style-name="P3"/>
        </draw:line>
        <draw:line draw:style-name="gr5" draw:text-style-name="P5" draw:layer="layout" svg:x1="16.654cm" svg:y1="4.013cm" svg:x2="16.654cm" svg:y2="7.123cm">
          <text:p text:style-name="P3"/>
        </draw:line>
        <draw:frame draw:style-name="gr629" draw:text-style-name="P39" draw:layer="layout" svg:width="1.259cm" svg:height="0.879cm" svg:x="13.793cm" svg:y="4.076cm">
          <draw:text-box>
            <text:p text:style-name="P3"><text:span text:style-name="T1">im</text:span></text:p>
          </draw:text-box>
        </draw:frame>
        <draw:frame draw:style-name="gr638" draw:text-style-name="P39" draw:layer="layout" svg:width="1.26cm" svg:height="0.878cm" svg:x="17.006cm" svg:y="4.092cm">
          <draw:text-box>
            <text:p text:style-name="P3"><text:span text:style-name="T1">dm</text:span></text:p>
          </draw:text-box>
        </draw:frame>
        <draw:frame draw:style-name="gr277" draw:text-style-name="P39" draw:layer="layout" svg:width="1.701cm" svg:height="0.985cm" svg:x="13.495cm" svg:y="5.341cm">
          <draw:text-box>
            <text:p text:style-name="P3"><text:span text:style-name="T1">receive</text:span></text:p>
          </draw:text-box>
        </draw:frame>
        <draw:rect draw:style-name="gr544" draw:text-style-name="P5" draw:layer="layout" svg:width="1.421cm" svg:height="0.457cm" svg:x="13.569cm" svg:y="5.379cm">
          <text:p text:style-name="P3"/>
        </draw:rect>
        <draw:frame draw:style-name="gr277" draw:text-style-name="P39" draw:layer="layout" svg:width="1.961cm" svg:height="0.985cm" svg:x="14.909cm" svg:y="4.011cm">
          <draw:text-box>
            <text:p text:style-name="P3"><text:span text:style-name="T1">processor</text:span></text:p>
          </draw:text-box>
        </draw:frame>
        <draw:rect draw:style-name="gr544" draw:text-style-name="P5" draw:layer="layout" svg:width="5.377cm" svg:height="5.605cm" svg:x="13.273cm" svg:y="3.464cm">
          <text:p text:style-name="P3"/>
        </draw:rect>
        <draw:line draw:style-name="gr19" draw:text-style-name="P5" draw:layer="layout" svg:x1="15.695cm" svg:y1="10.471cm" svg:x2="15.695cm" svg:y2="9.065cm">
          <text:p text:style-name="P3"/>
        </draw:line>
        <draw:rect draw:style-name="gr222" draw:text-style-name="P63" draw:layer="layout" svg:width="0.817cm" svg:height="1.414cm" svg:x="12.052cm" svg:y="7.65cm">
          <text:p text:style-name="P1"><text:span text:style-name="T1"><text:s/></text:span><text:span text:style-name="T1">cmd </text:span></text:p>
          <text:p text:style-name="P1"><text:span text:style-name="T1">fifo</text:span></text:p>
        </draw:rect>
        <draw:line draw:style-name="gr19" draw:text-style-name="P5" draw:layer="layout" svg:x1="12.464cm" svg:y1="10.068cm" svg:x2="12.467cm" svg:y2="9.066cm">
          <text:p text:style-name="P3"/>
        </draw:line>
        <draw:g>
          <draw:line draw:style-name="gr639" draw:text-style-name="P5" draw:layer="layout" svg:x1="6.341cm" svg:y1="17.075cm" svg:x2="6.341cm" svg:y2="17.991cm">
            <text:p text:style-name="P3"/>
          </draw:line>
          <draw:rect draw:style-name="gr222" draw:text-style-name="P68" draw:layer="layout" svg:width="1.97cm" svg:height="1.055cm" svg:x="5.342cm" svg:y="16.022cm">
            <text:p text:style-name="P1"><text:span text:style-name="T1"><text:s/></text:span><text:span text:style-name="T1">P0</text:span></text:p>
            <text:p text:style-name="P1"><text:span text:style-name="T1">send P1 0x3</text:span></text:p>
          </draw:rect>
          <draw:rect draw:style-name="gr222" draw:text-style-name="P63" draw:layer="layout" svg:width="1.97cm" svg:height="1.055cm" svg:x="5.342cm" svg:y="17.991cm">
            <text:p text:style-name="P1"><text:span text:style-name="T1">bus write</text:span></text:p>
          </draw:rect>
          <draw:rect draw:style-name="gr222" draw:text-style-name="P68" draw:layer="layout" svg:width="1.97cm" svg:height="1.055cm" svg:x="8.608cm" svg:y="17.991cm">
            <text:p text:style-name="P1"><text:span text:style-name="T1">receive </text:span></text:p>
            <text:p text:style-name="P1"><text:span text:style-name="T1">bus trans</text:span></text:p>
          </draw:rect>
          <draw:rect draw:style-name="gr222" draw:text-style-name="P69" draw:layer="layout" svg:width="1.97cm" svg:height="1.055cm" svg:x="8.608cm" svg:y="16.022cm">
            <text:p text:style-name="P1"><text:span text:style-name="T6"><text:s text:c="2"/></text:span><text:span text:style-name="T1">P1</text:span></text:p>
            <text:p text:style-name="P1"><text:span text:style-name="T1">exit wait</text:span></text:p>
          </draw:rect>
          <draw:line draw:style-name="gr639" draw:text-style-name="P5" draw:layer="layout" svg:x1="9.636cm" svg:y1="17.964cm" svg:x2="9.636cm" svg:y2="17.075cm">
            <text:p text:style-name="P3"/>
          </draw:line>
          <draw:line draw:style-name="gr639" draw:text-style-name="P5" draw:layer="layout" svg:x1="7.299cm" svg:y1="18.576cm" svg:x2="8.623cm" svg:y2="18.574cm">
            <text:p text:style-name="P3"/>
          </draw:line>
        </draw:g>
        <draw:frame draw:style-name="gr60" draw:layer="layout" svg:width="2.901cm" svg:height="0.931cm" svg:x="1.053cm" svg:y="0.541cm">
          <draw:object xlink:href="./Object 22" xlink:type="simple" xlink:show="embed" xlink:actuate="onLoad"/>
          <draw:image xlink:href="./ObjectReplacements/Object 2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none" draw:fill-color="#000000" draw:fill-gradient-name="Gradient_20_9"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solid"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991cm" fo:margin-bottom="0.991cm" fo:margin-left="0.991cm" fo:margin-right="0.991cm" fo:page-width="29.7cm" fo:page-height="21cm" style:print-orientation="landscape"/>
    </style:page-layout>
    <style:style style:name="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auto-grow-width="true" fo:min-height="0.297cm" fo:min-width="1.159cm"/>
    </style:style>
    <style:style style:name="gr2" style:family="graphic" style:parent-style-name="standard">
      <style:graphic-properties draw:stroke="none" draw:fill="none" draw:fill-color="#ffffff" draw:auto-grow-width="true" fo:min-height="0.243cm" fo:min-width="1.067cm"/>
    </style:style>
    <style:style style:name="gr3" style:family="graphic" style:parent-style-name="standard">
      <style:graphic-properties draw:stroke="none" draw:fill="none" draw:fill-color="#ffffff" draw:auto-grow-width="true" fo:min-height="0.294cm" fo:min-width="3.445cm"/>
    </style:style>
    <style:style style:name="gr4" style:family="graphic" style:parent-style-name="standard">
      <style:graphic-properties draw:stroke="none" svg:stroke-width="0cm" svg:stroke-color="#000000" draw:fill="none" draw:fill-color="#ffffff" draw:textarea-horizontal-align="left" draw:auto-grow-height="true" draw:auto-grow-width="false" fo:min-height="1.323cm" fo:min-width="19.47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bla" style:page-layout-name="PM0" draw:style-name="dp1">
      <draw:frame draw:style-name="gr1" draw:text-style-name="P1" draw:layer="backgroundobjects" svg:width="2.881cm" svg:height="0.581cm" svg:x="26.772cm" svg:y="19.423cm">
        <draw:text-box>
          <text:p text:style-name="P1"><text:span text:style-name="T1">page </text:span><text:span text:style-name="T1"><text:page-number>21</text:page-number></text:span></text:p>
        </draw:text-box>
      </draw:frame>
      <draw:frame draw:style-name="gr2" draw:text-style-name="P1" draw:layer="backgroundobjects" svg:width="1.607cm" svg:height="0.581cm" svg:x="21.757cm" svg:y="19.423cm">
        <draw:text-box>
          <text:p text:style-name="P1"><text:span text:style-name="T1"><text:date style:data-style-name="D1" text:date-value="2008-03-27">3/27/08</text:date></text:span></text:p>
        </draw:text-box>
      </draw:frame>
      <draw:frame draw:style-name="gr3" draw:text-style-name="P1" draw:layer="backgroundobjects" svg:width="3.945cm" svg:height="0.581cm" svg:x="23.146cm" svg:y="19.423cm">
        <draw:text-box>
          <text:p text:style-name="P1"><text:span text:style-name="T1"><text:file-name text:display="name-and-extension">processor_ring.odg</text:file-name></text:span></text:p>
        </draw:text-box>
      </draw:frame>
      <draw:frame draw:style-name="gr4" draw:text-style-name="P3" draw:layer="backgroundobjects" svg:width="21.99cm" svg:height="1.573cm" svg:x="0.769cm" svg:y="19.423cm">
        <draw:text-box>
          <text:p text:style-name="P2"><text:span text:style-name="T1">Confidential Copyright © 2008 Fastpath Logic, Inc. Copying in any form without the expressed written permission of Fastpath Logic, Inc. is prohibited.</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booo buuuu</meta:initial-creator>
    <meta:creation-date>2007-04-06T12:00:47</meta:creation-date>
    <dc:creator>booo buuuu</dc:creator>
    <dc:date>2008-03-27T19:24:32</dc:date>
    <meta:printed-by>booo buuuu</meta:printed-by>
    <meta:print-date>2008-03-17T17:20:33</meta:print-date>
    <dc:language>en-US</dc:language>
    <meta:editing-cycles>442</meta:editing-cycles>
    <meta:editing-duration>P4DT9H2M35S</meta:editing-duration>
    <meta:user-defined meta:name="Info 1"/>
    <meta:user-defined meta:name="Info 2"/>
    <meta:user-defined meta:name="Info 3"/>
    <meta:user-defined meta:name="Info 4"/>
    <meta:document-statistic meta:object-count="15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20">12/20/2007</text:date>, <text:time>10:5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72in"/>
    </style:style>
    <style:style style:name="co2" style:family="table-column">
      <style:table-column-properties fo:break-before="auto" style:column-width="1.0189in"/>
    </style:style>
    <style:style style:name="co3" style:family="table-column">
      <style:table-column-properties fo:break-before="auto" style:column-width="1.0299in"/>
    </style:style>
    <style:style style:name="co4" style:family="table-column">
      <style:table-column-properties fo:break-before="auto" style:column-width="1.0264in"/>
    </style:style>
    <style:style style:name="co5" style:family="table-column">
      <style:table-column-properties fo:break-before="auto" style:column-width="1.0228in"/>
    </style:style>
    <style:style style:name="co6" style:family="table-column">
      <style:table-column-properties fo:break-before="auto" style:column-width="1.7228in"/>
    </style:style>
    <style:style style:name="co7"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8pt"/>
    </style:style>
    <style:style style:name="ce2" style:family="table-cell" style:parent-style-name="Default">
      <style:table-cell-properties style:text-align-source="fix" style:repeat-content="false" fo:border="0.0008in solid #000000"/>
      <style:paragraph-properties fo:text-align="center" fo:margin-left="0in"/>
      <style:text-properties fo:font-size="8pt" fo:font-weight="bold"/>
    </style:style>
    <style:style style:name="ce3" style:family="table-cell" style:parent-style-name="Default">
      <style:table-cell-properties style:text-align-source="fix" style:repeat-content="false" fo:border="0.0008in solid #000000"/>
      <style:paragraph-properties fo:text-align="center" fo:margin-left="0in"/>
      <style:text-properties fo:font-size="8pt"/>
    </style:style>
    <style:style style:name="ce4" style:family="table-cell" style:parent-style-name="Default">
      <style:table-cell-properties fo:border="0.0008in solid #000000"/>
      <style:text-properties fo:font-size="8pt" fo:font-weight="bold"/>
    </style:style>
    <style:style style:name="ce5" style:family="table-cell" style:parent-style-name="Default">
      <style:table-cell-properties style:text-align-source="fix" style:repeat-content="false" fo:border="0.0008in solid #000000"/>
      <style:paragraph-properties fo:text-align="start" fo:margin-left="0in"/>
      <style:text-properties fo:font-size="8pt"/>
    </style:style>
  </office:automatic-styles>
  <office:body>
    <office:spreadsheet>
      <table:table table:name="Sheet1" table:style-name="ta1" table:print="false">
        <table:table-column table:style-name="co1" table:default-cell-style-name="ce1"/>
        <table:table-column table:style-name="co2" table:default-cell-style-name="ce3"/>
        <table:table-column table:style-name="co3" table:number-columns-repeated="2" table:default-cell-style-name="ce3"/>
        <table:table-column table:style-name="co4" table:default-cell-style-name="ce3"/>
        <table:table-column table:style-name="co5" table:number-columns-repeated="2" table:default-cell-style-name="ce3"/>
        <table:table-column table:style-name="co6" table:default-cell-style-name="ce5"/>
        <table:table-row table:style-name="ro1">
          <table:table-cell/>
          <table:table-cell table:style-name="ce2" office:value-type="string">
            <text:p>Mac ext loop</text:p>
          </table:table-cell>
          <table:table-cell table:style-name="ce2" office:value-type="string">
            <text:p>Pie int loop</text:p>
          </table:table-cell>
          <table:table-cell table:style-name="ce2" office:value-type="string">
            <text:p>Mac int loop</text:p>
          </table:table-cell>
          <table:table-cell table:style-name="ce2" office:value-type="string">
            <text:p>Phy ext loop</text:p>
          </table:table-cell>
          <table:table-cell table:style-name="ce2" office:value-type="string">
            <text:p>Fpc int loop</text:p>
          </table:table-cell>
          <table:table-cell table:style-name="ce2" office:value-type="string">
            <text:p>Ppc ext loop</text:p>
          </table:table-cell>
          <table:table-cell table:style-name="ce4" office:value-type="string">
            <text:p>Test</text:p>
          </table:table-cell>
        </table:table-row>
        <table:table-row table:style-name="ro1">
          <table:table-cell office:value-type="string">
            <text:p>T1</text:p>
          </table:table-cell>
          <table:table-cell table:number-columns-repeated="3" office:value-type="float" office:value="0">
            <text:p>0</text:p>
          </table:table-cell>
          <table:table-cell office:value-type="float" office:value="1">
            <text:p>1</text:p>
          </table:table-cell>
          <table:table-cell table:number-columns-repeated="2"/>
          <table:table-cell office:value-type="string">
            <text:p><text:s text:c="2"/>Phy loop + data in rn9</text:p>
          </table:table-cell>
        </table:table-row>
        <table:table-row table:style-name="ro1">
          <table:table-cell office:value-type="string">
            <text:p>T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string">
            <text:p><text:s text:c="2"/>Mac loop + data out phy</text:p>
          </table:table-cell>
        </table:table-row>
        <table:table-row table:style-name="ro1">
          <table:table-cell office:value-type="string">
            <text:p>T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table:table-cell office:value-type="string">
            <text:p><text:s text:c="2"/>Pie loop + data out</text:p>
          </table:table-cell>
        </table:table-row>
        <table:table-row table:style-name="ro1">
          <table:table-cell office:value-type="string">
            <text:p>T4</text:p>
          </table:table-cell>
          <table:table-cell office:value-type="float" office:value="1">
            <text:p>1</text:p>
          </table:table-cell>
          <table:table-cell table:number-columns-repeated="3" office:value-type="float" office:value="0">
            <text:p>0</text:p>
          </table:table-cell>
          <table:table-cell table:number-columns-repeated="2"/>
          <table:table-cell office:value-type="string">
            <text:p><text:s text:c="2"/>Mac loop ext</text:p>
          </table:table-cell>
        </table:table-row>
        <table:table-row table:style-name="ro1">
          <table:table-cell office:value-type="string">
            <text:p>T5</text:p>
          </table:table-cell>
          <table:table-cell table:number-columns-repeated="4"/>
          <table:table-cell office:value-type="float" office:value="0">
            <text:p>0</text:p>
          </table:table-cell>
          <table:table-cell office:value-type="float" office:value="1">
            <text:p>1</text:p>
          </table:table-cell>
          <table:table-cell office:value-type="string">
            <text:p><text:s text:c="2"/>Ppc loop</text:p>
          </table:table-cell>
        </table:table-row>
        <table:table-row table:style-name="ro1">
          <table:table-cell office:value-type="string">
            <text:p>T6</text:p>
          </table:table-cell>
          <table:table-cell table:number-columns-repeated="4"/>
          <table:table-cell office:value-type="float" office:value="1">
            <text:p>1</text:p>
          </table:table-cell>
          <table:table-cell office:value-type="float" office:value="0">
            <text:p>0</text:p>
          </table:table-cell>
          <table:table-cell office:value-type="string">
            <text:p><text:s text:c="2"/>Fpc loop</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6">05/16/2007</text:date>, <text:time>15:58: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6">05/16/2007</text:date>, <text:time>15:5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0.4972in"/>
    </style:style>
    <style:style style:name="co3" style:family="table-column">
      <style:table-column-properties fo:break-before="auto" style:column-width="0.4965in"/>
    </style:style>
    <style:style style:name="co4"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30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0.0008in solid #000000" fo:border-left="0.0008in solid #000000" fo:border-right="none" fo:border-top="0.0008in solid #000000"/>
      <style:text-properties fo:font-size="8pt"/>
    </style:style>
    <style:style style:name="ce2" style:family="table-cell" style:parent-style-name="Default">
      <style:table-cell-properties style:diagonal-tl-br="none" style:text-align-source="fix" style:repeat-content="false" fo:border="0.0008in solid #000000"/>
      <style:paragraph-properties fo:text-align="center" fo:margin-left="0in"/>
      <style:text-properties fo:font-size="8pt"/>
    </style:style>
    <style:style style:name="ce3" style:family="table-cell" style:parent-style-name="Default" style:data-style-name="N1">
      <style:table-cell-properties fo:border-bottom="0.0008in solid #000000" fo:border-left="none" fo:border-right="none" fo:border-top="0.0008in solid #000000"/>
      <style:text-properties fo:font-size="8pt"/>
    </style:style>
    <style:style style:name="ce4" style:family="table-cell" style:parent-style-name="Default" style:data-style-name="N109">
      <style:table-cell-properties style:diagonal-tl-br="none" style:text-align-source="fix" style:repeat-content="false" fo:border="0.0008in solid #000000" style:vertical-align="middle"/>
      <style:paragraph-properties fo:text-align="center" fo:margin-left="0in"/>
      <style:text-properties fo:font-size="8pt"/>
    </style:style>
    <style:style style:name="ce5" style:family="table-cell" style:parent-style-name="Default">
      <style:table-cell-properties fo:border-bottom="0.0008in solid #000000" fo:border-left="none" fo:border-right="none" fo:border-top="0.0008in solid #000000"/>
      <style:text-properties fo:font-size="8pt"/>
    </style:style>
    <style:style style:name="ce6" style:family="table-cell" style:parent-style-name="Default">
      <style:table-cell-properties fo:border-bottom="0.0008in solid #000000" fo:border-left="none" fo:border-right="0.0008in solid #000000" fo:border-top="0.0008in solid #000000"/>
      <style:text-properties fo:font-size="8pt"/>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text-properties fo:font-size="8pt"/>
    </style:style>
    <style:style style:name="T1" style:family="text">
      <style:text-properties fo:font-weight="normal"/>
    </style:style>
  </office:automatic-styles>
  <office:body>
    <office:spreadsheet>
      <table:table table:name="Sheet1" table:style-name="ta1" table:print="false">
        <table:table-column table:style-name="co1" table:default-cell-style-name="ce2"/>
        <table:table-column table:style-name="co2" table:number-columns-repeated="9" table:default-cell-style-name="ce2"/>
        <table:table-column table:style-name="co3" table:number-columns-repeated="7" table:default-cell-style-name="ce2"/>
        <table:table-row table:style-name="ro1">
          <table:table-cell table:style-name="ce1"/>
          <table:table-cell table:style-name="ce3"/>
          <table:table-cell table:style-name="ce5"/>
          <table:table-cell table:style-name="ce5" office:value-type="string">
            <text:p><text:s text:c="12"/>Test finish=0</text:p>
          </table:table-cell>
          <table:table-cell table:style-name="ce5" table:number-columns-repeated="4"/>
          <table:table-cell table:style-name="ce6"/>
          <table:table-cell table:style-name="ce1" office:value-type="string">
            <text:p><text:s/></text:p>
          </table:table-cell>
          <table:table-cell table:style-name="ce7" office:value-type="string">
            <text:p><text:s text:c="57"/>Test finish=1</text:p>
          </table:table-cell>
          <table:table-cell table:style-name="ce5" table:number-columns-repeated="5"/>
          <table:table-cell table:style-name="ce6"/>
        </table:table-row>
        <table:table-row table:style-name="ro2">
          <table:table-cell/>
          <table:table-cell table:style-name="ce4" office:value-type="float" office:value="0">
            <text:p>000</text:p>
          </table:table-cell>
          <table:table-cell table:style-name="ce4" office:value-type="float" office:value="1">
            <text:p>001</text:p>
          </table:table-cell>
          <table:table-cell table:style-name="ce4" office:value-type="float" office:value="10">
            <text:p>010</text:p>
          </table:table-cell>
          <table:table-cell table:style-name="ce4" office:value-type="float" office:value="11">
            <text:p>011</text:p>
          </table:table-cell>
          <table:table-cell table:style-name="ce4" office:value-type="float" office:value="100">
            <text:p>100</text:p>
          </table:table-cell>
          <table:table-cell table:style-name="ce4" office:value-type="float" office:value="101">
            <text:p>101</text:p>
          </table:table-cell>
          <table:table-cell table:style-name="ce4" office:value-type="float" office:value="110">
            <text:p>110</text:p>
          </table:table-cell>
          <table:table-cell table:style-name="ce4" office:value-type="float" office:value="111">
            <text:p>111</text:p>
          </table:table-cell>
          <table:table-cell table:style-name="ce4" office:value-type="float" office:value="0">
            <text:p>000</text:p>
          </table:table-cell>
          <table:table-cell table:style-name="ce4" office:value-type="float" office:value="1">
            <text:p>001</text:p>
          </table:table-cell>
          <table:table-cell table:style-name="ce4" office:value-type="float" office:value="10">
            <text:p>010</text:p>
          </table:table-cell>
          <table:table-cell table:style-name="ce4" office:value-type="float" office:value="11">
            <text:p>011</text:p>
          </table:table-cell>
          <table:table-cell table:style-name="ce4" office:value-type="float" office:value="100">
            <text:p>100</text:p>
          </table:table-cell>
          <table:table-cell table:style-name="ce4" office:value-type="float" office:value="101">
            <text:p>101</text:p>
          </table:table-cell>
          <table:table-cell table:style-name="ce4" office:value-type="float" office:value="110">
            <text:p>110</text:p>
          </table:table-cell>
          <table:table-cell table:style-name="ce4" office:value-type="float" office:value="111">
            <text:p>111</text:p>
          </table:table-cell>
        </table:table-row>
        <table:table-row table:style-name="ro1">
          <table:table-cell office:value-type="string">
            <text:p>Idle</text:p>
          </table:table-cell>
          <table:table-cell office:value-type="string">
            <text:p>Idle </text:p>
          </table:table-cell>
          <table:table-cell office:value-type="string">
            <text:p>T1</text:p>
          </table:table-cell>
          <table:table-cell office:value-type="string">
            <text:p>T2</text:p>
          </table:table-cell>
          <table:table-cell office:value-type="string">
            <text:p>T3</text:p>
          </table:table-cell>
          <table:table-cell office:value-type="string">
            <text:p>T4</text:p>
          </table:table-cell>
          <table:table-cell office:value-type="string">
            <text:p>T5</text:p>
          </table:table-cell>
          <table:table-cell office:value-type="string">
            <text:p>T6</text:p>
          </table:table-cell>
          <table:table-cell office:value-type="string">
            <text:p>T1</text:p>
          </table:table-cell>
          <table:table-cell office:value-type="string">
            <text:p>Idle </text:p>
          </table:table-cell>
          <table:table-cell office:value-type="string">
            <text:p>T1</text:p>
          </table:table-cell>
          <table:table-cell office:value-type="string">
            <text:p>T2</text:p>
          </table:table-cell>
          <table:table-cell office:value-type="string">
            <text:p>T3</text:p>
          </table:table-cell>
          <table:table-cell office:value-type="string">
            <text:p>T4</text:p>
          </table:table-cell>
          <table:table-cell office:value-type="string">
            <text:p>T5</text:p>
          </table:table-cell>
          <table:table-cell office:value-type="string">
            <text:p>T6</text:p>
          </table:table-cell>
          <table:table-cell office:value-type="string">
            <text:p>T1</text:p>
          </table:table-cell>
        </table:table-row>
        <table:table-row table:style-name="ro1">
          <table:table-cell office:value-type="string">
            <text:p>Test1</text:p>
          </table:table-cell>
          <table:table-cell table:number-columns-repeated="8" office:value-type="string">
            <text:p>T1</text:p>
          </table:table-cell>
          <table:table-cell office:value-type="string">
            <text:p>Idle</text:p>
          </table:table-cell>
          <table:table-cell table:number-columns-repeated="7" office:value-type="string">
            <text:p>T2</text:p>
          </table:table-cell>
        </table:table-row>
        <table:table-row table:style-name="ro1">
          <table:table-cell office:value-type="string">
            <text:p>Test2</text:p>
          </table:table-cell>
          <table:table-cell table:number-columns-repeated="8" office:value-type="string">
            <text:p>T2</text:p>
          </table:table-cell>
          <table:table-cell office:value-type="string">
            <text:p>Idle</text:p>
          </table:table-cell>
          <table:table-cell table:number-columns-repeated="7" office:value-type="string">
            <text:p>T3</text:p>
          </table:table-cell>
        </table:table-row>
        <table:table-row table:style-name="ro1">
          <table:table-cell office:value-type="string">
            <text:p>Test3</text:p>
          </table:table-cell>
          <table:table-cell table:number-columns-repeated="8" office:value-type="string">
            <text:p>T3</text:p>
          </table:table-cell>
          <table:table-cell office:value-type="string">
            <text:p>Idle</text:p>
          </table:table-cell>
          <table:table-cell table:number-columns-repeated="7" office:value-type="string">
            <text:p>T4</text:p>
          </table:table-cell>
        </table:table-row>
        <table:table-row table:style-name="ro1">
          <table:table-cell office:value-type="string">
            <text:p>Test4</text:p>
          </table:table-cell>
          <table:table-cell table:number-columns-repeated="8" office:value-type="string">
            <text:p>T4</text:p>
          </table:table-cell>
          <table:table-cell office:value-type="string">
            <text:p>Idle</text:p>
          </table:table-cell>
          <table:table-cell table:number-columns-repeated="7" office:value-type="string">
            <text:p>T5</text:p>
          </table:table-cell>
        </table:table-row>
        <table:table-row table:style-name="ro1">
          <table:table-cell office:value-type="string">
            <text:p>Test5</text:p>
          </table:table-cell>
          <table:table-cell table:number-columns-repeated="8" office:value-type="string">
            <text:p>T5</text:p>
          </table:table-cell>
          <table:table-cell office:value-type="string">
            <text:p>Idle</text:p>
          </table:table-cell>
          <table:table-cell table:number-columns-repeated="7" office:value-type="string">
            <text:p>T6</text:p>
          </table:table-cell>
        </table:table-row>
        <table:table-row table:style-name="ro1">
          <table:table-cell office:value-type="string">
            <text:p>Test6</text:p>
          </table:table-cell>
          <table:table-cell table:number-columns-repeated="8" office:value-type="string">
            <text:p>T6</text:p>
          </table:table-cell>
          <table:table-cell table:number-columns-repeated="5" office:value-type="string">
            <text:p>Idle</text:p>
          </table:table-cell>
          <table:table-cell office:value-type="string">
            <text:p>I<text:span text:style-name="T1">dle</text:span></text:p>
          </table:table-cell>
          <table:table-cell table:number-columns-repeated="2" office:value-type="string">
            <text:p>Idle</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0" number:min-integer-digits="3"/>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6">05/16/2007</text:date>, <text:time>15:5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7">03/17/2008</text:date>, <text:time>15:3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799in"/>
    </style:style>
    <style:style style:name="co2" style:family="table-column">
      <style:table-column-properties fo:break-before="auto" style:column-width="1.3547in"/>
    </style:style>
    <style:style style:name="co3" style:family="table-column">
      <style:table-column-properties fo:break-before="auto" style:column-width="1.0008in"/>
    </style:style>
    <style:style style:name="co4" style:family="table-column">
      <style:table-column-properties fo:break-before="auto" style:column-width="1.0173in"/>
    </style:style>
    <style:style style:name="co5" style:family="table-column">
      <style:table-column-properties fo:break-before="auto" style:column-width="1.0016in"/>
    </style:style>
    <style:style style:name="co6" style:family="table-column">
      <style:table-column-properties fo:break-before="auto" style:column-width="0.9984in"/>
    </style:style>
    <style:style style:name="co7"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71in solid #000000"/>
      <style:paragraph-properties fo:text-align="center" fo:margin-left="0in"/>
    </style:style>
    <style:style style:name="ce2"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number-columns-repeated="2" table:default-cell-style-name="ce1"/>
        <table:table-column table:style-name="co5" table:default-cell-style-name="ce1"/>
        <table:table-column table:style-name="co3" table:default-cell-style-name="ce2"/>
        <table:table-column table:style-name="co6" table:default-cell-style-name="ce1"/>
        <table:table-row table:style-name="ro1">
          <table:table-cell table:number-columns-repeated="2"/>
          <table:table-cell office:value-type="string">
            <text:p>both nodes</text:p>
          </table:table-cell>
          <table:table-cell office:value-type="string">
            <text:p>processor node</text:p>
          </table:table-cell>
          <table:table-cell office:value-type="string">
            <text:p>memory node</text:p>
          </table:table-cell>
          <table:table-cell office:value-type="string">
            <text:p>fair_counter</text:p>
          </table:table-cell>
          <table:table-cell office:value-type="string">
            <text:p>m0</text:p>
          </table:table-cell>
          <table:table-cell office:value-type="string">
            <text:p>m3</text:p>
          </table:table-cell>
          <table:table-cell office:value-type="string">
            <text:p>bo</text:p>
          </table:table-cell>
          <table:table-cell office:value-type="string">
            <text:p>au</text:p>
          </table:table-cell>
        </table:table-row>
        <table:table-row table:style-name="ro1">
          <table:table-cell office:value-type="string">
            <text:p>inputs</text:p>
          </table:table-cell>
          <table:table-cell office:value-type="string">
            <text:p>pr_msg.cmd</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row>
        <table:table-row table:style-name="ro1">
          <table:table-cell/>
          <table:table-cell office:value-type="string">
            <text:p>pr_msg.valid</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row>
        <table:table-row table:style-name="ro1">
          <table:table-cell/>
          <table:table-cell office:value-type="string">
            <text:p>pr_msg.age/timeout</text:p>
          </table:table-cell>
          <table:table-cell office:value-type="float" office:value="1">
            <text:p>1</text:p>
          </table:table-cell>
          <table:table-cell table:number-columns-repeated="7" office:value-type="float" office:value="0">
            <text:p>0</text:p>
          </table:table-cell>
        </table:table-row>
        <table:table-row table:style-name="ro1">
          <table:table-cell/>
          <table:table-cell office:value-type="string">
            <text:p>mq_qm_full</text:p>
          </table:table-cell>
          <table:table-cell office:value-type="float" office:value="1">
            <text:p>1</text:p>
          </table:table-cell>
          <table:table-cell table:number-columns-repeated="7" office:value-type="float" office:value="0">
            <text:p>0</text:p>
          </table:table-cell>
        </table:table-row>
        <table:table-row table:style-name="ro1">
          <table:table-cell/>
          <table:table-cell office:value-type="string">
            <text:p>mq_qm_empty</text:p>
          </table:table-cell>
          <table:table-cell office:value-type="float" office:value="1">
            <text:p>1</text:p>
          </table:table-cell>
          <table:table-cell table:number-columns-repeated="7" office:value-type="float" office:value="0">
            <text:p>0</text:p>
          </table:table-cell>
        </table:table-row>
        <table:table-row table:style-name="ro1">
          <table:table-cell/>
          <table:table-cell office:value-type="string">
            <text:p>nios_busy</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row>
        <table:table-row table:style-name="ro1">
          <table:table-cell/>
          <table:table-cell office:value-type="string">
            <text:p>mem_busy</text:p>
          </table:table-cell>
          <table:table-cell table:number-columns-repeated="2" office:value-type="float" office:value="0">
            <text:p>0</text:p>
          </table:table-cell>
          <table:table-cell office:value-type="float" office:value="1">
            <text:p>1</text:p>
          </table:table-cell>
          <table:table-cell table:number-columns-repeated="5" office:value-type="float" office:value="0">
            <text:p>0</text:p>
          </table:table-cell>
        </table:table-row>
        <table:table-row table:style-name="ro1">
          <table:table-cell/>
          <table:table-cell office:value-type="string">
            <text:p>addr</text:p>
          </table:table-cell>
          <table:table-cell table:number-columns-repeated="7" office:value-type="float" office:value="0">
            <text:p>0</text:p>
          </table:table-cell>
          <table:table-cell office:value-type="float" office:value="1">
            <text:p>1</text:p>
          </table:table-cell>
        </table:table-row>
        <table:table-row table:style-name="ro1">
          <table:table-cell/>
          <table:table-cell office:value-type="string">
            <text:p>dst_id</text:p>
          </table:table-cell>
          <table:table-cell table:number-columns-repeated="7" office:value-type="float" office:value="0">
            <text:p>0</text:p>
          </table:table-cell>
          <table:table-cell office:value-type="float" office:value="1">
            <text:p>1</text:p>
          </table:table-cell>
        </table:table-row>
        <table:table-row table:style-name="ro1">
          <table:table-cell/>
          <table:table-cell office:value-type="string">
            <text:p>cycle_count</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string">
            <text:p>outputs</text:p>
          </table:table-cell>
          <table:table-cell office:value-type="string">
            <text:p>bo_send_msg</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row>
        <table:table-row table:style-name="ro1">
          <table:table-cell/>
          <table:table-cell office:value-type="string">
            <text:p>mq_push</text:p>
          </table:table-cell>
          <table:table-cell office:value-type="float" office:value="1">
            <text:p>1</text:p>
          </table:table-cell>
          <table:table-cell table:number-columns-repeated="7" office:value-type="float" office:value="0">
            <text:p>0</text:p>
          </table:table-cell>
        </table:table-row>
        <table:table-row table:style-name="ro1">
          <table:table-cell/>
          <table:table-cell office:value-type="string">
            <text:p>mq_pop</text:p>
          </table:table-cell>
          <table:table-cell office:value-type="float" office:value="1">
            <text:p>1</text:p>
          </table:table-cell>
          <table:table-cell table:number-columns-repeated="7" office:value-type="float" office:value="0">
            <text:p>0</text:p>
          </table:table-cell>
        </table:table-row>
        <table:table-row table:style-name="ro1">
          <table:table-cell/>
          <table:table-cell office:value-type="string">
            <text:p>mem_wr_en</text:p>
          </table:table-cell>
          <table:table-cell table:number-columns-repeated="2" office:value-type="float" office:value="0">
            <text:p>0</text:p>
          </table:table-cell>
          <table:table-cell office:value-type="float" office:value="1">
            <text:p>1</text:p>
          </table:table-cell>
          <table:table-cell table:number-columns-repeated="5" office:value-type="float" office:value="0">
            <text:p>0</text:p>
          </table:table-cell>
        </table:table-row>
        <table:table-row table:style-name="ro1">
          <table:table-cell/>
          <table:table-cell office:value-type="string">
            <text:p>mem_rd_en</text:p>
          </table:table-cell>
          <table:table-cell table:number-columns-repeated="2" office:value-type="float" office:value="0">
            <text:p>0</text:p>
          </table:table-cell>
          <table:table-cell office:value-type="float" office:value="1">
            <text:p>1</text:p>
          </table:table-cell>
          <table:table-cell table:number-columns-repeated="5" office:value-type="float" office:value="0">
            <text:p>0</text:p>
          </table:table-cell>
        </table:table-row>
        <table:table-row table:style-name="ro1">
          <table:table-cell/>
          <table:table-cell office:value-type="string">
            <text:p>sq_push</text:p>
          </table:table-cell>
          <table:table-cell table:number-columns-repeated="2" office:value-type="float" office:value="0">
            <text:p>0</text:p>
          </table:table-cell>
          <table:table-cell office:value-type="float" office:value="1">
            <text:p>1</text:p>
          </table:table-cell>
          <table:table-cell table:number-columns-repeated="5" office:value-type="float" office:value="0">
            <text:p>0</text:p>
          </table:table-cell>
        </table:table-row>
        <table:table-row table:style-name="ro1">
          <table:table-cell/>
          <table:table-cell office:value-type="string">
            <text:p>sq_pop</text:p>
          </table:table-cell>
          <table:table-cell table:number-columns-repeated="2" office:value-type="float" office:value="0">
            <text:p>0</text:p>
          </table:table-cell>
          <table:table-cell office:value-type="float" office:value="1">
            <text:p>1</text:p>
          </table:table-cell>
          <table:table-cell table:number-columns-repeated="5" office:value-type="float" office:value="0">
            <text:p>0</text:p>
          </table:table-cell>
        </table:table-row>
        <table:table-row table:style-name="ro1">
          <table:table-cell/>
          <table:table-cell office:value-type="string">
            <text:p>dm_wr_e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row>
        <table:table-row table:style-name="ro1">
          <table:table-cell/>
          <table:table-cell office:value-type="string">
            <text:p>dm_rd_e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row>
        <table:table-row table:style-name="ro1">
          <table:table-cell/>
          <table:table-cell office:value-type="string">
            <text:p>im_wr_e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row>
        <table:table-row table:style-name="ro1">
          <table:table-cell/>
          <table:table-cell office:value-type="string">
            <text:p>im_rd_e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row>
        <table:table-row table:style-name="ro1">
          <table:table-cell/>
          <table:table-cell office:value-type="string">
            <text:p>m0_cntl</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row>
        <table:table-row table:style-name="ro1">
          <table:table-cell/>
          <table:table-cell office:value-type="string">
            <text:p>m3_cntl</text:p>
          </table:table-cell>
          <table:table-cell table:number-columns-repeated="5"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table-cell office:value-type="string">
            <text:p>dma_wr_en</text:p>
          </table:table-cell>
          <table:table-cell table:number-columns-repeated="6" office:value-type="float" office:value="0">
            <text:p>0</text:p>
          </table:table-cell>
          <table:table-cell table:style-name="ce1" office:value-type="float" office:value="0">
            <text:p>0</text:p>
          </table:table-cell>
          <table:table-cell office:value-type="float" office:value="1">
            <text:p>1</text:p>
          </table:table-cell>
        </table:table-row>
        <table:table-row table:style-name="ro1">
          <table:table-cell/>
          <table:table-cell office:value-type="string">
            <text:p>dma_rd_en</text:p>
          </table:table-cell>
          <table:table-cell table:number-columns-repeated="6" office:value-type="float" office:value="0">
            <text:p>0</text:p>
          </table:table-cell>
          <table:table-cell table:style-name="ce1" office:value-type="float" office:value="0">
            <text:p>0</text:p>
          </table:table-cell>
          <table:table-cell office:value-type="float" office:value="1">
            <text:p>1</text:p>
          </table:table-cell>
        </table:table-row>
        <table:table-row table:style-name="ro1">
          <table:table-cell/>
          <table:table-cell office:value-type="string">
            <text:p>rb_wr_en</text:p>
          </table:table-cell>
          <table:table-cell table:number-columns-repeated="6" office:value-type="float" office:value="0">
            <text:p>0</text:p>
          </table:table-cell>
          <table:table-cell table:style-name="ce1" office:value-type="float" office:value="0">
            <text:p>0</text:p>
          </table:table-cell>
          <table:table-cell office:value-type="float" office:value="1">
            <text:p>1</text:p>
          </table:table-cell>
        </table:table-row>
        <table:table-row table:style-name="ro1">
          <table:table-cell/>
          <table:table-cell office:value-type="string">
            <text:p>rb_rd_en</text:p>
          </table:table-cell>
          <table:table-cell table:number-columns-repeated="6" office:value-type="float" office:value="0">
            <text:p>0</text:p>
          </table:table-cell>
          <table:table-cell table:style-name="ce1" office:value-type="float" office:value="0">
            <text:p>0</text:p>
          </table:table-cell>
          <table:table-cell office:value-type="float" office:value="1">
            <text:p>1</text:p>
          </table:table-cell>
        </table:table-row>
        <table:table-row table:style-name="ro1">
          <table:table-cell/>
          <table:table-cell office:value-type="string">
            <text:p>sb_wr_en</text:p>
          </table:table-cell>
          <table:table-cell table:number-columns-repeated="6" office:value-type="float" office:value="0">
            <text:p>0</text:p>
          </table:table-cell>
          <table:table-cell table:style-name="ce1" office:value-type="float" office:value="0">
            <text:p>0</text:p>
          </table:table-cell>
          <table:table-cell office:value-type="float" office:value="1">
            <text:p>1</text:p>
          </table:table-cell>
        </table:table-row>
        <table:table-row table:style-name="ro1">
          <table:table-cell/>
          <table:table-cell office:value-type="string">
            <text:p>sb_rd_en</text:p>
          </table:table-cell>
          <table:table-cell table:number-columns-repeated="6" office:value-type="float" office:value="0">
            <text:p>0</text:p>
          </table:table-cell>
          <table:table-cell table:style-name="ce1" office:value-type="float" office:value="0">
            <text:p>0</text:p>
          </table:table-cell>
          <table:table-cell office:value-type="float" office:value="1">
            <text:p>1</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03/27/2008</text:date>, <text:time>19:24: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98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style>
    <style:style style:name="ce3" style:family="table-cell" style:parent-style-name="Default">
      <style:table-cell-properties fo:border="0.0008in solid #000000"/>
    </style:style>
    <style:style style:name="ce4" style:family="table-cell" style:parent-style-name="Default">
      <style:table-cell-properties fo:border="0.0008in solid #000000"/>
      <style:text-properties style:font-name="Bitstream Vera Sans" style:font-name-asian="Bitstream Vera Sans1" style:font-name-complex="Tahoma"/>
    </style:style>
  </office:automatic-styles>
  <office:body>
    <office:spreadsheet>
      <table:table table:name="Sheet1" table:style-name="ta1" table:print="false">
        <table:table-column table:style-name="co1" table:default-cell-style-name="ce2"/>
        <table:table-column table:style-name="co2" table:number-columns-repeated="2" table:default-cell-style-name="ce3"/>
        <table:table-row table:style-name="ro1">
          <table:table-cell table:style-name="ce1" office:value-type="string">
            <text:p>ring node</text:p>
          </table:table-cell>
          <table:table-cell table:style-name="ce1" office:value-type="string">
            <text:p>base address</text:p>
          </table:table-cell>
          <table:table-cell table:style-name="ce1" office:value-type="string">
            <text:p>end address</text:p>
          </table:table-cell>
        </table:table-row>
        <table:table-row table:style-name="ro1">
          <table:table-cell office:value-type="string">
            <text:p>rn1</text:p>
          </table:table-cell>
          <table:table-cell office:value-type="string">
            <text:p>0x0400000</text:p>
          </table:table-cell>
          <table:table-cell office:value-type="string">
            <text:p>0x0401FFF</text:p>
          </table:table-cell>
        </table:table-row>
        <table:table-row table:style-name="ro1">
          <table:table-cell office:value-type="string">
            <text:p>rn2</text:p>
          </table:table-cell>
          <table:table-cell office:value-type="string">
            <text:p>0x0800000</text:p>
          </table:table-cell>
          <table:table-cell office:value-type="string">
            <text:p>0x0801FFF</text:p>
          </table:table-cell>
        </table:table-row>
        <table:table-row table:style-name="ro1">
          <table:table-cell office:value-type="string">
            <text:p>rn3</text:p>
          </table:table-cell>
          <table:table-cell office:value-type="string">
            <text:p>0x0C00000</text:p>
          </table:table-cell>
          <table:table-cell office:value-type="string">
            <text:p>0x0C01FFF</text:p>
          </table:table-cell>
        </table:table-row>
        <table:table-row table:style-name="ro1">
          <table:table-cell office:value-type="string">
            <text:p>rn4</text:p>
          </table:table-cell>
          <table:table-cell office:value-type="string">
            <text:p>0x1000000</text:p>
          </table:table-cell>
          <table:table-cell office:value-type="string">
            <text:p>0x1001FFF</text:p>
          </table:table-cell>
        </table:table-row>
        <table:table-row table:style-name="ro1">
          <table:table-cell office:value-type="string">
            <text:p>rn5</text:p>
          </table:table-cell>
          <table:table-cell office:value-type="string">
            <text:p>0x1400000</text:p>
          </table:table-cell>
          <table:table-cell office:value-type="string">
            <text:p>0x1401FFF</text:p>
          </table:table-cell>
        </table:table-row>
        <table:table-row table:style-name="ro1">
          <table:table-cell office:value-type="string">
            <text:p>rn6</text:p>
          </table:table-cell>
          <table:table-cell office:value-type="string">
            <text:p>0x1800000</text:p>
          </table:table-cell>
          <table:table-cell office:value-type="string">
            <text:p>0x1801FFF</text:p>
          </table:table-cell>
        </table:table-row>
        <table:table-row table:style-name="ro1">
          <table:table-cell office:value-type="string">
            <text:p>rn7</text:p>
          </table:table-cell>
          <table:table-cell office:value-type="string">
            <text:p>0x1C00000</text:p>
          </table:table-cell>
          <table:table-cell office:value-type="string">
            <text:p>0x1C01FFF</text:p>
          </table:table-cell>
        </table:table-row>
        <table:table-row table:style-name="ro1">
          <table:table-cell office:value-type="string">
            <text:p>rn8</text:p>
          </table:table-cell>
          <table:table-cell office:value-type="string">
            <text:p>0x2000000</text:p>
          </table:table-cell>
          <table:table-cell office:value-type="string">
            <text:p>0x2001FFF</text:p>
          </table:table-cell>
        </table:table-row>
        <table:table-row table:style-name="ro1">
          <table:table-cell office:value-type="string">
            <text:p>rn9</text:p>
          </table:table-cell>
          <table:table-cell table:style-name="ce4" office:value-type="string">
            <text:p>0x2400000</text:p>
          </table:table-cell>
          <table:table-cell table:style-name="ce4" office:value-type="string">
            <text:p>0x2401FFF</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7">05/17/2007</text:date>, <text:time>13:55: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43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row table:style-name="ro1">
          <table:table-cell office:value-type="string">
            <text:p>Domain Name</text:p>
          </table:table-cell>
          <table:table-cell office:value-type="string">
            <text:p>Frequency</text:p>
          </table:table-cell>
        </table:table-row>
        <table:table-row table:style-name="ro1">
          <table:table-cell office:value-type="string">
            <text:p>Power PC</text:p>
          </table:table-cell>
          <table:table-cell office:value-type="string">
            <text:p>66MHz</text:p>
          </table:table-cell>
        </table:table-row>
        <table:table-row table:style-name="ro1">
          <table:table-cell office:value-type="string">
            <text:p>Ethernet MAC</text:p>
          </table:table-cell>
          <table:table-cell office:value-type="string">
            <text:p>100MHz</text:p>
          </table:table-cell>
        </table:table-row>
        <table:table-row table:style-name="ro1">
          <table:table-cell office:value-type="string">
            <text:p>Audio</text:p>
          </table:table-cell>
          <table:table-cell/>
        </table:table-row>
        <table:table-row table:style-name="ro1">
          <table:table-cell office:value-type="string">
            <text:p>Flash</text:p>
          </table:table-cell>
          <table:table-cell/>
        </table:table-row>
        <table:table-row table:style-name="ro1">
          <table:table-cell office:value-type="string">
            <text:p>DDR</text:p>
          </table:table-cell>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0">05/10/2007</text:date>, <text:time>17:05: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style:font-name="Bitstream Vera Sans" fo:font-size="8pt"/>
    </style:style>
    <style:style style:name="ce2" style:family="table-cell" style:parent-style-name="Default">
      <style:text-properties style:font-name="Bitstream Vera Sans" fo:font-size="8pt"/>
    </style:style>
  </office:automatic-styles>
  <office:body>
    <office:spreadsheet>
      <table:table table:name="Sheet1" table:style-name="ta1" table:print="false">
        <office:forms form:automatic-focus="false" form:apply-design-mode="false"/>
        <table:table-column table:style-name="co1" table:default-cell-style-name="ce1"/>
        <table:table-row table:style-name="ro1">
          <table:table-cell office:value-type="string">
            <text:p>Commands:</text:p>
          </table:table-cell>
        </table:table-row>
        <table:table-row table:style-name="ro1">
          <table:table-cell office:value-type="string">
            <text:p>read</text:p>
          </table:table-cell>
        </table:table-row>
        <table:table-row table:style-name="ro1">
          <table:table-cell office:value-type="string">
            <text:p>write</text:p>
          </table:table-cell>
        </table:table-row>
        <table:table-row table:style-name="ro1">
          <table:table-cell office:value-type="string">
            <text:p>read burst</text:p>
          </table:table-cell>
        </table:table-row>
        <table:table-row table:style-name="ro1">
          <table:table-cell office:value-type="string">
            <text:p>write burst</text:p>
          </table:table-cell>
        </table:table-row>
        <table:table-row table:style-name="ro1">
          <table:table-cell office:value-type="string">
            <text:p>ping</text:p>
          </table:table-cell>
        </table:table-row>
        <table:table-row table:style-name="ro1">
          <table:table-cell office:value-type="string">
            <text:p>reply</text:p>
          </table:table-cell>
        </table:table-row>
        <table:table-row table:style-name="ro1" table:number-rows-repeated="4">
          <table:table-cell table:style-name="ce2"/>
        </table:table-row>
        <table:table-row table:style-name="ro1">
          <table:table-cell table:style-name="ce2"/>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7">05/17/2007</text:date>, <text:time>13:2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08">03/08/2008</text:date>, <text:time>14:20: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05">03/05/2008</text:date>, <text:time>18:0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7">03/17/2008</text:date>, <text:time>15:3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1" svg:font-family="'Nimbus Sans L'" style:font-pitch="variable"/>
    <style:font-face style:name="Tahoma" svg:font-family="Tahoma, Lucidasans, 'Lucida Sans', 'Arial Unicode M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4047in"/>
    </style:style>
    <style:style style:name="co2" style:family="table-column">
      <style:table-column-properties fo:break-before="auto" style:column-width="1.3992in"/>
    </style:style>
    <style:style style:name="co3" style:family="table-column">
      <style:table-column-properties fo:break-before="auto" style:column-width="0.8925in"/>
    </style:style>
    <style:style style:name="ro1" style:family="table-row">
      <style:table-row-properties style:row-height="0.3425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tl-br="none" style:text-align-source="fix" style:repeat-content="false" fo:border="0.0071in solid #000000" style:vertical-align="middle"/>
      <style:paragraph-properties fo:text-align="center"/>
      <style:text-properties style:font-name="Bitstream Vera Sans" fo:font-size="8pt"/>
    </style:style>
    <style:style style:name="ce2" style:family="table-cell" style:parent-style-name="Default">
      <style:table-cell-properties style:diagonal-tl-br="none" style:text-align-source="fix" style:repeat-content="false" fo:border="0.0071in solid #000000"/>
      <style:paragraph-properties fo:text-align="center"/>
      <style:text-properties style:font-name="Bitstream Vera Sans" fo:font-size="8pt"/>
    </style:style>
    <style:style style:name="ce3" style:family="table-cell" style:parent-style-name="Default">
      <style:table-cell-properties style:diagonal-tl-br="none" style:text-align-source="fix" style:repeat-content="false" fo:border="0.0071in solid #000000" style:direction="ltr" style:rotation-angle="0" style:vertical-align="top"/>
      <style:paragraph-properties fo:text-align="center"/>
      <style:text-properties style:font-name="Bitstream Vera Sans" fo:font-size="8pt"/>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column table:style-name="co1" table:default-cell-style-name="ce2"/>
        <table:table-row table:style-name="ro1">
          <table:table-cell table:style-name="ce1"/>
          <table:table-cell table:style-name="ce3" office:value-type="string">
            <text:p>read</text:p>
          </table:table-cell>
          <table:table-cell table:style-name="ce3" office:value-type="string">
            <text:p>write</text:p>
          </table:table-cell>
          <table:table-cell table:style-name="ce3" office:value-type="string">
            <text:p>read burst</text:p>
          </table:table-cell>
          <table:table-cell table:style-name="ce3" office:value-type="string">
            <text:p>write burst</text:p>
          </table:table-cell>
        </table:table-row>
        <table:table-row table:style-name="ro2">
          <table:table-cell office:value-type="string">
            <text:p>data</text:p>
          </table:table-cell>
          <table:table-cell office:value-type="string">
            <text:p>-</text:p>
          </table:table-cell>
          <table:table-cell office:value-type="string">
            <text:p>d</text:p>
          </table:table-cell>
          <table:table-cell table:number-columns-repeated="2" office:value-type="string">
            <text:p>length</text:p>
          </table:table-cell>
        </table:table-row>
        <table:table-row table:style-name="ro2">
          <table:table-cell office:value-type="string">
            <text:p>address</text:p>
          </table:table-cell>
          <table:table-cell table:number-columns-repeated="2" office:value-type="string">
            <text:p>a</text:p>
          </table:table-cell>
          <table:table-cell table:number-columns-repeated="2" office:value-type="string">
            <text:p>base</text:p>
          </table:table-cell>
        </table:table-row>
        <table:table-row table:style-name="ro2">
          <table:table-cell office:value-type="string">
            <text:p>valid</text:p>
          </table:table-cell>
          <table:table-cell table:number-columns-repeated="4" office:value-type="float" office:value="1">
            <text:p>1</text:p>
          </table:table-cell>
        </table:table-row>
        <table:table-row table:style-name="ro2">
          <table:table-cell office:value-type="string">
            <text:p>command</text:p>
          </table:table-cell>
          <table:table-cell office:value-type="string">
            <text:p>rd</text:p>
          </table:table-cell>
          <table:table-cell office:value-type="string">
            <text:p>write</text:p>
          </table:table-cell>
          <table:table-cell office:value-type="string">
            <text:p>rd</text:p>
          </table:table-cell>
          <table:table-cell office:value-type="string">
            <text:p>write</text:p>
          </table:table-cell>
        </table:table-row>
        <table:table-row table:style-name="ro2">
          <table:table-cell office:value-type="string">
            <text:p>rn_id</text:p>
          </table:table-cell>
          <table:table-cell table:number-columns-repeated="4"/>
        </table:table-row>
        <table:table-row table:style-name="ro2">
          <table:table-cell office:value-type="string">
            <text:p>burst</text:p>
          </table:table-cell>
          <table:table-cell table:number-columns-repeated="2" office:value-type="float" office:value="0">
            <text:p>0</text:p>
          </table:table-cell>
          <table:table-cell table:number-columns-repeated="2" office:value-type="float" office:value="1">
            <text:p>1</text:p>
          </table:table-cell>
        </table:table-row>
        <table:table-row table:style-name="ro2">
          <table:table-cell office:value-type="string">
            <text:p>decode name</text:p>
          </table:table-cell>
          <table:table-cell office:value-type="string">
            <text:p>bus_rd</text:p>
          </table:table-cell>
          <table:table-cell office:value-type="string">
            <text:p>bus_wr</text:p>
          </table:table-cell>
          <table:table-cell office:value-type="string">
            <text:p>bus_rd_burst</text:p>
          </table:table-cell>
          <table:table-cell office:value-type="string">
            <text:p>bus_wr_burs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1" svg:font-family="'Nimbus Sans L'" style:font-pitch="variable"/>
    <style:font-face style:name="Tahoma" svg:font-family="Tahoma, Lucidasans, 'Lucida Sans', 'Arial Unicode M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6">05/16/2007</text:date>, <text:time>14:20: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035in"/>
    </style:style>
    <style:style style:name="co2"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center" fo:margin-left="0in"/>
      <style:text-properties fo:font-size="8pt"/>
    </style:style>
    <style:style style:name="ce2" style:family="table-cell" style:parent-style-name="Default" style:data-style-name="N107">
      <style:table-cell-properties style:text-align-source="fix" style:repeat-content="false" fo:border="0.0008in solid #000000"/>
      <style:paragraph-properties fo:text-align="center" fo:margin-left="0in"/>
      <style:text-properties fo:font-size="8pt"/>
    </style:style>
    <style:style style:name="ce3" style:family="table-cell" style:parent-style-name="Default" style:data-style-name="N37">
      <style:table-cell-properties style:text-align-source="fix" style:repeat-content="false" fo:border="0.0008in solid #000000"/>
      <style:paragraph-properties fo:text-align="center" fo:margin-left="0in"/>
      <style:text-properties fo:font-size="8pt"/>
    </style:style>
  </office:automatic-styles>
  <office:body>
    <office:spreadsheet>
      <table:table table:name="Sheet1" table:style-name="ta1" table:print="false">
        <office:forms form:automatic-focus="false" form:apply-design-mode="false"/>
        <table:table-column table:style-name="co1" table:number-columns-repeated="3" table:default-cell-style-name="ce1"/>
        <table:table-row table:style-name="ro1">
          <table:table-cell office:value-type="string">
            <text:p>Version</text:p>
          </table:table-cell>
          <table:table-cell office:value-type="string">
            <text:p>Date</text:p>
          </table:table-cell>
          <table:table-cell office:value-type="string">
            <text:p>Author</text:p>
          </table:table-cell>
        </table:table-row>
        <table:table-row table:style-name="ro1">
          <table:table-cell table:style-name="ce2" office:value-type="float" office:value="1">
            <text:p>1.0</text:p>
          </table:table-cell>
          <table:table-cell table:style-name="ce3" office:value-type="date" office:date-value="2007-05-22">
            <text:p>05/22/07</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2">05/22/2007</text:date>, <text:time>15:16:51</text:time></text:p>
        </style:region-right>
      </style:header>
      <style:header-left style:display="false"/>
      <style:footer>
        <text:p>Page <text:page-number>1</text:page-number> / <text:page-count>99</text:page-count></text:p>
      </style:footer>
      <style:footer-left style:display="false"/>
    </style:master-page>
  </office:master-styles>
</office:document-styles>
</file>